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fo:font-style="normal" style:text-underline-style="none" fo:font-weight="normal" officeooo:rsid="0471a098" officeooo:paragraph-rsid="0471a098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font-name="Liberation Serif" fo:font-size="12pt" fo:language="ru" fo:country="RU" fo:font-style="normal" style:text-underline-style="none" fo:font-weight="normal" officeooo:rsid="046efb32" officeooo:paragraph-rsid="046efb32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>
        <style:tab-stops/>
      </style:paragraph-properties>
      <style:text-properties style:font-name="Liberation Serif" fo:font-size="12pt" fo:language="ru" fo:country="RU" fo:font-style="normal" style:text-underline-style="none" fo:font-weight="normal" officeooo:rsid="04734796" officeooo:paragraph-rsid="0473479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>
        <style:tab-stops/>
      </style:paragraph-properties>
      <style:text-properties style:font-name="Liberation Serif" fo:font-size="12pt" fo:language="ru" fo:country="RU" fo:font-style="normal" style:text-underline-style="none" fo:font-weight="normal" officeooo:rsid="0473c607" officeooo:paragraph-rsid="0473c607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>
        <style:tab-stops/>
      </style:paragraph-properties>
      <style:text-properties style:font-name="Liberation Serif" fo:font-size="12pt" fo:language="ru" fo:country="RU" fo:font-style="normal" style:text-underline-style="none" fo:font-weight="normal" officeooo:rsid="04773a99" officeooo:paragraph-rsid="04773a9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Liberation Serif" fo:font-size="12pt" fo:language="ru" fo:country="RU" fo:font-style="normal" style:text-underline-style="none" fo:font-weight="normal" officeooo:rsid="0081b7d7" officeooo:paragraph-rsid="04a28bc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Liberation Serif" fo:font-size="12pt" fo:language="ru" fo:country="RU" fo:font-style="normal" style:text-underline-style="none" fo:font-weight="normal" officeooo:rsid="0081b7d7" officeooo:paragraph-rsid="04d1145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iberation Serif" fo:font-size="12pt" fo:language="ru" fo:country="RU" fo:font-style="normal" style:text-underline-style="none" fo:font-weight="normal" officeooo:rsid="0081b7d7" officeooo:paragraph-rsid="04eed0a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ize="12pt" fo:language="ru" fo:country="RU" fo:font-style="normal" style:text-underline-style="none" fo:font-weight="normal" officeooo:rsid="0081b7d7" officeooo:paragraph-rsid="050e2d1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Liberation Serif" fo:font-size="12pt" fo:language="ru" fo:country="RU" fo:font-style="normal" fo:font-weight="normal" officeooo:rsid="0081b7d7" officeooo:paragraph-rsid="0081b7d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erif" fo:font-size="12pt" fo:language="ru" fo:country="RU" fo:font-style="normal" fo:font-weight="normal" officeooo:rsid="0299b143" officeooo:paragraph-rsid="0299b14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erif" fo:font-size="12pt" fo:language="ru" fo:country="RU" fo:font-style="normal" fo:font-weight="normal" officeooo:rsid="03c4d2ee" officeooo:paragraph-rsid="03c4d2e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Liberation Serif" fo:font-size="12pt" fo:language="ru" fo:country="RU" fo:font-style="normal" fo:font-weight="normal" officeooo:rsid="046c38f9" officeooo:paragraph-rsid="046c38f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style:font-name="Liberation Serif" fo:font-size="12pt" fo:language="ru" fo:country="RU" fo:font-style="normal" fo:font-weight="normal" officeooo:rsid="04777603" officeooo:paragraph-rsid="0477760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Liberation Serif" fo:font-size="12pt" fo:language="ru" fo:country="RU" fo:font-style="normal" fo:font-weight="normal" officeooo:rsid="0489801c" officeooo:paragraph-rsid="0489801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Liberation Serif" fo:font-size="12pt" fo:language="ru" fo:country="RU" fo:font-style="normal" fo:font-weight="normal" officeooo:rsid="0489801c" officeooo:paragraph-rsid="0490339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Liberation Serif" fo:font-size="12pt" fo:language="ru" fo:country="RU" fo:font-style="normal" fo:font-weight="normal" officeooo:rsid="048ae167" officeooo:paragraph-rsid="048ae16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>
        <style:tab-stops/>
      </style:paragraph-properties>
      <style:text-properties style:font-name="Liberation Serif" fo:font-size="12pt" fo:language="ru" fo:country="RU" fo:font-style="normal" fo:font-weight="normal" officeooo:rsid="047ed026" officeooo:paragraph-rsid="047ed02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Liberation Serif" fo:font-size="12pt" fo:language="ru" fo:country="RU" fo:font-style="normal" fo:font-weight="normal" officeooo:rsid="048e0807" officeooo:paragraph-rsid="048e080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Liberation Serif" fo:font-size="12pt" fo:language="ru" fo:country="RU" fo:font-style="normal" fo:font-weight="normal" officeooo:rsid="048f0bb8" officeooo:paragraph-rsid="048f0bb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Liberation Serif" fo:font-size="12pt" fo:language="ru" fo:country="RU" fo:font-style="normal" fo:font-weight="normal" officeooo:rsid="048f7390" officeooo:paragraph-rsid="048f739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Liberation Serif" fo:font-size="12pt" fo:language="ru" fo:country="RU" fo:font-style="normal" fo:font-weight="normal" officeooo:rsid="0490339b" officeooo:paragraph-rsid="048f739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Liberation Serif" fo:font-size="12pt" fo:language="ru" fo:country="RU" fo:font-style="normal" fo:font-weight="normal" officeooo:rsid="04d00891" officeooo:paragraph-rsid="04d0089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Liberation Serif" fo:font-size="12pt" fo:language="ru" fo:country="RU" fo:font-style="normal" fo:font-weight="normal" officeooo:rsid="04d11457" officeooo:paragraph-rsid="04d1145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fo:language="ru" fo:country="RU" fo:font-style="normal" fo:font-weight="normal" officeooo:rsid="04d18c5d" officeooo:paragraph-rsid="04d18c5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2pt" fo:language="ru" fo:country="RU" fo:font-style="normal" fo:font-weight="normal" officeooo:rsid="04d47631" officeooo:paragraph-rsid="04d4763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iberation Serif" fo:font-size="12pt" fo:language="ru" fo:country="RU" fo:font-style="normal" fo:font-weight="normal" officeooo:rsid="04d4b7f5" officeooo:paragraph-rsid="04d4b7f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2pt" fo:language="ru" fo:country="RU" fo:font-style="normal" fo:font-weight="normal" officeooo:rsid="04dbf1ce" officeooo:paragraph-rsid="04dbdd1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language="ru" fo:country="RU" fo:font-style="normal" fo:font-weight="normal" officeooo:rsid="04e03261" officeooo:paragraph-rsid="04e03261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12pt" fo:language="ru" fo:country="RU" fo:font-style="normal" fo:font-weight="normal" officeooo:rsid="04e0abde" officeooo:paragraph-rsid="04e0abd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language="ru" fo:country="RU" fo:font-style="normal" fo:font-weight="normal" officeooo:rsid="04e2097c" officeooo:paragraph-rsid="04e2097c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language="ru" fo:country="RU" fo:font-style="normal" fo:font-weight="normal" officeooo:rsid="04e22753" officeooo:paragraph-rsid="04e2097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language="ru" fo:country="RU" fo:font-style="normal" fo:font-weight="normal" officeooo:rsid="04e22753" officeooo:paragraph-rsid="04e22753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language="ru" fo:country="RU" fo:font-style="normal" fo:font-weight="normal" officeooo:rsid="04e2daf1" officeooo:paragraph-rsid="04e22753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language="ru" fo:country="RU" fo:font-style="normal" fo:font-weight="normal" officeooo:rsid="04e2daf1" officeooo:paragraph-rsid="04e2daf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language="ru" fo:country="RU" fo:font-style="normal" fo:font-weight="normal" officeooo:rsid="04e468cb" officeooo:paragraph-rsid="04e468cb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language="ru" fo:country="RU" fo:font-style="normal" fo:font-weight="normal" officeooo:rsid="04e51764" officeooo:paragraph-rsid="04e5176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language="ru" fo:country="RU" fo:font-style="normal" fo:font-weight="normal" officeooo:rsid="04e52874" officeooo:paragraph-rsid="04e5287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language="ru" fo:country="RU" fo:font-style="normal" fo:font-weight="normal" officeooo:rsid="04e6d385" officeooo:paragraph-rsid="04e6d385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language="ru" fo:country="RU" fo:font-style="normal" fo:font-weight="normal" officeooo:rsid="04e8f15e" officeooo:paragraph-rsid="04e8f15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" fo:font-size="12pt" fo:language="ru" fo:country="RU" fo:font-style="normal" fo:font-weight="normal" officeooo:rsid="04e94eba" officeooo:paragraph-rsid="04e94eba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" fo:font-size="12pt" fo:language="ru" fo:country="RU" fo:font-style="normal" fo:font-weight="normal" officeooo:rsid="04ea8a0d" officeooo:paragraph-rsid="04ea8a0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Liberation Serif" fo:font-size="12pt" fo:language="ru" fo:country="RU" fo:font-style="normal" style:text-underline-style="solid" style:text-underline-width="auto" style:text-underline-color="font-color" fo:font-weight="normal" officeooo:rsid="0081b7d7" officeooo:paragraph-rsid="0081b7d7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Liberation Serif" fo:font-size="12pt" fo:language="ru" fo:country="RU" fo:font-style="normal" fo:font-weight="bold" officeooo:rsid="048f7390" officeooo:paragraph-rsid="048f7390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style:font-name="Liberation Serif" fo:font-size="12pt" fo:language="ru" fo:country="RU" fo:font-style="normal" fo:font-weight="bold" officeooo:rsid="048f7390" officeooo:paragraph-rsid="0490339b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style:font-name="Liberation Serif" fo:font-size="12pt" fo:language="uk" fo:country="UA" fo:font-style="normal" fo:font-weight="bold" officeooo:rsid="010fc1b5" officeooo:paragraph-rsid="010fc1b5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style:font-name="Liberation Serif" fo:font-size="12pt" fo:language="uk" fo:country="UA" fo:font-style="normal" fo:font-weight="bold" officeooo:rsid="01657c32" officeooo:paragraph-rsid="04d11457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style:font-name="Liberation Serif" fo:font-size="12pt" fo:language="uk" fo:country="UA" fo:font-style="normal" fo:font-weight="bold" officeooo:rsid="01657c32" officeooo:paragraph-rsid="04eed0ab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style:font-name="Liberation Serif" fo:font-size="12pt" fo:language="uk" fo:country="UA" fo:font-style="normal" fo:font-weight="bold" officeooo:rsid="01657c32" officeooo:paragraph-rsid="050e2d18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style:font-name="Liberation Serif" fo:font-size="12pt" fo:language="uk" fo:country="UA" fo:font-style="normal" fo:font-weight="normal" officeooo:rsid="00e808f4" officeooo:paragraph-rsid="037ff83f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Liberation Serif" fo:font-size="12pt" fo:language="uk" fo:country="UA" fo:font-style="normal" fo:font-weight="normal" officeooo:rsid="0299397d" officeooo:paragraph-rsid="0299397d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Liberation Serif" fo:font-size="12pt" fo:language="uk" fo:country="UA" fo:font-style="normal" fo:font-weight="normal" officeooo:rsid="03c4d2ee" officeooo:paragraph-rsid="03c4d2ee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>
        <style:tab-stops/>
      </style:paragraph-properties>
      <style:text-properties style:font-name="Liberation Serif" fo:font-size="12pt" fo:language="uk" fo:country="UA" fo:font-style="normal" fo:font-weight="normal" officeooo:rsid="04777603" officeooo:paragraph-rsid="0477760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>
        <style:tab-stops/>
      </style:paragraph-properties>
      <style:text-properties style:font-name="Liberation Serif" fo:font-size="12pt" fo:language="uk" fo:country="UA" fo:font-style="normal" fo:font-weight="normal" officeooo:rsid="0478cc04" officeooo:paragraph-rsid="0478cc0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>
        <style:tab-stops/>
      </style:paragraph-properties>
      <style:text-properties style:font-name="Liberation Serif" fo:font-size="12pt" fo:language="uk" fo:country="UA" fo:font-style="normal" fo:font-weight="normal" officeooo:rsid="047b9998" officeooo:paragraph-rsid="047b9998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>
        <style:tab-stops/>
      </style:paragraph-properties>
      <style:text-properties style:font-name="Liberation Serif" fo:font-size="12pt" fo:language="uk" fo:country="UA" fo:font-style="normal" fo:font-weight="normal" officeooo:rsid="047ed026" officeooo:paragraph-rsid="047ed026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Liberation Serif" fo:font-size="12pt" fo:language="uk" fo:country="UA" fo:font-style="normal" fo:font-weight="normal" officeooo:rsid="04849e15" officeooo:paragraph-rsid="04849e15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Liberation Serif" fo:font-size="12pt" fo:language="uk" fo:country="UA" fo:font-style="normal" fo:font-weight="normal" officeooo:rsid="0486288a" officeooo:paragraph-rsid="0486288a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Liberation Serif" fo:font-size="12pt" fo:language="uk" fo:country="UA" fo:font-style="normal" fo:font-weight="normal" officeooo:rsid="048e0807" officeooo:paragraph-rsid="048e0807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Liberation Serif" fo:font-size="12pt" fo:language="uk" fo:country="UA" fo:font-style="normal" fo:font-weight="normal" officeooo:rsid="048f0bb8" officeooo:paragraph-rsid="048f0bb8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Liberation Serif" fo:font-size="12pt" fo:language="uk" fo:country="UA" fo:font-style="normal" fo:font-weight="normal" officeooo:rsid="048f7390" officeooo:paragraph-rsid="048f7390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Liberation Serif" fo:font-size="12pt" fo:language="uk" fo:country="UA" fo:font-style="normal" fo:font-weight="normal" officeooo:rsid="04dbdd15" officeooo:paragraph-rsid="04dbdd15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Liberation Serif" fo:font-size="12pt" fo:language="uk" fo:country="UA" fo:font-style="normal" fo:font-weight="normal" officeooo:rsid="04de40cb" officeooo:paragraph-rsid="04de40cb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style:font-name="Liberation Serif" fo:font-size="12pt" fo:language="uk" fo:country="UA" fo:font-style="normal" fo:font-weight="normal" officeooo:rsid="04e2097c" officeooo:paragraph-rsid="04e2097c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style:font-name="Liberation Serif" fo:font-size="12pt" fo:language="uk" fo:country="UA" fo:font-style="normal" fo:font-weight="normal" officeooo:rsid="04e468cb" officeooo:paragraph-rsid="04e468cb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Liberation Serif" fo:font-size="12pt" fo:language="uk" fo:country="UA" fo:font-style="normal" fo:font-weight="normal" officeooo:rsid="04e8f15e" officeooo:paragraph-rsid="04e8f15e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Liberation Serif" fo:font-size="12pt" fo:language="uk" fo:country="UA" fo:font-style="normal" style:text-underline-style="solid" style:text-underline-width="auto" style:text-underline-color="font-color" fo:font-weight="normal" officeooo:rsid="03c4d2ee" officeooo:paragraph-rsid="03c4d2ee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Liberation Serif" fo:font-size="12pt" fo:language="uk" fo:country="UA" fo:font-style="normal" style:text-underline-style="none" fo:font-weight="normal" officeooo:rsid="0471a098" officeooo:paragraph-rsid="0471a098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>
        <style:tab-stops/>
      </style:paragraph-properties>
      <style:text-properties style:font-name="Liberation Serif" fo:font-size="12pt" fo:language="uk" fo:country="UA" fo:font-style="normal" style:text-underline-style="none" fo:font-weight="normal" officeooo:rsid="0471a098" officeooo:paragraph-rsid="0471a098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Liberation Serif" fo:font-size="12pt" fo:language="uk" fo:country="UA" fo:font-style="normal" style:text-underline-style="none" fo:font-weight="normal" officeooo:rsid="0470a68a" officeooo:paragraph-rsid="0470a68a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>
        <style:tab-stops/>
      </style:paragraph-properties>
      <style:text-properties style:font-name="Liberation Serif" fo:font-size="12pt" fo:language="uk" fo:country="UA" fo:font-style="normal" style:text-underline-style="none" fo:font-weight="normal" officeooo:rsid="04734796" officeooo:paragraph-rsid="04734796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>
        <style:tab-stops/>
      </style:paragraph-properties>
      <style:text-properties style:font-name="Liberation Serif" fo:font-size="12pt" fo:language="uk" fo:country="UA" fo:font-style="normal" style:text-underline-style="none" fo:font-weight="normal" officeooo:rsid="0473c607" officeooo:paragraph-rsid="0473c607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>
        <style:tab-stops/>
      </style:paragraph-properties>
      <style:text-properties style:font-name="Liberation Serif" fo:font-size="12pt" fo:language="uk" fo:country="UA" fo:font-style="normal" style:text-underline-style="none" fo:font-weight="normal" officeooo:rsid="04753dd9" officeooo:paragraph-rsid="04753dd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style:font-name="Liberation Serif" fo:font-size="12pt" fo:language="uk" fo:country="UA" fo:font-style="normal" style:text-underline-style="none" fo:font-weight="bold" officeooo:rsid="01657c32" officeooo:paragraph-rsid="04f02ad7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text-properties style:font-name="Liberation Serif" fo:font-size="12pt" fo:language="en" fo:country="US" fo:font-style="normal" officeooo:rsid="00eafa2e" officeooo:paragraph-rsid="03b6a2d8" style:font-size-asian="12pt" style:font-style-asian="normal" style:font-size-complex="12pt" style:font-style-complex="normal"/>
    </style:style>
    <style:style style:name="P76" style:family="paragraph" style:parent-style-name="Standard">
      <style:text-properties style:font-name="Liberation Serif" fo:font-size="12pt" fo:language="en" fo:country="US" fo:font-style="normal" style:text-underline-style="none" fo:font-weight="bold" officeooo:rsid="04c642b6" officeooo:paragraph-rsid="04c642b6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text-properties style:font-name="Liberation Serif" fo:font-size="12pt" fo:language="en" fo:country="US" fo:font-style="normal" style:text-underline-style="none" fo:font-weight="bold" officeooo:rsid="010fc1b5" officeooo:paragraph-rsid="010fc1b5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text-properties style:font-name="Liberation Serif" fo:font-size="12pt" fo:language="en" fo:country="US" fo:font-style="normal" style:text-underline-style="none" fo:font-weight="bold" officeooo:rsid="04a28bce" officeooo:paragraph-rsid="04d2e1d9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text-properties style:font-name="Liberation Serif" fo:font-size="12pt" fo:language="en" fo:country="US" fo:font-style="normal" style:text-underline-style="none" fo:font-weight="bold" officeooo:rsid="01099cc4" officeooo:paragraph-rsid="04fb1926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text-properties style:font-name="Liberation Serif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81" style:family="paragraph" style:parent-style-name="Standard">
      <style:text-properties style:font-name="Liberation Serif" fo:font-size="12pt" fo:font-style="normal" style:text-underline-style="solid" style:text-underline-width="auto" style:text-underline-color="font-color" officeooo:rsid="04d11457" officeooo:paragraph-rsid="04d11457" style:font-size-asian="12pt" style:font-style-asian="normal" style:font-size-complex="12pt" style:font-style-complex="normal"/>
    </style:style>
    <style:style style:name="P82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84" style:family="paragraph" style:parent-style-name="Standard">
      <style:text-properties style:font-name="Liberation Serif" fo:font-size="12pt" fo:font-style="normal" officeooo:paragraph-rsid="02e337fd" style:font-size-asian="12pt" style:font-style-asian="normal" style:font-size-complex="12pt" style:font-style-complex="normal"/>
    </style:style>
    <style:style style:name="P85" style:family="paragraph" style:parent-style-name="Standard">
      <style:text-properties style:font-name="Liberation Serif" fo:font-size="12pt" fo:font-style="normal" officeooo:paragraph-rsid="02e120f6" style:font-size-asian="12pt" style:font-style-asian="normal" style:font-size-complex="12pt" style:font-style-complex="normal"/>
    </style:style>
    <style:style style:name="P86" style:family="paragraph" style:parent-style-name="Standard">
      <style:text-properties style:font-name="Liberation Serif" fo:font-size="12pt" fo:font-style="normal" officeooo:paragraph-rsid="037ff83f" style:font-size-asian="12pt" style:font-style-asian="normal" style:font-size-complex="12pt" style:font-style-complex="normal"/>
    </style:style>
    <style:style style:name="P87" style:family="paragraph" style:parent-style-name="Standard">
      <style:text-properties style:font-name="Liberation Serif" fo:font-size="12pt" fo:font-style="normal" officeooo:paragraph-rsid="00204a9f" style:font-size-asian="12pt" style:font-style-asian="normal" style:font-size-complex="12pt" style:font-style-complex="normal"/>
    </style:style>
    <style:style style:name="P88" style:family="paragraph" style:parent-style-name="Standard">
      <style:text-properties style:font-name="Liberation Serif" fo:font-size="12pt" fo:font-style="normal" officeooo:paragraph-rsid="02438706" style:font-size-asian="12pt" style:font-style-asian="normal" style:font-size-complex="12pt" style:font-style-complex="normal"/>
    </style:style>
    <style:style style:name="P89" style:family="paragraph" style:parent-style-name="Standard">
      <style:text-properties style:font-name="Liberation Serif" fo:font-size="12pt" fo:font-style="normal" officeooo:paragraph-rsid="02845f21" style:font-size-asian="12pt" style:font-style-asian="normal" style:font-size-complex="12pt" style:font-style-complex="normal"/>
    </style:style>
    <style:style style:name="P90" style:family="paragraph" style:parent-style-name="Standard">
      <style:text-properties style:font-name="Liberation Serif" fo:font-size="12pt" fo:font-style="normal" officeooo:paragraph-rsid="02bd8311" style:font-size-asian="12pt" style:font-style-asian="normal" style:font-size-complex="12pt" style:font-style-complex="normal"/>
    </style:style>
    <style:style style:name="P91" style:family="paragraph" style:parent-style-name="Standard">
      <style:text-properties style:font-name="Liberation Serif" fo:font-size="12pt" fo:font-style="normal" officeooo:paragraph-rsid="008a87d9" style:font-size-asian="12pt" style:font-style-asian="normal" style:font-size-complex="12pt" style:font-style-complex="normal"/>
    </style:style>
    <style:style style:name="P92" style:family="paragraph" style:parent-style-name="Standard">
      <style:text-properties style:font-name="Liberation Serif" fo:font-size="12pt" fo:font-style="normal" officeooo:paragraph-rsid="0388a45d" style:font-size-asian="12pt" style:font-style-asian="normal" style:font-size-complex="12pt" style:font-style-complex="normal"/>
    </style:style>
    <style:style style:name="P93" style:family="paragraph" style:parent-style-name="Standard">
      <style:text-properties style:font-name="Liberation Serif" fo:font-size="12pt" fo:font-style="normal" officeooo:paragraph-rsid="038a00dd" style:font-size-asian="12pt" style:font-style-asian="normal" style:font-size-complex="12pt" style:font-style-complex="normal"/>
    </style:style>
    <style:style style:name="P94" style:family="paragraph" style:parent-style-name="Standard">
      <style:text-properties style:font-name="Liberation Serif" fo:font-size="12pt" fo:font-style="normal" officeooo:paragraph-rsid="03a7456f" style:font-size-asian="12pt" style:font-style-asian="normal" style:font-size-complex="12pt" style:font-style-complex="normal"/>
    </style:style>
    <style:style style:name="P95" style:family="paragraph" style:parent-style-name="Standard">
      <style:text-properties style:font-name="Liberation Serif" fo:font-size="12pt" fo:font-style="normal" officeooo:paragraph-rsid="03a87b84" style:font-size-asian="12pt" style:font-style-asian="normal" style:font-size-complex="12pt" style:font-style-complex="normal"/>
    </style:style>
    <style:style style:name="P96" style:family="paragraph" style:parent-style-name="Standard">
      <style:text-properties style:font-name="Liberation Serif" fo:font-size="12pt" fo:font-style="normal" officeooo:paragraph-rsid="03b959d2" style:font-size-asian="12pt" style:font-style-asian="normal" style:font-size-complex="12pt" style:font-style-complex="normal"/>
    </style:style>
    <style:style style:name="P97" style:family="paragraph" style:parent-style-name="Standard">
      <style:text-properties style:font-name="Liberation Serif" fo:font-size="12pt" fo:font-style="normal" officeooo:paragraph-rsid="03ba888d" style:font-size-asian="12pt" style:font-style-asian="normal" style:font-size-complex="12pt" style:font-style-complex="normal"/>
    </style:style>
    <style:style style:name="P98" style:family="paragraph" style:parent-style-name="Standard">
      <style:text-properties style:font-name="Liberation Serif" fo:font-size="12pt" fo:font-style="normal" officeooo:paragraph-rsid="010fc1b5" style:font-size-asian="12pt" style:font-style-asian="normal" style:font-size-complex="12pt" style:font-style-complex="normal"/>
    </style:style>
    <style:style style:name="P99" style:family="paragraph" style:parent-style-name="Standard">
      <style:text-properties style:font-name="Liberation Serif" fo:font-size="12pt" fo:font-style="normal" officeooo:paragraph-rsid="03e9eb0b" style:font-size-asian="12pt" style:font-style-asian="normal" style:font-size-complex="12pt" style:font-style-complex="normal"/>
    </style:style>
    <style:style style:name="P100" style:family="paragraph" style:parent-style-name="Standard">
      <style:text-properties style:font-name="Liberation Serif" fo:font-size="12pt" fo:font-style="normal" officeooo:paragraph-rsid="041b430b" style:font-size-asian="12pt" style:font-style-asian="normal" style:font-size-complex="12pt" style:font-style-complex="normal"/>
    </style:style>
    <style:style style:name="P101" style:family="paragraph" style:parent-style-name="Standard">
      <style:text-properties style:font-name="Liberation Serif" fo:font-size="12pt" fo:font-style="normal" officeooo:paragraph-rsid="00829897" style:font-size-asian="12pt" style:font-style-asian="normal" style:font-size-complex="12pt" style:font-style-complex="normal"/>
    </style:style>
    <style:style style:name="P102" style:family="paragraph" style:parent-style-name="Standard">
      <style:text-properties style:font-name="Liberation Serif" fo:font-size="12pt" fo:font-style="normal" officeooo:paragraph-rsid="04428cb9" style:font-size-asian="12pt" style:font-style-asian="normal" style:font-size-complex="12pt" style:font-style-complex="normal"/>
    </style:style>
    <style:style style:name="P103" style:family="paragraph" style:parent-style-name="Standard">
      <style:text-properties style:font-name="Liberation Serif" fo:font-size="12pt" fo:font-style="normal" officeooo:paragraph-rsid="045b3d11" style:font-size-asian="12pt" style:font-style-asian="normal" style:font-size-complex="12pt" style:font-style-complex="normal"/>
    </style:style>
    <style:style style:name="P104" style:family="paragraph" style:parent-style-name="Standard">
      <style:text-properties style:font-name="Liberation Serif" fo:font-size="12pt" fo:font-style="normal" officeooo:paragraph-rsid="045cfa4d" style:font-size-asian="12pt" style:font-style-asian="normal" style:font-size-complex="12pt" style:font-style-complex="normal"/>
    </style:style>
    <style:style style:name="P105" style:family="paragraph" style:parent-style-name="Standard">
      <style:text-properties style:font-name="Liberation Serif" fo:font-size="12pt" fo:font-style="normal" officeooo:paragraph-rsid="0460861b" style:font-size-asian="12pt" style:font-style-asian="normal" style:font-size-complex="12pt" style:font-style-complex="normal"/>
    </style:style>
    <style:style style:name="P106" style:family="paragraph" style:parent-style-name="Standard">
      <style:text-properties style:font-name="Liberation Serif" fo:font-size="12pt" fo:font-style="normal" officeooo:paragraph-rsid="04642278" style:font-size-asian="12pt" style:font-style-asian="normal" style:font-size-complex="12pt" style:font-style-complex="normal"/>
    </style:style>
    <style:style style:name="P107" style:family="paragraph" style:parent-style-name="Standard">
      <style:text-properties style:font-name="Liberation Serif" fo:font-size="12pt" fo:font-style="normal" officeooo:paragraph-rsid="0284bcfe" style:font-size-asian="12pt" style:font-style-asian="normal" style:font-size-complex="12pt" style:font-style-complex="normal"/>
    </style:style>
    <style:style style:name="P108" style:family="paragraph" style:parent-style-name="Standard">
      <style:text-properties style:font-name="Liberation Serif" fo:font-size="12pt" fo:font-style="normal" officeooo:paragraph-rsid="046446ea" style:font-size-asian="12pt" style:font-style-asian="normal" style:font-size-complex="12pt" style:font-style-complex="normal"/>
    </style:style>
    <style:style style:name="P109" style:family="paragraph" style:parent-style-name="Standard">
      <style:text-properties style:font-name="Liberation Serif" fo:font-size="12pt" fo:font-style="normal" officeooo:paragraph-rsid="04650091" style:font-size-asian="12pt" style:font-style-asian="normal" style:font-size-complex="12pt" style:font-style-complex="normal"/>
    </style:style>
    <style:style style:name="P110" style:family="paragraph" style:parent-style-name="Standard">
      <style:text-properties style:font-name="Liberation Serif" fo:font-size="12pt" fo:font-style="normal" officeooo:paragraph-rsid="046613e3" style:font-size-asian="12pt" style:font-style-asian="normal" style:font-size-complex="12pt" style:font-style-complex="normal"/>
    </style:style>
    <style:style style:name="P111" style:family="paragraph" style:parent-style-name="Standard">
      <style:text-properties style:font-name="Liberation Serif" fo:font-size="12pt" fo:font-style="normal" officeooo:paragraph-rsid="04679812" style:font-size-asian="12pt" style:font-style-asian="normal" style:font-size-complex="12pt" style:font-style-complex="normal"/>
    </style:style>
    <style:style style:name="P112" style:family="paragraph" style:parent-style-name="Standard">
      <style:text-properties style:font-name="Liberation Serif" fo:font-size="12pt" fo:font-style="normal" officeooo:paragraph-rsid="04a28bce" style:font-size-asian="12pt" style:font-style-asian="normal" style:font-size-complex="12pt" style:font-style-complex="normal"/>
    </style:style>
    <style:style style:name="P113" style:family="paragraph" style:parent-style-name="Standard">
      <style:text-properties style:font-name="Liberation Serif" fo:font-size="12pt" fo:font-style="normal" officeooo:paragraph-rsid="04d11457" style:font-size-asian="12pt" style:font-style-asian="normal" style:font-size-complex="12pt" style:font-style-complex="normal"/>
    </style:style>
    <style:style style:name="P114" style:family="paragraph" style:parent-style-name="Standard">
      <style:text-properties style:font-name="Liberation Serif" fo:font-size="12pt" fo:font-style="normal" officeooo:paragraph-rsid="049f5099" style:font-size-asian="12pt" style:font-style-asian="normal" style:font-size-complex="12pt" style:font-style-complex="normal"/>
    </style:style>
    <style:style style:name="P115" style:family="paragraph" style:parent-style-name="Standard">
      <style:text-properties style:font-name="Liberation Serif" fo:font-size="12pt" fo:font-style="normal" officeooo:paragraph-rsid="04eed0ab" style:font-size-asian="12pt" style:font-style-asian="normal" style:font-size-complex="12pt" style:font-style-complex="normal"/>
    </style:style>
    <style:style style:name="P116" style:family="paragraph" style:parent-style-name="Standard">
      <style:text-properties style:font-name="Liberation Serif" fo:font-size="12pt" fo:font-style="normal" officeooo:paragraph-rsid="04f68d41" style:font-size-asian="12pt" style:font-style-asian="normal" style:font-size-complex="12pt" style:font-style-complex="normal"/>
    </style:style>
    <style:style style:name="P117" style:family="paragraph" style:parent-style-name="Standard">
      <style:text-properties style:font-name="Liberation Serif" fo:font-size="12pt" fo:font-style="normal" officeooo:paragraph-rsid="050e0b99" style:font-size-asian="12pt" style:font-style-asian="normal" style:font-size-complex="12pt" style:font-style-complex="normal"/>
    </style:style>
    <style:style style:name="P118" style:family="paragraph" style:parent-style-name="Standard">
      <style:text-properties style:font-name="Liberation Serif" fo:font-size="12pt" fo:font-style="normal" officeooo:paragraph-rsid="050e2d18" style:font-size-asian="12pt" style:font-style-asian="normal" style:font-size-complex="12pt" style:font-style-complex="normal"/>
    </style:style>
    <style:style style:name="P119" style:family="paragraph" style:parent-style-name="Standard">
      <style:text-properties style:font-name="Liberation Serif" fo:font-size="12pt" fo:font-style="normal" fo:font-weight="bold" officeooo:paragraph-rsid="048f7390" style:font-size-asian="12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text-properties style:font-name="Liberation Serif" fo:font-size="12pt" fo:font-style="normal" fo:font-weight="bold" officeooo:paragraph-rsid="04a28bce" style:font-size-asian="12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text-properties style:font-name="Liberation Serif" fo:font-size="12pt" fo:font-style="normal" fo:font-weight="bold" officeooo:paragraph-rsid="04d11457" style:font-size-asian="12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style:text-properties style:font-name="Liberation Serif" fo:font-size="12pt" fo:font-style="normal" fo:font-weight="bold" officeooo:paragraph-rsid="04eed0ab" style:font-size-asian="12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style:text-properties style:font-name="Liberation Serif" fo:font-size="12pt" fo:font-style="normal" fo:font-weight="bold" officeooo:paragraph-rsid="04f6631f" style:font-size-asian="12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>
      <style:text-properties style:font-name="Liberation Serif" fo:font-size="12pt" fo:font-style="normal" fo:font-weight="bold" officeooo:paragraph-rsid="050e2d18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>
      <style:text-properties style:font-name="Liberation Serif" fo:font-size="12pt" fo:font-style="normal" style:text-underline-style="none" officeooo:paragraph-rsid="0284bcfe" style:font-size-asian="12pt" style:font-style-asian="normal" style:font-size-complex="12pt" style:font-style-complex="normal"/>
    </style:style>
    <style:style style:name="P126" style:family="paragraph" style:parent-style-name="Standard">
      <style:text-properties style:font-name="Liberation Serif" fo:font-size="12pt" fo:font-style="normal" fo:font-weight="normal" officeooo:paragraph-rsid="037ff83f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color="#141414" style:font-name="Liberation Serif" fo:font-size="12pt" fo:language="ru" fo:country="RU" fo:font-style="normal" fo:font-weight="bold" officeooo:rsid="049f5099" officeooo:paragraph-rsid="049f5099" style:font-size-asian="12pt" style:font-style-asian="normal" style:font-weight-asian="bold" style:font-size-complex="12pt" style:font-style-complex="normal"/>
    </style:style>
    <style:style style:name="P128" style:family="paragraph" style:parent-style-name="Standard">
      <style:text-properties fo:color="#141414" style:font-name="Liberation Serif" fo:font-size="12pt" fo:language="ru" fo:country="RU" fo:font-style="normal" fo:font-weight="bold" officeooo:rsid="0490339b" officeooo:paragraph-rsid="0490339b" style:font-size-asian="12pt" style:font-style-asian="normal" style:font-weight-asian="bold" style:font-size-complex="12pt" style:font-style-complex="normal" style:font-weight-complex="normal"/>
    </style:style>
    <style:style style:name="P129" style:family="paragraph" style:parent-style-name="Standard">
      <style:text-properties fo:color="#141414" style:font-name="Liberation Serif" fo:font-size="12pt" fo:language="ru" fo:country="RU" fo:font-style="normal" fo:font-weight="bold" officeooo:rsid="03cbd397" officeooo:paragraph-rsid="04d11457" style:font-size-asian="12pt" style:font-style-asian="normal" style:font-weight-asian="bold" style:font-size-complex="12pt" style:font-style-complex="normal"/>
    </style:style>
    <style:style style:name="P130" style:family="paragraph" style:parent-style-name="Standard">
      <style:text-properties fo:color="#141414" style:font-name="Liberation Serif" fo:font-size="12pt" fo:language="ru" fo:country="RU" fo:font-style="normal" fo:font-weight="bold" officeooo:rsid="03cbd397" officeooo:paragraph-rsid="050e2d18" style:font-size-asian="12pt" style:font-style-asian="normal" style:font-weight-asian="bold" style:font-size-complex="12pt" style:font-style-complex="normal"/>
    </style:style>
    <style:style style:name="P131" style:family="paragraph" style:parent-style-name="Standard">
      <style:text-properties fo:color="#141414" style:font-name="Liberation Serif" fo:font-size="12pt" fo:language="ru" fo:country="RU" fo:font-style="normal" fo:font-weight="bold" officeooo:paragraph-rsid="04d11457" style:font-size-asian="12pt" style:font-style-asian="normal" style:font-weight-asian="bold" style:font-size-complex="12pt" style:font-style-complex="normal"/>
    </style:style>
    <style:style style:name="P132" style:family="paragraph" style:parent-style-name="Standard">
      <style:text-properties fo:color="#141414" style:font-name="Liberation Serif" fo:font-size="12pt" fo:language="ru" fo:country="RU" fo:font-style="normal" fo:font-weight="bold" officeooo:paragraph-rsid="050e2d18" style:font-size-asian="12pt" style:font-style-asian="normal" style:font-weight-asian="bold" style:font-size-complex="12pt" style:font-style-complex="normal"/>
    </style:style>
    <style:style style:name="P133" style:family="paragraph" style:parent-style-name="Standard">
      <style:text-properties fo:color="#141414" style:font-name="Liberation Serif" fo:font-size="12pt" fo:language="ru" fo:country="RU" fo:font-style="normal" fo:font-weight="normal" officeooo:rsid="0489801c" officeooo:paragraph-rsid="0489801c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color="#141414" style:font-name="Liberation Serif" fo:font-size="12pt" fo:language="en" fo:country="US" fo:font-style="normal" fo:font-weight="bold" officeooo:rsid="03d23fe5" officeooo:paragraph-rsid="03d23fe5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text-properties fo:color="#141414" style:font-name="Liberation Serif" fo:font-size="12pt" fo:language="en" fo:country="US" fo:font-style="normal" fo:font-weight="bold" officeooo:rsid="03d23fe5" officeooo:paragraph-rsid="04d11457" style:font-size-asian="12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text-properties fo:color="#141414" style:font-name="Liberation Serif" fo:font-size="12pt" fo:language="en" fo:country="US" fo:font-style="normal" fo:font-weight="bold" officeooo:rsid="03d23fe5" officeooo:paragraph-rsid="04eed0ab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text-properties fo:color="#141414" style:font-name="Liberation Serif" fo:font-size="12pt" fo:language="en" fo:country="US" fo:font-style="normal" fo:font-weight="bold" officeooo:rsid="03d23fe5" officeooo:paragraph-rsid="050e2d18" style:font-size-asian="12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text-properties fo:color="#141414" style:font-name="Liberation Serif" fo:font-size="12pt" fo:language="uk" fo:country="UA" fo:font-style="normal" fo:font-weight="normal" officeooo:rsid="0490339b" officeooo:paragraph-rsid="0490339b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color="#141414" style:text-line-through-style="none" style:text-line-through-type="none" style:font-name="Liberation Serif" fo:font-size="12pt" fo:language="ru" fo:country="RU" fo:font-style="normal" fo:font-weight="bold" officeooo:rsid="00f557f9" officeooo:paragraph-rsid="04ad3a23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text-properties fo:color="#141414" style:text-line-through-style="none" style:text-line-through-type="none" style:font-name="Liberation Serif" fo:font-size="12pt" fo:language="ru" fo:country="RU" fo:font-style="normal" fo:font-weight="bold" officeooo:rsid="00f557f9" officeooo:paragraph-rsid="04ac2ce0" style:font-size-asian="12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style:text-properties fo:color="#141414" style:text-line-through-style="none" style:text-line-through-type="none" style:font-name="Liberation Serif" fo:font-size="12pt" fo:language="ru" fo:country="RU" fo:font-style="normal" fo:font-weight="bold" officeooo:rsid="0044b003" officeooo:paragraph-rsid="048ae167" style:font-size-asian="12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text-properties fo:color="#141414" style:text-line-through-style="none" style:text-line-through-type="none" style:font-name="Liberation Serif" fo:font-size="12pt" fo:language="ru" fo:country="RU" fo:font-style="normal" fo:font-weight="bold" officeooo:rsid="049f5099" officeooo:paragraph-rsid="049f5099" style:font-size-asian="12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normal" officeooo:rsid="049430f5" officeooo:paragraph-rsid="049430f5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normal" officeooo:rsid="0495d1e7" officeooo:paragraph-rsid="0495d1e7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normal" officeooo:rsid="049d3619" officeooo:paragraph-rsid="049d3619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normal" officeooo:rsid="049e343f" officeooo:paragraph-rsid="049e343f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d47631" officeooo:paragraph-rsid="04de40cb" style:font-size-asian="12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044b003" officeooo:paragraph-rsid="049f5099" style:font-size-asian="12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044b003" officeooo:paragraph-rsid="04a2a299" style:font-size-asian="12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10c9082" officeooo:paragraph-rsid="04d66e82" style:font-size-asian="12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ddd4c8" officeooo:paragraph-rsid="04ddd4c8" style:font-size-asian="12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de40cb" officeooo:paragraph-rsid="04de40cb" style:font-size-asian="12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a5f1c9" officeooo:paragraph-rsid="04befd98" style:font-size-asian="12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>
      <style:text-properties fo:font-size="12pt" fo:font-style="normal" officeooo:paragraph-rsid="02e8d335" style:font-size-asian="12pt" style:font-style-asian="normal" style:font-size-complex="12pt" style:font-style-complex="normal"/>
    </style:style>
    <style:style style:name="P155" style:family="paragraph" style:parent-style-name="Standard">
      <style:text-properties fo:font-size="12pt" fo:font-style="normal" officeooo:paragraph-rsid="04041645" style:font-size-asian="12pt" style:font-style-asian="normal" style:font-size-complex="12pt" style:font-style-complex="normal"/>
    </style:style>
    <style:style style:name="P156" style:family="paragraph" style:parent-style-name="Standard">
      <style:text-properties fo:font-size="12pt" fo:font-style="normal" officeooo:paragraph-rsid="03867164" style:font-size-asian="12pt" style:font-style-asian="normal" style:font-size-complex="12pt" style:font-style-complex="normal"/>
    </style:style>
    <style:style style:name="P157" style:family="paragraph" style:parent-style-name="Standard">
      <style:text-properties fo:font-size="12pt" fo:font-style="normal" officeooo:paragraph-rsid="04d11457" style:font-size-asian="12pt" style:font-style-asian="normal" style:font-size-complex="12pt" style:font-style-complex="normal"/>
    </style:style>
    <style:style style:name="P158" style:family="paragraph" style:parent-style-name="Standard">
      <style:text-properties fo:font-size="12pt" fo:font-style="normal" officeooo:paragraph-rsid="04eed0ab" style:font-size-asian="12pt" style:font-style-asian="normal" style:font-size-complex="12pt" style:font-style-complex="normal"/>
    </style:style>
    <style:style style:name="P159" style:family="paragraph" style:parent-style-name="Standard">
      <style:text-properties fo:font-size="12pt" fo:font-style="normal" officeooo:paragraph-rsid="04f6631f" style:font-size-asian="12pt" style:font-style-asian="normal" style:font-size-complex="12pt" style:font-style-complex="normal"/>
    </style:style>
    <style:style style:name="P160" style:family="paragraph" style:parent-style-name="Standard">
      <style:text-properties fo:font-size="12pt" fo:font-style="normal" officeooo:paragraph-rsid="050e2d18" style:font-size-asian="12pt" style:font-style-asian="normal" style:font-size-complex="12pt" style:font-style-complex="normal"/>
    </style:style>
    <style:style style:name="P161" style:family="paragraph" style:parent-style-name="Standard">
      <style:text-properties officeooo:paragraph-rsid="038a00dd"/>
    </style:style>
    <style:style style:name="P162" style:family="paragraph" style:parent-style-name="Standard">
      <style:text-properties officeooo:paragraph-rsid="02e337fd"/>
    </style:style>
    <style:style style:name="P163" style:family="paragraph" style:parent-style-name="Standard">
      <style:text-properties officeooo:paragraph-rsid="00204a9f"/>
    </style:style>
    <style:style style:name="P164" style:family="paragraph" style:parent-style-name="Standard">
      <style:text-properties officeooo:paragraph-rsid="03b21fe5"/>
    </style:style>
    <style:style style:name="P165" style:family="paragraph" style:parent-style-name="Standard">
      <style:text-properties officeooo:paragraph-rsid="03b508f1"/>
    </style:style>
    <style:style style:name="P166" style:family="paragraph" style:parent-style-name="Standard">
      <style:text-properties officeooo:paragraph-rsid="03bbb88f"/>
    </style:style>
    <style:style style:name="P167" style:family="paragraph" style:parent-style-name="Standard">
      <style:text-properties officeooo:paragraph-rsid="03a6483d"/>
    </style:style>
    <style:style style:name="P168" style:family="paragraph" style:parent-style-name="Standard">
      <style:text-properties officeooo:paragraph-rsid="03a87b84"/>
    </style:style>
    <style:style style:name="P169" style:family="paragraph" style:parent-style-name="Standard">
      <style:text-properties officeooo:paragraph-rsid="03e1fd45"/>
    </style:style>
    <style:style style:name="P170" style:family="paragraph" style:parent-style-name="Standard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1b430b" officeooo:paragraph-rsid="041ddb82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1b430b" officeooo:paragraph-rsid="043cd8ae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33f636" officeooo:paragraph-rsid="041ddb82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428cb9" officeooo:paragraph-rsid="04428cb9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534f2a" officeooo:paragraph-rsid="041b430b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534f2a" officeooo:paragraph-rsid="04534f2a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4f98eb" officeooo:paragraph-rsid="04534f2a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5703e1" officeooo:paragraph-rsid="04555f71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57afc1" officeooo:paragraph-rsid="0457afc1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591e00" officeooo:paragraph-rsid="04555f71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90339b" officeooo:paragraph-rsid="0490339b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5cfa4d" officeooo:paragraph-rsid="045ef17b" style:font-size-asian="12pt" style:font-style-asian="normal" style:font-weight-asian="bold" style:font-size-complex="12pt" style:font-style-complex="normal" style:font-weight-complex="bold"/>
    </style:style>
    <style:style style:name="P182" style:family="paragraph" style:parent-style-name="Standard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3b5d925" officeooo:paragraph-rsid="045ef17b" style:font-size-asian="12pt" style:font-style-asian="normal" style:font-weight-asian="bold" style:font-size-complex="12pt" style:font-style-complex="normal" style:font-weight-complex="bold"/>
    </style:style>
    <style:style style:name="P183" style:family="paragraph" style:parent-style-name="Standard">
      <style:text-properties style:text-line-through-style="none" style:text-line-through-type="none" style:font-name="Liberation Serif" fo:font-size="12pt" fo:language="uk" fo:country="UA" fo:font-style="normal" style:text-underline-style="none" fo:font-weight="normal" officeooo:rsid="04642b06" officeooo:paragraph-rsid="04642b06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style:text-line-through-style="none" style:text-line-through-type="none" style:font-name="Liberation Serif" fo:font-size="12pt" fo:language="uk" fo:country="UA" fo:font-style="normal" style:text-underline-style="none" fo:font-weight="normal" officeooo:rsid="048f7390" officeooo:paragraph-rsid="048f7390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style:text-line-through-style="none" style:text-line-through-type="none" style:font-name="Liberation Serif" fo:font-size="12pt" fo:font-style="normal" officeooo:paragraph-rsid="041b430b" style:font-size-asian="12pt" style:font-style-asian="normal" style:font-size-complex="12pt" style:font-style-complex="normal"/>
    </style:style>
    <style:style style:name="P186" style:family="paragraph" style:parent-style-name="Standard">
      <style:text-properties style:text-line-through-style="none" style:text-line-through-type="none" fo:language="ru" fo:country="RU" officeooo:rsid="049f5099" officeooo:paragraph-rsid="04f18082"/>
    </style:style>
    <style:style style:name="P187" style:family="paragraph" style:parent-style-name="Standard">
      <style:text-properties officeooo:paragraph-rsid="0412dcc9"/>
    </style:style>
    <style:style style:name="P188" style:family="paragraph" style:parent-style-name="Standard">
      <style:text-properties officeooo:paragraph-rsid="041b430b"/>
    </style:style>
    <style:style style:name="P189" style:family="paragraph" style:parent-style-name="Standard">
      <style:text-properties officeooo:paragraph-rsid="0434a273"/>
    </style:style>
    <style:style style:name="P190" style:family="paragraph" style:parent-style-name="Standard">
      <style:text-properties officeooo:paragraph-rsid="04359d25"/>
    </style:style>
    <style:style style:name="P191" style:family="paragraph" style:parent-style-name="Standard">
      <style:text-properties officeooo:paragraph-rsid="043ab547"/>
    </style:style>
    <style:style style:name="P192" style:family="paragraph" style:parent-style-name="Standard">
      <style:text-properties officeooo:paragraph-rsid="043cd8ae"/>
    </style:style>
    <style:style style:name="P193" style:family="paragraph" style:parent-style-name="Standard">
      <style:text-properties fo:font-style="italic" officeooo:paragraph-rsid="043d153d" style:font-style-asian="italic" style:font-style-complex="italic"/>
    </style:style>
    <style:style style:name="P194" style:family="paragraph" style:parent-style-name="Standard">
      <style:text-properties fo:language="uk" fo:country="UA" fo:font-weight="normal" officeooo:rsid="04534f2a" officeooo:paragraph-rsid="04555f71" style:font-weight-asian="normal" style:font-weight-complex="normal"/>
    </style:style>
    <style:style style:name="P195" style:family="paragraph" style:parent-style-name="Standard">
      <style:text-properties fo:language="uk" fo:country="UA" fo:font-weight="normal" officeooo:rsid="04534f2a" officeooo:paragraph-rsid="04534f2a" style:font-weight-asian="normal" style:font-weight-complex="normal"/>
    </style:style>
    <style:style style:name="P196" style:family="paragraph" style:parent-style-name="Standard">
      <style:text-properties fo:language="uk" fo:country="UA" fo:font-weight="normal" officeooo:rsid="0490339b" officeooo:paragraph-rsid="0490339b" style:font-weight-asian="normal" style:font-weight-complex="normal"/>
    </style:style>
    <style:style style:name="P197" style:family="paragraph" style:parent-style-name="Standard">
      <style:text-properties fo:language="uk" fo:country="UA" fo:font-weight="normal" officeooo:rsid="049430f5" officeooo:paragraph-rsid="049430f5" style:font-weight-asian="normal" style:font-weight-complex="normal"/>
    </style:style>
    <style:style style:name="P198" style:family="paragraph" style:parent-style-name="Standard">
      <style:text-properties fo:language="uk" fo:country="UA" fo:font-weight="normal" officeooo:rsid="0495d1e7" officeooo:paragraph-rsid="0495d1e7" style:font-weight-asian="normal" style:font-weight-complex="normal"/>
    </style:style>
    <style:style style:name="P199" style:family="paragraph" style:parent-style-name="Standard">
      <style:text-properties fo:language="uk" fo:country="UA" fo:font-weight="normal" officeooo:rsid="0497522c" officeooo:paragraph-rsid="0497522c" style:font-weight-asian="normal" style:font-weight-complex="normal"/>
    </style:style>
    <style:style style:name="P200" style:family="paragraph" style:parent-style-name="Standard">
      <style:text-properties fo:language="uk" fo:country="UA" fo:font-weight="normal" officeooo:rsid="04986261" officeooo:paragraph-rsid="04986261" style:font-weight-asian="normal" style:font-weight-complex="normal"/>
    </style:style>
    <style:style style:name="P201" style:family="paragraph" style:parent-style-name="Standard">
      <style:text-properties fo:language="uk" fo:country="UA" fo:font-weight="normal" officeooo:rsid="049b1253" officeooo:paragraph-rsid="049b1253" style:font-weight-asian="normal" style:font-weight-complex="normal"/>
    </style:style>
    <style:style style:name="P202" style:family="paragraph" style:parent-style-name="Standard">
      <style:text-properties fo:language="uk" fo:country="UA" fo:font-weight="normal" officeooo:rsid="049c7784" officeooo:paragraph-rsid="049c7784" style:font-weight-asian="normal" style:font-weight-complex="normal"/>
    </style:style>
    <style:style style:name="P203" style:family="paragraph" style:parent-style-name="Standard">
      <style:text-properties fo:language="uk" fo:country="UA" fo:font-weight="normal" officeooo:rsid="049d3619" officeooo:paragraph-rsid="049d3619" style:font-weight-asian="normal" style:font-weight-complex="normal"/>
    </style:style>
    <style:style style:name="P204" style:family="paragraph" style:parent-style-name="Standard">
      <style:text-properties fo:language="uk" fo:country="UA" fo:font-style="italic" fo:font-weight="bold" officeooo:rsid="049849b2" officeooo:paragraph-rsid="049849b2" style:font-style-asian="italic" style:font-weight-asian="bold" style:font-style-complex="italic" style:font-weight-complex="bold"/>
    </style:style>
    <style:style style:name="P205" style:family="paragraph" style:parent-style-name="Standard">
      <style:text-properties fo:language="uk" fo:country="UA" fo:font-style="italic" fo:font-weight="bold" officeooo:rsid="04986261" officeooo:paragraph-rsid="04986261" style:font-style-asian="italic" style:font-weight-asian="bold" style:font-style-complex="italic" style:font-weight-complex="bold"/>
    </style:style>
    <style:style style:name="P206" style:family="paragraph" style:parent-style-name="Standard">
      <style:text-properties fo:language="uk" fo:country="UA" fo:font-style="italic" fo:font-weight="bold" officeooo:rsid="049d63ec" officeooo:paragraph-rsid="049d63ec" style:font-style-asian="italic" style:font-weight-asian="bold" style:font-style-complex="italic" style:font-weight-complex="bold"/>
    </style:style>
    <style:style style:name="P207" style:family="paragraph" style:parent-style-name="Standard">
      <style:text-properties officeooo:paragraph-rsid="04534f2a"/>
    </style:style>
    <style:style style:name="P208" style:family="paragraph" style:parent-style-name="Standard">
      <style:text-properties officeooo:paragraph-rsid="045ef17b"/>
    </style:style>
    <style:style style:name="P209" style:family="paragraph" style:parent-style-name="Standard">
      <style:text-properties officeooo:paragraph-rsid="03f0a7f3"/>
    </style:style>
    <style:style style:name="P210" style:family="paragraph" style:parent-style-name="Standard">
      <style:text-properties officeooo:paragraph-rsid="04642278"/>
    </style:style>
    <style:style style:name="P211" style:family="paragraph" style:parent-style-name="Standard">
      <style:text-properties officeooo:paragraph-rsid="046446ea"/>
    </style:style>
    <style:style style:name="P212" style:family="paragraph" style:parent-style-name="Standard">
      <style:text-properties officeooo:paragraph-rsid="046613e3"/>
    </style:style>
    <style:style style:name="P213" style:family="paragraph" style:parent-style-name="Standard">
      <style:text-properties fo:language="ru" fo:country="RU" officeooo:rsid="046efb32" officeooo:paragraph-rsid="046efb32"/>
    </style:style>
    <style:style style:name="P214" style:family="paragraph" style:parent-style-name="Standard">
      <style:text-properties officeooo:paragraph-rsid="0469ddb6"/>
    </style:style>
    <style:style style:name="P215" style:family="paragraph" style:parent-style-name="Standard">
      <style:text-properties officeooo:paragraph-rsid="046c38f9"/>
    </style:style>
    <style:style style:name="P216" style:family="paragraph" style:parent-style-name="Standard">
      <style:text-properties officeooo:paragraph-rsid="048afa0a"/>
    </style:style>
    <style:style style:name="P217" style:family="paragraph" style:parent-style-name="Standard">
      <style:text-properties officeooo:rsid="048db572" officeooo:paragraph-rsid="048db572"/>
    </style:style>
    <style:style style:name="P218" style:family="paragraph" style:parent-style-name="Standard">
      <style:text-properties officeooo:paragraph-rsid="0490339b"/>
    </style:style>
    <style:style style:name="P219" style:family="paragraph" style:parent-style-name="Standard">
      <style:text-properties officeooo:paragraph-rsid="04a28bce"/>
    </style:style>
    <style:style style:name="P220" style:family="paragraph" style:parent-style-name="Standard">
      <style:text-properties officeooo:paragraph-rsid="04ac2ce0"/>
    </style:style>
    <style:style style:name="P221" style:family="paragraph" style:parent-style-name="Standard">
      <style:text-properties officeooo:paragraph-rsid="04ad3a23"/>
    </style:style>
    <style:style style:name="P222" style:family="paragraph" style:parent-style-name="Standard">
      <style:text-properties officeooo:paragraph-rsid="04ae502c"/>
    </style:style>
    <style:style style:name="P223" style:family="paragraph" style:parent-style-name="Standard">
      <style:text-properties officeooo:paragraph-rsid="04b8158e"/>
    </style:style>
    <style:style style:name="P224" style:family="paragraph" style:parent-style-name="Standard">
      <style:text-properties officeooo:paragraph-rsid="04ba062b"/>
    </style:style>
    <style:style style:name="P225" style:family="paragraph" style:parent-style-name="Standard">
      <style:text-properties officeooo:paragraph-rsid="04befd98"/>
    </style:style>
    <style:style style:name="P226" style:family="paragraph" style:parent-style-name="Standard">
      <style:text-properties officeooo:paragraph-rsid="04ca0dc9"/>
    </style:style>
    <style:style style:name="P227" style:family="paragraph" style:parent-style-name="Standard">
      <style:text-properties officeooo:paragraph-rsid="04d11457"/>
    </style:style>
    <style:style style:name="P228" style:family="paragraph" style:parent-style-name="Standard">
      <style:text-properties officeooo:paragraph-rsid="04d2e1d9"/>
    </style:style>
    <style:style style:name="P229" style:family="paragraph" style:parent-style-name="Standard">
      <style:text-properties fo:language="en" fo:country="US" officeooo:rsid="04ddd4c8" officeooo:paragraph-rsid="04ddd4c8"/>
    </style:style>
    <style:style style:name="P230" style:family="paragraph" style:parent-style-name="Standard">
      <style:text-properties officeooo:paragraph-rsid="04ddd4c8"/>
    </style:style>
    <style:style style:name="P231" style:family="paragraph" style:parent-style-name="Standard">
      <style:text-properties style:text-underline-style="solid" style:text-underline-width="auto" style:text-underline-color="font-color" officeooo:paragraph-rsid="04ed10a2"/>
    </style:style>
    <style:style style:name="P232" style:family="paragraph" style:parent-style-name="Standard">
      <style:text-properties officeooo:paragraph-rsid="04eed0ab"/>
    </style:style>
    <style:style style:name="P233" style:family="paragraph" style:parent-style-name="Standard">
      <style:text-properties officeooo:paragraph-rsid="04ef0f17"/>
    </style:style>
    <style:style style:name="P234" style:family="paragraph" style:parent-style-name="Standard">
      <style:text-properties officeooo:paragraph-rsid="04a5f1c9"/>
    </style:style>
    <style:style style:name="P235" style:family="paragraph" style:parent-style-name="Standard">
      <style:text-properties officeooo:paragraph-rsid="04aea318"/>
    </style:style>
    <style:style style:name="P236" style:family="paragraph" style:parent-style-name="Standard">
      <style:text-properties officeooo:paragraph-rsid="04b8de98"/>
    </style:style>
    <style:style style:name="P237" style:family="paragraph" style:parent-style-name="Standard">
      <style:text-properties officeooo:paragraph-rsid="04f83f17"/>
    </style:style>
    <style:style style:name="P238" style:family="paragraph" style:parent-style-name="Standard">
      <style:text-properties officeooo:paragraph-rsid="0506f46f"/>
    </style:style>
    <style:style style:name="P239" style:family="paragraph" style:parent-style-name="Standard">
      <style:text-properties officeooo:paragraph-rsid="05079d84"/>
    </style:style>
    <style:style style:name="P240" style:family="paragraph" style:parent-style-name="Standard">
      <style:text-properties officeooo:paragraph-rsid="05091a33"/>
    </style:style>
    <style:style style:name="P241" style:family="paragraph" style:parent-style-name="Standard">
      <style:text-properties officeooo:paragraph-rsid="0509dad2"/>
    </style:style>
    <style:style style:name="P242" style:family="paragraph" style:parent-style-name="Standard">
      <style:text-properties officeooo:paragraph-rsid="050c648f"/>
    </style:style>
    <style:style style:name="P243" style:family="paragraph" style:parent-style-name="Standard">
      <style:text-properties officeooo:paragraph-rsid="050e2d18"/>
    </style:style>
    <style:style style:name="P244" style:family="paragraph" style:parent-style-name="Standard">
      <style:text-properties fo:color="#141414" style:font-name="Liberation Serif" fo:font-size="12pt" fo:language="ru" fo:country="RU" fo:font-style="normal" style:text-underline-style="none" fo:font-weight="bold" officeooo:rsid="0044b003" officeooo:paragraph-rsid="04d11457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242b" style:font-weight-asian="bold" style:font-weight-complex="bold"/>
    </style:style>
    <style:style style:name="T3" style:family="text">
      <style:text-properties fo:font-weight="bold" officeooo:rsid="008fd90e" style:font-weight-asian="bold" style:font-weight-complex="bold"/>
    </style:style>
    <style:style style:name="T4" style:family="text">
      <style:text-properties fo:font-weight="bold" officeooo:rsid="02845f21" style:font-weight-asian="bold" style:font-weight-complex="bold"/>
    </style:style>
    <style:style style:name="T5" style:family="text">
      <style:text-properties fo:font-weight="bold" officeooo:rsid="0091cab5" style:font-weight-asian="bold" style:font-weight-complex="bold"/>
    </style:style>
    <style:style style:name="T6" style:family="text">
      <style:text-properties fo:font-weight="bold" officeooo:rsid="02fb60a7" style:font-weight-asian="bold" style:font-weight-complex="bold"/>
    </style:style>
    <style:style style:name="T7" style:family="text">
      <style:text-properties fo:font-weight="bold" officeooo:rsid="0044b003" style:font-weight-asian="bold" style:font-weight-complex="bold"/>
    </style:style>
    <style:style style:name="T8" style:family="text">
      <style:text-properties fo:font-weight="bold" officeooo:rsid="04445f58" style:font-weight-asian="bold" style:font-weight-complex="bold"/>
    </style:style>
    <style:style style:name="T9" style:family="text">
      <style:text-properties fo:font-weight="bold" officeooo:rsid="050e0b99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81b7d7" style:font-weight-asian="bold" style:font-weight-complex="bold"/>
    </style:style>
    <style:style style:name="T13" style:family="text">
      <style:text-properties fo:language="en" fo:country="US" fo:font-weight="bold" officeooo:rsid="00829897" style:font-weight-asian="bold" style:font-weight-complex="bold"/>
    </style:style>
    <style:style style:name="T14" style:family="text">
      <style:text-properties fo:language="en" fo:country="US" fo:font-weight="bold" officeooo:rsid="020f4fda" style:font-weight-asian="bold" style:font-weight-complex="bold"/>
    </style:style>
    <style:style style:name="T15" style:family="text">
      <style:text-properties fo:language="en" fo:country="US" fo:font-weight="bold" officeooo:rsid="024256cb" style:font-weight-asian="bold" style:font-weight-complex="bold"/>
    </style:style>
    <style:style style:name="T16" style:family="text">
      <style:text-properties fo:language="en" fo:country="US" fo:font-weight="bold" officeooo:rsid="0044b003" style:font-weight-asian="bold" style:font-weight-complex="bold"/>
    </style:style>
    <style:style style:name="T17" style:family="text">
      <style:text-properties fo:language="en" fo:country="US" fo:font-weight="bold" officeooo:rsid="00deb141" style:font-weight-asian="bold" style:font-weight-complex="bold"/>
    </style:style>
    <style:style style:name="T18" style:family="text">
      <style:text-properties fo:language="en" fo:country="US" fo:font-weight="bold" officeooo:rsid="050e0b99" style:font-weight-asian="bold" style:font-weight-complex="bold"/>
    </style:style>
    <style:style style:name="T19" style:family="text">
      <style:text-properties fo:language="en" fo:country="US" officeooo:rsid="002951e3"/>
    </style:style>
    <style:style style:name="T20" style:family="text">
      <style:text-properties fo:language="en" fo:country="US" fo:font-weight="normal" officeooo:rsid="0081b7d7" style:font-weight-asian="normal" style:font-weight-complex="normal"/>
    </style:style>
    <style:style style:name="T21" style:family="text">
      <style:text-properties fo:language="en" fo:country="US" fo:font-weight="normal" officeooo:rsid="008a87d9" style:font-weight-asian="normal" style:font-weight-complex="normal"/>
    </style:style>
    <style:style style:name="T22" style:family="text">
      <style:text-properties fo:language="en" fo:country="US" fo:font-weight="normal" officeooo:rsid="023118e4" style:font-weight-asian="normal" style:font-weight-complex="normal"/>
    </style:style>
    <style:style style:name="T23" style:family="text">
      <style:text-properties fo:language="en" fo:country="US" fo:font-weight="normal" officeooo:rsid="024256cb" style:font-weight-asian="normal" style:font-weight-complex="normal"/>
    </style:style>
    <style:style style:name="T24" style:family="text">
      <style:text-properties fo:language="en" fo:country="US" style:text-underline-style="none"/>
    </style:style>
    <style:style style:name="T25" style:family="text">
      <style:text-properties fo:language="en" fo:country="US" style:text-underline-style="none" fo:font-weight="bold" officeooo:rsid="024256cb" style:font-weight-asian="bold" style:font-weight-complex="bold"/>
    </style:style>
    <style:style style:name="T26" style:family="text">
      <style:text-properties fo:language="en" fo:country="US" style:text-underline-style="none" fo:font-weight="bold" officeooo:rsid="02845f21" style:font-weight-asian="bold" style:font-weight-complex="bold"/>
    </style:style>
    <style:style style:name="T27" style:family="text">
      <style:text-properties fo:language="en" fo:country="US" style:text-underline-style="none" fo:font-weight="bold" officeooo:rsid="00e559f7" style:font-weight-asian="bold" style:font-weight-complex="bold"/>
    </style:style>
    <style:style style:name="T28" style:family="text">
      <style:text-properties fo:language="en" fo:country="US" style:text-underline-style="none" fo:font-weight="bold" officeooo:rsid="00e013b7" style:font-weight-asian="bold" style:font-weight-complex="bold"/>
    </style:style>
    <style:style style:name="T29" style:family="text">
      <style:text-properties fo:language="en" fo:country="US" style:text-underline-style="none" fo:font-weight="bold" officeooo:rsid="0044b003" style:font-weight-asian="bold" style:font-weight-complex="bold"/>
    </style:style>
    <style:style style:name="T30" style:family="text">
      <style:text-properties fo:language="en" fo:country="US" style:text-underline-style="none" fo:font-weight="bold" officeooo:rsid="010fc1b5" style:font-weight-asian="bold" style:font-weight-complex="bold"/>
    </style:style>
    <style:style style:name="T31" style:family="text">
      <style:text-properties fo:language="en" fo:country="US" style:text-underline-style="none" fo:font-weight="bold" officeooo:rsid="04a0d0c9" style:font-weight-asian="bold" style:font-weight-complex="bold"/>
    </style:style>
    <style:style style:name="T32" style:family="text">
      <style:text-properties fo:language="en" fo:country="US" style:text-underline-style="none" fo:font-weight="bold" officeooo:rsid="010a6cdf" style:font-weight-asian="bold" style:font-weight-complex="bold"/>
    </style:style>
    <style:style style:name="T33" style:family="text">
      <style:text-properties fo:language="en" fo:country="US" style:text-underline-style="none" fo:font-weight="bold" officeooo:rsid="01099cc4" style:font-weight-asian="bold" style:font-weight-complex="bold"/>
    </style:style>
    <style:style style:name="T34" style:family="text">
      <style:text-properties fo:language="en" fo:country="US" style:text-underline-style="none" fo:font-weight="bold" officeooo:rsid="010bd870" style:font-weight-asian="bold" style:font-weight-complex="bold"/>
    </style:style>
    <style:style style:name="T35" style:family="text">
      <style:text-properties fo:language="en" fo:country="US" style:text-underline-style="none" fo:font-weight="bold" officeooo:rsid="010c9082" style:font-weight-asian="bold" style:font-weight-complex="bold"/>
    </style:style>
    <style:style style:name="T36" style:family="text">
      <style:text-properties fo:language="en" fo:country="US" style:text-underline-style="none" fo:font-weight="bold" officeooo:rsid="0198e92c" style:font-weight-asian="bold" style:font-weight-complex="bold"/>
    </style:style>
    <style:style style:name="T37" style:family="text">
      <style:text-properties fo:language="en" fo:country="US" style:text-underline-style="none" fo:font-weight="bold" officeooo:rsid="01d0f1b6" style:font-weight-asian="bold" style:font-weight-complex="bold"/>
    </style:style>
    <style:style style:name="T38" style:family="text">
      <style:text-properties fo:language="en" fo:country="US" style:text-underline-style="none" fo:font-weight="normal" officeooo:rsid="023118e4" style:font-weight-asian="normal" style:font-weight-complex="normal"/>
    </style:style>
    <style:style style:name="T39" style:family="text">
      <style:text-properties fo:language="en" fo:country="US" style:text-underline-style="none" fo:font-weight="normal" officeooo:rsid="02303683" style:font-weight-asian="normal" style:font-weight-complex="normal"/>
    </style:style>
    <style:style style:name="T40" style:family="text">
      <style:text-properties fo:language="en" fo:country="US" style:text-underline-style="none" fo:font-weight="normal" officeooo:rsid="010bae4f" style:font-weight-asian="normal" style:font-weight-complex="normal"/>
    </style:style>
    <style:style style:name="T41" style:family="text">
      <style:text-properties fo:language="en" fo:country="US" style:text-underline-style="none" officeooo:rsid="0044b003"/>
    </style:style>
    <style:style style:name="T42" style:family="text">
      <style:text-properties fo:language="en" fo:country="US" style:text-underline-style="none" officeooo:rsid="04a0d0c9"/>
    </style:style>
    <style:style style:name="T43" style:family="text">
      <style:text-properties fo:language="en" fo:country="US" style:text-underline-style="none" officeooo:rsid="034f7d15"/>
    </style:style>
    <style:style style:name="T44" style:family="text">
      <style:text-properties fo:language="en" fo:country="US" officeooo:rsid="00868599"/>
    </style:style>
    <style:style style:name="T45" style:family="text">
      <style:text-properties fo:language="en" fo:country="US" officeooo:rsid="041ddb82"/>
    </style:style>
    <style:style style:name="T46" style:family="text">
      <style:text-properties fo:language="en" fo:country="US" officeooo:rsid="04445f58"/>
    </style:style>
    <style:style style:name="T47" style:family="text">
      <style:text-properties fo:language="en" fo:country="US" fo:font-style="italic" style:text-underline-style="none" fo:font-weight="normal" officeooo:rsid="0460861b" style:font-style-asian="italic" style:font-weight-asian="normal" style:font-style-complex="italic" style:font-weight-complex="normal"/>
    </style:style>
    <style:style style:name="T48" style:family="text">
      <style:text-properties fo:language="en" fo:country="US" officeooo:rsid="047d0f76"/>
    </style:style>
    <style:style style:name="T49" style:family="text">
      <style:text-properties fo:language="en" fo:country="US" officeooo:rsid="04ac2ce0"/>
    </style:style>
    <style:style style:name="T50" style:family="text">
      <style:text-properties fo:language="en" fo:country="US" officeooo:rsid="04ad3a23"/>
    </style:style>
    <style:style style:name="T51" style:family="text">
      <style:text-properties fo:language="en" fo:country="US" officeooo:rsid="03a6483d" style:font-weight-complex="bold"/>
    </style:style>
    <style:style style:name="T52" style:family="text">
      <style:text-properties fo:language="en" fo:country="US" officeooo:rsid="00deb141"/>
    </style:style>
    <style:style style:name="T53" style:family="text">
      <style:text-properties fo:language="ru" fo:country="RU"/>
    </style:style>
    <style:style style:name="T54" style:family="text">
      <style:text-properties fo:language="ru" fo:country="RU" fo:font-weight="bold" style:font-weight-asian="bold" style:font-weight-complex="bold"/>
    </style:style>
    <style:style style:name="T55" style:family="text">
      <style:text-properties fo:language="ru" fo:country="RU" fo:font-weight="bold" officeooo:rsid="0044b003" style:font-weight-asian="bold" style:font-weight-complex="bold"/>
    </style:style>
    <style:style style:name="T56" style:family="text">
      <style:text-properties fo:language="ru" fo:country="RU" fo:font-weight="bold" officeooo:rsid="024256cb" style:font-weight-asian="bold" style:font-weight-complex="bold"/>
    </style:style>
    <style:style style:name="T57" style:family="text">
      <style:text-properties fo:language="ru" fo:country="RU" fo:font-weight="bold" officeooo:rsid="02845f21" style:font-weight-asian="bold" style:font-weight-complex="bold"/>
    </style:style>
    <style:style style:name="T58" style:family="text">
      <style:text-properties fo:language="ru" fo:country="RU" fo:font-weight="bold" officeooo:rsid="04642278" style:font-weight-asian="bold" style:font-weight-complex="bold"/>
    </style:style>
    <style:style style:name="T59" style:family="text">
      <style:text-properties fo:language="ru" fo:country="RU" fo:font-weight="bold" officeooo:rsid="00511929" style:font-weight-asian="bold" style:font-weight-complex="bold"/>
    </style:style>
    <style:style style:name="T60" style:family="text">
      <style:text-properties fo:language="ru" fo:country="RU" fo:font-weight="bold" officeooo:rsid="04156d7b" style:font-weight-asian="bold" style:font-weight-complex="bold"/>
    </style:style>
    <style:style style:name="T61" style:family="text">
      <style:text-properties fo:language="ru" fo:country="RU" fo:font-weight="normal" style:font-weight-asian="normal" style:font-weight-complex="normal"/>
    </style:style>
    <style:style style:name="T62" style:family="text">
      <style:text-properties fo:language="ru" fo:country="RU" fo:font-weight="normal" officeooo:rsid="0081b7d7" style:font-weight-asian="normal" style:font-weight-complex="normal"/>
    </style:style>
    <style:style style:name="T63" style:family="text">
      <style:text-properties fo:language="ru" fo:country="RU" fo:font-weight="normal" officeooo:rsid="008a87d9" style:font-weight-asian="normal" style:font-weight-complex="normal"/>
    </style:style>
    <style:style style:name="T64" style:family="text">
      <style:text-properties fo:language="ru" fo:country="RU" fo:font-weight="normal" officeooo:rsid="0269e287" style:font-weight-asian="normal" style:font-weight-complex="normal"/>
    </style:style>
    <style:style style:name="T65" style:family="text">
      <style:text-properties fo:language="ru" fo:country="RU" fo:font-weight="normal" officeooo:rsid="03b6a2d8" style:font-weight-asian="normal" style:font-weight-complex="normal"/>
    </style:style>
    <style:style style:name="T66" style:family="text">
      <style:text-properties fo:language="ru" fo:country="RU" fo:font-weight="normal" officeooo:rsid="045b3d11" style:font-weight-asian="normal" style:font-weight-complex="normal"/>
    </style:style>
    <style:style style:name="T67" style:family="text">
      <style:text-properties fo:language="ru" fo:country="RU" fo:font-weight="normal" officeooo:rsid="0460861b" style:font-weight-asian="normal" style:font-weight-complex="normal"/>
    </style:style>
    <style:style style:name="T68" style:family="text">
      <style:text-properties fo:language="ru" fo:country="RU" fo:font-weight="normal" officeooo:rsid="050e0b99" style:font-weight-asian="normal" style:font-weight-complex="normal"/>
    </style:style>
    <style:style style:name="T69" style:family="text">
      <style:text-properties fo:language="ru" fo:country="RU" officeooo:rsid="0081b7d7"/>
    </style:style>
    <style:style style:name="T70" style:family="text">
      <style:text-properties fo:language="ru" fo:country="RU" officeooo:rsid="00829897"/>
    </style:style>
    <style:style style:name="T71" style:family="text">
      <style:text-properties fo:language="ru" fo:country="RU" style:text-underline-style="none"/>
    </style:style>
    <style:style style:name="T72" style:family="text">
      <style:text-properties fo:language="ru" fo:country="RU" style:text-underline-style="none" fo:font-weight="normal" officeooo:rsid="02de0f87" style:font-weight-asian="normal" style:font-weight-complex="normal"/>
    </style:style>
    <style:style style:name="T73" style:family="text">
      <style:text-properties fo:language="ru" fo:country="RU" style:text-underline-style="none" fo:font-weight="normal" officeooo:rsid="020f4fda" style:font-weight-asian="normal" style:font-weight-complex="normal"/>
    </style:style>
    <style:style style:name="T74" style:family="text">
      <style:text-properties fo:language="ru" fo:country="RU" style:text-underline-style="none" fo:font-weight="normal" officeooo:rsid="0210e559" style:font-weight-asian="normal" style:font-weight-complex="normal"/>
    </style:style>
    <style:style style:name="T75" style:family="text">
      <style:text-properties fo:language="ru" fo:country="RU" style:text-underline-style="none" fo:font-weight="normal" officeooo:rsid="023118e4" style:font-weight-asian="normal" style:font-weight-complex="normal"/>
    </style:style>
    <style:style style:name="T76" style:family="text">
      <style:text-properties fo:language="ru" fo:country="RU" style:text-underline-style="none" fo:font-weight="normal" officeooo:rsid="02845f21" style:font-weight-asian="normal" style:font-weight-complex="normal"/>
    </style:style>
    <style:style style:name="T77" style:family="text">
      <style:text-properties fo:language="ru" fo:country="RU" style:text-underline-style="none" fo:font-weight="normal" officeooo:rsid="02303683" style:font-weight-asian="normal" style:font-weight-complex="normal"/>
    </style:style>
    <style:style style:name="T78" style:family="text">
      <style:text-properties fo:language="ru" fo:country="RU" style:text-underline-style="none" fo:font-weight="normal" officeooo:rsid="0269e287" style:font-weight-asian="normal" style:font-weight-complex="normal"/>
    </style:style>
    <style:style style:name="T79" style:family="text">
      <style:text-properties fo:language="ru" fo:country="RU" style:text-underline-style="none" fo:font-weight="normal" officeooo:rsid="0295a1a2" style:font-weight-asian="normal" style:font-weight-complex="normal"/>
    </style:style>
    <style:style style:name="T80" style:family="text">
      <style:text-properties fo:language="ru" fo:country="RU" style:text-underline-style="none" fo:font-weight="normal" officeooo:rsid="02981b97" style:font-weight-asian="normal" style:font-weight-complex="normal"/>
    </style:style>
    <style:style style:name="T81" style:family="text">
      <style:text-properties fo:language="ru" fo:country="RU" style:text-underline-style="none" fo:font-weight="normal" officeooo:rsid="02a0df72" style:font-weight-asian="normal" style:font-weight-complex="normal"/>
    </style:style>
    <style:style style:name="T82" style:family="text">
      <style:text-properties fo:language="ru" fo:country="RU" style:text-underline-style="none" fo:font-weight="normal" officeooo:rsid="02a29031" style:font-weight-asian="normal" style:font-weight-complex="normal"/>
    </style:style>
    <style:style style:name="T83" style:family="text">
      <style:text-properties fo:language="ru" fo:country="RU" style:text-underline-style="none" fo:font-weight="normal" officeooo:rsid="037de2a0" style:font-weight-asian="normal" style:font-weight-complex="normal"/>
    </style:style>
    <style:style style:name="T84" style:family="text">
      <style:text-properties fo:language="ru" fo:country="RU" style:text-underline-style="none" fo:font-weight="normal" officeooo:rsid="03a87a69" style:font-weight-asian="normal" style:font-weight-complex="normal"/>
    </style:style>
    <style:style style:name="T85" style:family="text">
      <style:text-properties fo:language="ru" fo:country="RU" style:text-underline-style="none" fo:font-weight="normal" officeooo:rsid="03b6a2d8" style:font-weight-asian="normal" style:font-weight-complex="normal"/>
    </style:style>
    <style:style style:name="T86" style:family="text">
      <style:text-properties fo:language="ru" fo:country="RU" style:text-underline-style="none" fo:font-weight="normal" officeooo:rsid="036ff753" style:font-weight-asian="normal" style:font-weight-complex="normal"/>
    </style:style>
    <style:style style:name="T87" style:family="text">
      <style:text-properties fo:language="ru" fo:country="RU" style:text-underline-style="none" fo:font-weight="normal" officeooo:rsid="041ca035" style:font-weight-asian="normal" style:font-weight-complex="normal"/>
    </style:style>
    <style:style style:name="T88" style:family="text">
      <style:text-properties fo:language="ru" fo:country="RU" style:text-underline-style="none" fo:font-weight="normal" officeooo:rsid="04679812" style:font-weight-asian="normal" style:font-weight-complex="normal"/>
    </style:style>
    <style:style style:name="T89" style:family="text">
      <style:text-properties fo:language="ru" fo:country="RU" style:text-underline-style="none" fo:font-weight="bold" officeooo:rsid="0044b003" style:font-weight-asian="bold" style:font-weight-complex="bold"/>
    </style:style>
    <style:style style:name="T90" style:family="text">
      <style:text-properties fo:language="ru" fo:country="RU" style:text-underline-style="none" fo:font-weight="bold" officeooo:rsid="024256cb" style:font-weight-asian="bold" style:font-weight-complex="bold"/>
    </style:style>
    <style:style style:name="T91" style:family="text">
      <style:text-properties fo:language="ru" fo:country="RU" style:text-underline-style="none" fo:font-weight="bold" officeooo:rsid="0295a1a2" style:font-weight-asian="bold" style:font-weight-complex="bold"/>
    </style:style>
    <style:style style:name="T92" style:family="text">
      <style:text-properties fo:language="ru" fo:country="RU" style:text-underline-style="none" fo:font-weight="bold" officeooo:rsid="037de2a0" style:font-weight-asian="bold" style:font-weight-complex="bold"/>
    </style:style>
    <style:style style:name="T93" style:family="text">
      <style:text-properties fo:language="ru" fo:country="RU" style:text-underline-style="none" fo:font-weight="bold" officeooo:rsid="02845f21" style:font-weight-asian="bold" style:font-weight-complex="bold"/>
    </style:style>
    <style:style style:name="T94" style:family="text">
      <style:text-properties fo:language="ru" fo:country="RU" style:text-underline-style="none" fo:font-weight="bold" officeooo:rsid="00e013b7" style:font-weight-asian="bold" style:font-weight-complex="bold"/>
    </style:style>
    <style:style style:name="T95" style:family="text">
      <style:text-properties fo:language="ru" fo:country="RU" style:text-underline-style="none" fo:font-weight="bold" officeooo:rsid="046446ea" style:font-weight-asian="bold" style:font-weight-complex="bold"/>
    </style:style>
    <style:style style:name="T96" style:family="text">
      <style:text-properties fo:language="ru" fo:country="RU" style:text-underline-style="none" fo:font-weight="bold" officeooo:rsid="00511929" style:font-weight-asian="bold" style:font-weight-complex="bold"/>
    </style:style>
    <style:style style:name="T97" style:family="text">
      <style:text-properties fo:language="ru" fo:country="RU" style:text-underline-style="none" fo:font-weight="bold" officeooo:rsid="007c59c0" style:font-weight-asian="bold" style:font-weight-complex="bold"/>
    </style:style>
    <style:style style:name="T98" style:family="text">
      <style:text-properties fo:language="ru" fo:country="RU" style:text-underline-style="none" fo:font-weight="bold" officeooo:rsid="010bae4f" style:font-weight-asian="bold" style:font-weight-complex="bold"/>
    </style:style>
    <style:style style:name="T99" style:family="text">
      <style:text-properties fo:language="ru" fo:country="RU" style:text-underline-style="none" fo:font-weight="bold" officeooo:rsid="010bd870" style:font-weight-asian="bold" style:font-weight-complex="bold"/>
    </style:style>
    <style:style style:name="T100" style:family="text">
      <style:text-properties fo:language="ru" fo:country="RU" style:text-underline-style="none" fo:font-weight="bold" officeooo:rsid="010c9082" style:font-weight-asian="bold" style:font-weight-complex="bold"/>
    </style:style>
    <style:style style:name="T101" style:family="text">
      <style:text-properties fo:language="ru" fo:country="RU" style:text-underline-style="none" fo:font-weight="bold" officeooo:rsid="033eab83" style:font-weight-asian="bold" style:font-weight-complex="bold"/>
    </style:style>
    <style:style style:name="T102" style:family="text">
      <style:text-properties fo:language="ru" fo:country="RU" style:text-underline-style="none" fo:font-weight="bold" officeooo:rsid="03408210" style:font-weight-asian="bold" style:font-weight-complex="bold"/>
    </style:style>
    <style:style style:name="T103" style:family="text">
      <style:text-properties fo:language="ru" fo:country="RU" style:text-underline-style="none" fo:font-weight="bold" officeooo:rsid="0198e92c" style:font-weight-asian="bold" style:font-weight-complex="bold"/>
    </style:style>
    <style:style style:name="T104" style:family="text">
      <style:text-properties fo:language="ru" fo:country="RU" style:text-underline-style="none" fo:font-weight="bold" officeooo:rsid="03716d86" style:font-weight-asian="bold" style:font-weight-complex="bold"/>
    </style:style>
    <style:style style:name="T105" style:family="text">
      <style:text-properties fo:language="ru" fo:country="RU" style:text-underline-style="none" fo:font-weight="bold" officeooo:rsid="033af413" style:font-weight-asian="bold" style:font-weight-complex="bold"/>
    </style:style>
    <style:style style:name="T106" style:family="text">
      <style:text-properties fo:language="ru" fo:country="RU" style:text-underline-style="none" fo:font-weight="bold" officeooo:rsid="03ef153c" style:font-weight-asian="bold" style:font-weight-complex="bold"/>
    </style:style>
    <style:style style:name="T107" style:family="text">
      <style:text-properties fo:language="ru" fo:country="RU" style:text-underline-style="none" officeooo:rsid="02f5d608"/>
    </style:style>
    <style:style style:name="T108" style:family="text">
      <style:text-properties fo:language="ru" fo:country="RU" style:text-underline-style="none" officeooo:rsid="0044b003"/>
    </style:style>
    <style:style style:name="T109" style:family="text">
      <style:text-properties fo:language="ru" fo:country="RU" style:text-underline-style="none" officeooo:rsid="03a87a69"/>
    </style:style>
    <style:style style:name="T110" style:family="text">
      <style:text-properties fo:language="ru" fo:country="RU" style:text-underline-style="none" officeooo:rsid="02fb60a7"/>
    </style:style>
    <style:style style:name="T111" style:family="text">
      <style:text-properties fo:language="ru" fo:country="RU" officeooo:rsid="0044b003"/>
    </style:style>
    <style:style style:name="T112" style:family="text">
      <style:text-properties fo:language="ru" fo:country="RU" officeooo:rsid="03be9bb6"/>
    </style:style>
    <style:style style:name="T113" style:family="text">
      <style:text-properties fo:language="ru" fo:country="RU" officeooo:rsid="03e9eb0b"/>
    </style:style>
    <style:style style:name="T114" style:family="text">
      <style:text-properties fo:language="ru" fo:country="RU" fo:font-style="italic" style:text-underline-style="none" fo:font-weight="normal" officeooo:rsid="0460861b" style:font-style-asian="italic" style:font-weight-asian="normal" style:font-style-complex="italic" style:font-weight-complex="normal"/>
    </style:style>
    <style:style style:name="T115" style:family="text">
      <style:text-properties fo:language="ru" fo:country="RU" fo:font-style="italic" style:font-style-asian="italic" style:font-style-complex="italic"/>
    </style:style>
    <style:style style:name="T116" style:family="text">
      <style:text-properties fo:language="ru" fo:country="RU" officeooo:rsid="0477b155"/>
    </style:style>
    <style:style style:name="T117" style:family="text">
      <style:text-properties fo:language="ru" fo:country="RU" officeooo:rsid="047aaf35"/>
    </style:style>
    <style:style style:name="T118" style:family="text">
      <style:text-properties fo:language="ru" fo:country="RU" officeooo:rsid="047d0f76"/>
    </style:style>
    <style:style style:name="T119" style:family="text">
      <style:text-properties fo:language="ru" fo:country="RU" officeooo:rsid="002951e3"/>
    </style:style>
    <style:style style:name="T120" style:family="text">
      <style:text-properties fo:language="ru" fo:country="RU" officeooo:rsid="04d66e82"/>
    </style:style>
    <style:style style:name="T121" style:family="text">
      <style:text-properties fo:language="ru" fo:country="RU" officeooo:rsid="04ae502c"/>
    </style:style>
    <style:style style:name="T122" style:family="text">
      <style:text-properties fo:language="ru" fo:country="RU" officeooo:rsid="04d2e1d9"/>
    </style:style>
    <style:style style:name="T123" style:family="text">
      <style:text-properties fo:language="ru" fo:country="RU" officeooo:rsid="04156d7b"/>
    </style:style>
    <style:style style:name="T124" style:family="text">
      <style:text-properties fo:language="ru" fo:country="RU" officeooo:rsid="04d47631"/>
    </style:style>
    <style:style style:name="T125" style:family="text">
      <style:text-properties fo:language="ru" fo:country="RU" officeooo:rsid="010bae4f"/>
    </style:style>
    <style:style style:name="T126" style:family="text">
      <style:text-properties fo:language="ru" fo:country="RU" officeooo:rsid="040dc70c"/>
    </style:style>
    <style:style style:name="T127" style:family="text">
      <style:text-properties fo:language="ru" fo:country="RU" officeooo:rsid="03408210"/>
    </style:style>
    <style:style style:name="T128" style:family="text">
      <style:text-properties fo:language="ru" fo:country="RU" officeooo:rsid="0198e92c"/>
    </style:style>
    <style:style style:name="T129" style:family="text">
      <style:text-properties fo:language="ru" fo:country="RU" officeooo:rsid="04591e00"/>
    </style:style>
    <style:style style:name="T130" style:family="text">
      <style:text-properties fo:language="ru" fo:country="RU" officeooo:rsid="049f5099"/>
    </style:style>
    <style:style style:name="T131" style:family="text">
      <style:text-properties fo:font-weight="normal" style:font-weight-asian="normal" style:font-weight-complex="normal"/>
    </style:style>
    <style:style style:name="T132" style:family="text">
      <style:text-properties fo:font-weight="normal" officeooo:rsid="011a3637" style:font-weight-asian="normal" style:font-weight-complex="normal"/>
    </style:style>
    <style:style style:name="T133" style:family="text">
      <style:text-properties fo:font-weight="normal" officeooo:rsid="03ba8161" style:font-weight-asian="normal" style:font-weight-complex="normal"/>
    </style:style>
    <style:style style:name="T134" style:family="text">
      <style:text-properties fo:font-weight="normal" officeooo:rsid="03b508f1" style:font-weight-asian="normal" style:font-weight-complex="normal"/>
    </style:style>
    <style:style style:name="T135" style:family="text">
      <style:text-properties fo:font-weight="normal" officeooo:rsid="045ef17b" style:font-weight-asian="normal" style:font-weight-complex="normal"/>
    </style:style>
    <style:style style:name="T136" style:family="text">
      <style:text-properties fo:font-weight="normal" officeooo:rsid="050e0b99" style:font-weight-asian="normal" style:font-weight-complex="normal"/>
    </style:style>
    <style:style style:name="T137" style:family="text">
      <style:text-properties officeooo:rsid="007d3ec4"/>
    </style:style>
    <style:style style:name="T138" style:family="text">
      <style:text-properties style:text-underline-style="none"/>
    </style:style>
    <style:style style:name="T139" style:family="text">
      <style:text-properties style:text-underline-style="none" fo:font-weight="bold" officeooo:rsid="02fb60a7" style:font-weight-asian="bold" style:font-weight-complex="bold"/>
    </style:style>
    <style:style style:name="T140" style:family="text">
      <style:text-properties style:text-underline-style="none" fo:font-weight="bold" officeooo:rsid="02de0f87" style:font-weight-asian="bold" style:font-weight-complex="bold"/>
    </style:style>
    <style:style style:name="T141" style:family="text">
      <style:text-properties style:text-underline-style="none" fo:font-weight="bold" officeooo:rsid="0044b003" style:font-weight-asian="bold" style:font-weight-complex="bold"/>
    </style:style>
    <style:style style:name="T142" style:family="text">
      <style:text-properties style:text-underline-style="none" fo:font-weight="bold" officeooo:rsid="02f5d608" style:font-weight-asian="bold" style:font-weight-complex="bold"/>
    </style:style>
    <style:style style:name="T143" style:family="text">
      <style:text-properties style:text-underline-style="none" officeooo:rsid="02fb60a7"/>
    </style:style>
    <style:style style:name="T144" style:family="text">
      <style:text-properties style:text-underline-style="none" officeooo:rsid="02de0f87"/>
    </style:style>
    <style:style style:name="T145" style:family="text">
      <style:text-properties style:text-underline-style="none" officeooo:rsid="010fc1b5"/>
    </style:style>
    <style:style style:name="T146" style:family="text">
      <style:text-properties fo:language="uk" fo:country="UA"/>
    </style:style>
    <style:style style:name="T147" style:family="text">
      <style:text-properties fo:language="uk" fo:country="UA" fo:font-weight="normal" style:font-weight-asian="normal" style:font-weight-complex="normal"/>
    </style:style>
    <style:style style:name="T148" style:family="text">
      <style:text-properties fo:language="uk" fo:country="UA" fo:font-weight="normal" officeooo:rsid="0269e287" style:font-weight-asian="normal" style:font-weight-complex="normal"/>
    </style:style>
    <style:style style:name="T149" style:family="text">
      <style:text-properties fo:language="uk" fo:country="UA" fo:font-weight="normal" officeooo:rsid="023118e4" style:font-weight-asian="normal" style:font-weight-complex="normal"/>
    </style:style>
    <style:style style:name="T150" style:family="text">
      <style:text-properties fo:language="uk" fo:country="UA" fo:font-weight="normal" officeooo:rsid="045cfa4d" style:font-weight-asian="normal" style:font-weight-complex="normal"/>
    </style:style>
    <style:style style:name="T151" style:family="text">
      <style:text-properties fo:language="uk" fo:country="UA" fo:font-weight="normal" officeooo:rsid="050e0b99" style:font-weight-asian="normal" style:font-weight-complex="normal"/>
    </style:style>
    <style:style style:name="T152" style:family="text">
      <style:text-properties fo:language="uk" fo:country="UA" style:text-underline-style="none"/>
    </style:style>
    <style:style style:name="T153" style:family="text">
      <style:text-properties fo:language="uk" fo:country="UA" style:text-underline-style="none" fo:font-weight="bold" officeooo:rsid="010fc1b5" style:font-weight-asian="bold" style:font-weight-complex="bold"/>
    </style:style>
    <style:style style:name="T154" style:family="text">
      <style:text-properties fo:language="uk" fo:country="UA" style:text-underline-style="none" fo:font-weight="bold" officeooo:rsid="02845f21" style:font-weight-asian="bold" style:font-weight-complex="bold"/>
    </style:style>
    <style:style style:name="T155" style:family="text">
      <style:text-properties fo:language="uk" fo:country="UA" style:text-underline-style="none" fo:font-weight="bold" officeooo:rsid="024256cb" style:font-weight-asian="bold" style:font-weight-complex="bold"/>
    </style:style>
    <style:style style:name="T156" style:family="text">
      <style:text-properties fo:language="uk" fo:country="UA" style:text-underline-style="none" fo:font-weight="bold" officeooo:rsid="046446ea" style:font-weight-asian="bold" style:font-weight-complex="bold"/>
    </style:style>
    <style:style style:name="T157" style:family="text">
      <style:text-properties fo:language="uk" fo:country="UA" style:text-underline-style="none" fo:font-weight="bold" officeooo:rsid="02a0df72" style:font-weight-asian="bold" style:font-weight-complex="bold"/>
    </style:style>
    <style:style style:name="T158" style:family="text">
      <style:text-properties fo:language="uk" fo:country="UA" style:text-underline-style="none" fo:font-weight="bold" officeooo:rsid="010bd870" style:font-weight-asian="bold" style:font-weight-complex="bold"/>
    </style:style>
    <style:style style:name="T159" style:family="text">
      <style:text-properties fo:language="uk" fo:country="UA" style:text-underline-style="none" fo:font-weight="bold" officeooo:rsid="010c9082" style:font-weight-asian="bold" style:font-weight-complex="bold"/>
    </style:style>
    <style:style style:name="T160" style:family="text">
      <style:text-properties fo:language="uk" fo:country="UA" style:text-underline-style="none" fo:font-weight="bold" officeooo:rsid="01d0f1b6" style:font-weight-asian="bold" style:font-weight-complex="bold"/>
    </style:style>
    <style:style style:name="T161" style:family="text">
      <style:text-properties fo:language="uk" fo:country="UA" style:text-underline-style="none" fo:font-weight="normal" officeooo:rsid="023118e4" style:font-weight-asian="normal" style:font-weight-complex="normal"/>
    </style:style>
    <style:style style:name="T162" style:family="text">
      <style:text-properties fo:language="uk" fo:country="UA" style:text-underline-style="none" fo:font-weight="normal" officeooo:rsid="0284bcfe" style:font-weight-asian="normal" style:font-weight-complex="normal"/>
    </style:style>
    <style:style style:name="T163" style:family="text">
      <style:text-properties fo:language="uk" fo:country="UA" style:text-underline-style="none" fo:font-weight="normal" officeooo:rsid="02303683" style:font-weight-asian="normal" style:font-weight-complex="normal"/>
    </style:style>
    <style:style style:name="T164" style:family="text">
      <style:text-properties fo:language="uk" fo:country="UA" style:text-underline-style="none" fo:font-weight="normal" officeooo:rsid="0269e287" style:font-weight-asian="normal" style:font-weight-complex="normal"/>
    </style:style>
    <style:style style:name="T165" style:family="text">
      <style:text-properties fo:language="uk" fo:country="UA" style:text-underline-style="none" fo:font-weight="normal" officeooo:rsid="0295a1a2" style:font-weight-asian="normal" style:font-weight-complex="normal"/>
    </style:style>
    <style:style style:name="T166" style:family="text">
      <style:text-properties fo:language="uk" fo:country="UA" style:text-underline-style="none" fo:font-weight="normal" officeooo:rsid="025a4c50" style:font-weight-asian="normal" style:font-weight-complex="normal"/>
    </style:style>
    <style:style style:name="T167" style:family="text">
      <style:text-properties fo:language="uk" fo:country="UA" style:text-underline-style="none" fo:font-weight="normal" officeooo:rsid="02a0df72" style:font-weight-asian="normal" style:font-weight-complex="normal"/>
    </style:style>
    <style:style style:name="T168" style:family="text">
      <style:text-properties fo:language="uk" fo:country="UA" style:text-underline-style="none" fo:font-weight="normal" officeooo:rsid="02a29031" style:font-weight-asian="normal" style:font-weight-complex="normal"/>
    </style:style>
    <style:style style:name="T169" style:family="text">
      <style:text-properties fo:language="uk" fo:country="UA" style:text-underline-style="none" fo:font-weight="normal" officeooo:rsid="041ca035" style:font-weight-asian="normal" style:font-weight-complex="normal"/>
    </style:style>
    <style:style style:name="T170" style:family="text">
      <style:text-properties fo:language="uk" fo:country="UA" style:text-underline-style="none" fo:font-weight="normal" officeooo:rsid="04650091" style:font-weight-asian="normal" style:font-weight-complex="normal"/>
    </style:style>
    <style:style style:name="T171" style:family="text">
      <style:text-properties fo:language="uk" fo:country="UA" style:text-underline-style="none" officeooo:rsid="02dfc006"/>
    </style:style>
    <style:style style:name="T172" style:family="text">
      <style:text-properties fo:language="uk" fo:country="UA" style:text-underline-style="none" officeooo:rsid="02db2c74"/>
    </style:style>
    <style:style style:name="T173" style:family="text">
      <style:text-properties fo:language="uk" fo:country="UA" style:text-underline-style="none" officeooo:rsid="02f9b65f"/>
    </style:style>
    <style:style style:name="T174" style:family="text">
      <style:text-properties fo:language="uk" fo:country="UA" style:text-underline-style="none" officeooo:rsid="0044b003"/>
    </style:style>
    <style:style style:name="T175" style:family="text">
      <style:text-properties fo:language="uk" fo:country="UA" fo:font-weight="bold" style:font-weight-asian="bold" style:font-weight-complex="bold"/>
    </style:style>
    <style:style style:name="T176" style:family="text">
      <style:text-properties fo:language="uk" fo:country="UA" fo:font-weight="bold" officeooo:rsid="046446ea" style:font-weight-asian="bold" style:font-weight-complex="bold"/>
    </style:style>
    <style:style style:name="T177" style:family="text">
      <style:text-properties fo:language="uk" fo:country="UA" fo:font-weight="bold" officeooo:rsid="00ffac70" style:font-weight-asian="bold" style:font-weight-complex="bold"/>
    </style:style>
    <style:style style:name="T178" style:family="text">
      <style:text-properties fo:language="uk" fo:country="UA" fo:font-weight="bold" officeooo:rsid="050e0b99" style:font-weight-asian="bold" style:font-weight-complex="bold"/>
    </style:style>
    <style:style style:name="T179" style:family="text">
      <style:text-properties fo:language="uk" fo:country="UA" style:text-underline-style="solid" style:text-underline-width="auto" style:text-underline-color="font-color" fo:font-weight="bold" officeooo:rsid="02845f21" style:font-weight-asian="bold" style:font-weight-complex="bold"/>
    </style:style>
    <style:style style:name="T180" style:family="text">
      <style:text-properties fo:language="uk" fo:country="UA" officeooo:rsid="03a7456f"/>
    </style:style>
    <style:style style:name="T181" style:family="text">
      <style:text-properties fo:language="uk" fo:country="UA" officeooo:rsid="041f2c2d"/>
    </style:style>
    <style:style style:name="T182" style:family="text">
      <style:text-properties fo:language="uk" fo:country="UA" officeooo:rsid="04445f58"/>
    </style:style>
    <style:style style:name="T183" style:family="text">
      <style:text-properties fo:language="uk" fo:country="UA" fo:font-style="italic" style:text-underline-style="none" fo:font-weight="normal" officeooo:rsid="04642278" style:font-style-asian="italic" style:font-weight-asian="normal" style:font-style-complex="italic" style:font-weight-complex="normal"/>
    </style:style>
    <style:style style:name="T184" style:family="text">
      <style:text-properties fo:language="uk" fo:country="UA" officeooo:rsid="02a0df72"/>
    </style:style>
    <style:style style:name="T185" style:family="text">
      <style:text-properties fo:language="uk" fo:country="UA" officeooo:rsid="046446ea"/>
    </style:style>
    <style:style style:name="T186" style:family="text">
      <style:text-properties fo:language="uk" fo:country="UA" officeooo:rsid="04ad3a23"/>
    </style:style>
    <style:style style:name="T187" style:family="text">
      <style:text-properties fo:language="uk" fo:country="UA" officeooo:rsid="03a6483d" style:font-weight-complex="bold"/>
    </style:style>
    <style:style style:name="T188" style:family="text">
      <style:text-properties fo:language="uk" fo:country="UA" officeooo:rsid="02db2c74"/>
    </style:style>
    <style:style style:name="T189" style:family="text">
      <style:text-properties fo:language="uk" fo:country="UA" officeooo:rsid="04a0d0c9"/>
    </style:style>
    <style:style style:name="T190" style:family="text">
      <style:text-properties fo:language="uk" fo:country="UA" officeooo:rsid="0044b003"/>
    </style:style>
    <style:style style:name="T191" style:family="text">
      <style:text-properties fo:language="uk" fo:country="UA" officeooo:rsid="04ba062b"/>
    </style:style>
    <style:style style:name="T192" style:family="text">
      <style:text-properties fo:language="uk" fo:country="UA" officeooo:rsid="04591e00"/>
    </style:style>
    <style:style style:name="T193" style:family="text">
      <style:text-properties fo:language="uk" fo:country="UA" officeooo:rsid="00fe5777"/>
    </style:style>
    <style:style style:name="T194" style:family="text">
      <style:text-properties fo:color="#141414" fo:language="ru" fo:country="RU" style:text-underline-style="none" fo:font-weight="bold" officeooo:rsid="0388a45d" style:font-weight-asian="bold" style:font-weight-complex="bold"/>
    </style:style>
    <style:style style:name="T195" style:family="text">
      <style:text-properties fo:color="#141414" fo:language="ru" fo:country="RU" style:text-underline-style="none" fo:font-weight="bold" officeooo:rsid="03a3eaad" style:font-weight-asian="bold" style:font-weight-complex="bold"/>
    </style:style>
    <style:style style:name="T196" style:family="text">
      <style:text-properties fo:color="#141414" fo:language="ru" fo:country="RU" style:text-underline-style="none" fo:font-weight="normal" officeooo:rsid="0387b9b2" style:font-weight-asian="normal" style:font-weight-complex="normal"/>
    </style:style>
    <style:style style:name="T197" style:family="text">
      <style:text-properties fo:color="#141414" fo:language="ru" fo:country="RU" style:text-underline-style="none" fo:font-weight="normal" officeooo:rsid="03a87b84" style:font-weight-asian="normal" style:font-weight-complex="normal"/>
    </style:style>
    <style:style style:name="T198" style:family="text">
      <style:text-properties fo:color="#141414" fo:language="ru" fo:country="RU" fo:font-weight="normal" style:font-weight-asian="normal"/>
    </style:style>
    <style:style style:name="T199" style:family="text">
      <style:text-properties fo:color="#141414" fo:language="ru" fo:country="RU" fo:font-weight="normal" style:font-weight-asian="normal" style:font-weight-complex="normal"/>
    </style:style>
    <style:style style:name="T200" style:family="text">
      <style:text-properties fo:color="#141414" fo:language="ru" fo:country="RU" fo:font-weight="normal" officeooo:rsid="03a3eaad" style:font-weight-asian="normal" style:font-weight-complex="normal"/>
    </style:style>
    <style:style style:name="T201" style:family="text">
      <style:text-properties fo:color="#141414" fo:language="ru" fo:country="RU" fo:font-weight="normal" officeooo:rsid="03a3eaad" style:font-weight-asian="normal"/>
    </style:style>
    <style:style style:name="T202" style:family="text">
      <style:text-properties fo:color="#141414" fo:language="ru" fo:country="RU" fo:font-weight="normal" officeooo:rsid="03a5bd8f" style:font-weight-asian="normal"/>
    </style:style>
    <style:style style:name="T203" style:family="text">
      <style:text-properties fo:color="#141414" fo:language="ru" fo:country="RU" fo:font-weight="normal" officeooo:rsid="03a6483d" style:font-weight-asian="normal"/>
    </style:style>
    <style:style style:name="T204" style:family="text">
      <style:text-properties fo:color="#141414" fo:language="ru" fo:country="RU" fo:font-weight="normal" officeooo:rsid="03a7456f" style:font-weight-asian="normal"/>
    </style:style>
    <style:style style:name="T205" style:family="text">
      <style:text-properties fo:color="#141414" fo:language="ru" fo:country="RU" fo:font-weight="bold" style:font-weight-asian="bold"/>
    </style:style>
    <style:style style:name="T206" style:family="text">
      <style:text-properties fo:color="#141414" fo:language="ru" fo:country="RU" fo:font-weight="bold" style:font-weight-asian="bold" style:font-weight-complex="bold"/>
    </style:style>
    <style:style style:name="T207" style:family="text">
      <style:text-properties fo:color="#141414" fo:language="ru" fo:country="RU" fo:font-weight="bold" officeooo:rsid="0388a45d" style:font-weight-asian="bold" style:font-weight-complex="bold"/>
    </style:style>
    <style:style style:name="T208" style:family="text">
      <style:text-properties fo:color="#141414" fo:language="uk" fo:country="UA" style:text-underline-style="none" fo:font-weight="normal" officeooo:rsid="02e337fd" style:font-weight-asian="normal" style:font-weight-complex="normal"/>
    </style:style>
    <style:style style:name="T209" style:family="text">
      <style:text-properties fo:color="#141414" fo:language="uk" fo:country="UA" style:text-underline-style="none" fo:font-weight="bold" officeooo:rsid="02dfc006" style:font-weight-asian="bold" style:font-weight-complex="bold"/>
    </style:style>
    <style:style style:name="T210" style:family="text">
      <style:text-properties fo:color="#141414" fo:language="uk" fo:country="UA" fo:font-weight="normal" style:font-weight-asian="normal"/>
    </style:style>
    <style:style style:name="T211" style:family="text">
      <style:text-properties fo:color="#141414" fo:language="uk" fo:country="UA" fo:font-weight="normal" officeooo:rsid="03a68f29" style:font-weight-asian="normal"/>
    </style:style>
    <style:style style:name="T212" style:family="text">
      <style:text-properties fo:color="#141414" fo:language="uk" fo:country="UA" fo:font-weight="normal" officeooo:rsid="03a7456f" style:font-weight-asian="normal"/>
    </style:style>
    <style:style style:name="T213" style:family="text">
      <style:text-properties fo:color="#141414" fo:language="uk" fo:country="UA" fo:font-weight="bold" officeooo:rsid="0388a45d" style:font-weight-asian="bold" style:font-weight-complex="bold"/>
    </style:style>
    <style:style style:name="T214" style:family="text">
      <style:text-properties fo:color="#141414" fo:language="uk" fo:country="UA" fo:font-weight="bold" officeooo:rsid="03a68f29" style:font-weight-asian="bold" style:font-weight-complex="bold"/>
    </style:style>
    <style:style style:name="T215" style:family="text">
      <style:text-properties fo:color="#141414" fo:language="uk" fo:country="UA" fo:font-weight="bold" officeooo:rsid="03a7456f" style:font-weight-asian="bold" style:font-weight-complex="bold"/>
    </style:style>
    <style:style style:name="T216" style:family="text">
      <style:text-properties fo:color="#141414" fo:language="en" fo:country="US" style:text-underline-style="none" fo:font-weight="bold" officeooo:rsid="02e337fd" style:font-weight-asian="bold" style:font-weight-complex="bold"/>
    </style:style>
    <style:style style:name="T217" style:family="text">
      <style:text-properties fo:color="#141414" fo:language="en" fo:country="US" style:text-underline-style="none" fo:font-weight="bold" officeooo:rsid="0387b9b2" style:font-weight-asian="bold" style:font-weight-complex="bold"/>
    </style:style>
    <style:style style:name="T218" style:family="text">
      <style:text-properties fo:color="#141414" fo:language="en" fo:country="US" style:text-underline-style="none" fo:font-weight="bold" officeooo:rsid="024256cb" style:font-weight-asian="bold" style:font-weight-complex="bold"/>
    </style:style>
    <style:style style:name="T219" style:family="text">
      <style:text-properties fo:color="#141414" fo:language="en" fo:country="US" fo:font-weight="bold" officeooo:rsid="03be9bb6" style:font-weight-asian="bold"/>
    </style:style>
    <style:style style:name="T220" style:family="text">
      <style:text-properties fo:color="#141414" fo:language="el" fo:country="GR" fo:font-weight="bold" style:font-weight-asian="bold"/>
    </style:style>
    <style:style style:name="T221" style:family="text">
      <style:text-properties fo:color="#141414" fo:language="el" fo:country="GR" fo:font-weight="normal" style:font-weight-asian="normal"/>
    </style:style>
    <style:style style:name="T222" style:family="text">
      <style:text-properties fo:color="#141414" fo:language="el" fo:country="GR" fo:font-weight="normal" style:font-weight-asian="normal" style:font-weight-complex="normal"/>
    </style:style>
    <style:style style:name="T223" style:family="text">
      <style:text-properties fo:color="#141414" style:font-name="Liberation Serif" fo:font-size="12pt" fo:language="ru" fo:country="RU" fo:font-style="normal" fo:font-weight="bold" style:font-size-asian="12pt" style:font-style-asian="normal" style:font-weight-asian="bold" style:font-size-complex="12pt" style:font-style-complex="normal"/>
    </style:style>
    <style:style style:name="T224" style:family="text">
      <style:text-properties fo:color="#141414" style:font-name="Liberation Serif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5" style:family="text">
      <style:text-properties fo:color="#141414" style:font-name="Liberation Serif" fo:font-size="12pt" fo:language="ru" fo:country="RU" fo:font-style="normal" fo:font-weight="bold" officeooo:rsid="0388a45d" style:font-size-asian="12pt" style:font-style-asian="normal" style:font-weight-asian="bold" style:font-size-complex="12pt" style:font-style-complex="normal" style:font-weight-complex="bold"/>
    </style:style>
    <style:style style:name="T226" style:family="text">
      <style:text-properties fo:color="#141414" style:font-name="Liberation Serif" fo:font-size="12pt" fo:language="ru" fo:country="RU" fo:font-style="normal" fo:font-weight="bold" officeooo:rsid="03bbb88f" style:font-size-asian="12pt" style:font-style-asian="normal" style:font-weight-asian="bold" style:font-size-complex="12pt" style:font-style-complex="normal" style:font-weight-complex="bold"/>
    </style:style>
    <style:style style:name="T227" style:family="text">
      <style:text-properties fo:color="#141414" style:font-name="Liberation Serif" fo:font-size="12pt" fo:language="ru" fo:country="RU" fo:font-style="normal" fo:font-weight="bold" officeooo:rsid="03a87b84" style:font-size-asian="12pt" style:font-style-asian="normal" style:font-weight-asian="bold" style:font-size-complex="12pt" style:font-style-complex="normal" style:font-weight-complex="bold"/>
    </style:style>
    <style:style style:name="T228" style:family="text">
      <style:text-properties fo:color="#141414" style:font-name="Liberation Serif" fo:font-size="12pt" fo:language="ru" fo:country="RU" fo:font-style="normal" fo:font-weight="bold" officeooo:rsid="043ab547" style:font-size-asian="12pt" style:font-style-asian="normal" style:font-weight-asian="bold" style:font-size-complex="12pt" style:font-style-complex="normal" style:font-weight-complex="bold"/>
    </style:style>
    <style:style style:name="T229" style:family="text">
      <style:text-properties fo:color="#141414" style:font-name="Liberation Serif" fo:font-size="12pt" fo:language="ru" fo:country="RU" fo:font-style="normal" fo:font-weight="bold" officeooo:rsid="03cbd397" style:font-size-asian="12pt" style:font-style-asian="normal" style:font-weight-asian="bold" style:font-size-complex="12pt" style:font-style-complex="normal" style:font-weight-complex="bold"/>
    </style:style>
    <style:style style:name="T230" style:family="text">
      <style:text-properties fo:color="#141414" style:font-name="Liberation Serif" fo:font-size="12pt" fo:language="ru" fo:country="RU" fo:font-style="normal" fo:font-weight="bold" officeooo:rsid="049e343f" style:font-size-asian="12pt" style:font-style-asian="normal" style:font-weight-asian="bold" style:font-size-complex="12pt" style:font-style-complex="normal" style:font-weight-complex="bold"/>
    </style:style>
    <style:style style:name="T231" style:family="text">
      <style:text-properties fo:color="#141414" style:font-name="Liberation Serif" fo:font-size="12pt" fo:language="ru" fo:country="RU" fo:font-style="normal" fo:font-weight="bold" officeooo:rsid="043ab547" style:font-size-asian="12pt" style:font-style-asian="normal" style:font-weight-asian="bold" style:font-size-complex="12pt" style:font-style-complex="normal"/>
    </style:style>
    <style:style style:name="T232" style:family="text">
      <style:text-properties fo:color="#141414" style:font-name="Liberation Serif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normal"/>
    </style:style>
    <style:style style:name="T233" style:family="text">
      <style:text-properties fo:color="#141414" style:font-name="Liberation Serif" fo:font-size="12pt" fo:language="ru" fo:country="RU" fo:font-style="normal" fo:font-weight="bold" officeooo:rsid="0489801c" style:font-size-asian="12pt" style:font-style-asian="normal" style:font-weight-asian="bold" style:font-size-complex="12pt" style:font-style-complex="normal" style:font-weight-complex="normal"/>
    </style:style>
    <style:style style:name="T234" style:family="text">
      <style:text-properties fo:color="#141414" style:font-name="Liberation Serif" fo:font-size="12pt" fo:language="ru" fo:country="RU" fo:font-style="normal" fo:font-weight="bold" officeooo:rsid="048ae167" style:font-size-asian="12pt" style:font-style-asian="normal" style:font-weight-asian="bold" style:font-size-complex="12pt" style:font-style-complex="normal" style:font-weight-complex="normal"/>
    </style:style>
    <style:style style:name="T235" style:family="text">
      <style:text-properties fo:color="#141414" style:font-name="Liberation Serif" fo:font-size="12pt" fo:language="ru" fo:country="RU" fo:font-style="normal" fo:font-weight="bold" officeooo:rsid="048afa0a" style:font-size-asian="12pt" style:font-style-asian="normal" style:font-weight-asian="bold" style:font-size-complex="12pt" style:font-style-complex="normal" style:font-weight-complex="normal"/>
    </style:style>
    <style:style style:name="T236" style:family="text">
      <style:text-properties fo:color="#141414" style:font-name="Liberation Serif" fo:font-size="12pt" fo:language="ru" fo:country="RU" fo:font-style="normal" fo:font-weight="bold" officeooo:rsid="048cd570" style:font-size-asian="12pt" style:font-style-asian="normal" style:font-weight-asian="bold" style:font-size-complex="12pt" style:font-style-complex="normal" style:font-weight-complex="normal"/>
    </style:style>
    <style:style style:name="T237" style:family="text">
      <style:text-properties fo:color="#141414" style:font-name="Liberation Serif" fo:font-size="12pt" fo:language="ru" fo:country="RU" fo:font-style="normal" fo:font-weight="bold" officeooo:rsid="043ab547" style:font-size-asian="12pt" style:font-style-asian="normal" style:font-weight-asian="bold" style:font-size-complex="12pt" style:font-style-complex="normal" style:font-weight-complex="normal"/>
    </style:style>
    <style:style style:name="T238" style:family="text">
      <style:text-properties fo:color="#141414" style:font-name="Liberation Serif" fo:font-size="12pt" fo:language="ru" fo:country="RU" fo:font-style="normal" fo:font-weight="bold" officeooo:rsid="04eed0ab" style:font-size-asian="12pt" style:font-style-asian="normal" style:font-weight-asian="bold" style:font-size-complex="12pt" style:font-style-complex="normal"/>
    </style:style>
    <style:style style:name="T239" style:family="text">
      <style:text-properties fo:color="#141414" style:font-name="Liberation Serif" fo:font-size="12pt" fo:language="ru" fo:country="RU" fo:font-style="normal" fo:font-weight="normal" style:font-size-asian="12pt" style:font-style-asian="normal" style:font-weight-asian="normal" style:font-size-complex="12pt" style:font-style-complex="normal"/>
    </style:style>
    <style:style style:name="T240" style:family="text">
      <style:text-properties fo:color="#141414" style:font-name="Liberation Serif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color="#141414" style:font-name="Liberation Serif" fo:font-size="12pt" fo:language="ru" fo:country="RU" fo:font-style="normal" fo:font-weight="normal" officeooo:rsid="03a3eaad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color="#141414" style:font-name="Liberation Serif" fo:font-size="12pt" fo:language="ru" fo:country="RU" fo:font-style="normal" fo:font-weight="normal" officeooo:rsid="048ae167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color="#141414" style:font-name="Liberation Serif" fo:font-size="12pt" fo:language="ru" fo:country="RU" fo:font-style="normal" fo:font-weight="normal" officeooo:rsid="0489801c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color="#141414" style:font-name="Liberation Serif" fo:font-size="12pt" fo:language="ru" fo:country="RU" fo:font-style="normal" fo:font-weight="normal" officeooo:rsid="03bbb88f" style:font-size-asian="12pt" style:font-style-asian="normal" style:font-weight-asian="normal" style:font-size-complex="12pt" style:font-style-complex="normal"/>
    </style:style>
    <style:style style:name="T245" style:family="text">
      <style:text-properties fo:color="#141414" style:font-name="Liberation Serif" fo:font-size="12pt" fo:language="ru" fo:country="RU" fo:font-style="normal" fo:font-weight="normal" officeooo:rsid="03cd0382" style:font-size-asian="12pt" style:font-style-asian="normal" style:font-weight-asian="normal" style:font-size-complex="12pt" style:font-style-complex="normal"/>
    </style:style>
    <style:style style:name="T246" style:family="text">
      <style:text-properties fo:color="#141414" style:font-name="Liberation Serif" fo:font-size="12pt" fo:language="ru" fo:country="RU" fo:font-style="normal" fo:font-weight="normal" officeooo:rsid="03a87b84" style:font-size-asian="12pt" style:font-style-asian="normal" style:font-weight-asian="normal" style:font-size-complex="12pt" style:font-style-complex="normal"/>
    </style:style>
    <style:style style:name="T247" style:family="text">
      <style:text-properties fo:color="#141414" style:font-name="Liberation Serif" fo:font-size="12pt" fo:language="ru" fo:country="RU" fo:font-style="normal" style:text-underline-style="none" fo:font-weight="bold" officeooo:rsid="02dfc006" style:font-size-asian="12pt" style:font-style-asian="normal" style:font-weight-asian="bold" style:font-size-complex="12pt" style:font-style-complex="normal" style:font-weight-complex="normal"/>
    </style:style>
    <style:style style:name="T248" style:family="text">
      <style:text-properties fo:color="#141414" style:font-name="Liberation Serif" fo:font-size="12pt" fo:language="ru" fo:country="RU" fo:font-style="normal" style:text-underline-style="none" fo:font-weight="bold" officeooo:rsid="02dfc006" style:font-size-asian="12pt" style:font-style-asian="normal" style:font-weight-asian="bold" style:font-size-complex="12pt" style:font-style-complex="normal" style:font-weight-complex="bold"/>
    </style:style>
    <style:style style:name="T249" style:family="text">
      <style:text-properties fo:color="#141414" style:font-name="Liberation Serif" fo:font-size="12pt" fo:language="ru" fo:country="RU" fo:font-style="normal" style:text-underline-style="none" fo:font-weight="bold" officeooo:rsid="03a3eaad" style:font-size-asian="12pt" style:font-style-asian="normal" style:font-weight-asian="bold" style:font-size-complex="12pt" style:font-style-complex="normal" style:font-weight-complex="bold"/>
    </style:style>
    <style:style style:name="T250" style:family="text">
      <style:text-properties fo:color="#141414" style:font-name="Liberation Serif" fo:font-size="12pt" fo:language="ru" fo:country="RU" fo:font-style="normal" style:text-underline-style="none" fo:font-weight="bold" officeooo:rsid="03bbb88f" style:font-size-asian="12pt" style:font-style-asian="normal" style:font-weight-asian="bold" style:font-size-complex="12pt" style:font-style-complex="normal" style:font-weight-complex="bold"/>
    </style:style>
    <style:style style:name="T251" style:family="text">
      <style:text-properties fo:color="#141414" style:font-name="Liberation Serif" fo:font-size="12pt" fo:language="ru" fo:country="RU" fo:font-style="normal" style:text-underline-style="none" fo:font-weight="bold" officeooo:rsid="03c860bb" style:font-size-asian="12pt" style:font-style-asian="normal" style:font-weight-asian="bold" style:font-size-complex="12pt" style:font-style-complex="normal" style:font-weight-complex="bold"/>
    </style:style>
    <style:style style:name="T252" style:family="text">
      <style:text-properties fo:color="#141414" style:font-name="Liberation Serif" fo:font-size="12pt" fo:language="ru" fo:country="RU" fo:font-style="normal" style:text-underline-style="none" fo:font-weight="bold" officeooo:rsid="043ab547" style:font-size-asian="12pt" style:font-style-asian="normal" style:font-weight-asian="bold" style:font-size-complex="12pt" style:font-style-complex="normal" style:font-weight-complex="bold"/>
    </style:style>
    <style:style style:name="T253" style:family="text">
      <style:text-properties fo:color="#141414" style:font-name="Liberation Serif" fo:font-size="12pt" fo:language="ru" fo:country="RU" fo:font-style="normal" style:text-underline-style="none" fo:font-weight="bold" officeooo:rsid="010bae4f" style:font-size-asian="12pt" style:font-style-asian="normal" style:font-weight-asian="bold" style:font-size-complex="12pt" style:font-style-complex="normal" style:font-weight-complex="bold"/>
    </style:style>
    <style:style style:name="T254" style:family="text">
      <style:text-properties fo:color="#141414" style:font-name="Liberation Serif" fo:font-size="12pt" fo:language="ru" fo:country="RU" fo:font-style="normal" style:text-underline-style="none" fo:font-weight="bold" officeooo:rsid="010bd870" style:font-size-asian="12pt" style:font-style-asian="normal" style:font-weight-asian="bold" style:font-size-complex="12pt" style:font-style-complex="normal" style:font-weight-complex="bold"/>
    </style:style>
    <style:style style:name="T255" style:family="text">
      <style:text-properties fo:color="#141414" style:font-name="Liberation Serif" fo:font-size="12pt" fo:language="ru" fo:country="RU" fo:font-style="normal" style:text-underline-style="none" fo:font-weight="bold" officeooo:rsid="010c9082" style:font-size-asian="12pt" style:font-style-asian="normal" style:font-weight-asian="bold" style:font-size-complex="12pt" style:font-style-complex="normal" style:font-weight-complex="bold"/>
    </style:style>
    <style:style style:name="T256" style:family="text">
      <style:text-properties fo:color="#141414" style:font-name="Liberation Serif" fo:font-size="12pt" fo:language="ru" fo:country="RU" fo:font-style="normal" style:text-underline-style="none" fo:font-weight="bold" officeooo:rsid="03408210" style:font-size-asian="12pt" style:font-style-asian="normal" style:font-weight-asian="bold" style:font-size-complex="12pt" style:font-style-complex="normal" style:font-weight-complex="bold"/>
    </style:style>
    <style:style style:name="T257" style:family="text">
      <style:text-properties fo:color="#141414" style:font-name="Liberation Serif" fo:font-size="12pt" fo:language="ru" fo:country="RU" fo:font-style="normal" style:text-underline-style="none" fo:font-weight="bold" officeooo:rsid="0198e92c" style:font-size-asian="12pt" style:font-style-asian="normal" style:font-weight-asian="bold" style:font-size-complex="12pt" style:font-style-complex="normal" style:font-weight-complex="bold"/>
    </style:style>
    <style:style style:name="T258" style:family="text">
      <style:text-properties fo:color="#141414" style:font-name="Liberation Serif" fo:font-size="12pt" fo:language="ru" fo:country="RU" fo:font-style="normal" style:text-underline-style="none" fo:font-weight="bold" officeooo:rsid="03716d86" style:font-size-asian="12pt" style:font-style-asian="normal" style:font-weight-asian="bold" style:font-size-complex="12pt" style:font-style-complex="normal" style:font-weight-complex="bold"/>
    </style:style>
    <style:style style:name="T259" style:family="text">
      <style:text-properties fo:color="#141414" style:font-name="Liberation Serif" fo:font-size="12pt" fo:language="ru" fo:country="RU" fo:font-style="normal" style:text-underline-style="none" fo:font-weight="bold" officeooo:rsid="033af413" style:font-size-asian="12pt" style:font-style-asian="normal" style:font-weight-asian="bold" style:font-size-complex="12pt" style:font-style-complex="normal" style:font-weight-complex="bold"/>
    </style:style>
    <style:style style:name="T260" style:family="text">
      <style:text-properties fo:color="#141414" style:font-name="Liberation Serif" fo:font-size="12pt" fo:language="ru" fo:country="RU" fo:font-style="normal" style:text-underline-style="none" fo:font-weight="normal" officeooo:rsid="03a3eaad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color="#141414" style:font-name="Liberation Serif" fo:font-size="12pt" fo:language="ru" fo:country="RU" fo:font-style="normal" style:text-underline-style="none" fo:font-weight="normal" officeooo:rsid="03a5bd8f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color="#141414" style:font-name="Liberation Serif" fo:font-size="12pt" fo:language="ru" fo:country="RU" fo:font-style="normal" style:text-underline-style="none" fo:font-weight="normal" officeooo:rsid="03ca2923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color="#141414" style:font-name="Liberation Serif" fo:font-size="12pt" fo:language="ru" fo:country="RU" fo:font-style="normal" style:text-underline-style="none" fo:font-weight="normal" officeooo:rsid="03c860bb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color="#141414" style:font-name="Liberation Serif" fo:font-size="12pt" fo:language="ru" fo:country="RU" fo:font-style="normal" style:text-underline-style="none" fo:font-weight="normal" officeooo:rsid="03a3eaad" style:font-size-asian="12pt" style:font-style-asian="normal" style:font-weight-asian="normal" style:font-size-complex="12pt" style:font-style-complex="normal" style:font-weight-complex="bold"/>
    </style:style>
    <style:style style:name="T265" style:family="text">
      <style:text-properties fo:color="#141414" style:font-name="Liberation Serif" fo:font-size="12pt" fo:language="uk" fo:country="UA" fo:font-style="normal" fo:font-weight="normal" officeooo:rsid="038a00dd" style:font-size-asian="12pt" style:font-style-asian="normal" style:font-weight-asian="normal" style:font-size-complex="12pt" style:font-style-complex="normal"/>
    </style:style>
    <style:style style:name="T266" style:family="text">
      <style:text-properties fo:color="#141414" style:font-name="Liberation Serif" fo:font-size="12pt" fo:language="uk" fo:country="UA" fo:font-style="normal" style:text-underline-style="none" fo:font-weight="normal" officeooo:rsid="02dfc006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color="#141414" style:font-name="Liberation Serif" fo:font-size="12pt" fo:language="uk" fo:country="UA" fo:font-style="normal" style:text-underline-style="none" fo:font-weight="bold" officeooo:rsid="02dfc006" style:font-size-asian="12pt" style:font-style-asian="normal" style:font-weight-asian="bold" style:font-size-complex="12pt" style:font-style-complex="normal" style:font-weight-complex="bold"/>
    </style:style>
    <style:style style:name="T268" style:family="text">
      <style:text-properties fo:color="#141414" style:font-name="Liberation Serif" fo:font-size="12pt" fo:language="uk" fo:country="UA" fo:font-style="normal" style:text-underline-style="none" fo:font-weight="bold" officeooo:rsid="024256cb" style:font-size-asian="12pt" style:font-style-asian="normal" style:font-weight-asian="bold" style:font-size-complex="12pt" style:font-style-complex="normal" style:font-weight-complex="bold"/>
    </style:style>
    <style:style style:name="T269" style:family="text">
      <style:text-properties fo:color="#141414" style:font-name="Liberation Serif" fo:font-size="12pt" fo:language="uk" fo:country="UA" fo:font-style="normal" style:text-underline-style="none" fo:font-weight="bold" officeooo:rsid="02db2c74" style:font-size-asian="12pt" style:font-style-asian="normal" style:font-weight-asian="bold" style:font-size-complex="12pt" style:font-style-complex="normal" style:font-weight-complex="bold"/>
    </style:style>
    <style:style style:name="T270" style:family="text">
      <style:text-properties fo:color="#141414" style:font-name="Liberation Serif" fo:font-size="12pt" fo:language="uk" fo:country="UA" fo:font-style="normal" style:text-underline-style="none" fo:font-weight="bold" officeooo:rsid="010bd870" style:font-size-asian="12pt" style:font-style-asian="normal" style:font-weight-asian="bold" style:font-size-complex="12pt" style:font-style-complex="normal" style:font-weight-complex="bold"/>
    </style:style>
    <style:style style:name="T271" style:family="text">
      <style:text-properties fo:color="#141414" style:font-name="Liberation Serif" fo:font-size="12pt" fo:language="uk" fo:country="UA" fo:font-style="normal" style:text-underline-style="none" fo:font-weight="bold" officeooo:rsid="010c9082" style:font-size-asian="12pt" style:font-style-asian="normal" style:font-weight-asian="bold" style:font-size-complex="12pt" style:font-style-complex="normal" style:font-weight-complex="bold"/>
    </style:style>
    <style:style style:name="T272" style:family="text">
      <style:text-properties fo:color="#141414" style:font-name="Liberation Serif" fo:font-size="12pt" fo:language="uk" fo:country="UA" fo:font-style="normal" style:text-underline-style="none" fo:font-weight="bold" officeooo:rsid="01d0f1b6" style:font-size-asian="12pt" style:font-style-asian="normal" style:font-weight-asian="bold" style:font-size-complex="12pt" style:font-style-complex="normal" style:font-weight-complex="bold"/>
    </style:style>
    <style:style style:name="T273" style:family="text">
      <style:text-properties fo:color="#141414" style:font-name="Liberation Serif" fo:font-size="12pt" fo:language="uk" fo:country="UA" fo:font-style="normal" fo:font-weight="bold" officeooo:rsid="0490339b" style:font-size-asian="12pt" style:font-style-asian="normal" style:font-weight-asian="bold" style:font-size-complex="12pt" style:font-style-complex="normal" style:font-weight-complex="normal"/>
    </style:style>
    <style:style style:name="T274" style:family="text">
      <style:text-properties fo:color="#141414" style:font-name="Liberation Serif" fo:font-size="12pt" fo:language="uk" fo:country="UA" fo:font-style="normal" fo:font-weight="bold" officeooo:rsid="03a6483d" style:font-size-asian="12pt" style:font-style-asian="normal" style:font-weight-asian="bold" style:font-size-complex="12pt" style:font-style-complex="normal" style:font-weight-complex="bold"/>
    </style:style>
    <style:style style:name="T275" style:family="text">
      <style:text-properties fo:color="#141414" style:font-name="Liberation Serif" fo:font-size="12pt" fo:language="uk" fo:country="UA" fo:font-style="normal" fo:font-weight="bold" officeooo:rsid="04ac2ce0" style:font-size-asian="12pt" style:font-style-asian="normal" style:font-weight-asian="bold" style:font-size-complex="12pt" style:font-style-complex="normal"/>
    </style:style>
    <style:style style:name="T276" style:family="text">
      <style:text-properties fo:color="#141414" style:font-name="Liberation Serif" fo:font-size="12pt" fo:language="uk" fo:country="UA" fo:font-style="normal" fo:font-weight="bold" officeooo:rsid="04ad3a23" style:font-size-asian="12pt" style:font-style-asian="normal" style:font-weight-asian="bold" style:font-size-complex="12pt" style:font-style-complex="normal"/>
    </style:style>
    <style:style style:name="T277" style:family="text">
      <style:text-properties fo:color="#141414" style:font-name="Liberation Serif" fo:font-size="12pt" fo:language="en" fo:country="US" fo:font-style="normal" style:text-underline-style="none" fo:font-weight="normal" officeooo:rsid="02e337fd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color="#141414" style:font-name="Liberation Serif" fo:font-size="12pt" fo:language="en" fo:country="US" fo:font-style="normal" style:text-underline-style="none" fo:font-weight="normal" officeooo:rsid="02e4831f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color="#141414" style:font-name="Liberation Serif" fo:font-size="12pt" fo:language="en" fo:country="US" fo:font-style="normal" style:text-underline-style="none" fo:font-weight="normal" officeooo:rsid="039e2453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color="#141414" style:font-name="Liberation Serif" fo:font-size="12pt" fo:language="en" fo:country="US" fo:font-style="normal" style:text-underline-style="none" fo:font-weight="normal" officeooo:rsid="02dfc006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color="#141414" style:font-name="Liberation Serif" fo:font-size="12pt" fo:language="en" fo:country="US" fo:font-style="normal" style:text-underline-style="none" fo:font-weight="normal" officeooo:rsid="010bae4f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color="#141414" style:font-name="Liberation Serif" fo:font-size="12pt" fo:language="en" fo:country="US" fo:font-style="normal" style:text-underline-style="none" fo:font-weight="bold" officeooo:rsid="024256cb" style:font-size-asian="12pt" style:font-style-asian="normal" style:font-weight-asian="bold" style:font-size-complex="12pt" style:font-style-complex="normal" style:font-weight-complex="bold"/>
    </style:style>
    <style:style style:name="T283" style:family="text">
      <style:text-properties fo:color="#141414" style:font-name="Liberation Serif" fo:font-size="12pt" fo:language="en" fo:country="US" fo:font-style="normal" style:text-underline-style="none" fo:font-weight="bold" officeooo:rsid="03be9bb6" style:font-size-asian="12pt" style:font-style-asian="normal" style:font-weight-asian="bold" style:font-size-complex="12pt" style:font-style-complex="normal" style:font-weight-complex="bold"/>
    </style:style>
    <style:style style:name="T284" style:family="text">
      <style:text-properties fo:color="#141414" style:font-name="Liberation Serif" fo:font-size="12pt" fo:language="en" fo:country="US" fo:font-style="normal" style:text-underline-style="none" fo:font-weight="bold" officeooo:rsid="010fc1b5" style:font-size-asian="12pt" style:font-style-asian="normal" style:font-weight-asian="bold" style:font-size-complex="12pt" style:font-style-complex="normal" style:font-weight-complex="bold"/>
    </style:style>
    <style:style style:name="T285" style:family="text">
      <style:text-properties fo:color="#141414" style:font-name="Liberation Serif" fo:font-size="12pt" fo:language="en" fo:country="US" fo:font-style="normal" style:text-underline-style="none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286" style:family="text">
      <style:text-properties fo:color="#141414" style:font-name="Liberation Serif" fo:font-size="12pt" fo:language="en" fo:country="US" fo:font-style="normal" style:text-underline-style="none" fo:font-weight="bold" officeooo:rsid="010a6cdf" style:font-size-asian="12pt" style:font-style-asian="normal" style:font-weight-asian="bold" style:font-size-complex="12pt" style:font-style-complex="normal" style:font-weight-complex="bold"/>
    </style:style>
    <style:style style:name="T287" style:family="text">
      <style:text-properties fo:color="#141414" style:font-name="Liberation Serif" fo:font-size="12pt" fo:language="en" fo:country="US" fo:font-style="normal" style:text-underline-style="none" fo:font-weight="bold" officeooo:rsid="04a0d0c9" style:font-size-asian="12pt" style:font-style-asian="normal" style:font-weight-asian="bold" style:font-size-complex="12pt" style:font-style-complex="normal" style:font-weight-complex="bold"/>
    </style:style>
    <style:style style:name="T288" style:family="text">
      <style:text-properties fo:color="#141414" style:font-name="Liberation Serif" fo:font-size="12pt" fo:language="en" fo:country="US" fo:font-style="normal" style:text-underline-style="none" fo:font-weight="bold" officeooo:rsid="010bd870" style:font-size-asian="12pt" style:font-style-asian="normal" style:font-weight-asian="bold" style:font-size-complex="12pt" style:font-style-complex="normal" style:font-weight-complex="bold"/>
    </style:style>
    <style:style style:name="T289" style:family="text">
      <style:text-properties fo:color="#141414" style:font-name="Liberation Serif" fo:font-size="12pt" fo:language="en" fo:country="US" fo:font-style="normal" style:text-underline-style="none" fo:font-weight="bold" officeooo:rsid="010c9082" style:font-size-asian="12pt" style:font-style-asian="normal" style:font-weight-asian="bold" style:font-size-complex="12pt" style:font-style-complex="normal" style:font-weight-complex="bold"/>
    </style:style>
    <style:style style:name="T290" style:family="text">
      <style:text-properties fo:color="#141414" style:font-name="Liberation Serif" fo:font-size="12pt" fo:language="en" fo:country="US" fo:font-style="normal" style:text-underline-style="none" fo:font-weight="bold" officeooo:rsid="01099cc4" style:font-size-asian="12pt" style:font-style-asian="normal" style:font-weight-asian="bold" style:font-size-complex="12pt" style:font-style-complex="normal" style:font-weight-complex="bold"/>
    </style:style>
    <style:style style:name="T291" style:family="text">
      <style:text-properties fo:color="#141414" style:font-name="Liberation Serif" fo:font-size="12pt" fo:language="en" fo:country="US" fo:font-style="normal" style:text-underline-style="none" fo:font-weight="bold" officeooo:rsid="0198e92c" style:font-size-asian="12pt" style:font-style-asian="normal" style:font-weight-asian="bold" style:font-size-complex="12pt" style:font-style-complex="normal" style:font-weight-complex="bold"/>
    </style:style>
    <style:style style:name="T292" style:family="text">
      <style:text-properties fo:color="#141414" style:font-name="Liberation Serif" fo:font-size="12pt" fo:language="en" fo:country="US" fo:font-style="normal" style:text-underline-style="none" fo:font-weight="bold" officeooo:rsid="01d0f1b6" style:font-size-asian="12pt" style:font-style-asian="normal" style:font-weight-asian="bold" style:font-size-complex="12pt" style:font-style-complex="normal" style:font-weight-complex="bold"/>
    </style:style>
    <style:style style:name="T293" style:family="text">
      <style:text-properties fo:color="#141414" style:font-name="Liberation Serif" fo:font-size="12pt" fo:language="en" fo:country="US" fo:font-style="normal" style:text-underline-style="none" fo:font-weight="bold" officeooo:rsid="00e559f7" style:font-size-asian="12pt" style:font-style-asian="normal" style:font-weight-asian="bold" style:font-size-complex="12pt" style:font-style-complex="normal" style:font-weight-complex="bold"/>
    </style:style>
    <style:style style:name="T294" style:family="text">
      <style:text-properties fo:color="#141414" style:font-name="Liberation Serif" fo:font-size="12pt" fo:language="en" fo:country="US" fo:font-style="normal" fo:font-weight="bold" officeooo:rsid="03be9bb6" style:font-size-asian="12pt" style:font-style-asian="normal" style:font-weight-asian="bold" style:font-size-complex="12pt" style:font-style-complex="normal" style:font-weight-complex="normal"/>
    </style:style>
    <style:style style:name="T295" style:family="text">
      <style:text-properties fo:color="#141414" style:font-name="Liberation Serif" fo:font-size="12pt" fo:language="en" fo:country="US" fo:font-style="normal" fo:font-weight="bold" officeooo:rsid="03a6483d" style:font-size-asian="12pt" style:font-style-asian="normal" style:font-weight-asian="bold" style:font-size-complex="12pt" style:font-style-complex="normal" style:font-weight-complex="bold"/>
    </style:style>
    <style:style style:name="T296" style:family="text">
      <style:text-properties fo:color="#141414" style:font-name="Liberation Serif" fo:font-size="12pt" fo:language="en" fo:country="US" fo:font-style="normal" fo:font-weight="bold" officeooo:rsid="03be9bb6" style:font-size-asian="12pt" style:font-style-asian="normal" style:font-weight-asian="bold" style:font-size-complex="12pt" style:font-style-complex="normal"/>
    </style:style>
    <style:style style:name="T297" style:family="text">
      <style:text-properties fo:color="#141414" style:font-name="Liberation Serif" fo:font-size="12pt" fo:font-style="normal" style:text-underline-style="none" fo:font-weight="bold" officeooo:rsid="01099cc4" style:font-size-asian="12pt" style:font-style-asian="normal" style:font-weight-asian="bold" style:font-size-complex="12pt" style:font-style-complex="normal" style:font-weight-complex="bold"/>
    </style:style>
    <style:style style:name="T298" style:family="text">
      <style:text-properties fo:color="#141414" style:font-name="Liberation Serif" fo:font-size="12pt" fo:font-style="normal" style:text-underline-style="none" fo:font-weight="bold" officeooo:rsid="043ab547" style:font-size-asian="12pt" style:font-style-asian="normal" style:font-weight-asian="bold" style:font-size-complex="12pt" style:font-style-complex="normal" style:font-weight-complex="bold"/>
    </style:style>
    <style:style style:name="T299" style:family="text">
      <style:text-properties fo:color="#141414" style:font-name="Liberation Serif" fo:font-size="12pt" fo:font-style="normal" style:text-underline-style="none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300" style:family="text">
      <style:text-properties fo:color="#141414" style:font-name="Liberation Serif" fo:font-size="12pt" fo:font-style="normal" style:text-underline-style="none" fo:font-weight="bold" officeooo:rsid="04f18082" style:font-size-asian="12pt" style:font-style-asian="normal" style:font-weight-asian="bold" style:font-size-complex="12pt" style:font-style-complex="normal" style:font-weight-complex="bold"/>
    </style:style>
    <style:style style:name="T301" style:family="text">
      <style:text-properties fo:color="#141414" style:font-name="Liberation Serif" fo:font-size="12pt" fo:font-style="normal" style:text-underline-style="none" fo:font-weight="bold" officeooo:rsid="04f37c22" style:font-size-asian="12pt" style:font-style-asian="normal" style:font-weight-asian="bold" style:font-size-complex="12pt" style:font-style-complex="normal" style:font-weight-complex="bold"/>
    </style:style>
    <style:style style:name="T302" style:family="text">
      <style:text-properties fo:color="#141414" style:font-name="Liberation Serif" fo:language="uk" fo:country="UA" fo:font-weight="bold" officeooo:rsid="0044b003" style:font-weight-asian="bold" style:font-weight-complex="bold"/>
    </style:style>
    <style:style style:name="T303" style:family="text">
      <style:text-properties fo:color="#141414" style:font-name="Liberation Serif" fo:language="ru" fo:country="RU" fo:font-weight="bold" style:font-weight-asian="bold"/>
    </style:style>
    <style:style style:name="T304" style:family="text">
      <style:text-properties fo:color="#141414" style:font-name="Liberation Serif" fo:language="ru" fo:country="RU" fo:font-weight="bold" style:font-weight-asian="bold" style:font-weight-complex="bold"/>
    </style:style>
    <style:style style:name="T305" style:family="text">
      <style:text-properties fo:color="#141414" style:font-name="Liberation Serif" fo:language="ru" fo:country="RU" fo:font-weight="bold" officeooo:rsid="0044b003" style:font-weight-asian="bold" style:font-weight-complex="bold"/>
    </style:style>
    <style:style style:name="T306" style:family="text">
      <style:text-properties fo:color="#141414" style:font-name="Liberation Serif" fo:language="ru" fo:country="RU" fo:font-weight="normal" style:font-weight-asian="normal"/>
    </style:style>
    <style:style style:name="T307" style:family="text">
      <style:text-properties fo:color="#141414" style:font-name="Liberation Serif" fo:language="ru" fo:country="RU" fo:font-weight="normal" officeooo:rsid="0381f67f" style:font-weight-asian="normal"/>
    </style:style>
    <style:style style:name="T308" style:family="text">
      <style:text-properties fo:color="#141414" fo:font-weight="bold" style:font-weight-asian="bold"/>
    </style:style>
    <style:style style:name="T309" style:family="text">
      <style:text-properties fo:color="#141414" fo:font-weight="bold" officeooo:rsid="043ab547" style:font-weight-asian="bold"/>
    </style:style>
    <style:style style:name="T310" style:family="text">
      <style:text-properties fo:color="#141414" fo:font-weight="bold" officeooo:rsid="0489801c" style:font-weight-asian="bold"/>
    </style:style>
    <style:style style:name="T311" style:family="text">
      <style:text-properties fo:color="#141414" style:text-line-through-style="none" style:text-line-through-type="none" fo:language="en" fo:country="US" style:text-underline-style="none" fo:font-weight="bold" officeooo:rsid="0490339b" style:font-weight-asian="bold" style:font-weight-complex="bold"/>
    </style:style>
    <style:style style:name="T312" style:family="text">
      <style:text-properties fo:color="#141414" style:text-line-through-style="none" style:text-line-through-type="none" fo:language="en" fo:country="US" style:text-underline-style="none" fo:font-weight="bold" officeooo:rsid="00868599" style:font-weight-asian="bold" style:font-weight-complex="bold"/>
    </style:style>
    <style:style style:name="T313" style:family="text">
      <style:text-properties fo:color="#141414" style:text-line-through-style="none" style:text-line-through-type="none" fo:language="en" fo:country="US" style:text-underline-style="none" fo:font-weight="bold" officeooo:rsid="0409a47f" style:font-weight-asian="bold" style:font-weight-complex="bold"/>
    </style:style>
    <style:style style:name="T314" style:family="text">
      <style:text-properties fo:color="#141414" style:text-line-through-style="none" style:text-line-through-type="none" fo:language="en" fo:country="US" style:text-underline-style="none" fo:font-weight="bold" officeooo:rsid="0044b003" style:font-weight-asian="bold" style:font-weight-complex="bold"/>
    </style:style>
    <style:style style:name="T315" style:family="text">
      <style:text-properties fo:color="#141414" style:text-line-through-style="none" style:text-line-through-type="none" fo:language="en" fo:country="US" style:text-underline-style="none" officeooo:rsid="0490339b"/>
    </style:style>
    <style:style style:name="T316" style:family="text">
      <style:text-properties fo:color="#141414" style:text-line-through-style="none" style:text-line-through-type="none" fo:language="uk" fo:country="UA" style:text-underline-style="none" fo:font-weight="bold" officeooo:rsid="048f7390" style:font-weight-asian="bold" style:font-weight-complex="bold"/>
    </style:style>
    <style:style style:name="T317" style:family="text">
      <style:text-properties fo:color="#141414" style:text-line-through-style="none" style:text-line-through-type="none" fo:language="uk" fo:country="UA" style:text-underline-style="none" fo:font-weight="bold" officeooo:rsid="00868599" style:font-weight-asian="bold" style:font-weight-complex="bold"/>
    </style:style>
    <style:style style:name="T318" style:family="text">
      <style:text-properties fo:color="#141414" style:text-line-through-style="none" style:text-line-through-type="none" fo:language="uk" fo:country="UA" style:text-underline-style="none" officeooo:rsid="0409a47f"/>
    </style:style>
    <style:style style:name="T319" style:family="text">
      <style:text-properties fo:color="#141414" style:text-line-through-style="none" style:text-line-through-type="none" fo:language="uk" fo:country="UA" officeooo:rsid="0044b003"/>
    </style:style>
    <style:style style:name="T320" style:family="text">
      <style:text-properties fo:color="#141414" style:text-line-through-style="none" style:text-line-through-type="none" style:text-underline-style="none" fo:font-weight="bold" officeooo:rsid="0044b003" style:font-weight-asian="bold" style:font-weight-complex="bold"/>
    </style:style>
    <style:style style:name="T321" style:family="text">
      <style:text-properties fo:color="#141414" style:text-line-through-style="none" style:text-line-through-type="none" style:text-underline-style="none" fo:font-weight="bold" officeooo:rsid="02f5d608" style:font-weight-asian="bold" style:font-weight-complex="bold"/>
    </style:style>
    <style:style style:name="T322" style:family="text">
      <style:text-properties fo:color="#141414" style:text-line-through-style="none" style:text-line-through-type="none" style:text-underline-style="none" officeooo:rsid="02de0f87"/>
    </style:style>
    <style:style style:name="T323" style:family="text">
      <style:text-properties fo:color="#141414" style:text-line-through-style="none" style:text-line-through-type="none" style:text-underline-style="none" officeooo:rsid="040dae15"/>
    </style:style>
    <style:style style:name="T324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25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90339b" style:font-size-asian="12pt" style:font-style-asian="normal" style:font-weight-asian="bold" style:font-size-complex="12pt" style:font-style-complex="normal" style:font-weight-complex="bold"/>
    </style:style>
    <style:style style:name="T326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0868599" style:font-size-asian="12pt" style:font-style-asian="normal" style:font-weight-asian="bold" style:font-size-complex="12pt" style:font-style-complex="normal" style:font-weight-complex="bold"/>
    </style:style>
    <style:style style:name="T327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09a47f" style:font-size-asian="12pt" style:font-style-asian="normal" style:font-weight-asian="bold" style:font-size-complex="12pt" style:font-style-complex="normal" style:font-weight-complex="bold"/>
    </style:style>
    <style:style style:name="T328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329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3be9bb6" style:font-size-asian="12pt" style:font-style-asian="normal" style:font-weight-asian="bold" style:font-size-complex="12pt" style:font-style-complex="normal" style:font-weight-complex="bold"/>
    </style:style>
    <style:style style:name="T330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1099cc4" style:font-size-asian="12pt" style:font-style-asian="normal" style:font-weight-asian="bold" style:font-size-complex="12pt" style:font-style-complex="normal" style:font-weight-complex="bold"/>
    </style:style>
    <style:style style:name="T331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a0d0c9" style:font-size-asian="12pt" style:font-style-asian="normal" style:font-weight-asian="bold" style:font-size-complex="12pt" style:font-style-complex="normal" style:font-weight-complex="bold"/>
    </style:style>
    <style:style style:name="T332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34f7d15" style:font-size-asian="12pt" style:font-style-asian="normal" style:font-weight-asian="bold" style:font-size-complex="12pt" style:font-style-complex="normal" style:font-weight-complex="bold"/>
    </style:style>
    <style:style style:name="T333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0fe5777" style:font-size-asian="12pt" style:font-style-asian="normal" style:font-weight-asian="bold" style:font-size-complex="12pt" style:font-style-complex="normal" style:font-weight-complex="bold"/>
    </style:style>
    <style:style style:name="T334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3008778" style:font-size-asian="12pt" style:font-style-asian="normal" style:font-weight-asian="bold" style:font-size-complex="12pt" style:font-style-complex="normal" style:font-weight-complex="bold"/>
    </style:style>
    <style:style style:name="T335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0f557f9" style:font-size-asian="12pt" style:font-style-asian="normal" style:font-weight-asian="bold" style:font-size-complex="12pt" style:font-style-complex="normal" style:font-weight-complex="bold"/>
    </style:style>
    <style:style style:name="T336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aa879b" style:font-size-asian="12pt" style:font-style-asian="normal" style:font-weight-asian="bold" style:font-size-complex="12pt" style:font-style-complex="normal" style:font-weight-complex="bold"/>
    </style:style>
    <style:style style:name="T337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ac2ce0" style:font-size-asian="12pt" style:font-style-asian="normal" style:font-weight-asian="bold" style:font-size-complex="12pt" style:font-style-complex="normal" style:font-weight-complex="bold"/>
    </style:style>
    <style:style style:name="T338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02951e3" style:font-size-asian="12pt" style:font-style-asian="normal" style:font-weight-asian="bold" style:font-size-complex="12pt" style:font-style-complex="normal" style:font-weight-complex="bold"/>
    </style:style>
    <style:style style:name="T339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9f5099" style:font-size-asian="12pt" style:font-style-asian="normal" style:font-weight-asian="bold" style:font-size-complex="12pt" style:font-style-complex="normal" style:font-weight-complex="bold"/>
    </style:style>
    <style:style style:name="T340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b2b1c1" style:font-size-asian="12pt" style:font-style-asian="normal" style:font-weight-asian="bold" style:font-size-complex="12pt" style:font-style-complex="normal" style:font-weight-complex="bold"/>
    </style:style>
    <style:style style:name="T341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b2e5f3" style:font-size-asian="12pt" style:font-style-asian="normal" style:font-weight-asian="bold" style:font-size-complex="12pt" style:font-style-complex="normal" style:font-weight-complex="bold"/>
    </style:style>
    <style:style style:name="T342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2db2c74" style:font-size-asian="12pt" style:font-style-asian="normal" style:font-weight-asian="bold" style:font-size-complex="12pt" style:font-style-complex="normal" style:font-weight-complex="bold"/>
    </style:style>
    <style:style style:name="T343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b33077" style:font-size-asian="12pt" style:font-style-asian="normal" style:font-weight-asian="bold" style:font-size-complex="12pt" style:font-style-complex="normal" style:font-weight-complex="bold"/>
    </style:style>
    <style:style style:name="T344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b50cad" style:font-size-asian="12pt" style:font-style-asian="normal" style:font-weight-asian="bold" style:font-size-complex="12pt" style:font-style-complex="normal" style:font-weight-complex="bold"/>
    </style:style>
    <style:style style:name="T345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10bd870" style:font-size-asian="12pt" style:font-style-asian="normal" style:font-weight-asian="bold" style:font-size-complex="12pt" style:font-style-complex="normal" style:font-weight-complex="bold"/>
    </style:style>
    <style:style style:name="T346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10c9082" style:font-size-asian="12pt" style:font-style-asian="normal" style:font-weight-asian="bold" style:font-size-complex="12pt" style:font-style-complex="normal" style:font-weight-complex="bold"/>
    </style:style>
    <style:style style:name="T347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198e92c" style:font-size-asian="12pt" style:font-style-asian="normal" style:font-weight-asian="bold" style:font-size-complex="12pt" style:font-style-complex="normal" style:font-weight-complex="bold"/>
    </style:style>
    <style:style style:name="T348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ba062b" style:font-size-asian="12pt" style:font-style-asian="normal" style:font-weight-asian="bold" style:font-size-complex="12pt" style:font-style-complex="normal" style:font-weight-complex="bold"/>
    </style:style>
    <style:style style:name="T349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0f4ce5" style:font-size-asian="12pt" style:font-style-asian="normal" style:font-weight-asian="bold" style:font-size-complex="12pt" style:font-style-complex="normal" style:font-weight-complex="bold"/>
    </style:style>
    <style:style style:name="T350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b8158e" style:font-size-asian="12pt" style:font-style-asian="normal" style:font-weight-asian="bold" style:font-size-complex="12pt" style:font-style-complex="normal" style:font-weight-complex="bold"/>
    </style:style>
    <style:style style:name="T351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591e00" style:font-size-asian="12pt" style:font-style-asian="normal" style:font-weight-asian="bold" style:font-size-complex="12pt" style:font-style-complex="normal" style:font-weight-complex="bold"/>
    </style:style>
    <style:style style:name="T352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bf13cc" style:font-size-asian="12pt" style:font-style-asian="normal" style:font-weight-asian="bold" style:font-size-complex="12pt" style:font-style-complex="normal" style:font-weight-complex="bold"/>
    </style:style>
    <style:style style:name="T353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c074b4" style:font-size-asian="12pt" style:font-style-asian="normal" style:font-weight-asian="bold" style:font-size-complex="12pt" style:font-style-complex="normal" style:font-weight-complex="bold"/>
    </style:style>
    <style:style style:name="T354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ca0dc9" style:font-size-asian="12pt" style:font-style-asian="normal" style:font-weight-asian="bold" style:font-size-complex="12pt" style:font-style-complex="normal" style:font-weight-complex="bold"/>
    </style:style>
    <style:style style:name="T355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2de0f87" style:font-size-asian="12pt" style:font-style-asian="normal" style:font-weight-asian="bold" style:font-size-complex="12pt" style:font-style-complex="normal" style:font-weight-complex="bold"/>
    </style:style>
    <style:style style:name="T356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caedcd" style:font-size-asian="12pt" style:font-style-asian="normal" style:font-weight-asian="bold" style:font-size-complex="12pt" style:font-style-complex="normal" style:font-weight-complex="bold"/>
    </style:style>
    <style:style style:name="T357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ae502c" style:font-size-asian="12pt" style:font-style-asian="normal" style:font-weight-asian="bold" style:font-size-complex="12pt" style:font-style-complex="normal" style:font-weight-complex="bold"/>
    </style:style>
    <style:style style:name="T358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cbf8d2" style:font-size-asian="12pt" style:font-style-asian="normal" style:font-weight-asian="bold" style:font-size-complex="12pt" style:font-style-complex="normal" style:font-weight-complex="bold"/>
    </style:style>
    <style:style style:name="T359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156d7b" style:font-size-asian="12pt" style:font-style-asian="normal" style:font-weight-asian="bold" style:font-size-complex="12pt" style:font-style-complex="normal" style:font-weight-complex="bold"/>
    </style:style>
    <style:style style:name="T360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a28bce" style:font-size-asian="12pt" style:font-style-asian="normal" style:font-weight-asian="bold" style:font-size-complex="12pt" style:font-style-complex="normal" style:font-weight-complex="bold"/>
    </style:style>
    <style:style style:name="T361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dae220" style:font-size-asian="12pt" style:font-style-asian="normal" style:font-weight-asian="bold" style:font-size-complex="12pt" style:font-style-complex="normal" style:font-weight-complex="bold"/>
    </style:style>
    <style:style style:name="T362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d66e82" style:font-size-asian="12pt" style:font-style-asian="normal" style:font-weight-asian="bold" style:font-size-complex="12pt" style:font-style-complex="normal" style:font-weight-complex="bold"/>
    </style:style>
    <style:style style:name="T363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ddd4c8" style:font-size-asian="12pt" style:font-style-asian="normal" style:font-weight-asian="bold" style:font-size-complex="12pt" style:font-style-complex="normal" style:font-weight-complex="bold"/>
    </style:style>
    <style:style style:name="T364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0dc70c" style:font-size-asian="12pt" style:font-style-asian="normal" style:font-weight-asian="bold" style:font-size-complex="12pt" style:font-style-complex="normal" style:font-weight-complex="bold"/>
    </style:style>
    <style:style style:name="T365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10fc1b5" style:font-size-asian="12pt" style:font-style-asian="normal" style:font-weight-asian="bold" style:font-size-complex="12pt" style:font-style-complex="normal" style:font-weight-complex="bold"/>
    </style:style>
    <style:style style:name="T366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bold" officeooo:rsid="04ef0f17" style:font-size-asian="12pt" style:font-style-asian="normal" style:font-weight-asian="bold" style:font-size-complex="12pt" style:font-style-complex="normal" style:font-weight-complex="bold"/>
    </style:style>
    <style:style style:name="T367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normal" officeooo:rsid="0490339b" style:font-size-asian="12pt" style:font-style-asian="normal" style:font-weight-asian="normal" style:font-size-complex="12pt" style:font-style-complex="normal" style:font-weight-complex="normal"/>
    </style:style>
    <style:style style:name="T368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normal" officeooo:rsid="04b50cad" style:font-size-asian="12pt" style:font-style-asian="normal" style:font-weight-asian="normal" style:font-size-complex="12pt" style:font-style-complex="normal" style:font-weight-complex="normal"/>
    </style:style>
    <style:style style:name="T369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fo:font-weight="normal" officeooo:rsid="040f4ce5" style:font-size-asian="12pt" style:font-style-asian="normal" style:font-weight-asian="normal" style:font-size-complex="12pt" style:font-style-complex="normal" style:font-weight-complex="normal"/>
    </style:style>
    <style:style style:name="T370" style:family="text">
      <style:text-properties fo:color="#141414" style:text-line-through-style="none" style:text-line-through-type="none" style:font-name="Liberation Serif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T371" style:family="text">
      <style:text-properties fo:color="#141414" style:text-line-through-style="none" style:text-line-through-type="none" style:font-name="Liberation Serif" fo:font-size="12pt" fo:language="en" fo:country="US" fo:font-style="normal" fo:font-weight="bold" officeooo:rsid="00fe5777" style:font-size-asian="12pt" style:font-style-asian="normal" style:font-weight-asian="bold" style:font-size-complex="12pt" style:font-style-complex="normal" style:font-weight-complex="bold"/>
    </style:style>
    <style:style style:name="T372" style:family="text">
      <style:text-properties fo:color="#141414" style:text-line-through-style="none" style:text-line-through-type="none" style:font-name="Liberation Serif" fo:font-size="12pt" fo:language="en" fo:country="US" fo:font-style="normal" fo:font-weight="bold" officeooo:rsid="03008778" style:font-size-asian="12pt" style:font-style-asian="normal" style:font-weight-asian="bold" style:font-size-complex="12pt" style:font-style-complex="normal" style:font-weight-complex="bold"/>
    </style:style>
    <style:style style:name="T373" style:family="text">
      <style:text-properties fo:color="#141414" style:text-line-through-style="none" style:text-line-through-type="none" style:font-name="Liberation Serif" fo:font-size="12pt" fo:language="en" fo:country="US" fo:font-style="normal" fo:font-weight="bold" officeooo:rsid="00f557f9" style:font-size-asian="12pt" style:font-style-asian="normal" style:font-weight-asian="bold" style:font-size-complex="12pt" style:font-style-complex="normal" style:font-weight-complex="bold"/>
    </style:style>
    <style:style style:name="T374" style:family="text">
      <style:text-properties fo:color="#141414" style:text-line-through-style="none" style:text-line-through-type="none" style:font-name="Liberation Serif" fo:font-size="12pt" fo:language="en" fo:country="US" style:text-underline-style="none" style:font-size-asian="12pt" style:font-size-complex="12pt"/>
    </style:style>
    <style:style style:name="T375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8f7390" style:font-size-asian="12pt" style:font-style-asian="normal" style:font-weight-asian="bold" style:font-size-complex="12pt" style:font-style-complex="normal" style:font-weight-complex="bold"/>
    </style:style>
    <style:style style:name="T376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0868599" style:font-size-asian="12pt" style:font-style-asian="normal" style:font-weight-asian="bold" style:font-size-complex="12pt" style:font-style-complex="normal" style:font-weight-complex="bold"/>
    </style:style>
    <style:style style:name="T377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90339b" style:font-size-asian="12pt" style:font-style-asian="normal" style:font-weight-asian="bold" style:font-size-complex="12pt" style:font-style-complex="normal" style:font-weight-complex="bold"/>
    </style:style>
    <style:style style:name="T378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2db2c74" style:font-size-asian="12pt" style:font-style-asian="normal" style:font-weight-asian="bold" style:font-size-complex="12pt" style:font-style-complex="normal" style:font-weight-complex="bold"/>
    </style:style>
    <style:style style:name="T379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a5f1c9" style:font-size-asian="12pt" style:font-style-asian="normal" style:font-weight-asian="bold" style:font-size-complex="12pt" style:font-style-complex="normal" style:font-weight-complex="bold"/>
    </style:style>
    <style:style style:name="T380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3008778" style:font-size-asian="12pt" style:font-style-asian="normal" style:font-weight-asian="bold" style:font-size-complex="12pt" style:font-style-complex="normal" style:font-weight-complex="bold"/>
    </style:style>
    <style:style style:name="T381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ac2ce0" style:font-size-asian="12pt" style:font-style-asian="normal" style:font-weight-asian="bold" style:font-size-complex="12pt" style:font-style-complex="normal" style:font-weight-complex="bold"/>
    </style:style>
    <style:style style:name="T382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02951e3" style:font-size-asian="12pt" style:font-style-asian="normal" style:font-weight-asian="bold" style:font-size-complex="12pt" style:font-style-complex="normal" style:font-weight-complex="bold"/>
    </style:style>
    <style:style style:name="T383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24256cb" style:font-size-asian="12pt" style:font-style-asian="normal" style:font-weight-asian="bold" style:font-size-complex="12pt" style:font-style-complex="normal" style:font-weight-complex="bold"/>
    </style:style>
    <style:style style:name="T384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ace7cf" style:font-size-asian="12pt" style:font-style-asian="normal" style:font-weight-asian="bold" style:font-size-complex="12pt" style:font-style-complex="normal" style:font-weight-complex="bold"/>
    </style:style>
    <style:style style:name="T385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10bd870" style:font-size-asian="12pt" style:font-style-asian="normal" style:font-weight-asian="bold" style:font-size-complex="12pt" style:font-style-complex="normal" style:font-weight-complex="bold"/>
    </style:style>
    <style:style style:name="T386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10c9082" style:font-size-asian="12pt" style:font-style-asian="normal" style:font-weight-asian="bold" style:font-size-complex="12pt" style:font-style-complex="normal" style:font-weight-complex="bold"/>
    </style:style>
    <style:style style:name="T387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388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b8de98" style:font-size-asian="12pt" style:font-style-asian="normal" style:font-weight-asian="bold" style:font-size-complex="12pt" style:font-style-complex="normal" style:font-weight-complex="bold"/>
    </style:style>
    <style:style style:name="T389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ba062b" style:font-size-asian="12pt" style:font-style-asian="normal" style:font-weight-asian="bold" style:font-size-complex="12pt" style:font-style-complex="normal" style:font-weight-complex="bold"/>
    </style:style>
    <style:style style:name="T390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10bae4f" style:font-size-asian="12pt" style:font-style-asian="normal" style:font-weight-asian="bold" style:font-size-complex="12pt" style:font-style-complex="normal" style:font-weight-complex="bold"/>
    </style:style>
    <style:style style:name="T391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156d7b" style:font-size-asian="12pt" style:font-style-asian="normal" style:font-weight-asian="bold" style:font-size-complex="12pt" style:font-style-complex="normal" style:font-weight-complex="bold"/>
    </style:style>
    <style:style style:name="T392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591e00" style:font-size-asian="12pt" style:font-style-asian="normal" style:font-weight-asian="bold" style:font-size-complex="12pt" style:font-style-complex="normal" style:font-weight-complex="bold"/>
    </style:style>
    <style:style style:name="T393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bd5361" style:font-size-asian="12pt" style:font-style-asian="normal" style:font-weight-asian="bold" style:font-size-complex="12pt" style:font-style-complex="normal" style:font-weight-complex="bold"/>
    </style:style>
    <style:style style:name="T394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0fe5777" style:font-size-asian="12pt" style:font-style-asian="normal" style:font-weight-asian="bold" style:font-size-complex="12pt" style:font-style-complex="normal" style:font-weight-complex="bold"/>
    </style:style>
    <style:style style:name="T395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0f557f9" style:font-size-asian="12pt" style:font-style-asian="normal" style:font-weight-asian="bold" style:font-size-complex="12pt" style:font-style-complex="normal" style:font-weight-complex="bold"/>
    </style:style>
    <style:style style:name="T396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c2266b" style:font-size-asian="12pt" style:font-style-asian="normal" style:font-weight-asian="bold" style:font-size-complex="12pt" style:font-style-complex="normal" style:font-weight-complex="bold"/>
    </style:style>
    <style:style style:name="T397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a0d0c9" style:font-size-asian="12pt" style:font-style-asian="normal" style:font-weight-asian="bold" style:font-size-complex="12pt" style:font-style-complex="normal" style:font-weight-complex="bold"/>
    </style:style>
    <style:style style:name="T398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bold" officeooo:rsid="0489801c" style:font-size-asian="12pt" style:font-style-asian="normal" style:font-weight-asian="bold" style:font-size-complex="12pt" style:font-style-complex="normal" style:font-weight-complex="normal"/>
    </style:style>
    <style:style style:name="T399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normal" officeooo:rsid="0409a47f" style:font-size-asian="12pt" style:font-style-asian="normal" style:font-weight-asian="normal" style:font-size-complex="12pt" style:font-style-complex="normal" style:font-weight-complex="normal"/>
    </style:style>
    <style:style style:name="T400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normal" officeooo:rsid="045b3d11" style:font-size-asian="12pt" style:font-style-asian="normal" style:font-weight-asian="normal" style:font-size-complex="12pt" style:font-style-complex="normal" style:font-weight-complex="normal"/>
    </style:style>
    <style:style style:name="T401" style:family="text">
      <style:text-properties fo:color="#141414" style:text-line-through-style="none" style:text-line-through-type="none" style:font-name="Liberation Serif" fo:font-size="12pt" fo:language="uk" fo:country="UA" fo:font-style="normal" style:text-underline-style="none" fo:font-weight="normal" officeooo:rsid="04591e00" style:font-size-asian="12pt" style:font-style-asian="normal" style:font-weight-asian="normal" style:font-size-complex="12pt" style:font-style-complex="normal" style:font-weight-complex="normal"/>
    </style:style>
    <style:style style:name="T402" style:family="text">
      <style:text-properties fo:color="#141414" style:text-line-through-style="none" style:text-line-through-type="none" style:font-name="Liberation Serif" fo:font-size="12pt" fo:language="uk" fo:country="UA" fo:font-style="normal" fo:font-weight="bold" officeooo:rsid="04a5f1c9" style:font-size-asian="12pt" style:font-style-asian="normal" style:font-weight-asian="bold" style:font-size-complex="12pt" style:font-style-complex="normal" style:font-weight-complex="bold"/>
    </style:style>
    <style:style style:name="T403" style:family="text">
      <style:text-properties fo:color="#141414" style:text-line-through-style="none" style:text-line-through-type="none" style:font-name="Liberation Serif" fo:font-size="12pt" fo:language="uk" fo:country="UA" fo:font-style="normal" fo:font-weight="bold" officeooo:rsid="03008778" style:font-size-asian="12pt" style:font-style-asian="normal" style:font-weight-asian="bold" style:font-size-complex="12pt" style:font-style-complex="normal" style:font-weight-complex="bold"/>
    </style:style>
    <style:style style:name="T404" style:family="text">
      <style:text-properties fo:color="#141414" style:text-line-through-style="none" style:text-line-through-type="none" style:font-name="Liberation Serif" fo:font-size="12pt" fo:language="uk" fo:country="UA" fo:font-style="normal" fo:font-weight="bold" officeooo:rsid="00f557f9" style:font-size-asian="12pt" style:font-style-asian="normal" style:font-weight-asian="bold" style:font-size-complex="12pt" style:font-style-complex="normal" style:font-weight-complex="bold"/>
    </style:style>
    <style:style style:name="T405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06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407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2f5d608" style:font-size-asian="12pt" style:font-style-asian="normal" style:font-weight-asian="bold" style:font-size-complex="12pt" style:font-style-complex="normal" style:font-weight-complex="bold"/>
    </style:style>
    <style:style style:name="T408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1099cc4" style:font-size-asian="12pt" style:font-style-asian="normal" style:font-weight-asian="bold" style:font-size-complex="12pt" style:font-style-complex="normal" style:font-weight-complex="bold"/>
    </style:style>
    <style:style style:name="T409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3ab547" style:font-size-asian="12pt" style:font-style-asian="normal" style:font-weight-asian="bold" style:font-size-complex="12pt" style:font-style-complex="normal" style:font-weight-complex="bold"/>
    </style:style>
    <style:style style:name="T410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9f5099" style:font-size-asian="12pt" style:font-style-asian="normal" style:font-weight-asian="bold" style:font-size-complex="12pt" style:font-style-complex="normal" style:font-weight-complex="bold"/>
    </style:style>
    <style:style style:name="T411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357035d" style:font-size-asian="12pt" style:font-style-asian="normal" style:font-weight-asian="bold" style:font-size-complex="12pt" style:font-style-complex="normal" style:font-weight-complex="bold"/>
    </style:style>
    <style:style style:name="T412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24256cb" style:font-size-asian="12pt" style:font-style-asian="normal" style:font-weight-asian="bold" style:font-size-complex="12pt" style:font-style-complex="normal" style:font-weight-complex="bold"/>
    </style:style>
    <style:style style:name="T413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10bae4f" style:font-size-asian="12pt" style:font-style-asian="normal" style:font-weight-asian="bold" style:font-size-complex="12pt" style:font-style-complex="normal" style:font-weight-complex="bold"/>
    </style:style>
    <style:style style:name="T414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10bd870" style:font-size-asian="12pt" style:font-style-asian="normal" style:font-weight-asian="bold" style:font-size-complex="12pt" style:font-style-complex="normal" style:font-weight-complex="bold"/>
    </style:style>
    <style:style style:name="T415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3408210" style:font-size-asian="12pt" style:font-style-asian="normal" style:font-weight-asian="bold" style:font-size-complex="12pt" style:font-style-complex="normal" style:font-weight-complex="bold"/>
    </style:style>
    <style:style style:name="T416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198e92c" style:font-size-asian="12pt" style:font-style-asian="normal" style:font-weight-asian="bold" style:font-size-complex="12pt" style:font-style-complex="normal" style:font-weight-complex="bold"/>
    </style:style>
    <style:style style:name="T417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0dc70c" style:font-size-asian="12pt" style:font-style-asian="normal" style:font-weight-asian="bold" style:font-size-complex="12pt" style:font-style-complex="normal" style:font-weight-complex="bold"/>
    </style:style>
    <style:style style:name="T418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3e352d8" style:font-size-asian="12pt" style:font-style-asian="normal" style:font-weight-asian="bold" style:font-size-complex="12pt" style:font-style-complex="normal" style:font-weight-complex="bold"/>
    </style:style>
    <style:style style:name="T419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156d7b" style:font-size-asian="12pt" style:font-style-asian="normal" style:font-weight-asian="bold" style:font-size-complex="12pt" style:font-style-complex="normal" style:font-weight-complex="bold"/>
    </style:style>
    <style:style style:name="T420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591e00" style:font-size-asian="12pt" style:font-style-asian="normal" style:font-weight-asian="bold" style:font-size-complex="12pt" style:font-style-complex="normal" style:font-weight-complex="bold"/>
    </style:style>
    <style:style style:name="T421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0f557f9" style:font-size-asian="12pt" style:font-style-asian="normal" style:font-weight-asian="bold" style:font-size-complex="12pt" style:font-style-complex="normal" style:font-weight-complex="bold"/>
    </style:style>
    <style:style style:name="T422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c642b6" style:font-size-asian="12pt" style:font-style-asian="normal" style:font-weight-asian="bold" style:font-size-complex="12pt" style:font-style-complex="normal" style:font-weight-complex="bold"/>
    </style:style>
    <style:style style:name="T423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a0d0c9" style:font-size-asian="12pt" style:font-style-asian="normal" style:font-weight-asian="bold" style:font-size-complex="12pt" style:font-style-complex="normal" style:font-weight-complex="bold"/>
    </style:style>
    <style:style style:name="T424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2de0f87" style:font-size-asian="12pt" style:font-style-asian="normal" style:font-weight-asian="bold" style:font-size-complex="12pt" style:font-style-complex="normal" style:font-weight-complex="bold"/>
    </style:style>
    <style:style style:name="T425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44c456" style:font-size-asian="12pt" style:font-style-asian="normal" style:font-weight-asian="bold" style:font-size-complex="12pt" style:font-style-complex="normal" style:font-weight-complex="bold"/>
    </style:style>
    <style:style style:name="T426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ae502c" style:font-size-asian="12pt" style:font-style-asian="normal" style:font-weight-asian="bold" style:font-size-complex="12pt" style:font-style-complex="normal" style:font-weight-complex="bold"/>
    </style:style>
    <style:style style:name="T427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d2e1d9" style:font-size-asian="12pt" style:font-style-asian="normal" style:font-weight-asian="bold" style:font-size-complex="12pt" style:font-style-complex="normal" style:font-weight-complex="bold"/>
    </style:style>
    <style:style style:name="T428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b2e5f3" style:font-size-asian="12pt" style:font-style-asian="normal" style:font-weight-asian="bold" style:font-size-complex="12pt" style:font-style-complex="normal" style:font-weight-complex="bold"/>
    </style:style>
    <style:style style:name="T429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d66e82" style:font-size-asian="12pt" style:font-style-asian="normal" style:font-weight-asian="bold" style:font-size-complex="12pt" style:font-style-complex="normal" style:font-weight-complex="bold"/>
    </style:style>
    <style:style style:name="T430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dae220" style:font-size-asian="12pt" style:font-style-asian="normal" style:font-weight-asian="bold" style:font-size-complex="12pt" style:font-style-complex="normal" style:font-weight-complex="bold"/>
    </style:style>
    <style:style style:name="T431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d47631" style:font-size-asian="12pt" style:font-style-asian="normal" style:font-weight-asian="bold" style:font-size-complex="12pt" style:font-style-complex="normal" style:font-weight-complex="bold"/>
    </style:style>
    <style:style style:name="T432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bold" officeooo:rsid="0489801c" style:font-size-asian="12pt" style:font-style-asian="normal" style:font-weight-asian="bold" style:font-size-complex="12pt" style:font-style-complex="normal" style:font-weight-complex="normal"/>
    </style:style>
    <style:style style:name="T433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normal" officeooo:rsid="02de0f87" style:font-size-asian="12pt" style:font-style-asian="normal" style:font-weight-asian="normal" style:font-size-complex="12pt" style:font-style-complex="normal" style:font-weight-complex="normal"/>
    </style:style>
    <style:style style:name="T434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normal" officeooo:rsid="040dae15" style:font-size-asian="12pt" style:font-style-asian="normal" style:font-weight-asian="normal" style:font-size-complex="12pt" style:font-style-complex="normal" style:font-weight-complex="normal"/>
    </style:style>
    <style:style style:name="T435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normal" officeooo:rsid="040dc70c" style:font-size-asian="12pt" style:font-style-asian="normal" style:font-weight-asian="normal" style:font-size-complex="12pt" style:font-style-complex="normal" style:font-weight-complex="normal"/>
    </style:style>
    <style:style style:name="T436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fo:font-weight="normal" officeooo:rsid="04591e00" style:font-size-asian="12pt" style:font-style-asian="normal" style:font-weight-asian="normal" style:font-size-complex="12pt" style:font-style-complex="normal" style:font-weight-complex="normal"/>
    </style:style>
    <style:style style:name="T437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T438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officeooo:rsid="04917a8a" style:font-size-asian="12pt" style:font-style-asian="normal" style:font-size-complex="12pt" style:font-style-complex="normal"/>
    </style:style>
    <style:style style:name="T439" style:family="text">
      <style:text-properties fo:color="#141414" style:text-line-through-style="none" style:text-line-through-type="none" style:font-name="Liberation Serif" fo:font-size="12pt" fo:language="ru" fo:country="RU" fo:font-style="normal" style:text-underline-style="none" officeooo:rsid="049346b7" style:font-size-asian="12pt" style:font-style-asian="normal" style:font-size-complex="12pt" style:font-style-complex="normal"/>
    </style:style>
    <style:style style:name="T440" style:family="text">
      <style:text-properties fo:color="#141414" style:text-line-through-style="none" style:text-line-through-type="none" style:font-name="Liberation Serif" fo:font-size="12pt" fo:language="ru" fo:country="RU" fo:font-style="normal" fo:font-weight="bold" officeooo:rsid="049f5099" style:font-size-asian="12pt" style:font-style-asian="normal" style:font-weight-asian="bold" style:font-size-complex="12pt" style:font-style-complex="normal" style:font-weight-complex="bold"/>
    </style:style>
    <style:style style:name="T441" style:family="text">
      <style:text-properties fo:color="#141414" style:text-line-through-style="none" style:text-line-through-type="none" style:font-name="Liberation Serif" fo:font-size="12pt" fo:language="ru" fo:country="RU" fo:font-style="normal" fo:font-weight="bold" officeooo:rsid="00f73c09" style:font-size-asian="12pt" style:font-style-asian="normal" style:font-weight-asian="bold" style:font-size-complex="12pt" style:font-style-complex="normal" style:font-weight-complex="bold"/>
    </style:style>
    <style:style style:name="T442" style:family="text">
      <style:text-properties fo:color="#141414" style:text-line-through-style="none" style:text-line-through-type="none" style:font-name="Liberation Serif" fo:font-size="12pt" fo:language="ru" fo:country="RU" fo:font-style="normal" fo:font-weight="bold" officeooo:rsid="00f557f9" style:font-size-asian="12pt" style:font-style-asian="normal" style:font-weight-asian="bold" style:font-size-complex="12pt" style:font-style-complex="normal" style:font-weight-complex="bold"/>
    </style:style>
    <style:style style:name="T443" style:family="text">
      <style:text-properties fo:color="#141414" style:text-line-through-style="none" style:text-line-through-type="none" style:font-name="Liberation Serif" fo:font-size="12pt" fo:language="ru" fo:country="RU" fo:font-style="normal" fo:font-weight="bold" officeooo:rsid="0357035d" style:font-size-asian="12pt" style:font-style-asian="normal" style:font-weight-asian="bold" style:font-size-complex="12pt" style:font-style-complex="normal" style:font-weight-complex="bold"/>
    </style:style>
    <style:style style:name="T444" style:family="text">
      <style:text-properties fo:color="#141414" style:text-line-through-style="none" style:text-line-through-type="none" style:font-name="Liberation Serif" fo:font-size="12pt" fo:language="ru" fo:country="RU" fo:font-style="normal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445" style:family="text">
      <style:text-properties fo:color="#141414" style:text-line-through-style="none" style:text-line-through-type="none" style:font-name="Liberation Serif" fo:font-size="12pt" fo:language="ru" fo:country="RU" fo:font-style="normal" fo:font-weight="bold" officeooo:rsid="048ae167" style:font-size-asian="12pt" style:font-style-asian="normal" style:font-weight-asian="bold" style:font-size-complex="12pt" style:font-style-complex="normal" style:font-weight-complex="bold"/>
    </style:style>
    <style:style style:name="T446" style:family="text">
      <style:text-properties fo:color="#141414" style:text-line-through-style="none" style:text-line-through-type="none" style:font-name="Liberation Serif" fo:font-size="12pt" fo:language="ru" fo:country="RU" fo:font-style="normal" fo:font-weight="bold" officeooo:rsid="007c59c0" style:font-size-asian="12pt" style:font-style-asian="normal" style:font-weight-asian="bold" style:font-size-complex="12pt" style:font-style-complex="normal" style:font-weight-complex="bold"/>
    </style:style>
    <style:style style:name="T447" style:family="text">
      <style:text-properties fo:color="#141414" style:text-line-through-style="none" style:text-line-through-type="none" style:font-name="Liberation Serif" fo:font-size="12pt" fo:language="ru" fo:country="RU" fo:font-style="normal" fo:font-weight="bold" officeooo:rsid="00511929" style:font-size-asian="12pt" style:font-style-asian="normal" style:font-weight-asian="bold" style:font-size-complex="12pt" style:font-style-complex="normal" style:font-weight-complex="bold"/>
    </style:style>
    <style:style style:name="T448" style:family="text">
      <style:text-properties fo:color="#141414" style:text-line-through-style="none" style:text-line-through-type="none" style:font-name="Liberation Serif" fo:font-size="12pt" fo:language="ru" fo:country="RU" style:text-underline-style="none" style:font-size-asian="12pt" style:font-size-complex="12pt"/>
    </style:style>
    <style:style style:name="T449" style:family="text">
      <style:text-properties fo:color="#141414" style:text-line-through-style="none" style:text-line-through-type="none" style:font-name="Liberation Serif" fo:font-size="12pt" fo:language="ru" fo:country="RU" style:text-underline-style="none" officeooo:rsid="0499fa94" style:font-size-asian="12pt" style:font-size-complex="12pt"/>
    </style:style>
    <style:style style:name="T450" style:family="text">
      <style:text-properties fo:color="#141414" style:text-line-through-style="none" style:text-line-through-type="none"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51" style:family="text">
      <style:text-properties fo:color="#141414" style:text-line-through-style="none" style:text-line-through-type="none" style:font-name="Liberation Serif" fo:font-size="12pt" fo:font-style="normal" style:text-underline-style="none" fo:font-weight="bold" officeooo:rsid="04ae502c" style:font-size-asian="12pt" style:font-style-asian="normal" style:font-weight-asian="bold" style:font-size-complex="12pt" style:font-style-complex="normal" style:font-weight-complex="bold"/>
    </style:style>
    <style:style style:name="T452" style:family="text">
      <style:text-properties fo:color="#141414" style:text-line-through-style="none" style:text-line-through-type="none" style:font-name="Liberation Serif" fo:font-size="12pt" fo:font-style="normal" style:text-underline-style="none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453" style:family="text">
      <style:text-properties fo:color="#141414" style:text-line-through-style="none" style:text-line-through-type="none" style:font-name="Liberation Serif" fo:font-size="12pt" fo:font-style="normal" style:text-underline-style="none" fo:font-weight="bold" officeooo:rsid="04b33077" style:font-size-asian="12pt" style:font-style-asian="normal" style:font-weight-asian="bold" style:font-size-complex="12pt" style:font-style-complex="normal" style:font-weight-complex="bold"/>
    </style:style>
    <style:style style:name="T454" style:family="text">
      <style:text-properties fo:color="#141414" style:text-line-through-style="none" style:text-line-through-type="none" style:font-name="Liberation Serif" fo:font-size="12pt" fo:font-style="normal" style:text-underline-style="none" fo:font-weight="bold" officeooo:rsid="02db2c74" style:font-size-asian="12pt" style:font-style-asian="normal" style:font-weight-asian="bold" style:font-size-complex="12pt" style:font-style-complex="normal" style:font-weight-complex="bold"/>
    </style:style>
    <style:style style:name="T455" style:family="text">
      <style:text-properties fo:color="#141414" style:text-line-through-style="none" style:text-line-through-type="none" style:font-name="Liberation Serif" fo:font-size="12pt" fo:font-style="normal" style:text-underline-style="none" fo:font-weight="bold" officeooo:rsid="00fe5777" style:font-size-asian="12pt" style:font-style-asian="normal" style:font-weight-asian="bold" style:font-size-complex="12pt" style:font-style-complex="normal" style:font-weight-complex="bold"/>
    </style:style>
    <style:style style:name="T456" style:family="text">
      <style:text-properties fo:color="#141414" style:text-line-through-style="none" style:text-line-through-type="none" style:font-name="Liberation Serif" fo:font-size="12pt" fo:font-style="normal" style:text-underline-style="none" fo:font-weight="bold" officeooo:rsid="04d47631" style:font-size-asian="12pt" style:font-style-asian="normal" style:font-weight-asian="bold" style:font-size-complex="12pt" style:font-style-complex="normal" style:font-weight-complex="bold"/>
    </style:style>
    <style:style style:name="T457" style:family="text">
      <style:text-properties fo:color="#141414" style:text-line-through-style="none" style:text-line-through-type="none"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458" style:family="text">
      <style:text-properties fo:color="#141414" style:text-line-through-style="none" style:text-line-through-type="none" style:font-name="Liberation Serif" fo:font-size="12pt" fo:font-style="normal" style:text-underline-style="none" officeooo:rsid="0489801c" style:font-size-asian="12pt" style:font-style-asian="normal" style:font-size-complex="12pt" style:font-style-complex="normal"/>
    </style:style>
    <style:style style:name="T459" style:family="text">
      <style:text-properties fo:color="#141414" style:text-line-through-style="none" style:text-line-through-type="none" style:font-name="Liberation Serif" fo:font-size="12pt" fo:font-style="normal" style:text-underline-style="none" officeooo:rsid="049346b7" style:font-size-asian="12pt" style:font-style-asian="normal" style:font-size-complex="12pt" style:font-style-complex="normal"/>
    </style:style>
    <style:style style:name="T460" style:family="text">
      <style:text-properties fo:color="#141414" style:text-line-through-style="none" style:text-line-through-type="none" style:font-name="Liberation Serif" fo:font-size="12pt" style:text-underline-style="none" style:font-size-asian="12pt" style:font-size-complex="12pt"/>
    </style:style>
    <style:style style:name="T461" style:family="text">
      <style:text-properties fo:color="#141414" style:text-line-through-style="none" style:text-line-through-type="none" fo:language="ru" fo:country="RU" officeooo:rsid="024256cb"/>
    </style:style>
    <style:style style:name="T462" style:family="text">
      <style:text-properties fo:color="#141414" style:text-line-through-style="none" style:text-line-through-type="none" fo:language="ru" fo:country="RU" officeooo:rsid="03f2576f"/>
    </style:style>
    <style:style style:name="T463" style:family="text">
      <style:text-properties fo:color="#141414" style:text-line-through-style="none" style:text-line-through-type="none" fo:language="ru" fo:country="RU" officeooo:rsid="037ef500"/>
    </style:style>
    <style:style style:name="T464" style:family="text">
      <style:text-properties fo:color="#141414" style:text-line-through-style="none" style:text-line-through-type="none" fo:language="ru" fo:country="RU" officeooo:rsid="02beb5b0"/>
    </style:style>
    <style:style style:name="T465" style:family="text">
      <style:text-properties fo:color="#141414" style:text-line-through-style="none" style:text-line-through-type="none" fo:language="ru" fo:country="RU" officeooo:rsid="02a0df72"/>
    </style:style>
    <style:style style:name="T466" style:family="text">
      <style:text-properties fo:color="#141414" style:text-line-through-style="none" style:text-line-through-type="none" fo:language="ru" fo:country="RU" officeooo:rsid="0295a1a2"/>
    </style:style>
    <style:style style:name="T467" style:family="text">
      <style:text-properties fo:color="#141414" style:text-line-through-style="none" style:text-line-through-type="none" fo:language="ru" fo:country="RU" officeooo:rsid="04ba062b"/>
    </style:style>
    <style:style style:name="T468" style:family="text">
      <style:text-properties fo:color="#141414" style:text-line-through-style="none" style:text-line-through-type="none" fo:language="ru" fo:country="RU" officeooo:rsid="00eafa2e"/>
    </style:style>
    <style:style style:name="T469" style:family="text">
      <style:text-properties fo:color="#141414" style:text-line-through-style="none" style:text-line-through-type="none" officeooo:rsid="04a0d0c9"/>
    </style:style>
    <style:style style:name="T470" style:family="text">
      <style:text-properties fo:color="#141414" style:text-line-through-style="none" style:text-line-through-type="none" officeooo:rsid="04ba062b"/>
    </style:style>
    <style:style style:name="T471" style:family="text">
      <style:text-properties fo:color="#141414" style:text-line-through-style="none" style:text-line-through-type="none" officeooo:rsid="03561251"/>
    </style:style>
    <style:style style:name="T472" style:family="text">
      <style:text-properties fo:color="#141414" style:text-line-through-style="none" style:text-line-through-type="none" officeooo:rsid="024256cb"/>
    </style:style>
    <style:style style:name="T473" style:family="text">
      <style:text-properties fo:color="#141414" style:text-line-through-style="none" style:text-line-through-type="none" officeooo:rsid="02a0df72"/>
    </style:style>
    <style:style style:name="T474" style:family="text">
      <style:text-properties fo:color="#141414" officeooo:rsid="01d0f1b6"/>
    </style:style>
    <style:style style:name="T475" style:family="text">
      <style:text-properties fo:color="#141414" style:text-line-through-style="solid" style:text-line-through-type="single" style:font-name="Liberation Serif" fo:font-size="12pt" fo:font-style="normal" style:text-underline-style="none" fo:font-weight="bold" officeooo:rsid="04b33077" style:font-size-asian="12pt" style:font-style-asian="normal" style:font-weight-asian="bold" style:font-size-complex="12pt" style:font-style-complex="normal" style:font-weight-complex="bold"/>
    </style:style>
    <style:style style:name="T476" style:family="text">
      <style:text-properties fo:color="#141414" style:text-line-through-style="solid" style:text-line-through-type="single" style:font-name="Liberation Serif" fo:font-size="12pt" fo:language="uk" fo:country="UA" fo:font-style="normal" style:text-underline-style="none" fo:font-weight="bold" officeooo:rsid="04c2266b" style:font-size-asian="12pt" style:font-style-asian="normal" style:font-weight-asian="bold" style:font-size-complex="12pt" style:font-style-complex="normal" style:font-weight-complex="bold"/>
    </style:style>
    <style:style style:name="T477" style:family="text">
      <style:text-properties fo:color="#141414" style:text-line-through-style="solid" style:text-line-through-type="single" style:font-name="Liberation Serif" fo:font-size="12pt" fo:language="ru" fo:country="RU" fo:font-style="normal" style:text-underline-style="none" fo:font-weight="bold" officeooo:rsid="04d66e82" style:font-size-asian="12pt" style:font-style-asian="normal" style:font-weight-asian="bold" style:font-size-complex="12pt" style:font-style-complex="normal" style:font-weight-complex="bold"/>
    </style:style>
    <style:style style:name="T478" style:family="text">
      <style:text-properties style:font-name="Liberation Serif"/>
    </style:style>
    <style:style style:name="T479" style:family="text">
      <style:text-properties style:font-name="Liberation Serif" fo:font-size="12pt" fo:language="uk" fo:country="UA" fo:font-style="normal" fo:font-weight="normal" officeooo:rsid="037c5793" style:font-size-asian="12pt" style:font-style-asian="normal" style:font-weight-asian="normal" style:font-size-complex="12pt" style:font-style-complex="normal" style:font-weight-complex="normal"/>
    </style:style>
    <style:style style:name="T480" style:family="text">
      <style:text-properties style:font-name="Liberation Serif" fo:font-size="12pt" fo:language="uk" fo:country="UA" fo:font-style="normal" officeooo:rsid="03a87a69" style:font-size-asian="12pt" style:font-style-asian="normal" style:font-size-complex="12pt" style:font-style-complex="normal"/>
    </style:style>
    <style:style style:name="T481" style:family="text">
      <style:text-properties style:font-name="Liberation Serif" fo:font-size="12pt" fo:language="uk" fo:country="UA" fo:font-style="normal" fo:font-weight="bold" officeooo:rsid="02db2c74" style:font-size-asian="12pt" style:font-style-asian="normal" style:font-weight-asian="bold" style:font-size-complex="12pt" style:font-style-complex="normal" style:font-weight-complex="bold"/>
    </style:style>
    <style:style style:name="T482" style:family="text">
      <style:text-properties style:font-name="Liberation Serif" fo:font-size="12pt" fo:language="uk" fo:country="UA" fo:font-style="normal" fo:font-weight="bold" officeooo:rsid="04ae502c" style:font-size-asian="12pt" style:font-style-asian="normal" style:font-weight-asian="bold" style:font-size-complex="12pt" style:font-style-complex="normal" style:font-weight-complex="bold"/>
    </style:style>
    <style:style style:name="T483" style:family="text">
      <style:text-properties style:font-name="Liberation Serif" fo:font-size="12pt" fo:language="uk" fo:country="UA" fo:font-style="normal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484" style:family="text">
      <style:text-properties style:font-name="Liberation Serif" fo:font-size="12pt" fo:language="uk" fo:country="UA" fo:font-style="normal" fo:font-weight="bold" officeooo:rsid="03008778" style:font-size-asian="12pt" style:font-style-asian="normal" style:font-weight-asian="bold" style:font-size-complex="12pt" style:font-style-complex="normal" style:font-weight-complex="bold"/>
    </style:style>
    <style:style style:name="T485" style:family="text">
      <style:text-properties style:font-name="Liberation Serif" fo:font-size="12pt" fo:language="uk" fo:country="UA" fo:font-style="normal" fo:font-weight="bold" officeooo:rsid="010fc1b5" style:font-size-asian="12pt" style:font-style-asian="normal" style:font-weight-asian="bold" style:font-size-complex="12pt" style:font-style-complex="normal" style:font-weight-complex="bold"/>
    </style:style>
    <style:style style:name="T486" style:family="text">
      <style:text-properties style:font-name="Liberation Serif" fo:font-size="12pt" fo:language="uk" fo:country="UA" fo:font-style="normal" fo:font-weight="bold" officeooo:rsid="0506f46f" style:font-size-asian="12pt" style:font-style-asian="normal" style:font-weight-asian="bold" style:font-size-complex="12pt" style:font-style-complex="normal" style:font-weight-complex="bold"/>
    </style:style>
    <style:style style:name="T487" style:family="text">
      <style:text-properties style:font-name="Liberation Serif" fo:font-size="12pt" fo:language="uk" fo:country="UA" fo:font-style="normal" style:text-underline-style="none" fo:font-weight="normal" officeooo:rsid="04642278" style:font-size-asian="12pt" style:font-style-asian="normal" style:font-weight-asian="normal" style:font-size-complex="12pt" style:font-style-complex="normal" style:font-weight-complex="normal"/>
    </style:style>
    <style:style style:name="T488" style:family="text">
      <style:text-properties style:font-name="Liberation Serif" fo:font-size="12pt" fo:language="uk" fo:country="UA" fo:font-style="normal" style:text-underline-style="none" fo:font-weight="normal" officeooo:rsid="046613e3" style:font-size-asian="12pt" style:font-style-asian="normal" style:font-weight-asian="normal" style:font-size-complex="12pt" style:font-style-complex="normal" style:font-weight-complex="normal"/>
    </style:style>
    <style:style style:name="T489" style:family="text">
      <style:text-properties style:font-name="Liberation Serif" fo:font-size="12pt" fo:language="uk" fo:country="UA" fo:font-style="normal" style:text-underline-style="none" fo:font-weight="normal" officeooo:rsid="046c38f9" style:font-size-asian="12pt" style:font-style-asian="normal" style:font-weight-asian="normal" style:font-size-complex="12pt" style:font-style-complex="normal" style:font-weight-complex="normal"/>
    </style:style>
    <style:style style:name="T490" style:family="text">
      <style:text-properties style:font-name="Liberation Serif" fo:font-size="12pt" fo:language="uk" fo:country="UA" fo:font-style="normal" style:text-underline-style="none" fo:font-weight="bold" officeooo:rsid="04642278" style:font-size-asian="12pt" style:font-style-asian="normal" style:font-weight-asian="bold" style:font-size-complex="12pt" style:font-style-complex="normal" style:font-weight-complex="bold"/>
    </style:style>
    <style:style style:name="T491" style:family="text">
      <style:text-properties style:font-name="Liberation Serif" fo:font-size="12pt" fo:language="uk" fo:country="UA" fo:font-style="normal" style:text-underline-style="none" fo:font-weight="bold" officeooo:rsid="02a0df72" style:font-size-asian="12pt" style:font-style-asian="normal" style:font-weight-asian="bold" style:font-size-complex="12pt" style:font-style-complex="normal" style:font-weight-complex="bold"/>
    </style:style>
    <style:style style:name="T492" style:family="text">
      <style:text-properties style:font-name="Liberation Serif" fo:font-size="12pt" fo:language="uk" fo:country="UA" fo:font-style="normal" style:text-underline-style="none" fo:font-weight="bold" officeooo:rsid="024256cb" style:font-size-asian="12pt" style:font-style-asian="normal" style:font-weight-asian="bold" style:font-size-complex="12pt" style:font-style-complex="normal" style:font-weight-complex="bold"/>
    </style:style>
    <style:style style:name="T493" style:family="text">
      <style:text-properties style:font-name="Liberation Serif" fo:font-size="12pt" fo:language="uk" fo:country="UA" fo:font-style="normal" style:text-underline-style="none" fo:font-weight="bold" officeooo:rsid="046613e3" style:font-size-asian="12pt" style:font-style-asian="normal" style:font-weight-asian="bold" style:font-size-complex="12pt" style:font-style-complex="normal" style:font-weight-complex="bold"/>
    </style:style>
    <style:style style:name="T494" style:family="text">
      <style:text-properties style:font-name="Liberation Serif" fo:font-size="12pt" fo:language="uk" fo:country="UA" fo:font-style="normal" style:text-underline-style="none" fo:font-weight="bold" officeooo:rsid="02f9b65f" style:font-size-asian="12pt" style:font-style-asian="normal" style:font-weight-asian="bold" style:font-size-complex="12pt" style:font-style-complex="normal" style:font-weight-complex="bold"/>
    </style:style>
    <style:style style:name="T495" style:family="text">
      <style:text-properties style:font-name="Liberation Serif" fo:font-size="12pt" fo:language="uk" fo:country="UA" fo:font-style="normal" style:text-underline-style="none" fo:font-weight="bold" officeooo:rsid="04ae502c" style:font-size-asian="12pt" style:font-style-asian="normal" style:font-weight-asian="bold" style:font-size-complex="12pt" style:font-style-complex="normal" style:font-weight-complex="bold"/>
    </style:style>
    <style:style style:name="T496" style:family="text">
      <style:text-properties style:font-name="Liberation Serif" fo:font-size="12pt" fo:language="uk" fo:country="UA" fo:font-style="normal" style:text-underline-style="solid" style:text-underline-width="auto" style:text-underline-color="font-color" officeooo:rsid="050e2d18" style:font-size-asian="12pt" style:font-style-asian="normal" style:font-size-complex="12pt" style:font-style-complex="normal"/>
    </style:style>
    <style:style style:name="T497" style:family="text">
      <style:text-properties style:font-name="Liberation Serif" fo:font-size="12pt" fo:language="uk" fo:country="UA" fo:font-style="normal" style:text-underline-style="solid" style:text-underline-width="auto" style:text-underline-color="font-color" fo:font-weight="bold" officeooo:rsid="050e2d18" style:font-size-asian="12pt" style:font-style-asian="normal" style:font-weight-asian="bold" style:font-size-complex="12pt" style:font-style-complex="normal" style:font-weight-complex="bold"/>
    </style:style>
    <style:style style:name="T498" style:family="text">
      <style:text-properties style:font-name="Liberation Serif" fo:font-size="12pt" fo:language="uk" fo:country="UA" fo:font-style="italic" style:text-underline-style="none" fo:font-weight="normal" officeooo:rsid="046446ea" style:font-size-asian="12pt" style:font-style-asian="italic" style:font-weight-asian="normal" style:font-size-complex="12pt" style:font-style-complex="italic" style:font-weight-complex="normal"/>
    </style:style>
    <style:style style:name="T499" style:family="text">
      <style:text-properties style:font-name="Liberation Serif" fo:font-size="12pt" fo:language="uk" fo:country="UA" fo:font-style="italic" style:text-underline-style="none" fo:font-weight="normal" officeooo:rsid="04642278" style:font-size-asian="12pt" style:font-style-asian="italic" style:font-weight-asian="normal" style:font-size-complex="12pt" style:font-style-complex="italic" style:font-weight-complex="normal"/>
    </style:style>
    <style:style style:name="T500" style:family="text">
      <style:text-properties style:font-name="Liberation Serif" fo:font-size="12pt" fo:language="uk" fo:country="UA" fo:font-style="italic" style:text-underline-style="none" fo:font-weight="normal" officeooo:rsid="0460861b" style:font-size-asian="12pt" style:font-style-asian="italic" style:font-weight-asian="normal" style:font-size-complex="12pt" style:font-style-complex="italic" style:font-weight-complex="normal"/>
    </style:style>
    <style:style style:name="T501" style:family="text">
      <style:text-properties style:font-name="Liberation Serif" fo:font-size="12pt" fo:language="uk" fo:country="UA" fo:font-style="italic" style:text-underline-style="none" fo:font-weight="bold" officeooo:rsid="02845f21" style:font-size-asian="12pt" style:font-style-asian="italic" style:font-weight-asian="bold" style:font-size-complex="12pt" style:font-style-complex="italic" style:font-weight-complex="bold"/>
    </style:style>
    <style:style style:name="T502" style:family="text">
      <style:text-properties style:font-name="Liberation Serif" fo:font-size="12pt" fo:language="ru" fo:country="RU" fo:font-style="normal" fo:font-weight="normal" officeooo:rsid="010bd870" style:font-size-asian="12pt" style:font-style-asian="normal" style:font-weight-asian="normal" style:font-size-complex="12pt" style:font-style-complex="normal" style:font-weight-complex="normal"/>
    </style:style>
    <style:style style:name="T503" style:family="text">
      <style:text-properties style:font-name="Liberation Serif" fo:font-size="12pt" fo:language="ru" fo:country="RU" fo:font-style="normal" fo:font-weight="normal" officeooo:rsid="0199d5ae" style:font-size-asian="12pt" style:font-style-asian="normal" style:font-weight-asian="normal" style:font-size-complex="12pt" style:font-style-complex="normal" style:font-weight-complex="normal"/>
    </style:style>
    <style:style style:name="T504" style:family="text">
      <style:text-properties style:font-name="Liberation Serif" fo:font-size="12pt" fo:language="ru" fo:country="RU" fo:font-style="normal" fo:font-weight="normal" officeooo:rsid="002951e3" style:font-size-asian="12pt" style:font-style-asian="normal" style:font-weight-asian="normal" style:font-size-complex="12pt" style:font-style-complex="normal" style:font-weight-complex="normal"/>
    </style:style>
    <style:style style:name="T505" style:family="text">
      <style:text-properties style:font-name="Liberation Serif" fo:font-size="12pt" fo:language="ru" fo:country="RU" fo:font-style="normal" fo:font-weight="normal" officeooo:rsid="0081b7d7" style:font-size-asian="12pt" style:font-style-asian="normal" style:font-weight-asian="normal" style:font-size-complex="12pt" style:font-style-complex="normal" style:font-weight-complex="normal"/>
    </style:style>
    <style:style style:name="T506" style:family="text">
      <style:text-properties style:font-name="Liberation Serif" fo:font-size="12pt" fo:language="ru" fo:country="RU" fo:font-style="normal" fo:font-weight="normal" officeooo:rsid="03c4614d" style:font-size-asian="12pt" style:font-style-asian="normal" style:font-weight-asian="normal" style:font-size-complex="12pt" style:font-style-complex="normal" style:font-weight-complex="normal"/>
    </style:style>
    <style:style style:name="T507" style:family="text">
      <style:text-properties style:font-name="Liberation Serif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08" style:family="text">
      <style:text-properties style:font-name="Liberation Serif" fo:font-size="12pt" fo:language="ru" fo:country="RU" fo:font-style="normal" fo:font-weight="bold" officeooo:rsid="0199d5ae" style:font-size-asian="12pt" style:font-style-asian="normal" style:font-weight-asian="bold" style:font-size-complex="12pt" style:font-style-complex="normal" style:font-weight-complex="bold"/>
    </style:style>
    <style:style style:name="T509" style:family="text">
      <style:text-properties style:font-name="Liberation Serif" fo:font-size="12pt" fo:language="ru" fo:country="RU" fo:font-style="normal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510" style:family="text">
      <style:text-properties style:font-name="Liberation Serif" fo:font-size="12pt" fo:language="ru" fo:country="RU" fo:font-style="normal" fo:font-weight="bold" officeooo:rsid="00511929" style:font-size-asian="12pt" style:font-style-asian="normal" style:font-weight-asian="bold" style:font-size-complex="12pt" style:font-style-complex="normal" style:font-weight-complex="bold"/>
    </style:style>
    <style:style style:name="T511" style:family="text">
      <style:text-properties style:font-name="Liberation Serif" fo:font-size="12pt" fo:language="ru" fo:country="RU" fo:font-style="normal" fo:font-weight="bold" officeooo:rsid="0081b7d7" style:font-size-asian="12pt" style:font-style-asian="normal" style:font-weight-asian="bold" style:font-size-complex="12pt" style:font-style-complex="normal" style:font-weight-complex="bold"/>
    </style:style>
    <style:style style:name="T512" style:family="text">
      <style:text-properties style:font-name="Liberation Serif" fo:font-size="12pt" fo:language="ru" fo:country="RU" fo:font-style="normal" fo:font-weight="bold" officeooo:rsid="04156d7b" style:font-size-asian="12pt" style:font-style-asian="normal" style:font-weight-asian="bold" style:font-size-complex="12pt" style:font-style-complex="normal" style:font-weight-complex="bold"/>
    </style:style>
    <style:style style:name="T513" style:family="text">
      <style:text-properties style:font-name="Liberation Serif" fo:font-size="12pt" fo:language="ru" fo:country="RU" fo:font-style="normal" fo:font-weight="bold" officeooo:rsid="024256cb" style:font-size-asian="12pt" style:font-style-asian="normal" style:font-weight-asian="bold" style:font-size-complex="12pt" style:font-style-complex="normal" style:font-weight-complex="bold"/>
    </style:style>
    <style:style style:name="T514" style:family="text">
      <style:text-properties style:font-name="Liberation Serif" fo:font-size="12pt" fo:language="ru" fo:country="RU" fo:font-style="normal" fo:font-weight="bold" officeooo:rsid="0295a1a2" style:font-size-asian="12pt" style:font-style-asian="normal" style:font-weight-asian="bold" style:font-size-complex="12pt" style:font-style-complex="normal" style:font-weight-complex="bold"/>
    </style:style>
    <style:style style:name="T515" style:family="text">
      <style:text-properties style:font-name="Liberation Serif" fo:font-size="12pt" fo:language="ru" fo:country="RU" fo:font-style="normal" fo:font-weight="bold" officeooo:rsid="00eafa2e" style:font-size-asian="12pt" style:font-style-asian="normal" style:font-weight-asian="bold" style:font-size-complex="12pt" style:font-style-complex="normal" style:font-weight-complex="bold"/>
    </style:style>
    <style:style style:name="T516" style:family="text">
      <style:text-properties style:font-name="Liberation Serif" fo:font-size="12pt" fo:language="ru" fo:country="RU" fo:font-style="normal" fo:font-weight="bold" officeooo:rsid="007c59c0" style:font-size-asian="12pt" style:font-style-asian="normal" style:font-weight-asian="bold" style:font-size-complex="12pt" style:font-style-complex="normal" style:font-weight-complex="bold"/>
    </style:style>
    <style:style style:name="T517" style:family="text">
      <style:text-properties style:font-name="Liberation Serif" fo:font-size="12pt" fo:language="ru" fo:country="RU" fo:font-style="normal" fo:font-weight="bold" officeooo:rsid="029f8e97" style:font-size-asian="12pt" style:font-style-asian="normal" style:font-weight-asian="bold" style:font-size-complex="12pt" style:font-style-complex="normal" style:font-weight-complex="bold"/>
    </style:style>
    <style:style style:name="T518" style:family="text">
      <style:text-properties style:font-name="Liberation Serif" fo:font-size="12pt" fo:language="ru" fo:country="RU" fo:font-style="normal" fo:font-weight="bold" officeooo:rsid="0357035d" style:font-size-asian="12pt" style:font-style-asian="normal" style:font-weight-asian="bold" style:font-size-complex="12pt" style:font-style-complex="normal" style:font-weight-complex="bold"/>
    </style:style>
    <style:style style:name="T519" style:family="text">
      <style:text-properties style:font-name="Liberation Serif" fo:font-size="12pt" fo:language="ru" fo:country="RU" fo:font-style="normal" fo:font-weight="bold" officeooo:rsid="03fed660" style:font-size-asian="12pt" style:font-style-asian="normal" style:font-weight-asian="bold" style:font-size-complex="12pt" style:font-style-complex="normal" style:font-weight-complex="bold"/>
    </style:style>
    <style:style style:name="T520" style:family="text">
      <style:text-properties style:font-name="Liberation Serif" fo:font-size="12pt" fo:language="ru" fo:country="RU" fo:font-style="normal" fo:font-weight="bold" officeooo:rsid="00f557f9" style:font-size-asian="12pt" style:font-style-asian="normal" style:font-weight-asian="bold" style:font-size-complex="12pt" style:font-style-complex="normal" style:font-weight-complex="bold"/>
    </style:style>
    <style:style style:name="T521" style:family="text">
      <style:text-properties style:font-name="Liberation Serif" fo:font-size="12pt" fo:language="ru" fo:country="RU" fo:font-style="normal" fo:font-weight="bold" officeooo:rsid="01657c32" style:font-size-asian="12pt" style:font-style-asian="normal" style:font-weight-asian="bold" style:font-size-complex="12pt" style:font-style-complex="normal" style:font-weight-complex="bold"/>
    </style:style>
    <style:style style:name="T522" style:family="text">
      <style:text-properties style:font-name="Liberation Serif" fo:font-size="12pt" fo:language="ru" fo:country="RU" fo:font-style="normal" fo:font-weight="bold" officeooo:rsid="010bae4f" style:font-size-asian="12pt" style:font-style-asian="normal" style:font-weight-asian="bold" style:font-size-complex="12pt" style:font-style-complex="normal" style:font-weight-complex="bold"/>
    </style:style>
    <style:style style:name="T523" style:family="text">
      <style:text-properties style:font-name="Liberation Serif" fo:font-size="12pt" fo:language="ru" fo:country="RU" fo:font-style="normal" fo:font-weight="bold" officeooo:rsid="04ed10a2" style:font-size-asian="12pt" style:font-style-asian="normal" style:font-weight-asian="bold" style:font-size-complex="12pt" style:font-style-complex="normal" style:font-weight-complex="bold"/>
    </style:style>
    <style:style style:name="T524" style:family="text">
      <style:text-properties style:font-name="Liberation Serif" fo:font-size="12pt" fo:language="ru" fo:country="RU" fo:font-style="normal" officeooo:rsid="03a87a69" style:font-size-asian="12pt" style:font-style-asian="normal" style:font-size-complex="12pt" style:font-style-complex="normal"/>
    </style:style>
    <style:style style:name="T525" style:family="text">
      <style:text-properties style:font-name="Liberation Serif" fo:font-size="12pt" fo:language="ru" fo:country="RU" fo:font-style="normal" style:text-underline-style="none" fo:font-weight="bold" officeooo:rsid="024256cb" style:font-size-asian="12pt" style:font-style-asian="normal" style:font-weight-asian="bold" style:font-size-complex="12pt" style:font-style-complex="normal" style:font-weight-complex="bold"/>
    </style:style>
    <style:style style:name="T526" style:family="text">
      <style:text-properties style:font-name="Liberation Serif" fo:font-size="12pt" fo:language="ru" fo:country="RU" fo:font-style="normal" style:text-underline-style="none" fo:font-weight="bold" officeooo:rsid="037de2a0" style:font-size-asian="12pt" style:font-style-asian="normal" style:font-weight-asian="bold" style:font-size-complex="12pt" style:font-style-complex="normal" style:font-weight-complex="bold"/>
    </style:style>
    <style:style style:name="T527" style:family="text">
      <style:text-properties style:font-name="Liberation Serif" fo:font-size="12pt" fo:language="ru" fo:country="RU" fo:font-style="normal" style:text-underline-style="none" fo:font-weight="bold" officeooo:rsid="02de0f87" style:font-size-asian="12pt" style:font-style-asian="normal" style:font-weight-asian="bold" style:font-size-complex="12pt" style:font-style-complex="normal" style:font-weight-complex="bold"/>
    </style:style>
    <style:style style:name="T528" style:family="text">
      <style:text-properties style:font-name="Liberation Serif" fo:font-size="12pt" fo:language="ru" fo:country="RU" fo:font-style="normal" style:text-underline-style="none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529" style:family="text">
      <style:text-properties style:font-name="Liberation Serif" fo:font-size="12pt" fo:language="ru" fo:country="RU" fo:font-style="normal" style:text-underline-style="none" fo:font-weight="bold" officeooo:rsid="02f5d608" style:font-size-asian="12pt" style:font-style-asian="normal" style:font-weight-asian="bold" style:font-size-complex="12pt" style:font-style-complex="normal" style:font-weight-complex="bold"/>
    </style:style>
    <style:style style:name="T530" style:family="text">
      <style:text-properties style:font-name="Liberation Serif" fo:font-size="12pt" fo:language="ru" fo:country="RU" fo:font-style="normal" style:text-underline-style="none" fo:font-weight="bold" officeooo:rsid="04642278" style:font-size-asian="12pt" style:font-style-asian="normal" style:font-weight-asian="bold" style:font-size-complex="12pt" style:font-style-complex="normal" style:font-weight-complex="bold"/>
    </style:style>
    <style:style style:name="T531" style:family="text">
      <style:text-properties style:font-name="Liberation Serif" fo:font-size="12pt" fo:language="ru" fo:country="RU" fo:font-style="normal" style:text-underline-style="none" fo:font-weight="bold" officeooo:rsid="046446ea" style:font-size-asian="12pt" style:font-style-asian="normal" style:font-weight-asian="bold" style:font-size-complex="12pt" style:font-style-complex="normal" style:font-weight-complex="bold"/>
    </style:style>
    <style:style style:name="T532" style:family="text">
      <style:text-properties style:font-name="Liberation Serif" fo:font-size="12pt" fo:language="ru" fo:country="RU" fo:font-style="normal" style:text-underline-style="none" fo:font-weight="bold" officeooo:rsid="03f2576f" style:font-size-asian="12pt" style:font-style-asian="normal" style:font-weight-asian="bold" style:font-size-complex="12pt" style:font-style-complex="normal" style:font-weight-complex="bold"/>
    </style:style>
    <style:style style:name="T533" style:family="text">
      <style:text-properties style:font-name="Liberation Serif" fo:font-size="12pt" fo:language="ru" fo:country="RU" fo:font-style="normal" style:text-underline-style="none" fo:font-weight="bold" officeooo:rsid="037ef500" style:font-size-asian="12pt" style:font-style-asian="normal" style:font-weight-asian="bold" style:font-size-complex="12pt" style:font-style-complex="normal" style:font-weight-complex="bold"/>
    </style:style>
    <style:style style:name="T534" style:family="text">
      <style:text-properties style:font-name="Liberation Serif" fo:font-size="12pt" fo:language="ru" fo:country="RU" fo:font-style="normal" style:text-underline-style="none" fo:font-weight="bold" officeooo:rsid="02beb5b0" style:font-size-asian="12pt" style:font-style-asian="normal" style:font-weight-asian="bold" style:font-size-complex="12pt" style:font-style-complex="normal" style:font-weight-complex="bold"/>
    </style:style>
    <style:style style:name="T535" style:family="text">
      <style:text-properties style:font-name="Liberation Serif" fo:font-size="12pt" fo:language="ru" fo:country="RU" fo:font-style="normal" style:text-underline-style="none" fo:font-weight="bold" officeooo:rsid="02a0df72" style:font-size-asian="12pt" style:font-style-asian="normal" style:font-weight-asian="bold" style:font-size-complex="12pt" style:font-style-complex="normal" style:font-weight-complex="bold"/>
    </style:style>
    <style:style style:name="T536" style:family="text">
      <style:text-properties style:font-name="Liberation Serif" fo:font-size="12pt" fo:language="ru" fo:country="RU" fo:font-style="normal" style:text-underline-style="none" fo:font-weight="bold" officeooo:rsid="04d47631" style:font-size-asian="12pt" style:font-style-asian="normal" style:font-weight-asian="bold" style:font-size-complex="12pt" style:font-style-complex="normal" style:font-weight-complex="bold"/>
    </style:style>
    <style:style style:name="T537" style:family="text">
      <style:text-properties style:font-name="Liberation Serif" fo:font-size="12pt" fo:language="ru" fo:country="RU" fo:font-style="normal" style:text-underline-style="none" fo:font-weight="normal" officeooo:rsid="03e063ed" style:font-size-asian="12pt" style:font-style-asian="normal" style:font-weight-asian="normal" style:font-size-complex="12pt" style:font-style-complex="normal" style:font-weight-complex="normal"/>
    </style:style>
    <style:style style:name="T538" style:family="text">
      <style:text-properties style:font-name="Liberation Serif" fo:font-size="12pt" fo:language="ru" fo:country="RU" fo:font-style="normal" style:text-underline-style="none" fo:font-weight="normal" officeooo:rsid="037de2a0" style:font-size-asian="12pt" style:font-style-asian="normal" style:font-weight-asian="normal" style:font-size-complex="12pt" style:font-style-complex="normal" style:font-weight-complex="normal"/>
    </style:style>
    <style:style style:name="T539" style:family="text">
      <style:text-properties style:font-name="Liberation Serif" fo:font-size="12pt" fo:language="ru" fo:country="RU" fo:font-style="normal" style:text-underline-style="none" fo:font-weight="normal" officeooo:rsid="03f0a7f3" style:font-size-asian="12pt" style:font-style-asian="normal" style:font-weight-asian="normal" style:font-size-complex="12pt" style:font-style-complex="normal" style:font-weight-complex="normal"/>
    </style:style>
    <style:style style:name="T540" style:family="text">
      <style:text-properties style:font-name="Liberation Serif" fo:font-size="12pt" fo:language="ru" fo:country="RU" fo:font-style="normal" style:text-underline-style="none" fo:font-weight="normal" officeooo:rsid="03f50c67" style:font-size-asian="12pt" style:font-style-asian="normal" style:font-weight-asian="normal" style:font-size-complex="12pt" style:font-style-complex="normal" style:font-weight-complex="normal"/>
    </style:style>
    <style:style style:name="T541" style:family="text">
      <style:text-properties style:font-name="Liberation Serif" fo:font-size="12pt" fo:language="ru" fo:country="RU" fo:font-style="normal" style:text-underline-style="none" fo:font-weight="normal" officeooo:rsid="02de0f87" style:font-size-asian="12pt" style:font-style-asian="normal" style:font-weight-asian="normal" style:font-size-complex="12pt" style:font-style-complex="normal" style:font-weight-complex="normal"/>
    </style:style>
    <style:style style:name="T542" style:family="text">
      <style:text-properties style:font-name="Liberation Serif" fo:font-size="12pt" fo:language="ru" fo:country="RU" fo:font-style="normal" style:text-underline-style="none" fo:font-weight="normal" officeooo:rsid="04642278" style:font-size-asian="12pt" style:font-style-asian="normal" style:font-weight-asian="normal" style:font-size-complex="12pt" style:font-style-complex="normal" style:font-weight-complex="normal"/>
    </style:style>
    <style:style style:name="T543" style:family="text">
      <style:text-properties style:font-name="Liberation Serif" fo:font-size="12pt" fo:language="ru" fo:country="RU" fo:font-style="normal" style:text-underline-style="none" fo:font-weight="normal" officeooo:rsid="046613e3" style:font-size-asian="12pt" style:font-style-asian="normal" style:font-weight-asian="normal" style:font-size-complex="12pt" style:font-style-complex="normal" style:font-weight-complex="normal"/>
    </style:style>
    <style:style style:name="T544" style:family="text">
      <style:text-properties style:font-name="Liberation Serif" fo:font-size="12pt" fo:language="ru" fo:country="RU" fo:font-style="normal" style:text-underline-style="none" fo:font-weight="normal" officeooo:rsid="02beb5b0" style:font-size-asian="12pt" style:font-style-asian="normal" style:font-weight-asian="normal" style:font-size-complex="12pt" style:font-style-complex="normal" style:font-weight-complex="normal"/>
    </style:style>
    <style:style style:name="T545" style:family="text">
      <style:text-properties style:font-name="Liberation Serif" fo:font-size="12pt" fo:language="ru" fo:country="RU" fo:font-style="normal" style:text-underline-style="none" fo:font-weight="normal" officeooo:rsid="046c38f9" style:font-size-asian="12pt" style:font-style-asian="normal" style:font-weight-asian="normal" style:font-size-complex="12pt" style:font-style-complex="normal" style:font-weight-complex="normal"/>
    </style:style>
    <style:style style:name="T546" style:family="text">
      <style:text-properties style:font-name="Liberation Serif" fo:font-size="12pt" fo:language="ru" fo:country="RU" fo:font-style="italic" style:text-underline-style="none" fo:font-weight="normal" officeooo:rsid="0460861b" style:font-size-asian="12pt" style:font-style-asian="italic" style:font-weight-asian="normal" style:font-size-complex="12pt" style:font-style-complex="italic" style:font-weight-complex="normal"/>
    </style:style>
    <style:style style:name="T547" style:family="text">
      <style:text-properties style:font-name="Liberation Serif" fo:font-size="12pt" fo:language="ru" fo:country="RU" fo:font-style="italic" style:text-underline-style="none" fo:font-weight="bold" officeooo:rsid="024256cb" style:font-size-asian="12pt" style:font-style-asian="italic" style:font-weight-asian="bold" style:font-size-complex="12pt" style:font-style-complex="italic" style:font-weight-complex="bold"/>
    </style:style>
    <style:style style:name="T548" style:family="text">
      <style:text-properties style:font-name="Liberation Serif" fo:font-size="12pt" fo:language="en" fo:country="US" fo:font-style="normal" fo:font-weight="normal" officeooo:rsid="0081b7d7" style:font-size-asian="12pt" style:font-style-asian="normal" style:font-weight-asian="normal" style:font-size-complex="12pt" style:font-style-complex="normal" style:font-weight-complex="normal"/>
    </style:style>
    <style:style style:name="T549" style:family="text">
      <style:text-properties style:font-name="Liberation Serif" fo:font-size="12pt" fo:language="en" fo:country="US" fo:font-style="normal" fo:font-weight="bold" officeooo:rsid="039e2453" style:font-size-asian="12pt" style:font-style-asian="normal" style:font-weight-asian="bold" style:font-size-complex="12pt" style:font-style-complex="normal" style:font-weight-complex="bold"/>
    </style:style>
    <style:style style:name="T550" style:family="text">
      <style:text-properties style:font-name="Liberation Serif" fo:font-size="12pt" fo:language="en" fo:country="US" fo:font-style="normal" fo:font-weight="bold" officeooo:rsid="037c5793" style:font-size-asian="12pt" style:font-style-asian="normal" style:font-weight-asian="bold" style:font-size-complex="12pt" style:font-style-complex="normal" style:font-weight-complex="bold"/>
    </style:style>
    <style:style style:name="T551" style:family="text">
      <style:text-properties style:font-name="Liberation Serif" fo:font-size="12pt" fo:language="en" fo:country="US" fo:font-style="normal" fo:font-weight="bold" officeooo:rsid="0081b7d7" style:font-size-asian="12pt" style:font-style-asian="normal" style:font-weight-asian="bold" style:font-size-complex="12pt" style:font-style-complex="normal" style:font-weight-complex="bold"/>
    </style:style>
    <style:style style:name="T552" style:family="text">
      <style:text-properties style:font-name="Liberation Serif" fo:font-size="12pt" fo:language="en" fo:country="US" fo:font-style="normal" fo:font-weight="bold" officeooo:rsid="00204a9f" style:font-size-asian="12pt" style:font-style-asian="normal" style:font-weight-asian="bold" style:font-size-complex="12pt" style:font-style-complex="normal" style:font-weight-complex="bold"/>
    </style:style>
    <style:style style:name="T553" style:family="text">
      <style:text-properties style:font-name="Liberation Serif" fo:font-size="12pt" fo:language="en" fo:country="US" fo:font-style="normal" fo:font-weight="bold" officeooo:rsid="04a28c6c" style:font-size-asian="12pt" style:font-style-asian="normal" style:font-weight-asian="bold" style:font-size-complex="12pt" style:font-style-complex="normal" style:font-weight-complex="bold"/>
    </style:style>
    <style:style style:name="T554" style:family="text">
      <style:text-properties style:font-name="Liberation Serif" fo:font-size="12pt" fo:language="en" fo:country="US" fo:font-style="normal" fo:font-weight="bold" officeooo:rsid="00868599" style:font-size-asian="12pt" style:font-style-asian="normal" style:font-weight-asian="bold" style:font-size-complex="12pt" style:font-style-complex="normal" style:font-weight-complex="bold"/>
    </style:style>
    <style:style style:name="T555" style:family="text">
      <style:text-properties style:font-name="Liberation Serif" fo:font-size="12pt" fo:language="en" fo:country="US" fo:font-style="normal" fo:font-weight="bold" officeooo:rsid="04ae502c" style:font-size-asian="12pt" style:font-style-asian="normal" style:font-weight-asian="bold" style:font-size-complex="12pt" style:font-style-complex="normal" style:font-weight-complex="bold"/>
    </style:style>
    <style:style style:name="T556" style:family="text">
      <style:text-properties style:font-name="Liberation Serif" fo:font-size="12pt" fo:language="en" fo:country="US" fo:font-style="normal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557" style:family="text">
      <style:text-properties style:font-name="Liberation Serif" fo:font-size="12pt" fo:language="en" fo:country="US" fo:font-style="normal" fo:font-weight="bold" officeooo:rsid="03561251" style:font-size-asian="12pt" style:font-style-asian="normal" style:font-weight-asian="bold" style:font-size-complex="12pt" style:font-style-complex="normal" style:font-weight-complex="bold"/>
    </style:style>
    <style:style style:name="T558" style:family="text">
      <style:text-properties style:font-name="Liberation Serif" fo:font-size="12pt" fo:language="en" fo:country="US" fo:font-style="normal" fo:font-weight="bold" officeooo:rsid="00fe5777" style:font-size-asian="12pt" style:font-style-asian="normal" style:font-weight-asian="bold" style:font-size-complex="12pt" style:font-style-complex="normal" style:font-weight-complex="bold"/>
    </style:style>
    <style:style style:name="T559" style:family="text">
      <style:text-properties style:font-name="Liberation Serif" fo:font-size="12pt" fo:language="en" fo:country="US" fo:font-style="normal" fo:font-weight="bold" officeooo:rsid="03008778" style:font-size-asian="12pt" style:font-style-asian="normal" style:font-weight-asian="bold" style:font-size-complex="12pt" style:font-style-complex="normal" style:font-weight-complex="bold"/>
    </style:style>
    <style:style style:name="T560" style:family="text">
      <style:text-properties style:font-name="Liberation Serif" fo:font-size="12pt" fo:language="en" fo:country="US" fo:font-style="normal" fo:font-weight="bold" officeooo:rsid="00f557f9" style:font-size-asian="12pt" style:font-style-asian="normal" style:font-weight-asian="bold" style:font-size-complex="12pt" style:font-style-complex="normal" style:font-weight-complex="bold"/>
    </style:style>
    <style:style style:name="T561" style:family="text">
      <style:text-properties style:font-name="Liberation Serif" fo:font-size="12pt" fo:language="en" fo:country="US" fo:font-style="normal" fo:font-weight="bold" officeooo:rsid="04f40e49" style:font-size-asian="12pt" style:font-style-asian="normal" style:font-weight-asian="bold" style:font-size-complex="12pt" style:font-style-complex="normal" style:font-weight-complex="bold"/>
    </style:style>
    <style:style style:name="T562" style:family="text">
      <style:text-properties style:font-name="Liberation Serif" fo:font-size="12pt" fo:language="en" fo:country="US" fo:font-style="normal" fo:font-weight="bold" officeooo:rsid="034f7d15" style:font-size-asian="12pt" style:font-style-asian="normal" style:font-weight-asian="bold" style:font-size-complex="12pt" style:font-style-complex="normal" style:font-weight-complex="bold"/>
    </style:style>
    <style:style style:name="T563" style:family="text">
      <style:text-properties style:font-name="Liberation Serif" fo:font-size="12pt" fo:language="en" fo:country="US" fo:font-style="normal" style:text-underline-style="none" fo:font-weight="bold" officeooo:rsid="04642278" style:font-size-asian="12pt" style:font-style-asian="normal" style:font-weight-asian="bold" style:font-size-complex="12pt" style:font-style-complex="normal" style:font-weight-complex="bold"/>
    </style:style>
    <style:style style:name="T564" style:family="text">
      <style:text-properties style:font-name="Liberation Serif" fo:font-size="12pt" fo:language="en" fo:country="US" fo:font-style="normal" style:text-underline-style="none" fo:font-weight="bold" officeooo:rsid="046613e3" style:font-size-asian="12pt" style:font-style-asian="normal" style:font-weight-asian="bold" style:font-size-complex="12pt" style:font-style-complex="normal" style:font-weight-complex="bold"/>
    </style:style>
    <style:style style:name="T565" style:family="text">
      <style:text-properties style:font-name="Liberation Serif" fo:font-size="12pt" fo:language="en" fo:country="US" fo:font-style="normal" style:text-underline-style="none" fo:font-weight="bold" officeooo:rsid="04a28bce" style:font-size-asian="12pt" style:font-style-asian="normal" style:font-weight-asian="bold" style:font-size-complex="12pt" style:font-style-complex="normal" style:font-weight-complex="bold"/>
    </style:style>
    <style:style style:name="T566" style:family="text">
      <style:text-properties style:font-name="Liberation Serif" fo:font-size="12pt" fo:language="en" fo:country="US" fo:font-style="normal" style:text-underline-style="none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567" style:family="text">
      <style:text-properties style:font-name="Liberation Serif" fo:font-size="12pt" fo:language="en" fo:country="US" fo:font-style="normal" style:text-underline-style="none" fo:font-weight="bold" officeooo:rsid="02de0f87" style:font-size-asian="12pt" style:font-style-asian="normal" style:font-weight-asian="bold" style:font-size-complex="12pt" style:font-style-complex="normal" style:font-weight-complex="bold"/>
    </style:style>
    <style:style style:name="T568" style:family="text">
      <style:text-properties style:font-name="Liberation Serif" fo:font-size="12pt" fo:language="en" fo:country="US" fo:font-style="normal" style:text-underline-style="none" fo:font-weight="bold" officeooo:rsid="04a28c6c" style:font-size-asian="12pt" style:font-style-asian="normal" style:font-weight-asian="bold" style:font-size-complex="12pt" style:font-style-complex="normal" style:font-weight-complex="bold"/>
    </style:style>
    <style:style style:name="T569" style:family="text">
      <style:text-properties style:font-name="Liberation Serif" fo:font-size="12pt" fo:language="en" fo:country="US" fo:font-style="normal" style:text-underline-style="none" fo:font-weight="bold" officeooo:rsid="01099cc4" style:font-size-asian="12pt" style:font-style-asian="normal" style:font-weight-asian="bold" style:font-size-complex="12pt" style:font-style-complex="normal" style:font-weight-complex="bold"/>
    </style:style>
    <style:style style:name="T570" style:family="text">
      <style:text-properties style:font-name="Liberation Serif" fo:font-size="12pt" fo:language="en" fo:country="US" fo:font-style="normal" style:text-underline-style="none" fo:font-weight="bold" officeooo:rsid="04b33077" style:font-size-asian="12pt" style:font-style-asian="normal" style:font-weight-asian="bold" style:font-size-complex="12pt" style:font-style-complex="normal" style:font-weight-complex="bold"/>
    </style:style>
    <style:style style:name="T571" style:family="text">
      <style:text-properties style:font-name="Liberation Serif" fo:font-size="12pt" fo:language="en" fo:country="US" fo:font-style="normal" style:text-underline-style="none" fo:font-weight="bold" officeooo:rsid="034f7d15" style:font-size-asian="12pt" style:font-style-asian="normal" style:font-weight-asian="bold" style:font-size-complex="12pt" style:font-style-complex="normal" style:font-weight-complex="bold"/>
    </style:style>
    <style:style style:name="T572" style:family="text">
      <style:text-properties style:font-name="Liberation Serif" fo:font-size="12pt" fo:language="en" fo:country="US" fo:font-style="normal" style:text-underline-style="none" fo:font-weight="bold" officeooo:rsid="032c287d" style:font-size-asian="12pt" style:font-style-asian="normal" style:font-weight-asian="bold" style:font-size-complex="12pt" style:font-style-complex="normal" style:font-weight-complex="bold"/>
    </style:style>
    <style:style style:name="T573" style:family="text">
      <style:text-properties style:font-name="Liberation Serif" fo:font-size="12pt" fo:language="en" fo:country="US" fo:font-style="normal" style:text-underline-style="none" fo:font-weight="bold" officeooo:rsid="024256cb" style:font-size-asian="12pt" style:font-style-asian="normal" style:font-weight-asian="bold" style:font-size-complex="12pt" style:font-style-complex="normal" style:font-weight-complex="bold"/>
    </style:style>
    <style:style style:name="T574" style:family="text">
      <style:text-properties style:font-name="Liberation Serif" fo:font-size="12pt" fo:language="en" fo:country="US" fo:font-style="normal" style:text-underline-style="none" fo:font-weight="bold" officeooo:rsid="02a0df72" style:font-size-asian="12pt" style:font-style-asian="normal" style:font-weight-asian="bold" style:font-size-complex="12pt" style:font-style-complex="normal" style:font-weight-complex="bold"/>
    </style:style>
    <style:style style:name="T575" style:family="text">
      <style:text-properties style:font-name="Liberation Serif" fo:font-size="12pt" fo:language="en" fo:country="US" fo:font-style="normal" style:text-underline-style="none" fo:font-weight="bold" officeooo:rsid="04dae220" style:font-size-asian="12pt" style:font-style-asian="normal" style:font-weight-asian="bold" style:font-size-complex="12pt" style:font-style-complex="normal" style:font-weight-complex="bold"/>
    </style:style>
    <style:style style:name="T576" style:family="text">
      <style:text-properties style:font-name="Liberation Serif" fo:font-size="12pt" fo:language="en" fo:country="US" fo:font-style="normal" style:text-underline-style="none" fo:font-weight="bold" officeooo:rsid="04ddd4c8" style:font-size-asian="12pt" style:font-style-asian="normal" style:font-weight-asian="bold" style:font-size-complex="12pt" style:font-style-complex="normal" style:font-weight-complex="bold"/>
    </style:style>
    <style:style style:name="T577" style:family="text">
      <style:text-properties style:font-name="Liberation Serif" fo:font-size="12pt" fo:language="en" fo:country="US" fo:font-style="normal" style:text-underline-style="none" fo:font-weight="normal" officeooo:rsid="046613e3" style:font-size-asian="12pt" style:font-style-asian="normal" style:font-weight-asian="normal" style:font-size-complex="12pt" style:font-style-complex="normal" style:font-weight-complex="normal"/>
    </style:style>
    <style:style style:name="T578" style:family="text">
      <style:text-properties style:font-name="Liberation Serif" fo:font-size="12pt" fo:language="en" fo:country="US" fo:font-style="normal" style:text-underline-style="none" fo:font-weight="normal" officeooo:rsid="046c38f9" style:font-size-asian="12pt" style:font-style-asian="normal" style:font-weight-asian="normal" style:font-size-complex="12pt" style:font-style-complex="normal" style:font-weight-complex="normal"/>
    </style:style>
    <style:style style:name="T579" style:family="text">
      <style:text-properties style:font-name="Liberation Serif" fo:font-size="12pt" fo:language="en" fo:country="US" fo:font-style="normal" style:text-underline-style="none" fo:font-weight="normal" officeooo:rsid="04a28c6c" style:font-size-asian="12pt" style:font-style-asian="normal" style:font-weight-asian="normal" style:font-size-complex="12pt" style:font-style-complex="normal" style:font-weight-complex="normal"/>
    </style:style>
    <style:style style:name="T580" style:family="text">
      <style:text-properties style:font-name="Liberation Serif" fo:font-size="12pt" fo:language="en" fo:country="US" fo:font-style="normal" style:text-underline-style="solid" style:text-underline-width="auto" style:text-underline-color="font-color" fo:font-weight="bold" officeooo:rsid="050e2d18" style:font-size-asian="12pt" style:font-style-asian="normal" style:font-weight-asian="bold" style:font-size-complex="12pt" style:font-style-complex="normal" style:font-weight-complex="bold"/>
    </style:style>
    <style:style style:name="T581" style:family="text">
      <style:text-properties style:font-name="Liberation Serif" fo:font-size="12pt" fo:language="en" fo:country="US" fo:font-style="italic" style:text-underline-style="none" fo:font-weight="bold" officeooo:rsid="024256cb" style:font-size-asian="12pt" style:font-style-asian="italic" style:font-weight-asian="bold" style:font-size-complex="12pt" style:font-style-complex="italic" style:font-weight-complex="bold"/>
    </style:style>
    <style:style style:name="T582" style:family="text">
      <style:text-properties style:font-name="Liberation Serif" fo:font-size="12pt" fo:language="en" fo:country="US" fo:font-style="italic" style:text-underline-style="none" fo:font-weight="normal" officeooo:rsid="0460861b" style:font-size-asian="12pt" style:font-style-asian="italic" style:font-weight-asian="normal" style:font-size-complex="12pt" style:font-style-complex="italic" style:font-weight-complex="normal"/>
    </style:style>
    <style:style style:name="T583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584" style:family="text">
      <style:text-properties style:font-name="Liberation Serif" fo:font-size="12pt" fo:font-style="normal" officeooo:rsid="03af135a" style:font-size-asian="12pt" style:font-style-asian="normal" style:font-size-complex="12pt" style:font-style-complex="normal"/>
    </style:style>
    <style:style style:name="T585" style:family="text">
      <style:text-properties style:font-name="Liberation Serif" fo:font-size="12pt" fo:font-style="normal" officeooo:rsid="03b02c3b" style:font-size-asian="12pt" style:font-style-asian="normal" style:font-size-complex="12pt" style:font-style-complex="normal"/>
    </style:style>
    <style:style style:name="T586" style:family="text">
      <style:text-properties style:font-name="Liberation Serif" fo:font-size="12pt" fo:font-style="normal" officeooo:rsid="03b21fe5" style:font-size-asian="12pt" style:font-style-asian="normal" style:font-size-complex="12pt" style:font-style-complex="normal"/>
    </style:style>
    <style:style style:name="T587" style:family="text">
      <style:text-properties style:font-name="Liberation Serif" fo:font-size="12pt" fo:font-style="normal" officeooo:rsid="03b3eb19" style:font-size-asian="12pt" style:font-style-asian="normal" style:font-size-complex="12pt" style:font-style-complex="normal"/>
    </style:style>
    <style:style style:name="T588" style:family="text">
      <style:text-properties style:font-name="Liberation Serif" fo:font-size="12pt" fo:font-style="normal" officeooo:rsid="03b508f1" style:font-size-asian="12pt" style:font-style-asian="normal" style:font-size-complex="12pt" style:font-style-complex="normal"/>
    </style:style>
    <style:style style:name="T589" style:family="text">
      <style:text-properties style:font-name="Liberation Serif" fo:font-size="12pt" fo:font-style="normal" officeooo:rsid="03be9bb6" style:font-size-asian="12pt" style:font-style-asian="normal" style:font-size-complex="12pt" style:font-style-complex="normal"/>
    </style:style>
    <style:style style:name="T590" style:family="text">
      <style:text-properties style:font-name="Liberation Serif" fo:font-size="12pt" fo:font-style="normal" officeooo:rsid="045b3d11" style:font-size-asian="12pt" style:font-style-asian="normal" style:font-size-complex="12pt" style:font-style-complex="normal"/>
    </style:style>
    <style:style style:name="T591" style:family="text">
      <style:text-properties style:font-name="Liberation Serif" fo:font-size="12pt" fo:font-style="normal" officeooo:rsid="04ed10a2" style:font-size-asian="12pt" style:font-style-asian="normal" style:font-size-complex="12pt" style:font-style-complex="normal"/>
    </style:style>
    <style:style style:name="T592" style:family="tex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93" style:family="text">
      <style:text-properties style:font-name="Liberation Serif" fo:font-size="12pt" fo:font-style="normal" fo:font-weight="bold" officeooo:rsid="03b02c3b" style:font-size-asian="12pt" style:font-style-asian="normal" style:font-weight-asian="bold" style:font-size-complex="12pt" style:font-style-complex="normal" style:font-weight-complex="bold"/>
    </style:style>
    <style:style style:name="T594" style:family="text">
      <style:text-properties style:font-name="Liberation Serif" fo:font-size="12pt" fo:font-style="normal" fo:font-weight="bold" officeooo:rsid="043ab547" style:font-size-asian="12pt" style:font-style-asian="normal" style:font-weight-asian="bold" style:font-size-complex="12pt" style:font-style-complex="normal" style:font-weight-complex="bold"/>
    </style:style>
    <style:style style:name="T595" style:family="text">
      <style:text-properties style:font-name="Liberation Serif" fo:font-size="12pt" fo:font-style="normal" fo:font-weight="bold" officeooo:rsid="02f92bed" style:font-size-asian="12pt" style:font-style-asian="normal" style:font-weight-asian="bold" style:font-size-complex="12pt" style:font-style-complex="normal" style:font-weight-complex="bold"/>
    </style:style>
    <style:style style:name="T596" style:family="text">
      <style:text-properties style:font-name="Liberation Serif" fo:font-size="12pt" fo:font-style="normal" fo:font-weight="bold" officeooo:rsid="00868599" style:font-size-asian="12pt" style:font-style-asian="normal" style:font-weight-asian="bold" style:font-size-complex="12pt" style:font-style-complex="normal" style:font-weight-complex="bold"/>
    </style:style>
    <style:style style:name="T597" style:family="text">
      <style:text-properties style:font-name="Liberation Serif" fo:font-size="12pt" fo:font-style="normal" fo:font-weight="bold" officeooo:rsid="040f4ce5" style:font-size-asian="12pt" style:font-style-asian="normal" style:font-weight-asian="bold" style:font-size-complex="12pt" style:font-style-complex="normal" style:font-weight-complex="bold"/>
    </style:style>
    <style:style style:name="T598" style:family="text">
      <style:text-properties style:font-name="Liberation Serif" fo:font-size="12pt" fo:font-style="normal" fo:font-weight="bold" officeooo:rsid="00f73c09" style:font-size-asian="12pt" style:font-style-asian="normal" style:font-weight-asian="bold" style:font-size-complex="12pt" style:font-style-complex="normal" style:font-weight-complex="bold"/>
    </style:style>
    <style:style style:name="T599" style:family="text">
      <style:text-properties style:font-name="Liberation Serif" fo:font-size="12pt" fo:font-style="normal" fo:font-weight="bold" officeooo:rsid="00f557f9" style:font-size-asian="12pt" style:font-style-asian="normal" style:font-weight-asian="bold" style:font-size-complex="12pt" style:font-style-complex="normal" style:font-weight-complex="bold"/>
    </style:style>
    <style:style style:name="T600" style:family="text">
      <style:text-properties style:font-name="Liberation Serif" fo:font-size="12pt" fo:font-style="normal" fo:font-weight="normal" officeooo:rsid="03b02c3b" style:font-size-asian="12pt" style:font-style-asian="normal" style:font-weight-asian="normal" style:font-size-complex="12pt" style:font-style-complex="normal" style:font-weight-complex="normal"/>
    </style:style>
    <style:style style:name="T601" style:family="text">
      <style:text-properties style:font-name="Liberation Serif" fo:font-size="12pt" fo:font-style="normal" fo:font-weight="normal" officeooo:rsid="03be9bb6" style:font-size-asian="12pt" style:font-style-asian="normal" style:font-weight-asian="normal" style:font-size-complex="12pt" style:font-style-complex="normal" style:font-weight-complex="normal"/>
    </style:style>
    <style:style style:name="T602" style:family="text">
      <style:text-properties style:font-name="Liberation Serif" fo:font-size="12pt" fo:font-style="normal" fo:font-weight="normal" officeooo:rsid="040f4ce5" style:font-size-asian="12pt" style:font-style-asian="normal" style:font-weight-asian="normal" style:font-size-complex="12pt" style:font-style-complex="normal" style:font-weight-complex="normal"/>
    </style:style>
    <style:style style:name="T603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04" style:family="text">
      <style:text-properties style:font-name="Liberation Serif" fo:font-size="12pt" fo:font-style="normal" style:text-underline-style="none" fo:font-weight="normal" officeooo:rsid="046c38f9" style:font-size-asian="12pt" style:font-style-asian="normal" style:font-weight-asian="normal" style:font-size-complex="12pt" style:font-style-complex="normal" style:font-weight-complex="normal"/>
    </style:style>
    <style:style style:name="T605" style:family="text">
      <style:text-properties style:font-name="Liberation Serif" fo:font-size="12pt" fo:font-style="normal" style:text-underline-style="solid" style:text-underline-width="auto" style:text-underline-color="font-color" officeooo:rsid="04d11457" style:font-size-asian="12pt" style:font-style-asian="normal" style:font-size-complex="12pt" style:font-style-complex="normal"/>
    </style:style>
    <style:style style:name="T606" style:family="text">
      <style:text-properties style:font-name="Liberation Serif" fo:font-size="12pt" fo:font-style="normal" style:text-underline-style="solid" style:text-underline-width="auto" style:text-underline-color="font-color" officeooo:rsid="050e2d18" style:font-size-asian="12pt" style:font-style-asian="normal" style:font-size-complex="12pt" style:font-style-complex="normal"/>
    </style:style>
    <style:style style:name="T607" style:family="text">
      <style:text-properties style:font-name="Liberation Serif" fo:font-size="12pt" fo:font-style="normal" style:text-underline-style="solid" style:text-underline-width="auto" style:text-underline-color="font-color" fo:font-weight="bold" officeooo:rsid="050e2d18" style:font-size-asian="12pt" style:font-style-asian="normal" style:font-weight-asian="bold" style:font-size-complex="12pt" style:font-style-complex="normal" style:font-weight-complex="bold"/>
    </style:style>
    <style:style style:name="T608" style:family="text">
      <style:text-properties style:font-name="Liberation Serif" fo:language="en" fo:country="US" fo:font-weight="bold" officeooo:rsid="01b69ad2" style:font-weight-asian="bold" style:font-weight-complex="bold"/>
    </style:style>
    <style:style style:name="T609" style:family="text">
      <style:text-properties style:font-name="Liberation Serif" fo:language="en" fo:country="US" fo:font-weight="bold" officeooo:rsid="01bcbcbd" style:font-weight-asian="bold" style:font-weight-complex="bold"/>
    </style:style>
    <style:style style:name="T610" style:family="text">
      <style:text-properties style:font-name="Liberation Serif" fo:language="uk" fo:country="UA" fo:font-weight="normal" officeooo:rsid="01bcbcbd" style:font-weight-asian="normal" style:font-weight-complex="normal"/>
    </style:style>
    <style:style style:name="T611" style:family="text">
      <style:text-properties style:font-name="Liberation Serif" fo:language="uk" fo:country="UA" fo:font-weight="normal" officeooo:rsid="03e303e6" style:font-weight-asian="normal" style:font-weight-complex="normal"/>
    </style:style>
    <style:style style:name="T612" style:family="text">
      <style:text-properties style:font-name="Liberation Serif" fo:language="ru" fo:country="RU" fo:font-weight="bold" officeooo:rsid="03e352d8" style:font-weight-asian="bold" style:font-weight-complex="bold"/>
    </style:style>
    <style:style style:name="T613" style:family="text">
      <style:text-properties style:font-name="Liberation Serif" fo:language="ru" fo:country="RU" fo:font-weight="bold" officeooo:rsid="03e67e05" style:font-weight-asian="bold" style:font-weight-complex="bold"/>
    </style:style>
    <style:style style:name="T614" style:family="text">
      <style:text-properties style:font-name="Liberation Serif" fo:language="ru" fo:country="RU" fo:font-weight="bold" officeooo:rsid="0044b003" style:font-weight-asian="bold" style:font-weight-complex="bold"/>
    </style:style>
    <style:style style:name="T615" style:family="text">
      <style:text-properties style:font-name="Liberation Serif" fo:language="ru" fo:country="RU" fo:font-weight="bold" officeooo:rsid="00511929" style:font-weight-asian="bold" style:font-weight-complex="bold"/>
    </style:style>
    <style:style style:name="T616" style:family="text">
      <style:text-properties style:font-name="Liberation Serif" fo:language="ru" fo:country="RU" fo:font-weight="bold" officeooo:rsid="04156d7b" style:font-weight-asian="bold" style:font-weight-complex="bold"/>
    </style:style>
    <style:style style:name="T617" style:family="text">
      <style:text-properties style:font-name="Liberation Serif" fo:language="ru" fo:country="RU" fo:font-weight="normal" officeooo:rsid="03a87a69" style:font-weight-asian="normal" style:font-weight-complex="normal"/>
    </style:style>
    <style:style style:name="T618" style:family="text">
      <style:text-properties style:font-name="Liberation Serif" fo:language="ru" fo:country="RU" fo:font-weight="normal" officeooo:rsid="03be9bb6" style:font-weight-asian="normal" style:font-weight-complex="normal"/>
    </style:style>
    <style:style style:name="T619" style:family="text">
      <style:text-properties style:font-name="Liberation Serif" fo:language="ru" fo:country="RU" fo:font-weight="normal" officeooo:rsid="03e303e6" style:font-weight-asian="normal" style:font-weight-complex="normal"/>
    </style:style>
    <style:style style:name="T620" style:family="text">
      <style:text-properties style:font-name="Liberation Serif" fo:language="ru" fo:country="RU" fo:font-weight="normal" officeooo:rsid="03e352d8" style:font-weight-asian="normal" style:font-weight-complex="normal"/>
    </style:style>
    <style:style style:name="T621" style:family="text">
      <style:text-properties style:font-name="Liberation Serif" fo:language="ru" fo:country="RU" fo:font-weight="normal" officeooo:rsid="03e51ed8" style:font-weight-asian="normal" style:font-weight-complex="normal"/>
    </style:style>
    <style:style style:name="T622" style:family="text">
      <style:text-properties style:font-name="Liberation Serif" fo:language="ru" fo:country="RU" fo:font-weight="normal" officeooo:rsid="03e67e05" style:font-weight-asian="normal" style:font-weight-complex="normal"/>
    </style:style>
    <style:style style:name="T623" style:family="text">
      <style:text-properties style:font-name="Liberation Serif" fo:language="ru" fo:country="RU" fo:font-weight="normal" officeooo:rsid="03e6ff0d" style:font-weight-asian="normal" style:font-weight-complex="normal"/>
    </style:style>
    <style:style style:name="T624" style:family="text">
      <style:text-properties style:font-name="Liberation Serif" fo:language="ru" fo:country="RU" fo:font-weight="normal" officeooo:rsid="03e84fb5" style:font-weight-asian="normal" style:font-weight-complex="normal"/>
    </style:style>
    <style:style style:name="T625" style:family="text">
      <style:text-properties style:font-name="Liberation Serif" fo:language="ru" fo:country="RU" fo:font-weight="normal" officeooo:rsid="03f8bd3e" style:font-weight-asian="normal" style:font-weight-complex="normal"/>
    </style:style>
    <style:style style:name="T626" style:family="text">
      <style:text-properties style:font-name="Liberation Serif" fo:font-weight="bold" style:font-weight-asian="bold" style:font-weight-complex="bold"/>
    </style:style>
    <style:style style:name="T627" style:family="text">
      <style:text-properties style:font-name="Liberation Serif" fo:font-weight="bold" officeooo:rsid="032c287d" style:font-weight-asian="bold" style:font-weight-complex="bold"/>
    </style:style>
    <style:style style:name="T628" style:family="text">
      <style:text-properties officeooo:rsid="00868599"/>
    </style:style>
    <style:style style:name="T629" style:family="text">
      <style:text-properties officeooo:rsid="03af135a"/>
    </style:style>
    <style:style style:name="T630" style:family="text">
      <style:text-properties officeooo:rsid="03b508f1"/>
    </style:style>
    <style:style style:name="T631" style:family="text">
      <style:text-properties officeooo:rsid="03b5d925"/>
    </style:style>
    <style:style style:name="T632" style:family="text">
      <style:text-properties officeooo:rsid="03b6a2d8"/>
    </style:style>
    <style:style style:name="T633" style:family="text">
      <style:text-properties officeooo:rsid="03b959d2"/>
    </style:style>
    <style:style style:name="T634" style:family="text">
      <style:text-properties officeooo:rsid="03ba8161"/>
    </style:style>
    <style:style style:name="T635" style:family="text">
      <style:text-properties style:text-line-through-style="none" style:text-line-through-type="none" style:font-name="Liberation Serif" fo:font-size="12pt" fo:language="ru" fo:country="RU" fo:font-style="normal" fo:font-weight="normal" officeooo:rsid="03be9bb6" style:font-size-asian="12pt" style:font-style-asian="normal" style:font-weight-asian="normal" style:font-size-complex="12pt" style:font-style-complex="normal" style:font-weight-complex="normal"/>
    </style:style>
    <style:style style:name="T636" style:family="text">
      <style:text-properties style:text-line-through-style="none" style:text-line-through-type="none" style:font-name="Liberation Serif" fo:font-size="12pt" fo:language="ru" fo:country="RU" fo:font-style="normal" fo:font-weight="normal" officeooo:rsid="03c27075" style:font-size-asian="12pt" style:font-style-asian="normal" style:font-weight-asian="normal" style:font-size-complex="12pt" style:font-style-complex="normal" style:font-weight-complex="normal"/>
    </style:style>
    <style:style style:name="T637" style:family="text">
      <style:text-properties style:text-line-through-style="none" style:text-line-through-type="none" style:font-name="Liberation Serif" fo:font-size="12pt" fo:language="ru" fo:country="RU" fo:font-style="normal" fo:font-weight="normal" officeooo:rsid="03c4614d" style:font-size-asian="12pt" style:font-style-asian="normal" style:font-weight-asian="normal" style:font-size-complex="12pt" style:font-style-complex="normal" style:font-weight-complex="normal"/>
    </style:style>
    <style:style style:name="T638" style:family="text">
      <style:text-properties style:text-line-through-style="none" style:text-line-through-type="none" style:font-name="Liberation Serif" fo:font-size="12pt" fo:language="ru" fo:country="RU" fo:font-style="normal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639" style:family="text">
      <style:text-properties style:text-line-through-style="none" style:text-line-through-type="none" style:font-name="Liberation Serif" fo:font-size="12pt" fo:language="ru" fo:country="RU" fo:font-style="normal" fo:font-weight="bold" officeooo:rsid="00511929" style:font-size-asian="12pt" style:font-style-asian="normal" style:font-weight-asian="bold" style:font-size-complex="12pt" style:font-style-complex="normal" style:font-weight-complex="bold"/>
    </style:style>
    <style:style style:name="T640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0dc70c" style:font-size-asian="12pt" style:font-style-asian="normal" style:font-weight-asian="normal" style:font-size-complex="12pt" style:font-style-complex="normal" style:font-weight-complex="normal"/>
    </style:style>
    <style:style style:name="T641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1b430b" style:font-size-asian="12pt" style:font-style-asian="normal" style:font-weight-asian="normal" style:font-size-complex="12pt" style:font-style-complex="normal" style:font-weight-complex="normal"/>
    </style:style>
    <style:style style:name="T642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12dcc9" style:font-size-asian="12pt" style:font-style-asian="normal" style:font-weight-asian="normal" style:font-size-complex="12pt" style:font-style-complex="normal" style:font-weight-complex="normal"/>
    </style:style>
    <style:style style:name="T643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359d25" style:font-size-asian="12pt" style:font-style-asian="normal" style:font-weight-asian="normal" style:font-size-complex="12pt" style:font-style-complex="normal" style:font-weight-complex="normal"/>
    </style:style>
    <style:style style:name="T644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34a273" style:font-size-asian="12pt" style:font-style-asian="normal" style:font-weight-asian="normal" style:font-size-complex="12pt" style:font-style-complex="normal" style:font-weight-complex="normal"/>
    </style:style>
    <style:style style:name="T645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33f636" style:font-size-asian="12pt" style:font-style-asian="normal" style:font-weight-asian="normal" style:font-size-complex="12pt" style:font-style-complex="normal" style:font-weight-complex="normal"/>
    </style:style>
    <style:style style:name="T646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0dae15" style:font-size-asian="12pt" style:font-style-asian="normal" style:font-weight-asian="normal" style:font-size-complex="12pt" style:font-style-complex="normal" style:font-weight-complex="normal"/>
    </style:style>
    <style:style style:name="T647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534f2a" style:font-size-asian="12pt" style:font-style-asian="normal" style:font-weight-asian="normal" style:font-size-complex="12pt" style:font-style-complex="normal" style:font-weight-complex="normal"/>
    </style:style>
    <style:style style:name="T648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4f98eb" style:font-size-asian="12pt" style:font-style-asian="normal" style:font-weight-asian="normal" style:font-size-complex="12pt" style:font-style-complex="normal" style:font-weight-complex="normal"/>
    </style:style>
    <style:style style:name="T649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517911" style:font-size-asian="12pt" style:font-style-asian="normal" style:font-weight-asian="normal" style:font-size-complex="12pt" style:font-style-complex="normal" style:font-weight-complex="normal"/>
    </style:style>
    <style:style style:name="T650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591e00" style:font-size-asian="12pt" style:font-style-asian="normal" style:font-weight-asian="normal" style:font-size-complex="12pt" style:font-style-complex="normal" style:font-weight-complex="normal"/>
    </style:style>
    <style:style style:name="T651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5b3d11" style:font-size-asian="12pt" style:font-style-asian="normal" style:font-weight-asian="normal" style:font-size-complex="12pt" style:font-style-complex="normal" style:font-weight-complex="normal"/>
    </style:style>
    <style:style style:name="T652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5ef17b" style:font-size-asian="12pt" style:font-style-asian="normal" style:font-weight-asian="normal" style:font-size-complex="12pt" style:font-style-complex="normal" style:font-weight-complex="normal"/>
    </style:style>
    <style:style style:name="T653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69ddb6" style:font-size-asian="12pt" style:font-style-asian="normal" style:font-weight-asian="normal" style:font-size-complex="12pt" style:font-style-complex="normal" style:font-weight-complex="normal"/>
    </style:style>
    <style:style style:name="T654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49d3619" style:font-size-asian="12pt" style:font-style-asian="normal" style:font-weight-asian="normal" style:font-size-complex="12pt" style:font-style-complex="normal" style:font-weight-complex="normal"/>
    </style:style>
    <style:style style:name="T655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2de0f87" style:font-size-asian="12pt" style:font-style-asian="normal" style:font-weight-asian="normal" style:font-size-complex="12pt" style:font-style-complex="normal" style:font-weight-complex="normal"/>
    </style:style>
    <style:style style:name="T656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5079d84" style:font-size-asian="12pt" style:font-style-asian="normal" style:font-weight-asian="normal" style:font-size-complex="12pt" style:font-style-complex="normal" style:font-weight-complex="normal"/>
    </style:style>
    <style:style style:name="T657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normal" officeooo:rsid="051048e5" style:font-size-asian="12pt" style:font-style-asian="normal" style:font-weight-asian="normal" style:font-size-complex="12pt" style:font-style-complex="normal" style:font-weight-complex="normal"/>
    </style:style>
    <style:style style:name="T658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59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0dc70c" style:font-size-asian="12pt" style:font-style-asian="normal" style:font-weight-asian="bold" style:font-size-complex="12pt" style:font-style-complex="normal" style:font-weight-complex="bold"/>
    </style:style>
    <style:style style:name="T660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3e352d8" style:font-size-asian="12pt" style:font-style-asian="normal" style:font-weight-asian="bold" style:font-size-complex="12pt" style:font-style-complex="normal" style:font-weight-complex="bold"/>
    </style:style>
    <style:style style:name="T661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1b430b" style:font-size-asian="12pt" style:font-style-asian="normal" style:font-weight-asian="bold" style:font-size-complex="12pt" style:font-style-complex="normal" style:font-weight-complex="bold"/>
    </style:style>
    <style:style style:name="T662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12dcc9" style:font-size-asian="12pt" style:font-style-asian="normal" style:font-weight-asian="bold" style:font-size-complex="12pt" style:font-style-complex="normal" style:font-weight-complex="bold"/>
    </style:style>
    <style:style style:name="T663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34a273" style:font-size-asian="12pt" style:font-style-asian="normal" style:font-weight-asian="bold" style:font-size-complex="12pt" style:font-style-complex="normal" style:font-weight-complex="bold"/>
    </style:style>
    <style:style style:name="T664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2b0268" style:font-size-asian="12pt" style:font-style-asian="normal" style:font-weight-asian="bold" style:font-size-complex="12pt" style:font-style-complex="normal" style:font-weight-complex="bold"/>
    </style:style>
    <style:style style:name="T665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359d25" style:font-size-asian="12pt" style:font-style-asian="normal" style:font-weight-asian="bold" style:font-size-complex="12pt" style:font-style-complex="normal" style:font-weight-complex="bold"/>
    </style:style>
    <style:style style:name="T666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31c4c3" style:font-size-asian="12pt" style:font-style-asian="normal" style:font-weight-asian="bold" style:font-size-complex="12pt" style:font-style-complex="normal" style:font-weight-complex="bold"/>
    </style:style>
    <style:style style:name="T667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156d7b" style:font-size-asian="12pt" style:font-style-asian="normal" style:font-weight-asian="bold" style:font-size-complex="12pt" style:font-style-complex="normal" style:font-weight-complex="bold"/>
    </style:style>
    <style:style style:name="T668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669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44c456" style:font-size-asian="12pt" style:font-style-asian="normal" style:font-weight-asian="bold" style:font-size-complex="12pt" style:font-style-complex="normal" style:font-weight-complex="bold"/>
    </style:style>
    <style:style style:name="T670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4f98eb" style:font-size-asian="12pt" style:font-style-asian="normal" style:font-weight-asian="bold" style:font-size-complex="12pt" style:font-style-complex="normal" style:font-weight-complex="bold"/>
    </style:style>
    <style:style style:name="T671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517911" style:font-size-asian="12pt" style:font-style-asian="normal" style:font-weight-asian="bold" style:font-size-complex="12pt" style:font-style-complex="normal" style:font-weight-complex="bold"/>
    </style:style>
    <style:style style:name="T672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54f888" style:font-size-asian="12pt" style:font-style-asian="normal" style:font-weight-asian="bold" style:font-size-complex="12pt" style:font-style-complex="normal" style:font-weight-complex="bold"/>
    </style:style>
    <style:style style:name="T673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591e00" style:font-size-asian="12pt" style:font-style-asian="normal" style:font-weight-asian="bold" style:font-size-complex="12pt" style:font-style-complex="normal" style:font-weight-complex="bold"/>
    </style:style>
    <style:style style:name="T674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5ef17b" style:font-size-asian="12pt" style:font-style-asian="normal" style:font-weight-asian="bold" style:font-size-complex="12pt" style:font-style-complex="normal" style:font-weight-complex="bold"/>
    </style:style>
    <style:style style:name="T675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69ddb6" style:font-size-asian="12pt" style:font-style-asian="normal" style:font-weight-asian="bold" style:font-size-complex="12pt" style:font-style-complex="normal" style:font-weight-complex="bold"/>
    </style:style>
    <style:style style:name="T676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9d3619" style:font-size-asian="12pt" style:font-style-asian="normal" style:font-weight-asian="bold" style:font-size-complex="12pt" style:font-style-complex="normal" style:font-weight-complex="bold"/>
    </style:style>
    <style:style style:name="T677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10bae4f" style:font-size-asian="12pt" style:font-style-asian="normal" style:font-weight-asian="bold" style:font-size-complex="12pt" style:font-style-complex="normal" style:font-weight-complex="bold"/>
    </style:style>
    <style:style style:name="T678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10bd870" style:font-size-asian="12pt" style:font-style-asian="normal" style:font-weight-asian="bold" style:font-size-complex="12pt" style:font-style-complex="normal" style:font-weight-complex="bold"/>
    </style:style>
    <style:style style:name="T679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10c9082" style:font-size-asian="12pt" style:font-style-asian="normal" style:font-weight-asian="bold" style:font-size-complex="12pt" style:font-style-complex="normal" style:font-weight-complex="bold"/>
    </style:style>
    <style:style style:name="T680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3408210" style:font-size-asian="12pt" style:font-style-asian="normal" style:font-weight-asian="bold" style:font-size-complex="12pt" style:font-style-complex="normal" style:font-weight-complex="bold"/>
    </style:style>
    <style:style style:name="T681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198e92c" style:font-size-asian="12pt" style:font-style-asian="normal" style:font-weight-asian="bold" style:font-size-complex="12pt" style:font-style-complex="normal" style:font-weight-complex="bold"/>
    </style:style>
    <style:style style:name="T682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3716d86" style:font-size-asian="12pt" style:font-style-asian="normal" style:font-weight-asian="bold" style:font-size-complex="12pt" style:font-style-complex="normal" style:font-weight-complex="bold"/>
    </style:style>
    <style:style style:name="T683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33af413" style:font-size-asian="12pt" style:font-style-asian="normal" style:font-weight-asian="bold" style:font-size-complex="12pt" style:font-style-complex="normal" style:font-weight-complex="bold"/>
    </style:style>
    <style:style style:name="T684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2f5d608" style:font-size-asian="12pt" style:font-style-asian="normal" style:font-weight-asian="bold" style:font-size-complex="12pt" style:font-style-complex="normal" style:font-weight-complex="bold"/>
    </style:style>
    <style:style style:name="T685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2de0f87" style:font-size-asian="12pt" style:font-style-asian="normal" style:font-weight-asian="bold" style:font-size-complex="12pt" style:font-style-complex="normal" style:font-weight-complex="bold"/>
    </style:style>
    <style:style style:name="T686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5b3d11" style:font-size-asian="12pt" style:font-style-asian="normal" style:font-weight-asian="bold" style:font-size-complex="12pt" style:font-style-complex="normal" style:font-weight-complex="bold"/>
    </style:style>
    <style:style style:name="T687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f40e49" style:font-size-asian="12pt" style:font-style-asian="normal" style:font-weight-asian="bold" style:font-size-complex="12pt" style:font-style-complex="normal" style:font-weight-complex="bold"/>
    </style:style>
    <style:style style:name="T688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33eab83" style:font-size-asian="12pt" style:font-style-asian="normal" style:font-weight-asian="bold" style:font-size-complex="12pt" style:font-style-complex="normal" style:font-weight-complex="bold"/>
    </style:style>
    <style:style style:name="T689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4fa588e" style:font-size-asian="12pt" style:font-style-asian="normal" style:font-weight-asian="bold" style:font-size-complex="12pt" style:font-style-complex="normal" style:font-weight-complex="bold"/>
    </style:style>
    <style:style style:name="T690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357035d" style:font-size-asian="12pt" style:font-style-asian="normal" style:font-weight-asian="bold" style:font-size-complex="12pt" style:font-style-complex="normal" style:font-weight-complex="bold"/>
    </style:style>
    <style:style style:name="T691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3fed660" style:font-size-asian="12pt" style:font-style-asian="normal" style:font-weight-asian="bold" style:font-size-complex="12pt" style:font-style-complex="normal" style:font-weight-complex="bold"/>
    </style:style>
    <style:style style:name="T692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0f557f9" style:font-size-asian="12pt" style:font-style-asian="normal" style:font-weight-asian="bold" style:font-size-complex="12pt" style:font-style-complex="normal" style:font-weight-complex="bold"/>
    </style:style>
    <style:style style:name="T693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2db2c74" style:font-size-asian="12pt" style:font-style-asian="normal" style:font-weight-asian="bold" style:font-size-complex="12pt" style:font-style-complex="normal" style:font-weight-complex="bold"/>
    </style:style>
    <style:style style:name="T694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3008778" style:font-size-asian="12pt" style:font-style-asian="normal" style:font-weight-asian="bold" style:font-size-complex="12pt" style:font-style-complex="normal" style:font-weight-complex="bold"/>
    </style:style>
    <style:style style:name="T695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5066652" style:font-size-asian="12pt" style:font-style-asian="normal" style:font-weight-asian="bold" style:font-size-complex="12pt" style:font-style-complex="normal" style:font-weight-complex="bold"/>
    </style:style>
    <style:style style:name="T696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509dad2" style:font-size-asian="12pt" style:font-style-asian="normal" style:font-weight-asian="bold" style:font-size-complex="12pt" style:font-style-complex="normal" style:font-weight-complex="bold"/>
    </style:style>
    <style:style style:name="T697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1d0f1b6" style:font-size-asian="12pt" style:font-style-asian="normal" style:font-weight-asian="bold" style:font-size-complex="12pt" style:font-style-complex="normal" style:font-weight-complex="bold"/>
    </style:style>
    <style:style style:name="T698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50bdac4" style:font-size-asian="12pt" style:font-style-asian="normal" style:font-weight-asian="bold" style:font-size-complex="12pt" style:font-style-complex="normal" style:font-weight-complex="bold"/>
    </style:style>
    <style:style style:name="T699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5079d84" style:font-size-asian="12pt" style:font-style-asian="normal" style:font-weight-asian="bold" style:font-size-complex="12pt" style:font-style-complex="normal" style:font-weight-complex="bold"/>
    </style:style>
    <style:style style:name="T700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0f73c09" style:font-size-asian="12pt" style:font-style-asian="normal" style:font-weight-asian="bold" style:font-size-complex="12pt" style:font-style-complex="normal" style:font-weight-complex="bold"/>
    </style:style>
    <style:style style:name="T701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50c648f" style:font-size-asian="12pt" style:font-style-asian="normal" style:font-weight-asian="bold" style:font-size-complex="12pt" style:font-style-complex="normal" style:font-weight-complex="bold"/>
    </style:style>
    <style:style style:name="T702" style:family="text">
      <style:text-properties style:text-line-through-style="none" style:text-line-through-type="none" style:font-name="Liberation Serif" fo:font-size="12pt" fo:language="ru" fo:country="RU" fo:font-style="normal" style:text-underline-style="none" fo:font-weight="bold" officeooo:rsid="05091a33" style:font-size-asian="12pt" style:font-style-asian="normal" style:font-weight-asian="bold" style:font-size-complex="12pt" style:font-style-complex="normal" style:font-weight-complex="bold"/>
    </style:style>
    <style:style style:name="T703" style:family="text">
      <style:text-properties style:text-line-through-style="none" style:text-line-through-type="none" style:font-name="Liberation Serif"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T704" style:family="text">
      <style:text-properties style:text-line-through-style="none" style:text-line-through-type="none" style:font-name="Liberation Serif" fo:font-size="12pt" fo:language="ru" fo:country="RU" fo:font-style="normal" style:text-underline-style="none" officeooo:rsid="04548d13" style:font-size-asian="12pt" style:font-style-asian="normal" style:font-size-complex="12pt" style:font-style-complex="normal"/>
    </style:style>
    <style:style style:name="T705" style:family="text">
      <style:text-properties style:text-line-through-style="none" style:text-line-through-type="none" style:font-name="Liberation Serif" fo:font-size="12pt" fo:language="ru" fo:country="RU" fo:font-style="normal" style:text-underline-style="none" officeooo:rsid="0454f888" style:font-size-asian="12pt" style:font-style-asian="normal" style:font-size-complex="12pt" style:font-style-complex="normal"/>
    </style:style>
    <style:style style:name="T706" style:family="text">
      <style:text-properties style:text-line-through-style="none" style:text-line-through-type="none" style:font-name="Liberation Serif" fo:font-size="12pt" fo:language="ru" fo:country="RU" fo:font-style="normal" style:text-underline-style="none" officeooo:rsid="045703e1" style:font-size-asian="12pt" style:font-style-asian="normal" style:font-size-complex="12pt" style:font-style-complex="normal"/>
    </style:style>
    <style:style style:name="T707" style:family="text">
      <style:text-properties style:text-line-through-style="none" style:text-line-through-type="none" style:font-name="Liberation Serif" fo:font-size="12pt" fo:language="ru" fo:country="RU" style:text-underline-style="none" fo:font-weight="normal" officeooo:rsid="041b430b" style:font-size-asian="12pt" style:font-weight-asian="normal" style:font-size-complex="12pt" style:font-weight-complex="normal"/>
    </style:style>
    <style:style style:name="T708" style:family="text">
      <style:text-properties style:text-line-through-style="none" style:text-line-through-type="none" style:font-name="Liberation Serif" fo:font-size="12pt" fo:language="ru" fo:country="RU" style:text-underline-style="none" fo:font-weight="normal" officeooo:rsid="043d153d" style:font-size-asian="12pt" style:font-weight-asian="normal" style:font-size-complex="12pt" style:font-weight-complex="normal"/>
    </style:style>
    <style:style style:name="T709" style:family="text">
      <style:text-properties style:text-line-through-style="none" style:text-line-through-type="none" style:font-name="Liberation Serif" fo:font-size="12pt" fo:language="ru" fo:country="RU" style:text-underline-style="none" fo:font-weight="normal" officeooo:rsid="043f0c01" style:font-size-asian="12pt" style:font-weight-asian="normal" style:font-size-complex="12pt" style:font-weight-complex="normal"/>
    </style:style>
    <style:style style:name="T710" style:family="text">
      <style:text-properties style:text-line-through-style="none" style:text-line-through-type="none" style:font-name="Liberation Serif" fo:font-size="12pt" fo:language="ru" fo:country="RU" style:text-underline-style="none" fo:font-weight="bold" officeooo:rsid="043d153d" style:font-size-asian="12pt" style:font-weight-asian="bold" style:font-size-complex="12pt" style:font-weight-complex="bold"/>
    </style:style>
    <style:style style:name="T711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normal" officeooo:rsid="0412dcc9" style:font-size-asian="12pt" style:font-style-asian="normal" style:font-weight-asian="normal" style:font-size-complex="12pt" style:font-style-complex="normal" style:font-weight-complex="normal"/>
    </style:style>
    <style:style style:name="T712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normal" officeooo:rsid="0434a273" style:font-size-asian="12pt" style:font-style-asian="normal" style:font-weight-asian="normal" style:font-size-complex="12pt" style:font-style-complex="normal" style:font-weight-complex="normal"/>
    </style:style>
    <style:style style:name="T713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normal" officeooo:rsid="03b5d925" style:font-size-asian="12pt" style:font-style-asian="normal" style:font-weight-asian="normal" style:font-size-complex="12pt" style:font-style-complex="normal" style:font-weight-complex="normal"/>
    </style:style>
    <style:style style:name="T714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normal" officeooo:rsid="049d3619" style:font-size-asian="12pt" style:font-style-asian="normal" style:font-weight-asian="normal" style:font-size-complex="12pt" style:font-style-complex="normal" style:font-weight-complex="normal"/>
    </style:style>
    <style:style style:name="T715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normal" officeooo:rsid="04a28c6c" style:font-size-asian="12pt" style:font-style-asian="normal" style:font-weight-asian="normal" style:font-size-complex="12pt" style:font-style-complex="normal" style:font-weight-complex="normal"/>
    </style:style>
    <style:style style:name="T716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normal" officeooo:rsid="040f4ce5" style:font-size-asian="12pt" style:font-style-asian="normal" style:font-weight-asian="normal" style:font-size-complex="12pt" style:font-style-complex="normal" style:font-weight-complex="normal"/>
    </style:style>
    <style:style style:name="T717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normal" officeooo:rsid="0439a3d9" style:font-size-asian="12pt" style:font-style-asian="normal" style:font-weight-asian="normal" style:font-size-complex="12pt" style:font-style-complex="normal" style:font-weight-complex="normal"/>
    </style:style>
    <style:style style:name="T718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normal" officeooo:rsid="04591e00" style:font-size-asian="12pt" style:font-style-asian="normal" style:font-weight-asian="normal" style:font-size-complex="12pt" style:font-style-complex="normal" style:font-weight-complex="normal"/>
    </style:style>
    <style:style style:name="T719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20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2b0268" style:font-size-asian="12pt" style:font-style-asian="normal" style:font-weight-asian="bold" style:font-size-complex="12pt" style:font-style-complex="normal" style:font-weight-complex="bold"/>
    </style:style>
    <style:style style:name="T721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09a47f" style:font-size-asian="12pt" style:font-style-asian="normal" style:font-weight-asian="bold" style:font-size-complex="12pt" style:font-style-complex="normal" style:font-weight-complex="bold"/>
    </style:style>
    <style:style style:name="T722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0868599" style:font-size-asian="12pt" style:font-style-asian="normal" style:font-weight-asian="bold" style:font-size-complex="12pt" style:font-style-complex="normal" style:font-weight-complex="bold"/>
    </style:style>
    <style:style style:name="T723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4f98eb" style:font-size-asian="12pt" style:font-style-asian="normal" style:font-weight-asian="bold" style:font-size-complex="12pt" style:font-style-complex="normal" style:font-weight-complex="bold"/>
    </style:style>
    <style:style style:name="T724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517911" style:font-size-asian="12pt" style:font-style-asian="normal" style:font-weight-asian="bold" style:font-size-complex="12pt" style:font-style-complex="normal" style:font-weight-complex="bold"/>
    </style:style>
    <style:style style:name="T725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54f888" style:font-size-asian="12pt" style:font-style-asian="normal" style:font-weight-asian="bold" style:font-size-complex="12pt" style:font-style-complex="normal" style:font-weight-complex="bold"/>
    </style:style>
    <style:style style:name="T726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5703e1" style:font-size-asian="12pt" style:font-style-asian="normal" style:font-weight-asian="bold" style:font-size-complex="12pt" style:font-style-complex="normal" style:font-weight-complex="bold"/>
    </style:style>
    <style:style style:name="T727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591e00" style:font-size-asian="12pt" style:font-style-asian="normal" style:font-weight-asian="bold" style:font-size-complex="12pt" style:font-style-complex="normal" style:font-weight-complex="bold"/>
    </style:style>
    <style:style style:name="T728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1ca035" style:font-size-asian="12pt" style:font-style-asian="normal" style:font-weight-asian="bold" style:font-size-complex="12pt" style:font-style-complex="normal" style:font-weight-complex="bold"/>
    </style:style>
    <style:style style:name="T729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3b5d925" style:font-size-asian="12pt" style:font-style-asian="normal" style:font-weight-asian="bold" style:font-size-complex="12pt" style:font-style-complex="normal" style:font-weight-complex="bold"/>
    </style:style>
    <style:style style:name="T730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69ddb6" style:font-size-asian="12pt" style:font-style-asian="normal" style:font-weight-asian="bold" style:font-size-complex="12pt" style:font-style-complex="normal" style:font-weight-complex="bold"/>
    </style:style>
    <style:style style:name="T731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9d3619" style:font-size-asian="12pt" style:font-style-asian="normal" style:font-weight-asian="bold" style:font-size-complex="12pt" style:font-style-complex="normal" style:font-weight-complex="bold"/>
    </style:style>
    <style:style style:name="T732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a28c6c" style:font-size-asian="12pt" style:font-style-asian="normal" style:font-weight-asian="bold" style:font-size-complex="12pt" style:font-style-complex="normal" style:font-weight-complex="bold"/>
    </style:style>
    <style:style style:name="T733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34f7d15" style:font-size-asian="12pt" style:font-style-asian="normal" style:font-weight-asian="bold" style:font-size-complex="12pt" style:font-style-complex="normal" style:font-weight-complex="bold"/>
    </style:style>
    <style:style style:name="T734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10bd870" style:font-size-asian="12pt" style:font-style-asian="normal" style:font-weight-asian="bold" style:font-size-complex="12pt" style:font-style-complex="normal" style:font-weight-complex="bold"/>
    </style:style>
    <style:style style:name="T735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10c9082" style:font-size-asian="12pt" style:font-style-asian="normal" style:font-weight-asian="bold" style:font-size-complex="12pt" style:font-style-complex="normal" style:font-weight-complex="bold"/>
    </style:style>
    <style:style style:name="T736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1099cc4" style:font-size-asian="12pt" style:font-style-asian="normal" style:font-weight-asian="bold" style:font-size-complex="12pt" style:font-style-complex="normal" style:font-weight-complex="bold"/>
    </style:style>
    <style:style style:name="T737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198e92c" style:font-size-asian="12pt" style:font-style-asian="normal" style:font-weight-asian="bold" style:font-size-complex="12pt" style:font-style-complex="normal" style:font-weight-complex="bold"/>
    </style:style>
    <style:style style:name="T738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1d0f1b6" style:font-size-asian="12pt" style:font-style-asian="normal" style:font-weight-asian="bold" style:font-size-complex="12pt" style:font-style-complex="normal" style:font-weight-complex="bold"/>
    </style:style>
    <style:style style:name="T739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b8158e" style:font-size-asian="12pt" style:font-style-asian="normal" style:font-weight-asian="bold" style:font-size-complex="12pt" style:font-style-complex="normal" style:font-weight-complex="bold"/>
    </style:style>
    <style:style style:name="T740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ba062b" style:font-size-asian="12pt" style:font-style-asian="normal" style:font-weight-asian="bold" style:font-size-complex="12pt" style:font-style-complex="normal" style:font-weight-complex="bold"/>
    </style:style>
    <style:style style:name="T741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0f4ce5" style:font-size-asian="12pt" style:font-style-asian="normal" style:font-weight-asian="bold" style:font-size-complex="12pt" style:font-style-complex="normal" style:font-weight-complex="bold"/>
    </style:style>
    <style:style style:name="T742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044b003" style:font-size-asian="12pt" style:font-style-asian="normal" style:font-weight-asian="bold" style:font-size-complex="12pt" style:font-style-complex="normal" style:font-weight-complex="bold"/>
    </style:style>
    <style:style style:name="T743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ca0dc9" style:font-size-asian="12pt" style:font-style-asian="normal" style:font-weight-asian="bold" style:font-size-complex="12pt" style:font-style-complex="normal" style:font-weight-complex="bold"/>
    </style:style>
    <style:style style:name="T744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2de0f87" style:font-size-asian="12pt" style:font-style-asian="normal" style:font-weight-asian="bold" style:font-size-complex="12pt" style:font-style-complex="normal" style:font-weight-complex="bold"/>
    </style:style>
    <style:style style:name="T745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439a3d9" style:font-size-asian="12pt" style:font-style-asian="normal" style:font-weight-asian="bold" style:font-size-complex="12pt" style:font-style-complex="normal" style:font-weight-complex="bold"/>
    </style:style>
    <style:style style:name="T746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33af413" style:font-size-asian="12pt" style:font-style-asian="normal" style:font-weight-asian="bold" style:font-size-complex="12pt" style:font-style-complex="normal" style:font-weight-complex="bold"/>
    </style:style>
    <style:style style:name="T747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0fe5777" style:font-size-asian="12pt" style:font-style-asian="normal" style:font-weight-asian="bold" style:font-size-complex="12pt" style:font-style-complex="normal" style:font-weight-complex="bold"/>
    </style:style>
    <style:style style:name="T748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0f73c09" style:font-size-asian="12pt" style:font-style-asian="normal" style:font-weight-asian="bold" style:font-size-complex="12pt" style:font-style-complex="normal" style:font-weight-complex="bold"/>
    </style:style>
    <style:style style:name="T749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0f557f9" style:font-size-asian="12pt" style:font-style-asian="normal" style:font-weight-asian="bold" style:font-size-complex="12pt" style:font-style-complex="normal" style:font-weight-complex="bold"/>
    </style:style>
    <style:style style:name="T750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3008778" style:font-size-asian="12pt" style:font-style-asian="normal" style:font-weight-asian="bold" style:font-size-complex="12pt" style:font-style-complex="normal" style:font-weight-complex="bold"/>
    </style:style>
    <style:style style:name="T751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3ef153c" style:font-size-asian="12pt" style:font-style-asian="normal" style:font-weight-asian="bold" style:font-size-complex="12pt" style:font-style-complex="normal" style:font-weight-complex="bold"/>
    </style:style>
    <style:style style:name="T752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3716d86" style:font-size-asian="12pt" style:font-style-asian="normal" style:font-weight-asian="bold" style:font-size-complex="12pt" style:font-style-complex="normal" style:font-weight-complex="bold"/>
    </style:style>
    <style:style style:name="T753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5057fc3" style:font-size-asian="12pt" style:font-style-asian="normal" style:font-weight-asian="bold" style:font-size-complex="12pt" style:font-style-complex="normal" style:font-weight-complex="bold"/>
    </style:style>
    <style:style style:name="T754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357035d" style:font-size-asian="12pt" style:font-style-asian="normal" style:font-weight-asian="bold" style:font-size-complex="12pt" style:font-style-complex="normal" style:font-weight-complex="bold"/>
    </style:style>
    <style:style style:name="T755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5064c2c" style:font-size-asian="12pt" style:font-style-asian="normal" style:font-weight-asian="bold" style:font-size-complex="12pt" style:font-style-complex="normal" style:font-weight-complex="bold"/>
    </style:style>
    <style:style style:name="T756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5066652" style:font-size-asian="12pt" style:font-style-asian="normal" style:font-weight-asian="bold" style:font-size-complex="12pt" style:font-style-complex="normal" style:font-weight-complex="bold"/>
    </style:style>
    <style:style style:name="T757" style:family="text">
      <style:text-properties style:text-line-through-style="none" style:text-line-through-type="none" style:font-name="Liberation Serif" fo:font-size="12pt" fo:language="en" fo:country="US" fo:font-style="normal" style:text-underline-style="none" fo:font-weight="bold" officeooo:rsid="05091a33" style:font-size-asian="12pt" style:font-style-asian="normal" style:font-weight-asian="bold" style:font-size-complex="12pt" style:font-style-complex="normal" style:font-weight-complex="bold"/>
    </style:style>
    <style:style style:name="T758" style:family="text">
      <style:text-properties style:text-line-through-style="none" style:text-line-through-type="none" style:font-name="Liberation Serif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T759" style:family="text">
      <style:text-properties style:text-line-through-style="none" style:text-line-through-type="none" style:font-name="Liberation Serif" fo:font-size="12pt" fo:language="en" fo:country="US" fo:font-style="normal" style:text-underline-style="none" officeooo:rsid="0454f888" style:font-size-asian="12pt" style:font-style-asian="normal" style:font-size-complex="12pt" style:font-style-complex="normal"/>
    </style:style>
    <style:style style:name="T760" style:family="text">
      <style:text-properties style:text-line-through-style="none" style:text-line-through-type="none" style:font-name="Liberation Serif" fo:font-size="12pt" fo:language="en" fo:country="US" fo:font-style="normal" style:text-underline-style="none" officeooo:rsid="045703e1" style:font-size-asian="12pt" style:font-style-asian="normal" style:font-size-complex="12pt" style:font-style-complex="normal"/>
    </style:style>
    <style:style style:name="T761" style:family="text">
      <style:text-properties style:text-line-through-style="none" style:text-line-through-type="none" style:font-name="Liberation Serif" fo:font-size="12pt" fo:language="en" fo:country="US" style:text-underline-style="none" fo:font-weight="bold" officeooo:rsid="043d153d" style:font-size-asian="12pt" style:font-weight-asian="bold" style:font-size-complex="12pt" style:font-weight-complex="bold"/>
    </style:style>
    <style:style style:name="T762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normal" officeooo:rsid="0412dcc9" style:font-size-asian="12pt" style:font-style-asian="normal" style:font-weight-asian="normal" style:font-size-complex="12pt" style:font-style-complex="normal" style:font-weight-complex="normal"/>
    </style:style>
    <style:style style:name="T763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normal" officeooo:rsid="0434a273" style:font-size-asian="12pt" style:font-style-asian="normal" style:font-weight-asian="normal" style:font-size-complex="12pt" style:font-style-complex="normal" style:font-weight-complex="normal"/>
    </style:style>
    <style:style style:name="T764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normal" officeooo:rsid="0409a47f" style:font-size-asian="12pt" style:font-style-asian="normal" style:font-weight-asian="normal" style:font-size-complex="12pt" style:font-style-complex="normal" style:font-weight-complex="normal"/>
    </style:style>
    <style:style style:name="T765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normal" officeooo:rsid="04591e00" style:font-size-asian="12pt" style:font-style-asian="normal" style:font-weight-asian="normal" style:font-size-complex="12pt" style:font-style-complex="normal" style:font-weight-complex="normal"/>
    </style:style>
    <style:style style:name="T766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normal" officeooo:rsid="0469ddb6" style:font-size-asian="12pt" style:font-style-asian="normal" style:font-weight-asian="normal" style:font-size-complex="12pt" style:font-style-complex="normal" style:font-weight-complex="normal"/>
    </style:style>
    <style:style style:name="T767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normal" officeooo:rsid="049d3619" style:font-size-asian="12pt" style:font-style-asian="normal" style:font-weight-asian="normal" style:font-size-complex="12pt" style:font-style-complex="normal" style:font-weight-complex="normal"/>
    </style:style>
    <style:style style:name="T768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normal" officeooo:rsid="045b3d11" style:font-size-asian="12pt" style:font-style-asian="normal" style:font-weight-asian="normal" style:font-size-complex="12pt" style:font-style-complex="normal" style:font-weight-complex="normal"/>
    </style:style>
    <style:style style:name="T769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normal" officeooo:rsid="0439a3d9" style:font-size-asian="12pt" style:font-style-asian="normal" style:font-weight-asian="normal" style:font-size-complex="12pt" style:font-style-complex="normal" style:font-weight-complex="normal"/>
    </style:style>
    <style:style style:name="T770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409a47f" style:font-size-asian="12pt" style:font-style-asian="normal" style:font-weight-asian="bold" style:font-size-complex="12pt" style:font-style-complex="normal" style:font-weight-complex="bold"/>
    </style:style>
    <style:style style:name="T771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4591e00" style:font-size-asian="12pt" style:font-style-asian="normal" style:font-weight-asian="bold" style:font-size-complex="12pt" style:font-style-complex="normal" style:font-weight-complex="bold"/>
    </style:style>
    <style:style style:name="T772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469ddb6" style:font-size-asian="12pt" style:font-style-asian="normal" style:font-weight-asian="bold" style:font-size-complex="12pt" style:font-style-complex="normal" style:font-weight-complex="bold"/>
    </style:style>
    <style:style style:name="T773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2db2c74" style:font-size-asian="12pt" style:font-style-asian="normal" style:font-weight-asian="bold" style:font-size-complex="12pt" style:font-style-complex="normal" style:font-weight-complex="bold"/>
    </style:style>
    <style:style style:name="T774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10bd870" style:font-size-asian="12pt" style:font-style-asian="normal" style:font-weight-asian="bold" style:font-size-complex="12pt" style:font-style-complex="normal" style:font-weight-complex="bold"/>
    </style:style>
    <style:style style:name="T775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10c9082" style:font-size-asian="12pt" style:font-style-asian="normal" style:font-weight-asian="bold" style:font-size-complex="12pt" style:font-style-complex="normal" style:font-weight-complex="bold"/>
    </style:style>
    <style:style style:name="T776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1d0f1b6" style:font-size-asian="12pt" style:font-style-asian="normal" style:font-weight-asian="bold" style:font-size-complex="12pt" style:font-style-complex="normal" style:font-weight-complex="bold"/>
    </style:style>
    <style:style style:name="T777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4156d7b" style:font-size-asian="12pt" style:font-style-asian="normal" style:font-weight-asian="bold" style:font-size-complex="12pt" style:font-style-complex="normal" style:font-weight-complex="bold"/>
    </style:style>
    <style:style style:name="T778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4ba062b" style:font-size-asian="12pt" style:font-style-asian="normal" style:font-weight-asian="bold" style:font-size-complex="12pt" style:font-style-complex="normal" style:font-weight-complex="bold"/>
    </style:style>
    <style:style style:name="T779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10bae4f" style:font-size-asian="12pt" style:font-style-asian="normal" style:font-weight-asian="bold" style:font-size-complex="12pt" style:font-style-complex="normal" style:font-weight-complex="bold"/>
    </style:style>
    <style:style style:name="T780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439a3d9" style:font-size-asian="12pt" style:font-style-asian="normal" style:font-weight-asian="bold" style:font-size-complex="12pt" style:font-style-complex="normal" style:font-weight-complex="bold"/>
    </style:style>
    <style:style style:name="T781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3008778" style:font-size-asian="12pt" style:font-style-asian="normal" style:font-weight-asian="bold" style:font-size-complex="12pt" style:font-style-complex="normal" style:font-weight-complex="bold"/>
    </style:style>
    <style:style style:name="T782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2f92bed" style:font-size-asian="12pt" style:font-style-asian="normal" style:font-weight-asian="bold" style:font-size-complex="12pt" style:font-style-complex="normal" style:font-weight-complex="bold"/>
    </style:style>
    <style:style style:name="T783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2f9b65f" style:font-size-asian="12pt" style:font-style-asian="normal" style:font-weight-asian="bold" style:font-size-complex="12pt" style:font-style-complex="normal" style:font-weight-complex="bold"/>
    </style:style>
    <style:style style:name="T784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0f557f9" style:font-size-asian="12pt" style:font-style-asian="normal" style:font-weight-asian="bold" style:font-size-complex="12pt" style:font-style-complex="normal" style:font-weight-complex="bold"/>
    </style:style>
    <style:style style:name="T785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506f46f" style:font-size-asian="12pt" style:font-style-asian="normal" style:font-weight-asian="bold" style:font-size-complex="12pt" style:font-style-complex="normal" style:font-weight-complex="bold"/>
    </style:style>
    <style:style style:name="T786" style:family="text">
      <style:text-properties style:text-line-through-style="none" style:text-line-through-type="none" style:font-name="Liberation Serif" fo:font-size="12pt" fo:language="uk" fo:country="UA" fo:font-style="normal" style:text-underline-style="none" fo:font-weight="bold" officeooo:rsid="01099cc4" style:font-size-asian="12pt" style:font-style-asian="normal" style:font-weight-asian="bold" style:font-size-complex="12pt" style:font-style-complex="normal" style:font-weight-complex="bold"/>
    </style:style>
    <style:style style:name="T787" style:family="text">
      <style:text-properties style:text-line-through-style="none" style:text-line-through-type="none" style:font-name="Liberation Serif" fo:font-size="12pt" fo:language="uk" fo:country="UA" style:text-underline-style="none" fo:font-weight="normal" officeooo:rsid="043d153d" style:font-size-asian="12pt" style:font-weight-asian="normal" style:font-size-complex="12pt" style:font-weight-complex="normal"/>
    </style:style>
    <style:style style:name="T788" style:family="text">
      <style:text-properties style:text-line-through-style="none" style:text-line-through-type="none" style:font-name="Liberation Serif" fo:font-size="12pt" fo:language="uk" fo:country="UA" style:text-underline-style="none" fo:font-weight="bold" officeooo:rsid="043d153d" style:font-size-asian="12pt" style:font-weight-asian="bold" style:font-size-complex="12pt" style:font-weight-complex="bold"/>
    </style:style>
    <style:style style:name="T789" style:family="text">
      <style:text-properties style:text-line-through-style="none" style:text-line-through-type="none"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790" style:family="text">
      <style:text-properties style:text-line-through-style="none" style:text-line-through-type="none" style:font-name="Liberation Serif" fo:font-size="12pt" fo:font-style="normal" style:text-underline-style="none" officeooo:rsid="0454f888" style:font-size-asian="12pt" style:font-style-asian="normal" style:font-size-complex="12pt" style:font-style-complex="normal"/>
    </style:style>
    <style:style style:name="T791" style:family="text">
      <style:text-properties style:text-line-through-style="none" style:text-line-through-type="none" style:font-name="Liberation Serif" fo:font-size="12pt" fo:font-style="normal" style:text-underline-style="none" officeooo:rsid="04555f71" style:font-size-asian="12pt" style:font-style-asian="normal" style:font-size-complex="12pt" style:font-style-complex="normal"/>
    </style:style>
    <style:style style:name="T792" style:family="text">
      <style:text-properties style:text-line-through-style="none" style:text-line-through-type="none" style:font-name="Liberation Serif" fo:font-size="12pt" fo:font-style="normal" style:text-underline-style="none" officeooo:rsid="045703e1" style:font-size-asian="12pt" style:font-style-asian="normal" style:font-size-complex="12pt" style:font-style-complex="normal"/>
    </style:style>
    <style:style style:name="T793" style:family="text">
      <style:text-properties style:text-line-through-style="none" style:text-line-through-type="none" style:font-name="Liberation Serif" fo:font-size="12pt" fo:font-style="normal" style:text-underline-style="none" fo:font-weight="bold" officeooo:rsid="0454f888" style:font-size-asian="12pt" style:font-style-asian="normal" style:font-weight-asian="bold" style:font-size-complex="12pt" style:font-style-complex="normal" style:font-weight-complex="bold"/>
    </style:style>
    <style:style style:name="T794" style:family="text">
      <style:text-properties style:text-line-through-style="none" style:text-line-through-type="none" style:font-name="Liberation Serif" fo:font-size="12pt" fo:font-style="normal" style:text-underline-style="none" fo:font-weight="bold" officeooo:rsid="04555f71" style:font-size-asian="12pt" style:font-style-asian="normal" style:font-weight-asian="bold" style:font-size-complex="12pt" style:font-style-complex="normal" style:font-weight-complex="bold"/>
    </style:style>
    <style:style style:name="T795" style:family="text">
      <style:text-properties style:text-line-through-style="none" style:text-line-through-type="none" style:font-name="Liberation Serif" fo:font-size="12pt" fo:font-style="normal" style:text-underline-style="none" fo:font-weight="bold" officeooo:rsid="045703e1" style:font-size-asian="12pt" style:font-style-asian="normal" style:font-weight-asian="bold" style:font-size-complex="12pt" style:font-style-complex="normal" style:font-weight-complex="bold"/>
    </style:style>
    <style:style style:name="T796" style:family="text">
      <style:text-properties style:text-line-through-style="none" style:text-line-through-type="none" style:font-name="Liberation Serif" fo:language="ru" fo:country="RU" style:text-underline-style="none" fo:font-weight="normal" officeooo:rsid="03f7d2e9" style:font-weight-asian="normal" style:font-weight-complex="normal"/>
    </style:style>
    <style:style style:name="T797" style:family="text">
      <style:text-properties style:text-line-through-style="none" style:text-line-through-type="none" style:font-name="Liberation Serif" fo:language="ru" fo:country="RU" style:text-underline-style="none" fo:font-weight="normal" officeooo:rsid="03fa76ad" style:font-weight-asian="normal" style:font-weight-complex="normal"/>
    </style:style>
    <style:style style:name="T798" style:family="text">
      <style:text-properties style:text-line-through-style="none" style:text-line-through-type="none" style:font-name="Liberation Serif" fo:language="ru" fo:country="RU" style:text-underline-style="none" fo:font-weight="normal" officeooo:rsid="03fbcfd7" style:font-weight-asian="normal" style:font-weight-complex="normal"/>
    </style:style>
    <style:style style:name="T799" style:family="text">
      <style:text-properties style:text-line-through-style="none" style:text-line-through-type="none" style:font-name="Liberation Serif" fo:language="ru" fo:country="RU" style:text-underline-style="none" fo:font-weight="normal" officeooo:rsid="007c59c0" style:font-weight-asian="normal" style:font-weight-complex="normal"/>
    </style:style>
    <style:style style:name="T800" style:family="text">
      <style:text-properties style:text-line-through-style="none" style:text-line-through-type="none" style:font-name="Liberation Serif" fo:language="ru" fo:country="RU" style:text-underline-style="none" fo:font-weight="normal" officeooo:rsid="04041645" style:font-weight-asian="normal" style:font-weight-complex="normal"/>
    </style:style>
    <style:style style:name="T801" style:family="text">
      <style:text-properties style:text-line-through-style="none" style:text-line-through-type="none" style:font-name="Liberation Serif" fo:language="ru" fo:country="RU" style:text-underline-style="none" fo:font-weight="bold" officeooo:rsid="03e352d8" style:font-weight-asian="bold" style:font-weight-complex="bold"/>
    </style:style>
    <style:style style:name="T802" style:family="text">
      <style:text-properties style:text-line-through-style="none" style:text-line-through-type="none" style:font-name="Liberation Serif" fo:language="ru" fo:country="RU" style:text-underline-style="none" fo:font-weight="bold" officeooo:rsid="03f7d2e9" style:font-weight-asian="bold" style:font-weight-complex="bold"/>
    </style:style>
    <style:style style:name="T803" style:family="text">
      <style:text-properties style:text-line-through-style="none" style:text-line-through-type="none" style:font-name="Liberation Serif" fo:language="ru" fo:country="RU" style:text-underline-style="none" fo:font-weight="bold" officeooo:rsid="0044b003" style:font-weight-asian="bold" style:font-weight-complex="bold"/>
    </style:style>
    <style:style style:name="T804" style:family="text">
      <style:text-properties style:text-line-through-style="none" style:text-line-through-type="none" style:font-name="Liberation Serif" fo:language="ru" fo:country="RU" style:text-underline-style="none" fo:font-weight="bold" officeooo:rsid="00511929" style:font-weight-asian="bold" style:font-weight-complex="bold"/>
    </style:style>
    <style:style style:name="T805" style:family="text">
      <style:text-properties style:text-line-through-style="none" style:text-line-through-type="none" style:font-name="Liberation Serif" fo:language="ru" fo:country="RU" style:text-underline-style="none" fo:font-weight="bold" officeooo:rsid="03fbcfd7" style:font-weight-asian="bold" style:font-weight-complex="bold"/>
    </style:style>
    <style:style style:name="T806" style:family="text">
      <style:text-properties style:text-line-through-style="none" style:text-line-through-type="none" style:font-name="Liberation Serif" fo:language="ru" fo:country="RU" style:text-underline-style="none" fo:font-weight="bold" officeooo:rsid="04041645" style:font-weight-asian="bold" style:font-weight-complex="bold"/>
    </style:style>
    <style:style style:name="T807" style:family="text">
      <style:text-properties style:text-line-through-style="none" style:text-line-through-type="none" style:font-name="Liberation Serif" fo:language="en" fo:country="US" style:text-underline-style="none" fo:font-weight="bold" officeooo:rsid="03e9eb0b" style:font-weight-asian="bold" style:font-weight-complex="bold"/>
    </style:style>
    <style:style style:name="T808" style:family="text">
      <style:text-properties style:text-line-through-style="none" style:text-line-through-type="none" fo:language="ru" fo:country="RU" style:text-underline-style="none"/>
    </style:style>
    <style:style style:name="T809" style:family="text">
      <style:text-properties style:text-line-through-style="none" style:text-line-through-type="none" fo:language="ru" fo:country="RU" style:text-underline-style="none" fo:font-weight="bold" officeooo:rsid="0412dcc9" style:font-weight-asian="bold" style:font-weight-complex="bold"/>
    </style:style>
    <style:style style:name="T810" style:family="text">
      <style:text-properties style:text-line-through-style="none" style:text-line-through-type="none" fo:language="ru" fo:country="RU" style:text-underline-style="none" fo:font-weight="bold" officeooo:rsid="0044b003" style:font-weight-asian="bold" style:font-weight-complex="bold"/>
    </style:style>
    <style:style style:name="T811" style:family="text">
      <style:text-properties style:text-line-through-style="none" style:text-line-through-type="none" fo:language="ru" fo:country="RU" style:text-underline-style="none" fo:font-weight="bold" officeooo:rsid="041b430b" style:font-weight-asian="bold" style:font-weight-complex="bold"/>
    </style:style>
    <style:style style:name="T812" style:family="text">
      <style:text-properties style:text-line-through-style="none" style:text-line-through-type="none" fo:language="ru" fo:country="RU" style:text-underline-style="none" fo:font-weight="normal" officeooo:rsid="040dae15" style:font-weight-asian="normal" style:font-weight-complex="normal"/>
    </style:style>
    <style:style style:name="T813" style:family="text">
      <style:text-properties style:text-line-through-style="none" style:text-line-through-type="none" fo:language="ru" fo:country="RU" style:text-underline-style="none" fo:font-weight="normal" officeooo:rsid="041b430b" style:font-weight-asian="normal" style:font-weight-complex="normal"/>
    </style:style>
    <style:style style:name="T814" style:family="text">
      <style:text-properties style:text-line-through-style="none" style:text-line-through-type="none" fo:language="ru" fo:country="RU" style:text-underline-style="none" fo:font-weight="normal" officeooo:rsid="045b3d11" style:font-weight-asian="normal" style:font-weight-complex="normal"/>
    </style:style>
    <style:style style:name="T815" style:family="text">
      <style:text-properties style:text-line-through-style="none" style:text-line-through-type="none" fo:language="ru" fo:country="RU" style:text-underline-style="none" officeooo:rsid="0044b003"/>
    </style:style>
    <style:style style:name="T816" style:family="text">
      <style:text-properties style:text-line-through-style="none" style:text-line-through-type="none" fo:language="ru" fo:country="RU" officeooo:rsid="0044b003"/>
    </style:style>
    <style:style style:name="T817" style:family="text">
      <style:text-properties style:text-line-through-style="none" style:text-line-through-type="none" fo:language="en" fo:country="US" style:text-underline-style="none"/>
    </style:style>
    <style:style style:name="T818" style:family="text">
      <style:text-properties style:text-line-through-style="none" style:text-line-through-type="none" fo:language="en" fo:country="US" style:text-underline-style="none" officeooo:rsid="0409a47f"/>
    </style:style>
    <style:style style:name="T819" style:family="text">
      <style:text-properties style:text-line-through-style="none" style:text-line-through-type="none" fo:language="en" fo:country="US" style:text-underline-style="none" fo:font-weight="normal" officeooo:rsid="041b430b" style:font-weight-asian="normal" style:font-weight-complex="normal"/>
    </style:style>
    <style:style style:name="T820" style:family="text">
      <style:text-properties style:text-line-through-style="none" style:text-line-through-type="none" fo:language="en" fo:country="US" style:text-underline-style="none" fo:font-weight="normal" officeooo:rsid="0490339b" style:font-weight-asian="normal" style:font-weight-complex="normal"/>
    </style:style>
    <style:style style:name="T821" style:family="text">
      <style:text-properties style:text-line-through-style="none" style:text-line-through-type="none" fo:language="en" fo:country="US" style:text-underline-style="none" fo:font-weight="bold" officeooo:rsid="041ca035" style:font-weight-asian="bold" style:font-weight-complex="bold"/>
    </style:style>
    <style:style style:name="T822" style:family="text">
      <style:text-properties style:text-line-through-style="none" style:text-line-through-type="none" fo:language="en" fo:country="US" style:text-underline-style="none" fo:font-weight="bold" officeooo:rsid="045b3d11" style:font-weight-asian="bold" style:font-weight-complex="bold"/>
    </style:style>
    <style:style style:name="T823" style:family="text">
      <style:text-properties style:text-line-through-style="none" style:text-line-through-type="none" fo:language="en" fo:country="US" style:text-underline-style="none" fo:font-weight="bold" officeooo:rsid="03b5d925" style:font-weight-asian="bold" style:font-weight-complex="bold"/>
    </style:style>
    <style:style style:name="T824" style:family="text">
      <style:text-properties style:text-line-through-style="none" style:text-line-through-type="none" fo:language="en" fo:country="US" style:text-underline-style="none" fo:font-weight="bold" officeooo:rsid="0409a47f" style:font-weight-asian="bold" style:font-weight-complex="bold"/>
    </style:style>
    <style:style style:name="T825" style:family="text">
      <style:text-properties style:text-line-through-style="none" style:text-line-through-type="none" fo:language="en" fo:country="US" style:text-underline-style="none" fo:font-weight="bold" officeooo:rsid="00868599" style:font-weight-asian="bold" style:font-weight-complex="bold"/>
    </style:style>
    <style:style style:name="T826" style:family="text">
      <style:text-properties style:text-line-through-style="none" style:text-line-through-type="none" fo:language="en" fo:country="US" style:text-underline-style="none" officeooo:rsid="00868599"/>
    </style:style>
    <style:style style:name="T827" style:family="text">
      <style:text-properties style:text-line-through-style="none" style:text-line-through-type="none" fo:language="en" fo:country="US" style:text-underline-style="none" officeooo:rsid="0490339b"/>
    </style:style>
    <style:style style:name="T828" style:family="text">
      <style:text-properties style:text-line-through-style="none" style:text-line-through-type="none" fo:language="en" fo:country="US" style:text-underline-style="none" officeooo:rsid="0044b003"/>
    </style:style>
    <style:style style:name="T829" style:family="text">
      <style:text-properties style:text-line-through-style="none" style:text-line-through-type="none" fo:language="en" fo:country="US" fo:font-weight="bold" officeooo:rsid="00deb141" style:font-weight-asian="bold" style:font-weight-complex="bold"/>
    </style:style>
    <style:style style:name="T830" style:family="text">
      <style:text-properties style:text-line-through-style="none" style:text-line-through-type="none" fo:language="en" fo:country="US" officeooo:rsid="0044b003"/>
    </style:style>
    <style:style style:name="T831" style:family="text">
      <style:text-properties style:text-line-through-style="none" style:text-line-through-type="none" fo:language="en" fo:country="US" officeooo:rsid="010fc1b5"/>
    </style:style>
    <style:style style:name="T832" style:family="text">
      <style:text-properties style:text-line-through-style="none" style:text-line-through-type="none" fo:language="en" fo:country="US" officeooo:rsid="04f02ad7"/>
    </style:style>
    <style:style style:name="T833" style:family="text">
      <style:text-properties style:text-line-through-style="none" style:text-line-through-type="none" fo:language="uk" fo:country="UA" style:text-underline-style="none"/>
    </style:style>
    <style:style style:name="T834" style:family="text">
      <style:text-properties style:text-line-through-style="none" style:text-line-through-type="none" fo:language="uk" fo:country="UA" style:text-underline-style="none" fo:font-weight="normal" officeooo:rsid="0409a47f" style:font-weight-asian="normal" style:font-weight-complex="normal"/>
    </style:style>
    <style:style style:name="T835" style:family="text">
      <style:text-properties style:text-line-through-style="none" style:text-line-through-type="none" fo:language="uk" fo:country="UA" style:text-underline-style="none" fo:font-weight="normal" officeooo:rsid="041b430b" style:font-weight-asian="normal" style:font-weight-complex="normal"/>
    </style:style>
    <style:style style:name="T836" style:family="text">
      <style:text-properties style:text-line-through-style="none" style:text-line-through-type="none" fo:language="uk" fo:country="UA" style:text-underline-style="none" fo:font-weight="normal" officeooo:rsid="045cfa4d" style:font-weight-asian="normal" style:font-weight-complex="normal"/>
    </style:style>
    <style:style style:name="T837" style:family="text">
      <style:text-properties style:text-line-through-style="none" style:text-line-through-type="none" fo:language="uk" fo:country="UA" style:text-underline-style="none" fo:font-weight="normal" officeooo:rsid="041ca035" style:font-weight-asian="normal" style:font-weight-complex="normal"/>
    </style:style>
    <style:style style:name="T838" style:family="text">
      <style:text-properties style:text-line-through-style="none" style:text-line-through-type="none" fo:language="uk" fo:country="UA" style:text-underline-style="none" fo:font-weight="normal" officeooo:rsid="045b3d11" style:font-weight-asian="normal" style:font-weight-complex="normal"/>
    </style:style>
    <style:style style:name="T839" style:family="text">
      <style:text-properties style:text-line-through-style="none" style:text-line-through-type="none" fo:language="uk" fo:country="UA" style:text-underline-style="none" fo:font-weight="normal" officeooo:rsid="0439a3d9" style:font-weight-asian="normal" style:font-weight-complex="normal"/>
    </style:style>
    <style:style style:name="T840" style:family="text">
      <style:text-properties style:text-line-through-style="none" style:text-line-through-type="none" fo:language="uk" fo:country="UA" style:text-underline-style="none" officeooo:rsid="0409a47f"/>
    </style:style>
    <style:style style:name="T841" style:family="text">
      <style:text-properties style:text-line-through-style="none" style:text-line-through-type="none" fo:language="uk" fo:country="UA" style:text-underline-style="none" fo:font-weight="bold" officeooo:rsid="041b430b" style:font-weight-asian="bold" style:font-weight-complex="bold"/>
    </style:style>
    <style:style style:name="T842" style:family="text">
      <style:text-properties style:text-line-through-style="none" style:text-line-through-type="none" fo:language="uk" fo:country="UA" style:text-underline-style="none" fo:font-weight="bold" officeooo:rsid="0409a47f" style:font-weight-asian="bold" style:font-weight-complex="bold"/>
    </style:style>
    <style:style style:name="T843" style:family="text">
      <style:text-properties style:text-line-through-style="none" style:text-line-through-type="none" fo:language="uk" fo:country="UA" style:text-underline-style="none" officeooo:rsid="00868599"/>
    </style:style>
    <style:style style:name="T844" style:family="text">
      <style:text-properties style:text-line-through-style="none" style:text-line-through-type="none" fo:language="uk" fo:country="UA" fo:font-weight="bold" officeooo:rsid="00ffac70" style:font-weight-asian="bold" style:font-weight-complex="bold"/>
    </style:style>
    <style:style style:name="T845" style:family="text">
      <style:text-properties style:text-line-through-style="none" style:text-line-through-type="none" style:text-underline-style="none"/>
    </style:style>
    <style:style style:name="T846" style:family="text">
      <style:text-properties style:text-line-through-style="none" style:text-line-through-type="none" style:text-underline-style="none" officeooo:rsid="040dae15"/>
    </style:style>
    <style:style style:name="T847" style:family="text">
      <style:text-properties style:text-line-through-style="none" style:text-line-through-type="none" style:text-underline-style="none" fo:font-weight="bold" officeooo:rsid="0044b003" style:font-weight-asian="bold" style:font-weight-complex="bold"/>
    </style:style>
    <style:style style:name="T848" style:family="text">
      <style:text-properties style:text-line-through-style="none" style:text-line-through-type="none" style:text-underline-style="none" fo:font-weight="bold" officeooo:rsid="0444c456" style:font-weight-asian="bold" style:font-weight-complex="bold"/>
    </style:style>
    <style:style style:name="T849" style:family="text">
      <style:text-properties style:text-line-through-style="none" style:text-line-through-type="none" style:text-underline-style="none" officeooo:rsid="0044b003"/>
    </style:style>
    <style:style style:name="T850" style:family="text">
      <style:text-properties style:text-line-through-style="none" style:text-line-through-type="none" style:text-underline-style="none" fo:font-weight="normal" officeooo:rsid="02de0f87" style:font-weight-asian="normal" style:font-weight-complex="normal"/>
    </style:style>
    <style:style style:name="T851" style:family="text">
      <style:text-properties style:text-line-through-style="none" style:text-line-through-type="none" style:text-underline-style="none" fo:font-weight="normal" officeooo:rsid="040dae15" style:font-weight-asian="normal" style:font-weight-complex="normal"/>
    </style:style>
    <style:style style:name="T852" style:family="text">
      <style:text-properties style:text-line-through-style="none" style:text-line-through-type="none" style:text-underline-style="none" officeooo:rsid="02f5d608"/>
    </style:style>
    <style:style style:name="T853" style:family="text">
      <style:text-properties officeooo:rsid="02fb60a7"/>
    </style:style>
    <style:style style:name="T854" style:family="text">
      <style:text-properties style:font-weight-complex="bold"/>
    </style:style>
    <style:style style:name="T855" style:family="text">
      <style:text-properties officeooo:rsid="03cd0382"/>
    </style:style>
    <style:style style:name="T856" style:family="text">
      <style:text-properties officeooo:rsid="041ddb82"/>
    </style:style>
    <style:style style:name="T857" style:family="text">
      <style:text-properties officeooo:rsid="041f2c2d"/>
    </style:style>
    <style:style style:name="T858" style:family="text">
      <style:text-properties officeooo:rsid="0044b003"/>
    </style:style>
    <style:style style:name="T859" style:family="text">
      <style:text-properties officeooo:rsid="04428cb9"/>
    </style:style>
    <style:style style:name="T860" style:family="text">
      <style:text-properties officeooo:rsid="04445f58"/>
    </style:style>
    <style:style style:name="T861" style:family="text">
      <style:text-properties officeooo:rsid="045ef17b"/>
    </style:style>
    <style:style style:name="T862" style:family="text">
      <style:text-properties officeooo:rsid="02a0df72"/>
    </style:style>
    <style:style style:name="T863" style:family="text">
      <style:text-properties officeooo:rsid="047aaf35"/>
    </style:style>
    <style:style style:name="T864" style:family="text">
      <style:text-properties officeooo:rsid="047d0f76"/>
    </style:style>
    <style:style style:name="T865" style:family="text">
      <style:text-properties officeooo:rsid="047f995b"/>
    </style:style>
    <style:style style:name="T866" style:family="text">
      <style:text-properties officeooo:rsid="002951e3"/>
    </style:style>
    <style:style style:name="T867" style:family="text">
      <style:text-properties officeooo:rsid="034f7d15"/>
    </style:style>
    <style:style style:name="T868" style:family="text">
      <style:text-properties officeooo:rsid="02f92bed"/>
    </style:style>
    <style:style style:name="T869" style:family="text">
      <style:text-properties officeooo:rsid="00295ce3"/>
    </style:style>
    <style:style style:name="T870" style:family="text">
      <style:text-properties officeooo:rsid="04dae220"/>
    </style:style>
    <style:style style:name="T871" style:family="text">
      <style:text-properties officeooo:rsid="04ae502c"/>
    </style:style>
    <style:style style:name="T872" style:family="text">
      <style:text-properties officeooo:rsid="04a0d0c9"/>
    </style:style>
    <style:style style:name="T873" style:family="text">
      <style:text-properties officeooo:rsid="04156d7b"/>
    </style:style>
    <style:style style:name="T874" style:family="text">
      <style:text-properties officeooo:rsid="04ba062b"/>
    </style:style>
    <style:style style:name="T875" style:family="text">
      <style:text-properties officeooo:rsid="040f4ce5"/>
    </style:style>
    <style:style style:name="T876" style:family="text">
      <style:text-properties officeooo:rsid="040dc70c"/>
    </style:style>
    <style:style style:name="T877" style:family="text">
      <style:text-properties officeooo:rsid="0198e92c"/>
    </style:style>
    <style:style style:name="T878" style:family="text">
      <style:text-properties officeooo:rsid="04591e00"/>
    </style:style>
    <style:style style:name="T879" style:family="text">
      <style:text-properties officeooo:rsid="00fe5777"/>
    </style:style>
    <style:style style:name="T880" style:family="text">
      <style:text-properties officeooo:rsid="04b33077"/>
    </style:style>
    <style:style style:name="T881" style:family="text">
      <style:text-properties officeooo:rsid="02db2c74"/>
    </style:style>
    <style:style style:name="T882" style:family="text">
      <style:text-properties officeooo:rsid="04ddd4c8"/>
    </style:style>
    <style:style style:name="T883" style:family="text">
      <style:text-properties officeooo:rsid="04ed10a2"/>
    </style:style>
    <style:style style:name="T884" style:family="text">
      <style:text-properties officeooo:rsid="051048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Определения:</text:p>
      <text:p text:style-name="P83"/>
      <text:p text:style-name="P162"><text:span text:style-name="T247">я</text:span><text:span text:style-name="T248">ₙ</text:span><text:span text:style-name="T247"> </text:span><text:span text:style-name="T266">= {потребность 1, потребность 2, ..., потребность </text:span><text:span text:style-name="T277">m</text:span><text:span text:style-name="T266">} </text:span><text:span text:style-name="T278">= </text:span><text:span text:style-name="T279">{</text:span><text:span text:style-name="T592">яₙ₁</text:span><text:span text:style-name="T549">, </text:span><text:span text:style-name="T592">яₙ₂</text:span><text:span text:style-name="T549">, </text:span><text:span text:style-name="T592">яₙ₃</text:span><text:span text:style-name="T549">, </text:span><text:span text:style-name="T592">яₙ₄</text:span><text:span text:style-name="T549">, </text:span><text:span text:style-name="T592">…</text:span><text:span text:style-name="T549">, </text:span><text:span text:style-name="T267">яₙₘ</text:span><text:span text:style-name="T280">}</text:span><text:span text:style-name="T260"> - личность.</text:span></text:p>
      <text:p text:style-name="P95"><text:span text:style-name="T195">я₁</text:span><text:span text:style-name="T260"> - </text:span><text:span text:style-name="T197">я лично </text:span><text:span text:style-name="T260">(моделирую себя как n = №1).</text:span></text:p>
      <text:p text:style-name="P84"><text:span text:style-name="T209">яₙₘ</text:span><text:span text:style-name="T216">= </text:span><text:span text:style-name="T208">потребность </text:span><text:span text:style-name="T216">m</text:span><text:span text:style-name="T196"> личности </text:span><text:span text:style-name="T217">n</text:span></text:p>
      <text:p text:style-name="P92"><text:span text:style-name="T220">Ω </text:span><text:span text:style-name="T221">= </text:span><text:span text:style-name="T222">{</text:span><text:span text:style-name="T206">я₁, я₂, ..., я</text:span><text:span text:style-name="T209">ₘ</text:span><text:span text:style-name="T199">}</text:span><text:span text:style-name="T200"> - набор личностей мира</text:span></text:p>
      <text:p text:style-name="P92"><text:span text:style-name="T205">Я </text:span><text:span text:style-name="T198">= {</text:span><text:span text:style-name="T213">я</text:span><text:span text:style-name="T207">₁₁</text:span><text:span text:style-name="T213"> </text:span><text:span text:style-name="T206">+ я₂₁ + ... + </text:span><text:span text:style-name="T213">я</text:span><text:span text:style-name="T209">ₘ</text:span><text:span text:style-name="T194">₁</text:span><text:span text:style-name="T206">, </text:span><text:span text:style-name="T213">я</text:span><text:span text:style-name="T207">₁₂</text:span><text:span text:style-name="T213"> </text:span><text:span text:style-name="T206">+ я₂₂ + ... + </text:span><text:span text:style-name="T213">я</text:span><text:span text:style-name="T209">ₙ</text:span><text:span text:style-name="T194">₂</text:span><text:span text:style-name="T206">, ...</text:span><text:span text:style-name="T198">}</text:span><text:span text:style-name="T201"> - сумма удовлетворённостей </text:span><text:span text:style-name="T202">потребностей всех </text:span><text:span text:style-name="T201">личностей</text:span></text:p>
      <text:p text:style-name="P167"><text:span text:style-name="T223">з</text:span><text:span text:style-name="T267">ₙ</text:span><text:span text:style-name="T223"> </text:span><text:span text:style-name="T239">= проблема </text:span><text:span text:style-name="T248">яₙ</text:span><text:span text:style-name="T249"> (</text:span><text:span text:style-name="T261">четырёхмерная, </text:span><text:span text:style-name="T264">периодичная, постоянная</text:span><text:span text:style-name="T249">)</text:span></text:p>
      <text:p text:style-name="P97"><text:span text:style-name="T1">з'ₙ</text:span> — идеализированная модель всех вариаций <text:span text:style-name="T1">зₙ</text:span> </text:p>
      <text:p text:style-name="P97"><text:span text:style-name="T1">з''ₙ —</text:span><text:span text:style-name="T131"> </text:span><text:span text:style-name="T132">понимание внутренних механизмов.</text:span></text:p>
      <text:p text:style-name="P97"><text:span text:style-name="T1">и'ₙ</text:span> = <text:span text:style-name="T1">|{</text:span><text:span text:style-name="T131">соответствие в % </text:span><text:span text:style-name="T1">з</text:span><text:span text:style-name="T131"> критерию </text:span><text:span text:style-name="T1">з'</text:span><text:span text:style-name="T131"> №1, соответствие в % </text:span><text:span text:style-name="T1">з</text:span><text:span text:style-name="T131"> критерию </text:span><text:span text:style-name="T1">з'</text:span><text:span text:style-name="T131"> №2, …, соответствие в % </text:span><text:span text:style-name="T1">з</text:span><text:span text:style-name="T131"> критерию </text:span><text:span text:style-name="T1">з'</text:span><text:span text:style-name="T131"> №n</text:span><text:span text:style-name="T1">}|</text:span> — вероятность <text:span text:style-name="T855">решить </text:span><text:span text:style-name="T1">зₙ</text:span> этим <text:span text:style-name="T1">иₙₘ</text:span>. </text:p>
      <text:p text:style-name="P191"><text:span text:style-name="T249">эₙ - </text:span><text:span text:style-name="T252">обратный </text:span><text:span text:style-name="T249">рₙ </text:span><text:span text:style-name="T263">с</text:span><text:span text:style-name="T262"> нулевым / низким </text:span><text:span text:style-name="T251">К</text:span><text:span text:style-name="T249">ₙ</text:span><text:span text:style-name="T263"> с моей стороны</text:span></text:p>
      <text:p text:style-name="P161"><text:span text:style-name="T223">З = </text:span><text:span text:style-name="T240">{</text:span><text:span text:style-name="T224">з</text:span><text:span text:style-name="T225">₁</text:span><text:span text:style-name="T224">, з₂, ..., з</text:span><text:span text:style-name="T267">ₙ</text:span><text:span text:style-name="T240">}</text:span><text:span text:style-name="T241"> - все проблемы мира</text:span></text:p>
      <text:p text:style-name="P166"><text:span text:style-name="T250">иₙₘ</text:span><text:span text:style-name="T223"> </text:span><text:span text:style-name="T239">= путь </text:span><text:span text:style-name="T265">решения</text:span><text:span text:style-name="T244"> всех</text:span><text:span text:style-name="T265"> </text:span><text:span text:style-name="T224">з</text:span><text:span text:style-name="T239"> </text:span><text:span text:style-name="T245">+/- </text:span><text:span text:style-name="T244">похожих на </text:span><text:span text:style-name="T226">з`</text:span></text:p>
      <text:p text:style-name="P93"><text:span text:style-name="T205">И </text:span><text:span text:style-name="T198">= {</text:span><text:span text:style-name="T206">и</text:span><text:span text:style-name="T207">₁</text:span><text:span text:style-name="T206">, и₂, ..., и</text:span><text:span text:style-name="T209">ₙ</text:span><text:span text:style-name="T198">} - все методы решения всех задач</text:span></text:p>
      <text:p text:style-name="P85"><text:span text:style-name="T205">И_a </text:span><text:span text:style-name="T198">= </text:span><text:span text:style-name="T211">все </text:span><text:span text:style-name="T203">рабочие решения </text:span><text:span text:style-name="T206">з</text:span></text:p>
      <text:p text:style-name="P85"><text:span text:style-name="T205">И_b </text:span><text:span text:style-name="T198">= решения </text:span><text:span text:style-name="T214">з </text:span><text:span text:style-name="T198">известные миру</text:span></text:p>
      <text:p text:style-name="P85"><text:span text:style-name="T205">И_c </text:span><text:span text:style-name="T198">= решения </text:span><text:span text:style-name="T214">з </text:span><text:span text:style-name="T198">известные мне</text:span></text:p>
      <text:p text:style-name="P168"><text:span text:style-name="T224">рₙ</text:span><text:span text:style-name="T227"> </text:span><text:span text:style-name="T239">- </text:span><text:span text:style-name="T246">решение </text:span><text:span text:style-name="T227">зₙ </text:span></text:p>
      <text:p text:style-name="P94"><text:span text:style-name="T205">k </text:span><text:span text:style-name="T198">⊆ [0..1]- качество </text:span><text:span text:style-name="T212">и </text:span><text:span text:style-name="T204">эффективность </text:span><text:span text:style-name="T198">исполнения</text:span><text:span text:style-name="T210"> </text:span><text:span text:style-name="T215">и</text:span><text:span text:style-name="T198">.</text:span></text:p>
      <text:p text:style-name="P154"><text:span text:style-name="T302">я</text:span><text:span text:style-name="T305">ₓ</text:span><text:span text:style-name="T303"> </text:span><text:span text:style-name="T306">- исполнитель </text:span><text:span text:style-name="T304">и</text:span></text:p>
      <text:p text:style-name="P99"><text:span text:style-name="T1">G</text:span> - <text:span text:style-name="T180">полотно передающее намерения между людьми</text:span><text:span text:style-name="T113"> (с</text:span><text:span text:style-name="T86">квозь расстояние и время</text:span><text:span text:style-name="T113">)</text:span></text:p>
      <text:p text:style-name="P86"><text:span text:style-name="T1">H</text:span> = <text:span text:style-name="T1">{ </text:span><text:span text:style-name="T55">яₕ₁</text:span><text:span text:style-name="T1">, </text:span><text:span text:style-name="T55">яₕ₂</text:span><text:span text:style-name="T1">, …, </text:span><text:span text:style-name="T55">яₕₙ</text:span><text:span text:style-name="T1"> }</text:span> - множество решателей <text:span text:style-name="T1">з</text:span>.</text:p>
      <text:p text:style-name="P163"><text:span text:style-name="T592">Jₙ</text:span><text:span text:style-name="T583"> - количество</text:span><text:span text:style-name="T480"> повреждений от </text:span><text:span text:style-name="T524">херовых решений</text:span></text:p>
      <text:p text:style-name="P102"><text:span text:style-name="T1">L1ₙ</text:span> - количество энергии <text:span text:style-name="T859">/ материи, </text:span><text:s/>необходимая для <text:span text:style-name="T55">рₓ</text:span></text:p>
      <text:p text:style-name="P101"><text:span text:style-name="T1">L2ₙ</text:span> - количество энергии <text:span text:style-name="T859">/ материи, </text:span>которое требует <text:span text:style-name="T55">рₕ</text:span></text:p>
      <text:p text:style-name="P173"><text:span text:style-name="T16">L3ₙ</text:span><text:span text:style-name="T1"> - </text:span>количество <text:span text:style-name="T858">энерги</text:span>и<text:span text:style-name="T858"> / матери</text:span>и<text:span text:style-name="T858">, </text:span>которую <text:span text:style-name="T1">я</text:span><text:span text:style-name="T7">ₓ</text:span><text:span text:style-name="T1"> </text:span>потратит на <text:span text:style-name="T7">рₕ</text:span><text:span text:style-name="T1">, </text:span><text:span text:style-name="T860">даже после того как я сделаю за него весь </text:span><text:span text:style-name="T46">R&amp;D </text:span><text:span text:style-name="T182">и </text:span><text:span text:style-name="T860">повышу его </text:span><text:span text:style-name="T8">К </text:span><text:span text:style-name="T860">(его обратной услуги) до максимально возможного. Оно стримится к нулю и может после моей помощи ему даже </text:span><text:span text:style-name="T46">negligibly small, </text:span><text:span text:style-name="T182">но оно есть - есть вещи </text:span><text:span text:style-name="T860">которые должны быть сделаны руками оппонента - даже если это "принеси-подай".</text:span></text:p>
      <text:p text:style-name="P155"><text:span text:style-name="T608">N –</text:span><text:span text:style-name="T609"> </text:span><text:span text:style-name="T610">намерение</text:span><text:span text:style-name="T618">,</text:span><text:span text:style-name="T617"> образы</text:span><text:span text:style-name="T619"> </text:span><text:span text:style-name="T611">(общей картин</text:span><text:span text:style-name="T619">ы, моего прогресса, моей позиции)</text:span><text:span text:style-name="T618">, воля</text:span><text:span text:style-name="T620">, готовность делать в любой момент </text:span><text:span text:style-name="T621">с наибольшей продуманностью </text:span><text:span text:style-name="T623">и дотошностью </text:span><text:span text:style-name="T620">даже самые </text:span><text:span text:style-name="T624">бесконечно </text:span><text:span text:style-name="T620">мелкие шаги </text:span><text:span text:style-name="T621">в направлении </text:span><text:span text:style-name="T620">к решению </text:span><text:span text:style-name="T612">з'ₙ </text:span><text:span text:style-name="T620">(заметь, </text:span><text:span text:style-name="T612">з'ₙ </text:span><text:span text:style-name="T620">а не только </text:span><text:span text:style-name="T612">зₙ</text:span><text:span text:style-name="T622">, даже если решатель </text:span><text:span text:style-name="T612">з'ₙ</text:span><text:span text:style-name="T613"> - </text:span><text:span text:style-name="T622">не система, а я</text:span><text:span text:style-name="T620">)</text:span><text:span text:style-name="T622">.</text:span><text:span text:style-name="T625"> Я бы даже сказал, </text:span><text:span text:style-name="T796">что </text:span><text:span text:style-name="T807">N</text:span><text:span text:style-name="T796"> это решение </text:span><text:span text:style-name="T801">з'ₙ</text:span><text:span text:style-name="T802"> </text:span><text:span text:style-name="T797">(</text:span><text:span text:style-name="T796">а не </text:span><text:span text:style-name="T801">зₙ</text:span><text:span text:style-name="T797">).</text:span><text:span text:style-name="T798"> А решая </text:span><text:span text:style-name="T796"><text:s/></text:span><text:span text:style-name="T801">з'ₙ</text:span><text:span text:style-name="T798"> я могу одновременно решать </text:span><text:span text:style-name="T803">рₓ </text:span><text:span text:style-name="T799">и</text:span><text:span text:style-name="T804"> </text:span><text:span text:style-name="T803">рₕ</text:span><text:span text:style-name="T805"> </text:span><text:span text:style-name="T798">если они оба попадают под </text:span><text:span text:style-name="T801">з'ₙ</text:span><text:span text:style-name="T805"> </text:span><text:span text:style-name="T798">(решаю задачу для чувака с такой же проблемой).</text:span><text:span text:style-name="T800"> Вероятно, мне "приходит" только то что нужно для того чтоб я решил </text:span><text:span text:style-name="T801">з'ₙ</text:span><text:span text:style-name="T806">.</text:span></text:p>
      <text:p text:style-name="P46"><text:span text:style-name="T41">t – </text:span><text:span text:style-name="T84">длительность </text:span><text:span text:style-name="T138">рₙ</text:span><text:span text:style-name="T109"> </text:span><text:span text:style-name="T84">во времени.</text:span></text:p>
      <text:p text:style-name="P95"><text:span text:style-name="T1">Qₙ</text:span> - удовлетворение <text:span text:style-name="T1">яₙ</text:span> с помощью <text:span text:style-name="T1">Wₙ</text:span> </text:p>
      <text:p text:style-name="P87"><text:span text:style-name="T1">Wₙ</text:span> - способность взять что угодно (открыть двери в любые возможности и превращения). Т.е. матрица взаимовыгодно решающая любое <text:span text:style-name="T1">зₙ</text:span> за кого угодно.</text:p>
      <text:p text:style-name="P191"><text:span text:style-name="T592">Yₙ</text:span><text:span text:style-name="T583"> – Приятность </text:span><text:span text:style-name="T594">обратного р</text:span><text:span text:style-name="T592">ₙ</text:span><text:span text:style-name="T583"> (реакция моего </text:span><text:span text:style-name="T592">яₙ</text:span><text:span text:style-name="T583"> на то что ему решают то </text:span><text:span text:style-name="T592">зₙ</text:span><text:span text:style-name="T583"> которое ему нужно). Наличие </text:span><text:span text:style-name="T592">Yₙ</text:span><text:span text:style-name="T583"> превращало в глазах </text:span><text:span text:style-name="T509">яₕ</text:span><text:span text:style-name="T552">ₙ </text:span><text:span text:style-name="T583">других </text:span><text:span text:style-name="T592">яₙ</text:span><text:span text:style-name="T583"> в </text:span><text:span text:style-name="T592">лₙ</text:span><text:span text:style-name="T583">. Что знают как резать по швам, а не разделяют там где нервётся. Имеют качественное </text:span><text:span text:style-name="T592">иₙₘ</text:span><text:span text:style-name="T583"> короче.</text:span></text:p>
      <text:p text:style-name="P163"><text:span text:style-name="T592">Zₙ</text:span><text:span text:style-name="T583"> - </text:span><text:span text:style-name="T594">обратный р</text:span><text:span text:style-name="T592">ₙ</text:span><text:span text:style-name="T583"> которое я пытаюсь взять через </text:span><text:span text:style-name="T592">Wₙ</text:span><text:span text:style-name="T583"> (а не которое мне дают).</text:span></text:p>
      <text:p text:style-name="P87"><text:span text:style-name="T1">h</text:span> – <text:span text:style-name="T137">номер </text:span>решател<text:span text:style-name="T137">я</text:span> <text:span text:style-name="T1">зₙ</text:span> (им могу быть я или кто-то другой)</text:p>
      <text:p text:style-name="P87"><text:span text:style-name="T1">kₙ</text:span> – качество выполнения идеального <text:span text:style-name="T1">иₙₘ</text:span>,</text:p>
      <text:p text:style-name="P163"><text:span text:style-name="T592">k1ₙ </text:span><text:span text:style-name="T583">— способност</text:span><text:span text:style-name="T584">ь</text:span><text:span text:style-name="T583"> </text:span><text:span text:style-name="T592">иₙₘ</text:span><text:span text:style-name="T583"> решить </text:span><text:span text:style-name="T592">зₙ</text:span><text:span text:style-name="T583"> </text:span><text:span text:style-name="T584">при <text:s/></text:span><text:span text:style-name="T583">идеально</text:span><text:span text:style-name="T584">м</text:span><text:span text:style-name="T583"> </text:span><text:span text:style-name="T584">исполнении</text:span><text:span text:style-name="T583">. </text:span></text:p>
      <text:p text:style-name="P87"><text:span text:style-name="T1">k2ₙ </text:span>— прогрес выполнения <text:span text:style-name="T1">рₙ</text:span> (где 0<text:span text:style-name="T629">%</text:span> — ничего не сделано)</text:p>
      <text:p text:style-name="P163"><text:span text:style-name="T592">k3ₙ</text:span><text:span text:style-name="T583"> - </text:span><text:span text:style-name="T585">открытость, честность</text:span><text:span text:style-name="T589">, </text:span><text:span text:style-name="T585">помощь </text:span><text:span text:style-name="T592">яₙ</text:span><text:span text:style-name="T593"> </text:span><text:span text:style-name="T601">(способность его идти навстречу </text:span><text:span text:style-name="T600">в решении</text:span><text:span text:style-name="T585"> его </text:span><text:span text:style-name="T592">зₙ</text:span><text:span text:style-name="T601">)</text:span></text:p>
      <text:p text:style-name="P164"><text:span text:style-name="T592">k4ₙ </text:span><text:span text:style-name="T583">— способност</text:span><text:span text:style-name="T586">ь</text:span><text:span text:style-name="T583"> </text:span><text:span text:style-name="T592">яₙ</text:span><text:span text:style-name="T583"> </text:span><text:span text:style-name="T586">принять решение </text:span><text:span text:style-name="T592">зₙ</text:span><text:span text:style-name="T583"> </text:span></text:p>
      <text:p text:style-name="Standard"><text:span text:style-name="T592">k5ₙ </text:span><text:span text:style-name="T583">- продуманност</text:span><text:span text:style-name="T587">ь</text:span><text:span text:style-name="T583"> алгоритма (</text:span><text:span text:style-name="T587">проработаны</text:span><text:span text:style-name="T583"> слабые звенья)</text:span></text:p>
      <text:p text:style-name="P103"><text:span text:style-name="T1">k6ₙ </text:span>- адекватност<text:span text:style-name="T630">ь</text:span> заказчика <text:span text:style-name="T630">и его заказа</text:span><text:span text:style-name="T134"> (</text:span><text:span text:style-name="T66">не "далёкость от реальности")</text:span></text:p>
      <text:p text:style-name="P165"><text:span text:style-name="T592">k7ₙ </text:span><text:span text:style-name="T583">- адекватност</text:span><text:span text:style-name="T588">ь</text:span><text:span text:style-name="T583"> исполнителя (</text:span><text:span text:style-name="T588">способность </text:span><text:span text:style-name="T583">довести до конца</text:span><text:span text:style-name="T590"> не сорвавшись</text:span><text:span text:style-name="T588">)</text:span></text:p>
      <text:p text:style-name="P104"><text:span text:style-name="T1">k8ₙ </text:span>- <text:span text:style-name="T631">разрешение в решении ответвлиться в первопричины </text:span><text:span text:style-name="T150">(</text:span><text:span text:style-name="T814">разрешение </text:span><text:span text:style-name="T836">и поощрение </text:span><text:span text:style-name="T814">решени</text:span><text:span text:style-name="T836">я</text:span><text:span text:style-name="T814"> </text:span><text:span text:style-name="T821">з</text:span><text:span text:style-name="T822">'</text:span><text:span text:style-name="T821">ₙ</text:span><text:span text:style-name="T837"> а не только</text:span><text:span text:style-name="T838"> </text:span><text:span text:style-name="T821">зₙ</text:span><text:span text:style-name="T836">)</text:span></text:p>
      <text:p text:style-name="P208"><text:span text:style-name="T592">k9ₙ </text:span><text:span text:style-name="T583">- </text:span><text:span text:style-name="T713">способность</text:span><text:span text:style-name="T652"> вместо </text:span><text:span text:style-name="T729">з</text:span><text:span text:style-name="T728">ₙ</text:span><text:span text:style-name="T652"> решать </text:span><text:span text:style-name="T729">з'</text:span><text:span text:style-name="T728">ₙ</text:span><text:span text:style-name="T652">.</text:span><text:span text:style-name="T713"> </text:span><text:span text:style-name="T652">(</text:span><text:span text:style-name="T713">вносить </text:span><text:span text:style-name="T729">з</text:span><text:span text:style-name="T728">ₙ</text:span><text:span text:style-name="T713"> в ресёрч нацеленный на решение </text:span><text:span text:style-name="T729">з'</text:span><text:span text:style-name="T728">ₙ</text:span><text:span text:style-name="T652">; по </text:span><text:span text:style-name="T729">з</text:span><text:span text:style-name="T728">ₙ</text:span><text:span text:style-name="T652"> вычислять как решить </text:span><text:span text:style-name="T729">з'</text:span><text:span text:style-name="T728">ₙ</text:span><text:span text:style-name="T652">; осознавать что конечная цель - решить </text:span><text:span text:style-name="T729">з'</text:span><text:span text:style-name="T728">ₙ</text:span><text:span text:style-name="T674"> </text:span><text:span text:style-name="T652">а не </text:span><text:span text:style-name="T729">з</text:span><text:span text:style-name="T728">ₙ</text:span><text:span text:style-name="T652">; и делать это достаточно быстро, чтоб при получении </text:span><text:span text:style-name="T729">з</text:span><text:span text:style-name="T728">ₙ</text:span><text:span text:style-name="T713"> </text:span><text:span text:style-name="T652">решить </text:span><text:span text:style-name="T729">з'</text:span><text:span text:style-name="T728">ₙ</text:span><text:span text:style-name="T652"> и только после нахождения пути решения </text:span><text:span text:style-name="T729">з'</text:span><text:span text:style-name="T728">ₙ</text:span><text:span text:style-name="T652"> браться за </text:span><text:span text:style-name="T729">з</text:span><text:span text:style-name="T728">ₙ</text:span><text:span text:style-name="T652"> если они ещё будут) <text:s/></text:span></text:p>
      <text:p text:style-name="P105"><text:span text:style-name="T1">k10ₙ</text:span> - <text:span text:style-name="T632">свобода в выборе инструментов (решается внесением запретов в таблицу ресёрча по решению </text:span><text:span text:style-name="T823">з'</text:span><text:span text:style-name="T821">ₙ</text:span><text:span text:style-name="T632">)</text:span></text:p>
      <text:p text:style-name="P75"><text:span text:style-name="T1">k11ₙ</text:span><text:span text:style-name="T131"> – </text:span><text:span text:style-name="T147">видение общей картин</text:span><text:span text:style-name="T61">ы </text:span><text:span text:style-name="T65">взаимосвязей</text:span><text:span text:style-name="T67"> (что на что влияет и какими методами)</text:span></text:p>
      <text:p text:style-name="P88"><text:span text:style-name="T25">k12ₙ</text:span><text:span text:style-name="T23"> </text:span><text:span text:style-name="T73">— </text:span><text:span text:style-name="T85">знание </text:span><text:span text:style-name="T73">целей, способностей</text:span><text:span text:style-name="T85">,</text:span><text:span text:style-name="T73"> </text:span><text:span text:style-name="T74">методов </text:span><text:span text:style-name="T73">оппонента.</text:span></text:p>
      <text:p text:style-name="P88"><text:span text:style-name="T14">k</text:span><text:span text:style-name="T15">13ₙ</text:span><text:span text:style-name="T149"> — понимание, что оппонент видит в </text:span><text:span text:style-name="T22">G.</text:span></text:p>
      <text:p text:style-name="P89"><text:span text:style-name="T26">k</text:span><text:span text:style-name="T90">1</text:span><text:span text:style-name="T93">4</text:span><text:span text:style-name="T90">ₙ</text:span><text:span text:style-name="T161"> - понимание, что оппонент </text:span><text:span text:style-name="T75">и</text:span><text:span text:style-name="T76">щет </text:span><text:span text:style-name="T161">в </text:span><text:span text:style-name="T38">G.</text:span></text:p>
      <text:p text:style-name="P106"><text:span text:style-name="T4">k</text:span><text:span text:style-name="T25">1</text:span><text:span text:style-name="T93">5</text:span><text:span text:style-name="T25">ₙ</text:span><text:span text:style-name="T90"> — </text:span><text:span text:style-name="T114">понимание, что он </text:span><text:span text:style-name="T183">видет и </text:span><text:span text:style-name="T114">ищет в своём </text:span><text:span text:style-name="T47">G</text:span><text:span text:style-name="T114"> и какими методами.</text:span></text:p>
      <text:p text:style-name="P211"><text:span text:style-name="T501">k</text:span><text:span text:style-name="T581">1</text:span>6ₙ<text:span text:style-name="T547"> — </text:span><text:span text:style-name="T546">понимание, что </text:span><text:span text:style-name="T500">о</text:span><text:span text:style-name="T498">ппонент </text:span><text:span text:style-name="T499">вид</text:span><text:span text:style-name="T498">и</text:span><text:span text:style-name="T499">т и </text:span><text:span text:style-name="T546">ищет в своём </text:span><text:span text:style-name="T582">G</text:span><text:span text:style-name="T546"> и какими методами.</text:span></text:p>
      <text:p text:style-name="P107"><text:span text:style-name="T179">k</text:span><text:span text:style-name="T155">1</text:span><text:span text:style-name="T95">7</text:span><text:span text:style-name="T25">ₙ</text:span><text:span text:style-name="T90"> - </text:span><text:span text:style-name="T163">п</text:span><text:span text:style-name="T77">одтверждение </text:span><text:span text:style-name="T169">своего К </text:span><text:span text:style-name="T87">данными извне</text:span></text:p>
      <text:p text:style-name="P108"><text:span text:style-name="T179">k</text:span><text:span text:style-name="T155">1</text:span><text:span text:style-name="T95">8</text:span><text:span text:style-name="T25">ₙ</text:span><text:span text:style-name="T90"> - </text:span><text:span text:style-name="T163">п</text:span><text:span text:style-name="T77">одтверждение гипотез по поводу того, что </text:span><text:span text:style-name="T163">в</text:span><text:span text:style-name="T162">идит </text:span><text:span text:style-name="T163">о</text:span><text:span text:style-name="T162">ппонент в </text:span><text:span text:style-name="T39">G (</text:span><text:span text:style-name="T77">п</text:span><text:span text:style-name="T78">сихопортреты, социальные портреты, и</text:span><text:span text:style-name="T77">х любимые фильмы и т.п.)</text:span></text:p>
      <text:p text:style-name="P125"><text:span text:style-name="T57">k</text:span><text:span text:style-name="T15">1</text:span><text:span text:style-name="T176">9</text:span><text:span text:style-name="T15">ₙ</text:span><text:span text:style-name="T56"> - </text:span><text:span text:style-name="T148">д</text:span><text:span text:style-name="T64">онесение до оппонента, что я вижу в своём и в его </text:span><text:span text:style-name="T22">G.</text:span></text:p>
      <text:p text:style-name="P109"><text:span text:style-name="T154">k</text:span><text:span text:style-name="T156">20</text:span><text:span text:style-name="T155">ₙ</text:span><text:span text:style-name="T90"> - </text:span><text:span text:style-name="T164">д</text:span><text:span text:style-name="T78">онесение до оппонента</text:span><text:span text:style-name="T166"> </text:span><text:span text:style-name="T80">общей картины</text:span><text:span text:style-name="T170"> (</text:span><text:span text:style-name="T78">что я вижу </text:span><text:span text:style-name="T79">по задаче </text:span><text:span text:style-name="T91">з</text:span><text:span text:style-name="T79">, обратной задаче </text:span><text:span text:style-name="T91">ж</text:span><text:span text:style-name="T79">, моей </text:span><text:span text:style-name="T170">и его </text:span><text:span text:style-name="T79">роли, </text:span><text:span text:style-name="T165">нав</text:span><text:span text:style-name="T79">ык</text:span><text:span text:style-name="T170">ах</text:span><text:span text:style-name="T79"> и коэффициент</text:span><text:span text:style-name="T170">ах</text:span><text:span text:style-name="T165">)</text:span><text:span text:style-name="T166">.</text:span></text:p>
      <text:p text:style-name="P110"><text:span text:style-name="T157">k</text:span><text:span text:style-name="T156">21</text:span><text:span text:style-name="T155">ₙ</text:span><text:span text:style-name="T90"> - </text:span><text:span text:style-name="T80">знание себя </text:span><text:span text:style-name="T81">(своих потребностей, реакций,</text:span><text:span text:style-name="T167"> </text:span><text:span text:style-name="T168">возможностей,</text:span><text:span text:style-name="T82"> энергозатрат, уровней</text:span><text:span text:style-name="T81"> и т. д.) </text:span></text:p>
      <text:p text:style-name="P212"><text:span text:style-name="T491">k</text:span><text:span text:style-name="T492">2</text:span><text:span text:style-name="T531">2</text:span><text:span text:style-name="T492">ₙ</text:span><text:span text:style-name="T525"> — </text:span><text:span text:style-name="T544">организованность </text:span><text:span text:style-name="T543">(в рамках задачи которую решает обьект по крайней мере - т. е. доведённость </text:span><text:span text:style-name="T488">круга решающего </text:span><text:span text:style-name="T564">з`</text:span><text:span text:style-name="T493"> </text:span><text:span text:style-name="T577">до</text:span><text:span text:style-name="T543"> ума</text:span><text:span text:style-name="T488">)</text:span><text:span text:style-name="T543">.</text:span></text:p>
      <text:p text:style-name="P96"><text:span text:style-name="T157">k</text:span><text:span text:style-name="T155">2</text:span><text:span text:style-name="T95">3</text:span><text:span text:style-name="T155">ₙ</text:span><text:span text:style-name="T90"> — </text:span><text:span text:style-name="T83">способность решить </text:span><text:span text:style-name="T92">з</text:span><text:span text:style-name="T83"> её не разрушив</text:span><text:span text:style-name="T88"> (тоже решается продуманностью круга, но пока пусть будет отдельно)</text:span></text:p>
      <text:p text:style-name="P169"><text:span text:style-name="T491">k</text:span><text:span text:style-name="T492">2</text:span><text:span text:style-name="T531">4</text:span><text:span text:style-name="T492">ₙ</text:span><text:span text:style-name="T525"> — </text:span><text:span text:style-name="T537">виденье </text:span><text:span text:style-name="T526">з</text:span><text:span text:style-name="T538"> </text:span><text:span text:style-name="T537">в фазе</text:span></text:p>
      <text:p text:style-name="P209"><text:span text:style-name="T491">k</text:span><text:span text:style-name="T492">2</text:span><text:span text:style-name="T531">5</text:span><text:span text:style-name="T492">ₙ</text:span><text:span text:style-name="T525"> — </text:span><text:span text:style-name="T537">виденье </text:span><text:span text:style-name="T526">з</text:span><text:span text:style-name="T538"> </text:span><text:span text:style-name="T540">и его решения </text:span><text:span text:style-name="T539">в намереньях на холсте мира</text:span></text:p>
      <text:p text:style-name="P181"><text:span text:style-name="T184">k2</text:span><text:span text:style-name="T185">6</text:span><text:span text:style-name="T184">ₙ</text:span><text:span text:style-name="T862"> - </text:span><text:span text:style-name="T131">знание как повышать </text:span><text:span text:style-name="T135">свой </text:span>К<text:span text:style-name="T861"> </text:span><text:span text:style-name="T135">(прикладная лингвистика)</text:span></text:p>
      <text:p text:style-name="P182"/>
      <text:p text:style-name="P117"><text:span text:style-name="T1">x</text:span> – <text:span text:style-name="T137">номер </text:span>заказчик<text:span text:style-name="T137">а</text:span> <text:span text:style-name="T633">/ платильщика (но если мы теперь решаем не </text:span><text:span text:style-name="T9">з</text:span><text:span text:style-name="T136"> а </text:span><text:span text:style-name="T9">з</text:span><text:span text:style-name="T18">' </text:span><text:span text:style-name="T151">то </text:span><text:span text:style-name="T178">х</text:span><text:span text:style-name="T151"> теперь не человек-заказчик, а мир, вс</text:span><text:span text:style-name="T68">ё остальное то же самое</text:span><text:span text:style-name="T151">).</text:span></text:p>
      <text:p text:style-name="P87"><text:span text:style-name="T1">Аₙ</text:span> - способность видеть <text:span text:style-name="T2">И</text:span><text:span text:style-name="T1">ₙ</text:span>.</text:p>
      <text:p text:style-name="P111"><text:span text:style-name="T1">Бₙ </text:span>- способность брать из <text:span text:style-name="T3">И</text:span><text:span text:style-name="T1">ₙ</text:span> любое <text:span text:style-name="T1">иₙₘ</text:span> (когда нет майндмапов — вытащить <text:span text:style-name="T1">иₙₘ</text:span> из мозгов может быть трудно из-за запутанности связей в голове).</text:p>
      <text:p text:style-name="P90"><text:span text:style-name="T5">И</text:span><text:span text:style-name="T1">ₙ</text:span> — множество всех <text:span text:style-name="T1">иₙₘ</text:span></text:p>
      <text:p text:style-name="P96"><text:span text:style-name="T1">Кₙ</text:span> - общ<text:span text:style-name="T633">ий</text:span> коэффициент <text:span text:style-name="T633">решения задачи.</text:span></text:p>
      <text:p text:style-name="P87"><text:span text:style-name="T1">Тₙ</text:span> - паническ<text:span text:style-name="T634">ий запуск непродуманного </text:span><text:span text:style-name="T1">рₙ</text:span> <text:span text:style-name="T634">(с неготовым </text:span><text:span text:style-name="T1">Кₙ</text:span><text:span text:style-name="T133">)</text:span></text:p>
      <text:p text:style-name="P97"/>
      <text:p text:style-name="P81">Старые формулы:</text:p>
      <text:p text:style-name="P131">И_с ⊂ И_b⊂ И_а ⊂ И</text:p>
      <text:p text:style-name="P113"><text:span text:style-name="T205">ях⊂ </text:span><text:span text:style-name="T220">Ω</text:span></text:p>
      <text:p text:style-name="P157"><text:span text:style-name="T304">d|P|</text:span><text:span text:style-name="T306"> </text:span><text:span text:style-name="T307">+</text:span><text:span text:style-name="T306">= </text:span><text:span text:style-name="T303">|я_&lt;0|</text:span></text:p>
      <text:p text:style-name="P131">л = k + д|И|</text:p>
      <text:p text:style-name="P131">л = р(и) - о(и).</text:p>
      <text:p text:style-name="P129"><text:span text:style-name="T187">з</text:span><text:span text:style-name="T854"> += - и - р</text:span></text:p>
      <text:p text:style-name="P129"><text:span text:style-name="T51">d</text:span><text:span text:style-name="T187">з</text:span><text:span text:style-name="T854"> += - и - р</text:span></text:p>
      <text:p text:style-name="P227"><text:span text:style-name="T296">d</text:span><text:span text:style-name="T223">|я</text:span><text:span text:style-name="T282">ₙ</text:span><text:span text:style-name="T223">| = </text:span><text:span text:style-name="T231">обратный р</text:span><text:span text:style-name="T282">ₙ</text:span><text:span text:style-name="T223"> - |я_&lt;0| - з + w</text:span></text:p>
      <text:p text:style-name="P227"><text:span text:style-name="T223">d|З| = - и</text:span><text:span text:style-name="T282">ₙ</text:span><text:span text:style-name="T223"> </text:span><text:span text:style-name="T239">+ </text:span><text:span text:style-name="T228">К</text:span><text:span text:style-name="T282">ₙ</text:span><text:span text:style-name="T223"> + з</text:span><text:span text:style-name="T282">ₙ</text:span><text:span text:style-name="T223"> - р</text:span><text:span text:style-name="T282">ₙ</text:span><text:span text:style-name="T223"> + о</text:span><text:span text:style-name="T282">ₙ</text:span><text:span text:style-name="T223"> - и</text:span><text:span text:style-name="T282">ₙ</text:span><text:span text:style-name="T223"> - </text:span><text:span text:style-name="T231">обратный р</text:span><text:span text:style-name="T282">ₙ</text:span></text:p>
      <text:p text:style-name="P227"><text:span text:style-name="T592">Кₙ = Бₙ</text:span><text:span text:style-name="T557">N</text:span><text:span text:style-name="T573">ₙ</text:span><text:span text:style-name="T574">k</text:span><text:span text:style-name="T525">2</text:span><text:span text:style-name="T532">3</text:span><text:span text:style-name="T573">ₙ</text:span><text:span text:style-name="T574">k</text:span><text:span text:style-name="T525">2</text:span><text:span text:style-name="T532">2</text:span><text:span text:style-name="T573">ₙ</text:span><text:span text:style-name="T574">k</text:span><text:span text:style-name="T525">2</text:span><text:span text:style-name="T533">1</text:span><text:span text:style-name="T573">ₙ</text:span><text:span text:style-name="T574">k</text:span><text:span text:style-name="T525">2</text:span><text:span text:style-name="T534">0</text:span><text:span text:style-name="T573">ₙ</text:span><text:span text:style-name="T574">k</text:span><text:span text:style-name="T573">1</text:span><text:span text:style-name="T535">9</text:span><text:span text:style-name="T573">ₙ</text:span><text:span text:style-name="T513">k1</text:span><text:span text:style-name="T514">8</text:span><text:span text:style-name="T513">ₙk1</text:span><text:span text:style-name="T514">7</text:span><text:span text:style-name="T513">ₙk1</text:span><text:span text:style-name="T514">6</text:span><text:span text:style-name="T513">ₙk1</text:span><text:span text:style-name="T514">5</text:span><text:span text:style-name="T513">ₙk1</text:span><text:span text:style-name="T514">4</text:span><text:span text:style-name="T513">ₙk13ₙk12ₙ</text:span><text:span text:style-name="T507">k</text:span><text:span text:style-name="T515">11</text:span><text:span text:style-name="T507">ₙk</text:span><text:span text:style-name="T515">10</text:span><text:span text:style-name="T507">ₙk</text:span><text:span text:style-name="T515">9</text:span><text:span text:style-name="T507">ₙk8ₙk7ₙk6ₙk5ₙk4ₙk3ₙk2ₙk1ₙkₙи'ₙз</text:span><text:span text:style-name="T592">''ₙ</text:span><text:span text:style-name="T597"> </text:span><text:span text:style-name="T602">+ </text:span><text:span text:style-name="T640">количество решённых </text:span><text:span text:style-name="T659">з</text:span><text:span text:style-name="T660">ₙ</text:span><text:span text:style-name="T659"> </text:span><text:span text:style-name="T640">у</text:span><text:span text:style-name="T659"> я</text:span><text:span text:style-name="T660">ₙ</text:span><text:span text:style-name="T667"> + </text:span><text:span text:style-name="T711">|</text:span><text:span text:style-name="T659">я</text:span><text:span text:style-name="T660">ₙ</text:span><text:span text:style-name="T711">|</text:span><text:span text:style-name="T765"> +</text:span><text:span text:style-name="T651"> </text:span><text:span text:style-name="T686">Кₙ</text:span><text:span text:style-name="T651"> +</text:span><text:span text:style-name="T765"> </text:span><text:span text:style-name="T727">d</text:span><text:span text:style-name="T771">Кₙ</text:span><text:span text:style-name="T650"> + </text:span><text:span text:style-name="T727">|</text:span><text:span text:style-name="T673">обратны</text:span><text:span text:style-name="T771">й К</text:span><text:span text:style-name="T727">|</text:span><text:span text:style-name="T769">, </text:span><text:span text:style-name="T765">где </text:span><text:span text:style-name="T745">kₙ, k1ₙ</text:span><text:span text:style-name="T780">, k2ₙ</text:span><text:span text:style-name="T745">,</text:span><text:span text:style-name="T780">...</text:span><text:span text:style-name="T745">,</text:span><text:span text:style-name="T780"> k2</text:span><text:span text:style-name="T745">3,</text:span><text:span text:style-name="T780"> и</text:span><text:span text:style-name="T745">'</text:span><text:span text:style-name="T780">ₙ</text:span><text:span text:style-name="T745">,</text:span><text:span text:style-name="T780"> з</text:span><text:span text:style-name="T745">''</text:span><text:span text:style-name="T780">ₙ,</text:span><text:span text:style-name="T745"> N</text:span><text:span text:style-name="T780">ₙ</text:span><text:span text:style-name="T717"> </text:span><text:span text:style-name="T839">∈</text:span><text:span text:style-name="T769"> [0, 1]</text:span></text:p>
      <text:p text:style-name="P157"><text:span text:style-name="T614">рₕ</text:span><text:span text:style-name="T615"> = </text:span><text:span text:style-name="T614">КₓКₕИₓИₕзₓ </text:span><text:span text:style-name="T616">+ </text:span><text:span text:style-name="T614">Кₕ</text:span></text:p>
      <text:p text:style-name="P227"><text:span text:style-name="T509">рₓ</text:span><text:span text:style-name="T510"> = </text:span><text:span text:style-name="T509">КₕКₓИₕИₓзₕ</text:span><text:span text:style-name="T512"> + </text:span><text:span text:style-name="T509">Кₓ</text:span></text:p>
      <text:p text:style-name="P227"><text:span text:style-name="T509">рₙ</text:span><text:span text:style-name="T510"> = </text:span><text:span text:style-name="T509">рₓ </text:span><text:span text:style-name="T516">+ </text:span><text:span text:style-name="T510"><text:s/></text:span><text:span text:style-name="T509">рₕ </text:span><text:span text:style-name="T516">= </text:span><text:span text:style-name="T509">КₓКₕИₓИₕзₓ <text:s/></text:span><text:span text:style-name="T510">+ </text:span><text:span text:style-name="T509">Кₕ</text:span><text:span text:style-name="T517">К</text:span><text:span text:style-name="T509">ₓИₕИₓзₕ</text:span></text:p>
      <text:p text:style-name="P121">|я<text:span text:style-name="T111">ₕ</text:span>| = Q<text:span text:style-name="T111">ₕ</text:span> <text:span text:style-name="T628">- </text:span><text:span text:style-name="T44">L1</text:span><text:span text:style-name="T111">ₕ</text:span><text:span text:style-name="T44"> – L2</text:span><text:span text:style-name="T111">ₕ</text:span><text:span text:style-name="T44"> </text:span>+ э<text:span text:style-name="T111">ₕ</text:span> <text:span text:style-name="T72">+ </text:span><text:span text:style-name="T107">р</text:span><text:span text:style-name="T108">ₕ</text:span><text:span text:style-name="T812"> </text:span><text:span text:style-name="T834">+ </text:span><text:span text:style-name="T840">К</text:span><text:span text:style-name="T815">ₕ</text:span><text:span text:style-name="T812"> + </text:span><text:span text:style-name="T818">N</text:span><text:span text:style-name="T815">ₕ</text:span></text:p>
      <text:p text:style-name="P227"><text:span text:style-name="T527">|я</text:span><text:span text:style-name="T528">ₓ</text:span><text:span text:style-name="T527">| = Q</text:span><text:span text:style-name="T528">ₓ</text:span><text:span text:style-name="T527"> + э</text:span><text:span text:style-name="T528">ₓ</text:span><text:span text:style-name="T527"> </text:span><text:span text:style-name="T541">+ </text:span><text:span text:style-name="T529">р</text:span><text:span text:style-name="T528">ₓ</text:span><text:span text:style-name="T646"> </text:span><text:span text:style-name="T764">+ </text:span><text:span text:style-name="T770">К</text:span><text:span text:style-name="T668">ₓ</text:span><text:span text:style-name="T646"> + </text:span><text:span text:style-name="T721">N</text:span><text:span text:style-name="T668">ₓ</text:span><text:span text:style-name="T669"> - </text:span><text:span text:style-name="T722">L</text:span><text:span text:style-name="T669">3</text:span><text:span text:style-name="T668">ₓ</text:span></text:p>
      <text:p text:style-name="P121">Jₙ = зₙ - рₙ<text:span text:style-name="T867"> </text:span><text:span text:style-name="T188">+ <text:s/>1/Аₙ - |яₙₘ&lt;0|</text:span></text:p>
      <text:p text:style-name="P121">|я<text:span text:style-name="T111">ₕ</text:span>ₘ&lt;0| = J<text:span text:style-name="T111">ₕ</text:span> <text:span text:style-name="T868">+ </text:span>Z<text:span text:style-name="T111">ₕ</text:span> - |<text:span text:style-name="T868">И</text:span><text:span text:style-name="T111">ₕ</text:span>| - р<text:span text:style-name="T111">ₕ</text:span><text:span text:style-name="T108">_</text:span><text:span text:style-name="T173">самостоятельное</text:span> - р<text:span text:style-name="T111">ₕ</text:span> - Т<text:span text:style-name="T111">ₕ</text:span> + з<text:span text:style-name="T111">ₕ</text:span></text:p>
      <text:p text:style-name="P121">|я<text:span text:style-name="T108">ₓ</text:span>ₘ&lt;0| = J<text:span text:style-name="T108">ₓ</text:span> <text:span text:style-name="T868">+ </text:span>Z<text:span text:style-name="T108">ₓ</text:span> - |<text:span text:style-name="T868">И</text:span><text:span text:style-name="T108">ₓ</text:span>| - р<text:span text:style-name="T108">ₓ_</text:span><text:span text:style-name="T173">самостоятельное</text:span> - р<text:span text:style-name="T108">ₓ </text:span>- Т<text:span text:style-name="T108">ₓ</text:span> + з<text:span text:style-name="T108">ₓ</text:span></text:p>
      <text:p text:style-name="P157"><text:span text:style-name="T626">dAₙ</text:span><text:span text:style-name="T478"> += </text:span><text:span text:style-name="T626">рₙ</text:span><text:span text:style-name="T478">(</text:span><text:span text:style-name="T626">иₙₘ</text:span><text:span text:style-name="T478">, </text:span><text:span text:style-name="T626">зₙ</text:span><text:span text:style-name="T478">) + </text:span><text:span text:style-name="T626">|яₙ|</text:span><text:span text:style-name="T478"> + d</text:span><text:span text:style-name="T626">|яₙ|</text:span><text:span text:style-name="T478"> - </text:span><text:span text:style-name="T626">|яₙₘ&lt;0|</text:span><text:span text:style-name="T478"> + </text:span><text:span text:style-name="T626">Wₙ</text:span><text:span text:style-name="T478"> + </text:span><text:span text:style-name="T626">Qₙ </text:span><text:span text:style-name="T627">+ Тₙ</text:span></text:p>
      <text:p text:style-name="P227"><text:span text:style-name="T592">Тₙ</text:span><text:span text:style-name="T583"> = </text:span><text:span text:style-name="T592">Aₙ|яₙₘ&lt;0|</text:span><text:span text:style-name="T583"> + </text:span><text:span text:style-name="T558">d</text:span><text:span text:style-name="T592">Aₙ|яₙₘ&lt;0|</text:span><text:span text:style-name="T583"> - |</text:span><text:span text:style-name="T598">И</text:span><text:span text:style-name="T592">ₙ</text:span><text:span text:style-name="T583">| </text:span><text:span text:style-name="T599">+ 1 - обратный Кₙ </text:span><text:span text:style-name="T484">+ </text:span><text:span text:style-name="T559">dK</text:span><text:span text:style-name="T560">ₙ </text:span><text:span text:style-name="T518">+ </text:span><text:span text:style-name="T559">K</text:span><text:span text:style-name="T560">ₙ</text:span><text:span text:style-name="T519"> </text:span><text:span text:style-name="T520">+ обратный Кₙ</text:span></text:p>
      <text:p text:style-name="P113">d<text:span text:style-name="T1">|яₙ|</text:span> <text:span text:style-name="T869">+</text:span>= - <text:span text:style-name="T1">зₙ</text:span></text:p>
      <text:p text:style-name="P121"><text:span text:style-name="T19">И`ₓ</text:span><text:span text:style-name="T119"> = </text:span><text:span text:style-name="T19">И`ₕ ,</text:span><text:span text:style-name="T119"> где х и</text:span><text:span text:style-name="T19"> h —</text:span><text:span text:style-name="T119"> случайные числа (в случайном количестве).</text:span></text:p>
      <text:p text:style-name="P121"><text:span text:style-name="T119">З</text:span><text:span text:style-name="T19">ₓ</text:span><text:span text:style-name="T119"> = З</text:span><text:span text:style-name="T19">ₕ ,</text:span><text:span text:style-name="T119"> где х и</text:span><text:span text:style-name="T19"> h —</text:span><text:span text:style-name="T119"> случайные числа (в случайном количестве). </text:span></text:p>
      <text:p text:style-name="P7"><text:span text:style-name="T17">J</text:span><text:span text:style-name="T177">ₙ</text:span><text:span text:style-name="T52"> = 0 </text:span></text:p>
      <text:p text:style-name="P113"><text:span text:style-name="T27">d</text:span><text:span text:style-name="T94">А</text:span><text:span text:style-name="T89">ₕ</text:span><text:span text:style-name="T94"> = </text:span><text:span text:style-name="T27">d</text:span><text:span text:style-name="T28">А</text:span><text:span text:style-name="T29">ₓ</text:span></text:p>
      <text:p text:style-name="P113"><text:span text:style-name="T32">d</text:span><text:span text:style-name="T33">Kₙₘ</text:span><text:span text:style-name="T40">= </text:span><text:span text:style-name="T98">|яₙₘ&lt;0| -</text:span><text:span text:style-name="T99"> </text:span><text:span text:style-name="T34">L1 – L2 – </text:span><text:span text:style-name="T158">обратн</text:span><text:span text:style-name="T99">ый р</text:span><text:span text:style-name="T98">ₙ - </text:span><text:span text:style-name="T35">|</text:span><text:span text:style-name="T159">К</text:span><text:span text:style-name="T33">ₙ</text:span><text:span text:style-name="T35">|</text:span><text:span text:style-name="T100"> </text:span><text:span text:style-name="T101">+ Т</text:span><text:span text:style-name="T33">ₙ</text:span><text:span text:style-name="T101"> </text:span><text:span text:style-name="T102">+ </text:span><text:span text:style-name="T36">|</text:span><text:span text:style-name="T103">И</text:span><text:span text:style-name="T33">ₙ</text:span><text:span text:style-name="T36">|</text:span><text:span text:style-name="T100"> </text:span><text:span text:style-name="T104">+ </text:span><text:span text:style-name="T105">Т</text:span><text:span text:style-name="T98">ₙ</text:span><text:span text:style-name="T104">К</text:span><text:span text:style-name="T98">ₙ</text:span><text:span text:style-name="T37">|</text:span><text:span text:style-name="T160">И</text:span><text:span text:style-name="T98">ₙ</text:span><text:span text:style-name="T37">|</text:span><text:span text:style-name="T104"> </text:span><text:span text:style-name="T106">- Т</text:span><text:span text:style-name="T33">ₙ</text:span></text:p>
      <text:p text:style-name="P113"><text:span text:style-name="T30">tₙ </text:span><text:span text:style-name="T153">= 1/Кₙ</text:span></text:p>
      <text:p text:style-name="P47"><text:span text:style-name="T24">W</text:span><text:span text:style-name="T145">ₙ</text:span><text:span text:style-name="T24"> = </text:span><text:span text:style-name="T71">К</text:span><text:span text:style-name="T145">ₙ</text:span><text:span text:style-name="T24">|</text:span><text:span text:style-name="T138">И</text:span><text:span text:style-name="T145">ₙ</text:span><text:span text:style-name="T24">|</text:span></text:p>
      <text:p text:style-name="P135">|<text:span text:style-name="T146">я</text:span><text:span text:style-name="T111">ₓ</text:span><text:span text:style-name="T171">ₙ</text:span><text:span text:style-name="T138">|</text:span><text:span text:style-name="T71"> = 1/</text:span><text:span text:style-name="T152">К</text:span><text:span text:style-name="T108">ₓ</text:span></text:p>
      <text:p text:style-name="P135"><text:span text:style-name="T138">|</text:span><text:span text:style-name="T152">я</text:span><text:span text:style-name="T108">ₕ</text:span><text:span text:style-name="T171">ₙ</text:span><text:span text:style-name="T138">|</text:span><text:span text:style-name="T71"> = 1/</text:span><text:span text:style-name="T152">К</text:span><text:span text:style-name="T108">ₕ</text:span></text:p>
      <text:p text:style-name="P244"/>
      <text:p text:style-name="P243"><text:span text:style-name="T605">Старые формулы</text:span><text:span text:style-name="T606"> с поправкой, что </text:span><text:span text:style-name="T496">решать теперь надо </text:span><text:span text:style-name="T607">з</text:span><text:span text:style-name="T580">'</text:span><text:span text:style-name="T496"> а не </text:span><text:span text:style-name="T497">з</text:span><text:span text:style-name="T605">:</text:span></text:p>
      <text:p text:style-name="P160"><text:span text:style-name="T304">d|P|</text:span><text:span text:style-name="T306"> </text:span><text:span text:style-name="T307">+</text:span><text:span text:style-name="T306">= </text:span><text:span text:style-name="T303">|я_&lt;0|</text:span></text:p>
      <text:p text:style-name="P132">л = k + д|И|</text:p>
      <text:p text:style-name="P132">л = р(и) - о(и).</text:p>
      <text:p text:style-name="P130"><text:span text:style-name="T187">з</text:span><text:span text:style-name="T854"> += - и - р</text:span></text:p>
      <text:p text:style-name="P130"><text:span text:style-name="T51">d</text:span><text:span text:style-name="T187">з</text:span><text:span text:style-name="T854"> += - и - р</text:span></text:p>
      <text:p text:style-name="P243"><text:span text:style-name="T296">d</text:span><text:span text:style-name="T223">|я</text:span><text:span text:style-name="T282">ₙ</text:span><text:span text:style-name="T223">| = </text:span><text:span text:style-name="T231">обратный р</text:span><text:span text:style-name="T282">ₙ</text:span><text:span text:style-name="T223"> - |я_&lt;0| - з + w</text:span></text:p>
      <text:p text:style-name="P243"><text:span text:style-name="T223">d|З| = - и</text:span><text:span text:style-name="T282">ₙ</text:span><text:span text:style-name="T223"> </text:span><text:span text:style-name="T239">+ </text:span><text:span text:style-name="T228">К</text:span><text:span text:style-name="T282">ₙ</text:span><text:span text:style-name="T223"> + з</text:span><text:span text:style-name="T282">ₙ</text:span><text:span text:style-name="T223"> - р</text:span><text:span text:style-name="T282">ₙ</text:span><text:span text:style-name="T223"> + о</text:span><text:span text:style-name="T282">ₙ</text:span><text:span text:style-name="T223"> - и</text:span><text:span text:style-name="T282">ₙ</text:span><text:span text:style-name="T223"> - </text:span><text:span text:style-name="T231">обратный р</text:span><text:span text:style-name="T282">ₙ</text:span></text:p>
      <text:p text:style-name="P243"><text:span text:style-name="T592">Кₙ = Бₙ</text:span><text:span text:style-name="T557">N</text:span><text:span text:style-name="T573">ₙ</text:span><text:span text:style-name="T574">k</text:span><text:span text:style-name="T525">2</text:span><text:span text:style-name="T532">3</text:span><text:span text:style-name="T573">ₙ</text:span><text:span text:style-name="T574">k</text:span><text:span text:style-name="T525">2</text:span><text:span text:style-name="T532">2</text:span><text:span text:style-name="T573">ₙ</text:span><text:span text:style-name="T574">k</text:span><text:span text:style-name="T525">2</text:span><text:span text:style-name="T533">1</text:span><text:span text:style-name="T573">ₙ</text:span><text:span text:style-name="T574">k</text:span><text:span text:style-name="T525">2</text:span><text:span text:style-name="T534">0</text:span><text:span text:style-name="T573">ₙ</text:span><text:span text:style-name="T574">k</text:span><text:span text:style-name="T573">1</text:span><text:span text:style-name="T535">9</text:span><text:span text:style-name="T573">ₙ</text:span><text:span text:style-name="T513">k1</text:span><text:span text:style-name="T514">8</text:span><text:span text:style-name="T513">ₙk1</text:span><text:span text:style-name="T514">7</text:span><text:span text:style-name="T513">ₙk1</text:span><text:span text:style-name="T514">6</text:span><text:span text:style-name="T513">ₙk1</text:span><text:span text:style-name="T514">5</text:span><text:span text:style-name="T513">ₙk1</text:span><text:span text:style-name="T514">4</text:span><text:span text:style-name="T513">ₙk13ₙk12ₙ</text:span><text:span text:style-name="T507">k</text:span><text:span text:style-name="T515">11</text:span><text:span text:style-name="T507">ₙk</text:span><text:span text:style-name="T515">10</text:span><text:span text:style-name="T507">ₙk</text:span><text:span text:style-name="T515">9</text:span><text:span text:style-name="T507">ₙk8ₙk7ₙk6ₙk5ₙk4ₙk3ₙk2ₙk1ₙkₙи'ₙз</text:span><text:span text:style-name="T592">''ₙ</text:span><text:span text:style-name="T597"> </text:span><text:span text:style-name="T602">+ </text:span><text:span text:style-name="T640">количество решённых </text:span><text:span text:style-name="T659">з</text:span><text:span text:style-name="T660">ₙ</text:span><text:span text:style-name="T659"> </text:span><text:span text:style-name="T640">у</text:span><text:span text:style-name="T659"> я</text:span><text:span text:style-name="T660">ₙ</text:span><text:span text:style-name="T667"> + </text:span><text:span text:style-name="T711">|</text:span><text:span text:style-name="T659">я</text:span><text:span text:style-name="T660">ₙ</text:span><text:span text:style-name="T711">|</text:span><text:span text:style-name="T765"> +</text:span><text:span text:style-name="T651"> </text:span><text:span text:style-name="T686">Кₙ</text:span><text:span text:style-name="T651"> +</text:span><text:span text:style-name="T765"> </text:span><text:span text:style-name="T727">d</text:span><text:span text:style-name="T771">Кₙ</text:span><text:span text:style-name="T650"> + </text:span><text:span text:style-name="T727">|</text:span><text:span text:style-name="T673">обратны</text:span><text:span text:style-name="T771">й К</text:span><text:span text:style-name="T727">|</text:span><text:span text:style-name="T769">, </text:span><text:span text:style-name="T765">где </text:span><text:span text:style-name="T745">kₙ, k1ₙ</text:span><text:span text:style-name="T780">, k2ₙ</text:span><text:span text:style-name="T745">,</text:span><text:span text:style-name="T780">...</text:span><text:span text:style-name="T745">,</text:span><text:span text:style-name="T780"> k2</text:span><text:span text:style-name="T745">3,</text:span><text:span text:style-name="T780"> и</text:span><text:span text:style-name="T745">'</text:span><text:span text:style-name="T780">ₙ</text:span><text:span text:style-name="T745">,</text:span><text:span text:style-name="T780"> з</text:span><text:span text:style-name="T745">''</text:span><text:span text:style-name="T780">ₙ,</text:span><text:span text:style-name="T745"> N</text:span><text:span text:style-name="T780">ₙ</text:span><text:span text:style-name="T717"> </text:span><text:span text:style-name="T839">∈</text:span><text:span text:style-name="T769"> [0, 1]</text:span></text:p>
      <text:p text:style-name="P160"><text:span text:style-name="T614">рₕ</text:span><text:span text:style-name="T615"> = </text:span><text:span text:style-name="T614">КₓКₕИₓИₕзₓ </text:span><text:span text:style-name="T616">+ </text:span><text:span text:style-name="T614">Кₕ</text:span></text:p>
      <text:p text:style-name="P243"><text:span text:style-name="T509">рₓ</text:span><text:span text:style-name="T510"> = </text:span><text:span text:style-name="T509">КₕКₓИₕИₓзₕ</text:span><text:span text:style-name="T512"> + </text:span><text:span text:style-name="T509">Кₓ</text:span></text:p>
      <text:p text:style-name="P124">|я<text:span text:style-name="T111">ₕ</text:span>| = Q<text:span text:style-name="T111">ₕ</text:span> <text:span text:style-name="T628">- </text:span><text:span text:style-name="T44">L1</text:span><text:span text:style-name="T111">ₕ</text:span><text:span text:style-name="T44"> – L2</text:span><text:span text:style-name="T111">ₕ</text:span><text:span text:style-name="T44"> </text:span>+ э<text:span text:style-name="T111">ₕ</text:span> <text:span text:style-name="T72">+ </text:span><text:span text:style-name="T107">р</text:span><text:span text:style-name="T108">ₕ</text:span><text:span text:style-name="T812"> </text:span><text:span text:style-name="T834">+ </text:span><text:span text:style-name="T840">К</text:span><text:span text:style-name="T815">ₕ</text:span><text:span text:style-name="T812"> + </text:span><text:span text:style-name="T818">N</text:span><text:span text:style-name="T815">ₕ</text:span></text:p>
      <text:p text:style-name="P243"><text:span text:style-name="T527">|я</text:span><text:span text:style-name="T528">ₓ</text:span><text:span text:style-name="T527">| = Q</text:span><text:span text:style-name="T528">ₓ</text:span><text:span text:style-name="T527"> + э</text:span><text:span text:style-name="T528">ₓ</text:span><text:span text:style-name="T527"> </text:span><text:span text:style-name="T541">+ </text:span><text:span text:style-name="T529">р</text:span><text:span text:style-name="T528">ₓ</text:span><text:span text:style-name="T646"> </text:span><text:span text:style-name="T764">+ </text:span><text:span text:style-name="T770">К</text:span><text:span text:style-name="T668">ₓ</text:span><text:span text:style-name="T646"> + </text:span><text:span text:style-name="T721">N</text:span><text:span text:style-name="T668">ₓ</text:span><text:span text:style-name="T669"> - </text:span><text:span text:style-name="T722">L</text:span><text:span text:style-name="T669">3</text:span><text:span text:style-name="T668">ₓ</text:span></text:p>
      <text:p text:style-name="P124">Jₙ = зₙ - рₙ<text:span text:style-name="T867"> </text:span><text:span text:style-name="T188">+ <text:s/>1/Аₙ - |яₙₘ&lt;0|</text:span></text:p>
      <text:p text:style-name="P124">|я<text:span text:style-name="T111">ₕ</text:span>ₘ&lt;0| = J<text:span text:style-name="T111">ₕ</text:span> <text:span text:style-name="T868">+ </text:span>Z<text:span text:style-name="T111">ₕ</text:span> - |<text:span text:style-name="T868">И</text:span><text:span text:style-name="T111">ₕ</text:span>| - р<text:span text:style-name="T111">ₕ</text:span><text:span text:style-name="T108">_</text:span><text:span text:style-name="T173">самостоятельное</text:span> - р<text:span text:style-name="T111">ₕ</text:span> - Т<text:span text:style-name="T111">ₕ</text:span> + з<text:span text:style-name="T111">ₕ</text:span></text:p>
      <text:p text:style-name="P124">|я<text:span text:style-name="T108">ₓ</text:span>ₘ&lt;0| = J<text:span text:style-name="T108">ₓ</text:span> <text:span text:style-name="T868">+ </text:span>Z<text:span text:style-name="T108">ₓ</text:span> - |<text:span text:style-name="T868">И</text:span><text:span text:style-name="T108">ₓ</text:span>| - р<text:span text:style-name="T108">ₓ_</text:span><text:span text:style-name="T173">самостоятельное</text:span> - р<text:span text:style-name="T108">ₓ </text:span>- Т<text:span text:style-name="T108">ₓ</text:span> + з<text:span text:style-name="T108">ₓ</text:span></text:p>
      <text:p text:style-name="P160"><text:span text:style-name="T626">dAₙ</text:span><text:span text:style-name="T478"> += </text:span><text:span text:style-name="T626">рₙ</text:span><text:span text:style-name="T478">(</text:span><text:span text:style-name="T626">иₙₘ</text:span><text:span text:style-name="T478">, </text:span><text:span text:style-name="T626">зₙ</text:span><text:span text:style-name="T478">) + </text:span><text:span text:style-name="T626">|яₙ|</text:span><text:span text:style-name="T478"> + d</text:span><text:span text:style-name="T626">|яₙ|</text:span><text:span text:style-name="T478"> - </text:span><text:span text:style-name="T626">|яₙₘ&lt;0|</text:span><text:span text:style-name="T478"> + </text:span><text:span text:style-name="T626">Wₙ</text:span><text:span text:style-name="T478"> + </text:span><text:span text:style-name="T626">Qₙ </text:span><text:span text:style-name="T627">+ Тₙ</text:span></text:p>
      <text:p text:style-name="P243"><text:span text:style-name="T592">Тₙ</text:span><text:span text:style-name="T583"> = </text:span><text:span text:style-name="T592">Aₙ|яₙₘ&lt;0|</text:span><text:span text:style-name="T583"> + </text:span><text:span text:style-name="T558">d</text:span><text:span text:style-name="T592">Aₙ|яₙₘ&lt;0|</text:span><text:span text:style-name="T583"> - |</text:span><text:span text:style-name="T598">И</text:span><text:span text:style-name="T592">ₙ</text:span><text:span text:style-name="T583">| </text:span><text:span text:style-name="T599">+ 1 - обратный Кₙ </text:span><text:span text:style-name="T484">+ </text:span><text:span text:style-name="T559">dK</text:span><text:span text:style-name="T560">ₙ </text:span><text:span text:style-name="T518">+ </text:span><text:span text:style-name="T559">K</text:span><text:span text:style-name="T560">ₙ</text:span><text:span text:style-name="T519"> </text:span><text:span text:style-name="T520">+ обратный Кₙ</text:span></text:p>
      <text:p text:style-name="P118">d<text:span text:style-name="T1">|яₙ|</text:span> <text:span text:style-name="T869">+</text:span>= - <text:span text:style-name="T1">зₙ</text:span></text:p>
      <text:p text:style-name="P124"><text:span text:style-name="T19">И`ₓ</text:span><text:span text:style-name="T119"> = </text:span><text:span text:style-name="T19">И`ₕ ,</text:span><text:span text:style-name="T119"> где х и</text:span><text:span text:style-name="T19"> h —</text:span><text:span text:style-name="T119"> случайные числа (в случайном количестве).</text:span></text:p>
      <text:p text:style-name="P124"><text:span text:style-name="T119">З</text:span><text:span text:style-name="T19">ₓ</text:span><text:span text:style-name="T119"> = З</text:span><text:span text:style-name="T19">ₕ ,</text:span><text:span text:style-name="T119"> где х и</text:span><text:span text:style-name="T19"> h —</text:span><text:span text:style-name="T119"> случайные числа (в случайном количестве). </text:span></text:p>
      <text:p text:style-name="P9"><text:span text:style-name="T17">J</text:span><text:span text:style-name="T177">ₙ</text:span><text:span text:style-name="T52"> = 0 </text:span></text:p>
      <text:p text:style-name="P118"><text:span text:style-name="T27">d</text:span><text:span text:style-name="T94">А</text:span><text:span text:style-name="T89">ₕ</text:span><text:span text:style-name="T94"> = </text:span><text:span text:style-name="T27">d</text:span><text:span text:style-name="T28">А</text:span><text:span text:style-name="T29">ₓ</text:span></text:p>
      <text:p text:style-name="P118"><text:span text:style-name="T32">d</text:span><text:span text:style-name="T33">Kₙₘ</text:span><text:span text:style-name="T40">= </text:span><text:span text:style-name="T98">|яₙₘ&lt;0| -</text:span><text:span text:style-name="T99"> </text:span><text:span text:style-name="T34">L1 – L2 – </text:span><text:span text:style-name="T158">обратн</text:span><text:span text:style-name="T99">ый р</text:span><text:span text:style-name="T98">ₙ - </text:span><text:span text:style-name="T35">|</text:span><text:span text:style-name="T159">К</text:span><text:span text:style-name="T33">ₙ</text:span><text:span text:style-name="T35">|</text:span><text:span text:style-name="T100"> </text:span><text:span text:style-name="T101">+ Т</text:span><text:span text:style-name="T33">ₙ</text:span><text:span text:style-name="T101"> </text:span><text:span text:style-name="T102">+ </text:span><text:span text:style-name="T36">|</text:span><text:span text:style-name="T103">И</text:span><text:span text:style-name="T33">ₙ</text:span><text:span text:style-name="T36">|</text:span><text:span text:style-name="T100"> </text:span><text:span text:style-name="T104">+ </text:span><text:span text:style-name="T105">Т</text:span><text:span text:style-name="T98">ₙ</text:span><text:span text:style-name="T104">К</text:span><text:span text:style-name="T98">ₙ</text:span><text:span text:style-name="T37">|</text:span><text:span text:style-name="T160">И</text:span><text:span text:style-name="T98">ₙ</text:span><text:span text:style-name="T37">|</text:span><text:span text:style-name="T104"> </text:span><text:span text:style-name="T106">- Т</text:span><text:span text:style-name="T33">ₙ</text:span></text:p>
      <text:p text:style-name="P118"><text:span text:style-name="T30">tₙ </text:span><text:span text:style-name="T153">= 1/Кₙ</text:span></text:p>
      <text:p text:style-name="P49"><text:span text:style-name="T24">W</text:span><text:span text:style-name="T145">ₙ</text:span><text:span text:style-name="T24"> = </text:span><text:span text:style-name="T71">К</text:span><text:span text:style-name="T145">ₙ</text:span><text:span text:style-name="T24">|</text:span><text:span text:style-name="T138">И</text:span><text:span text:style-name="T145">ₙ</text:span><text:span text:style-name="T24">|</text:span></text:p>
      <text:p text:style-name="P137">|<text:span text:style-name="T146">я</text:span><text:span text:style-name="T111">ₓ</text:span><text:span text:style-name="T171">ₙ</text:span><text:span text:style-name="T138">|</text:span><text:span text:style-name="T71"> = 1/</text:span><text:span text:style-name="T152">К</text:span><text:span text:style-name="T108">ₓ</text:span></text:p>
      <text:p text:style-name="P137"><text:span text:style-name="T108">|</text:span><text:span text:style-name="T174">я</text:span><text:span text:style-name="T108">ₕ</text:span><text:span text:style-name="T171">ₙ</text:span><text:span text:style-name="T108">| = 1/</text:span><text:span text:style-name="T174">К</text:span><text:span text:style-name="T108">ₕ</text:span></text:p>
      <text:p text:style-name="P97"/>
      <text:p text:style-name="P231"><text:span text:style-name="T591">Зависимость </text:span><text:span text:style-name="T521">К</text:span><text:span text:style-name="T485">ₙ </text:span><text:span text:style-name="T591">от </text:span><text:span text:style-name="T522">|яₙₘ&lt;0|</text:span><text:span text:style-name="T523">:</text:span></text:p>
      <text:p text:style-name="P238"><text:span text:style-name="T592">Кₙ</text:span><text:span text:style-name="T486"> </text:span><text:span text:style-name="T592">= </text:span><text:span text:style-name="T486">(</text:span><text:span text:style-name="T592">Бₙ</text:span><text:span text:style-name="T557">N</text:span><text:span text:style-name="T573">ₙ</text:span><text:span text:style-name="T574">k</text:span><text:span text:style-name="T525">2</text:span><text:span text:style-name="T532">3</text:span><text:span text:style-name="T573">ₙ</text:span><text:span text:style-name="T574">k</text:span><text:span text:style-name="T525">2</text:span><text:span text:style-name="T532">2</text:span><text:span text:style-name="T573">ₙ</text:span><text:span text:style-name="T574">k</text:span><text:span text:style-name="T525">2</text:span><text:span text:style-name="T533">1</text:span><text:span text:style-name="T573">ₙ</text:span><text:span text:style-name="T574">k</text:span><text:span text:style-name="T525">2</text:span><text:span text:style-name="T534">0</text:span><text:span text:style-name="T573">ₙ</text:span><text:span text:style-name="T574">k</text:span><text:span text:style-name="T573">1</text:span><text:span text:style-name="T535">9</text:span><text:span text:style-name="T573">ₙ</text:span><text:span text:style-name="T513">k1</text:span><text:span text:style-name="T514">8</text:span><text:span text:style-name="T513">ₙk1</text:span><text:span text:style-name="T514">7</text:span><text:span text:style-name="T513">ₙk1</text:span><text:span text:style-name="T514">6</text:span><text:span text:style-name="T513">ₙk1</text:span><text:span text:style-name="T514">5</text:span><text:span text:style-name="T513">ₙk1</text:span><text:span text:style-name="T514">4</text:span><text:span text:style-name="T513">ₙk13ₙk12ₙ</text:span><text:span text:style-name="T507">k</text:span><text:span text:style-name="T515">11</text:span><text:span text:style-name="T507">ₙk</text:span><text:span text:style-name="T515">10</text:span><text:span text:style-name="T507">ₙk</text:span><text:span text:style-name="T515">9</text:span><text:span text:style-name="T507">ₙk8ₙk7ₙk6ₙk5ₙk4ₙk3ₙk2ₙk1ₙkₙи'ₙз</text:span><text:span text:style-name="T592">''ₙ</text:span><text:span text:style-name="T597"> </text:span></text:p>
      <text:p text:style-name="P238"><text:span text:style-name="T602">+ </text:span><text:span text:style-name="T640">количество решённых </text:span><text:span text:style-name="T659">з</text:span><text:span text:style-name="T660">ₙ</text:span><text:span text:style-name="T659"> </text:span><text:span text:style-name="T640">у</text:span><text:span text:style-name="T659"> я</text:span><text:span text:style-name="T660">ₙ</text:span><text:span text:style-name="T667"> + </text:span><text:span text:style-name="T755">2</text:span><text:span text:style-name="T711">|</text:span><text:span text:style-name="T659">я</text:span><text:span text:style-name="T660">ₙ</text:span><text:span text:style-name="T711">|</text:span><text:span text:style-name="T765"> </text:span><text:span text:style-name="T687">-</text:span><text:span text:style-name="T668"> Q</text:span><text:span text:style-name="T773">ₙ</text:span><text:span text:style-name="T668"> </text:span><text:span text:style-name="T687">-</text:span><text:span text:style-name="T668"> э</text:span><text:span text:style-name="T773">ₙ</text:span><text:span text:style-name="T668"> </text:span><text:span text:style-name="T655">- </text:span><text:span text:style-name="T684">р</text:span><text:span text:style-name="T773">ₙ</text:span><text:span text:style-name="T646"> - </text:span><text:span text:style-name="T721">N</text:span><text:span text:style-name="T773">ₙ</text:span><text:span text:style-name="T687"> </text:span><text:span text:style-name="T651">+</text:span><text:span text:style-name="T765"> </text:span><text:span text:style-name="T677">|яₙₘ&lt;0| </text:span><text:span text:style-name="T734">– </text:span><text:span text:style-name="T774">обратн</text:span><text:span text:style-name="T678">ый р</text:span><text:span text:style-name="T677">ₙ - </text:span><text:span text:style-name="T735">|</text:span><text:span text:style-name="T775">К</text:span><text:span text:style-name="T736">ₙ</text:span><text:span text:style-name="T735">|</text:span><text:span text:style-name="T679"> </text:span><text:span text:style-name="T749">+ </text:span><text:span text:style-name="T693">Jₙ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82">+ </text:span><text:span text:style-name="T773">Zₙ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73">- рₙ</text:span><text:span text:style-name="T668">_</text:span><text:span text:style-name="T783">самостоятельное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73">- рₙ</text:span><text:span text:style-name="T738">|</text:span><text:span text:style-name="T776">И</text:span><text:span text:style-name="T677">ₙ</text:span><text:span text:style-name="T738">|</text:span><text:span text:style-name="T773">- |яₙₘ&lt;0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73">+ зₙ</text:span><text:span text:style-name="T738">|</text:span><text:span text:style-name="T776">И</text:span><text:span text:style-name="T677">ₙ</text:span><text:span text:style-name="T738">|</text:span><text:span text:style-name="T694">-</text:span><text:span text:style-name="T781"> </text:span><text:span text:style-name="T677">|яₙₘ&lt;0| +</text:span><text:span text:style-name="T678"> </text:span><text:span text:style-name="T734">L</text:span><text:span text:style-name="T677">ₙ</text:span><text:span text:style-name="T738">|</text:span><text:span text:style-name="T776">И</text:span><text:span text:style-name="T677">ₙ</text:span><text:span text:style-name="T738">|</text:span><text:span text:style-name="T734">+ </text:span><text:span text:style-name="T774">обратн</text:span><text:span text:style-name="T678">ый р</text:span><text:span text:style-name="T677">ₙ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51">- |</text:span><text:span text:style-name="T748">И</text:span><text:span text:style-name="T751">ₙ|</text:span><text:span text:style-name="T738">|</text:span><text:span text:style-name="T776">И</text:span><text:span text:style-name="T677">ₙ</text:span><text:span text:style-name="T738">|</text:span><text:span text:style-name="T751"> </text:span><text:span text:style-name="T677">+ </text:span><text:span text:style-name="T735">|</text:span><text:span text:style-name="T775">К</text:span><text:span text:style-name="T736">ₙ</text:span><text:span text:style-name="T735">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679"><text:s/></text:span><text:span text:style-name="T688">- </text:span><text:span text:style-name="T736">Aₙ|яₙₘ&lt;0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36"><text:s/>- </text:span><text:span text:style-name="T747">d</text:span><text:span text:style-name="T736">Aₙ|яₙₘ&lt;0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650">+ </text:span><text:span text:style-name="T727">|</text:span><text:span text:style-name="T673">обратны</text:span><text:span text:style-name="T771">й К</text:span><text:span text:style-name="T727">|</text:span><text:span text:style-name="T785">) / </text:span><text:span text:style-name="T756">(</text:span><text:span text:style-name="T781">(</text:span><text:span text:style-name="T736">Тₙ </text:span><text:span text:style-name="T786">-</text:span><text:span text:style-name="T736"> Aₙ|яₙₘ&lt;0| </text:span><text:span text:style-name="T786">-</text:span><text:span text:style-name="T736"> </text:span><text:span text:style-name="T747">d</text:span><text:span text:style-name="T736">Aₙ|яₙₘ&lt;0| </text:span><text:span text:style-name="T786">+</text:span><text:span text:style-name="T736"> |</text:span><text:span text:style-name="T748">И</text:span><text:span text:style-name="T736">ₙ| </text:span><text:span text:style-name="T784">-</text:span><text:span text:style-name="T749"> 1 </text:span><text:span text:style-name="T784">+</text:span><text:span text:style-name="T749"> обратный Кₙ </text:span><text:span text:style-name="T781">- </text:span><text:span text:style-name="T750">dK</text:span><text:span text:style-name="T749">ₙ </text:span><text:span text:style-name="T784">-</text:span><text:span text:style-name="T692"> обратный Кₙ</text:span><text:span text:style-name="T785">)</text:span><text:span text:style-name="T756">(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754">-</text:span><text:span text:style-name="T690"> </text:span><text:span text:style-name="T738">|</text:span><text:span text:style-name="T776">И</text:span><text:span text:style-name="T677">ₙ</text:span><text:span text:style-name="T738">|</text:span><text:span text:style-name="T756">)</text:span><text:span text:style-name="T689"> </text:span><text:span text:style-name="T756">+ </text:span><text:span text:style-name="T752">1</text:span><text:span text:style-name="T756"> </text:span><text:span text:style-name="T752">-</text:span><text:span text:style-name="T682"> </text:span><text:span text:style-name="T746">Aₙ|яₙₘ&lt;0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46">- </text:span><text:span text:style-name="T747">d</text:span><text:span text:style-name="T746">Aₙ|яₙₘ&lt;0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46">+ </text:span><text:span text:style-name="T755">2</text:span><text:span text:style-name="T746">|</text:span><text:span text:style-name="T748">И</text:span><text:span text:style-name="T746">ₙ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52">+</text:span><text:span text:style-name="T682"> </text:span><text:span text:style-name="T753">Aₙ|яₙₘ&lt;0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3"> + </text:span><text:span text:style-name="T747">d</text:span><text:span text:style-name="T753">Aₙ|яₙₘ&lt;0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3"> - |</text:span><text:span text:style-name="T748">И</text:span><text:span text:style-name="T753">ₙ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3"> </text:span><text:span text:style-name="T750">+</text:span><text:span text:style-name="T781"> </text:span><text:span text:style-name="T750">dK</text:span><text:span text:style-name="T749">ₙ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49"> </text:span><text:span text:style-name="T750">-</text:span><text:span text:style-name="T781"> </text:span><text:span text:style-name="T750">dK</text:span><text:span text:style-name="T749">ₙ</text:span><text:span text:style-name="T738">|</text:span><text:span text:style-name="T776">И</text:span><text:span text:style-name="T677">ₙ</text:span><text:span text:style-name="T738">|</text:span><text:span text:style-name="T718">)</text:span></text:p>
      <text:p text:style-name="P79"/>
      <text:p text:style-name="P240"><text:span text:style-name="T736">Тₙ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754">-</text:span><text:span text:style-name="T690"> </text:span><text:span text:style-name="T736">Тₙ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36"><text:s/></text:span><text:span text:style-name="T786">-</text:span><text:span text:style-name="T736"> Aₙ|яₙₘ&lt;0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690">+ </text:span><text:span text:style-name="T736">Aₙ|яₙₘ&lt;0|</text:span><text:span text:style-name="T738">|</text:span><text:span text:style-name="T776">И</text:span><text:span text:style-name="T677">ₙ</text:span><text:span text:style-name="T738">|</text:span><text:span text:style-name="T736"> </text:span><text:span text:style-name="T786">-</text:span><text:span text:style-name="T736"> </text:span><text:span text:style-name="T747">d</text:span><text:span text:style-name="T736">Aₙ|яₙₘ&lt;0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690">+ </text:span><text:span text:style-name="T747">d</text:span><text:span text:style-name="T736">Aₙ|яₙₘ&lt;0|</text:span><text:span text:style-name="T738">|</text:span><text:span text:style-name="T776">И</text:span><text:span text:style-name="T677">ₙ</text:span><text:span text:style-name="T738">|</text:span><text:span text:style-name="T756">)</text:span><text:span text:style-name="T689"> </text:span><text:span text:style-name="T736"><text:s/></text:span><text:span text:style-name="T786">+</text:span><text:span text:style-name="T736"> |</text:span><text:span text:style-name="T748">И</text:span><text:span text:style-name="T736">ₙ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754">-</text:span><text:span text:style-name="T690"> </text:span><text:span text:style-name="T736">|</text:span><text:span text:style-name="T748">И</text:span><text:span text:style-name="T736">ₙ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36"><text:s/></text:span><text:span text:style-name="T784">-</text:span><text:span text:style-name="T749"> 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695"> </text:span><text:span text:style-name="T757">+</text:span><text:span text:style-name="T690"> 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49"><text:s/></text:span><text:span text:style-name="T784">+</text:span><text:span text:style-name="T749"> обратный Кₙ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754">-</text:span><text:span text:style-name="T690"> </text:span><text:span text:style-name="T749">обратный Кₙ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49"><text:s/></text:span><text:span text:style-name="T781">- </text:span><text:span text:style-name="T750">dK</text:span><text:span text:style-name="T749">ₙ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754">-</text:span><text:span text:style-name="T690"> </text:span><text:span text:style-name="T750">dK</text:span><text:span text:style-name="T749">ₙ</text:span><text:span text:style-name="T738">|</text:span><text:span text:style-name="T776">И</text:span><text:span text:style-name="T677">ₙ</text:span><text:span text:style-name="T738">|</text:span><text:span text:style-name="T749"> </text:span><text:span text:style-name="T784">-</text:span><text:span text:style-name="T692"> обратный Кₙ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690">+ </text:span><text:span text:style-name="T692">обратный Кₙ</text:span><text:span text:style-name="T738">|</text:span><text:span text:style-name="T776">И</text:span><text:span text:style-name="T677">ₙ</text:span><text:span text:style-name="T738">|</text:span></text:p>
      <text:p text:style-name="P239"><text:span text:style-name="T756">+ </text:span><text:span text:style-name="T752">1</text:span><text:span text:style-name="T756"> </text:span><text:span text:style-name="T752">-</text:span><text:span text:style-name="T682"> </text:span><text:span text:style-name="T746">Aₙ|яₙₘ&lt;0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46">- </text:span><text:span text:style-name="T747">d</text:span><text:span text:style-name="T746">Aₙ|яₙₘ&lt;0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46">+ </text:span><text:span text:style-name="T755">2</text:span><text:span text:style-name="T746">|</text:span><text:span text:style-name="T748">И</text:span><text:span text:style-name="T746">ₙ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52">+</text:span><text:span text:style-name="T682"> </text:span><text:span text:style-name="T753">Aₙ|яₙₘ&lt;0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3"> + </text:span><text:span text:style-name="T747">d</text:span><text:span text:style-name="T753">Aₙ|яₙₘ&lt;0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3"> - |</text:span><text:span text:style-name="T748">И</text:span><text:span text:style-name="T753">ₙ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3"> </text:span><text:span text:style-name="T750">+</text:span><text:span text:style-name="T781"> </text:span><text:span text:style-name="T750">dK</text:span><text:span text:style-name="T749">ₙ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49"> </text:span><text:span text:style-name="T750">-</text:span><text:span text:style-name="T781"> </text:span><text:span text:style-name="T750">dK</text:span><text:span text:style-name="T749">ₙ</text:span><text:span text:style-name="T738">|</text:span><text:span text:style-name="T776">И</text:span><text:span text:style-name="T677">ₙ</text:span><text:span text:style-name="T738">|</text:span><text:span text:style-name="T656"> != 0</text:span></text:p>
      <text:p text:style-name="P79"/>
      <text:p text:style-name="P241"><text:span text:style-name="T736">Тₙ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754">-</text:span><text:span text:style-name="T690"> </text:span><text:span text:style-name="T736">Тₙ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36"><text:s/></text:span><text:span text:style-name="T786">-</text:span><text:span text:style-name="T736"> Aₙ|яₙₘ&lt;0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690">+ </text:span><text:span text:style-name="T736">Aₙ|яₙₘ&lt;0|</text:span><text:span text:style-name="T738">|</text:span><text:span text:style-name="T776">И</text:span><text:span text:style-name="T677">ₙ</text:span><text:span text:style-name="T738">|</text:span><text:span text:style-name="T736"> </text:span><text:span text:style-name="T786">-</text:span><text:span text:style-name="T736"> </text:span><text:span text:style-name="T747">d</text:span><text:span text:style-name="T736">Aₙ|яₙₘ&lt;0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690">+ </text:span><text:span text:style-name="T747">d</text:span><text:span text:style-name="T736">Aₙ|яₙₘ&lt;0|</text:span><text:span text:style-name="T738">|</text:span><text:span text:style-name="T776">И</text:span><text:span text:style-name="T677">ₙ</text:span><text:span text:style-name="T738">|</text:span><text:span text:style-name="T756">)</text:span><text:span text:style-name="T689"> </text:span><text:span text:style-name="T736"><text:s/></text:span><text:span text:style-name="T786">+</text:span><text:span text:style-name="T736"> |</text:span><text:span text:style-name="T748">И</text:span><text:span text:style-name="T736">ₙ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754">-</text:span><text:span text:style-name="T690"> </text:span><text:span text:style-name="T736">|</text:span><text:span text:style-name="T748">И</text:span><text:span text:style-name="T736">ₙ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36"><text:s/></text:span><text:span text:style-name="T784">-</text:span><text:span text:style-name="T749"> 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695"> </text:span><text:span text:style-name="T757">+</text:span><text:span text:style-name="T690"> 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49"><text:s/></text:span><text:span text:style-name="T784">+</text:span><text:span text:style-name="T749"> обратный Кₙ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754">-</text:span><text:span text:style-name="T690"> </text:span><text:span text:style-name="T749">обратный Кₙ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49"><text:s/></text:span><text:span text:style-name="T781">- </text:span><text:span text:style-name="T750">dK</text:span><text:span text:style-name="T749">ₙ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754">-</text:span><text:span text:style-name="T690"> </text:span><text:span text:style-name="T750">dK</text:span><text:span text:style-name="T749">ₙ</text:span><text:span text:style-name="T738">|</text:span><text:span text:style-name="T776">И</text:span><text:span text:style-name="T677">ₙ</text:span><text:span text:style-name="T738">|</text:span><text:span text:style-name="T749"> </text:span><text:span text:style-name="T784">-</text:span><text:span text:style-name="T692"> обратный Кₙ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6"> </text:span><text:span text:style-name="T690">+ </text:span><text:span text:style-name="T692">обратный Кₙ</text:span><text:span text:style-name="T738">|</text:span><text:span text:style-name="T776">И</text:span><text:span text:style-name="T677">ₙ</text:span><text:span text:style-name="T738">|</text:span></text:p>
      <text:p text:style-name="P241"><text:span text:style-name="T752">-</text:span><text:span text:style-name="T682"> </text:span><text:span text:style-name="T746">Aₙ|яₙₘ&lt;0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46">- </text:span><text:span text:style-name="T747">d</text:span><text:span text:style-name="T746">Aₙ|яₙₘ&lt;0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46">+ </text:span><text:span text:style-name="T755">2</text:span><text:span text:style-name="T746">|</text:span><text:span text:style-name="T748">И</text:span><text:span text:style-name="T746">ₙ|</text:span><text:span text:style-name="T738">|</text:span><text:span text:style-name="T776">И</text:span><text:span text:style-name="T677">ₙ</text:span><text:span text:style-name="T738">|</text:span><text:span text:style-name="T689"> </text:span><text:span text:style-name="T752">+</text:span><text:span text:style-name="T682"> </text:span><text:span text:style-name="T753">Aₙ|яₙₘ&lt;0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3"> + </text:span><text:span text:style-name="T747">d</text:span><text:span text:style-name="T753">Aₙ|яₙₘ&lt;0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3"> - |</text:span><text:span text:style-name="T748">И</text:span><text:span text:style-name="T753">ₙ|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53"> </text:span><text:span text:style-name="T750">+</text:span><text:span text:style-name="T781"> </text:span><text:span text:style-name="T750">dK</text:span><text:span text:style-name="T749">ₙ</text:span><text:span text:style-name="T738">|</text:span><text:span text:style-name="T776">И</text:span><text:span text:style-name="T677">ₙ</text:span><text:span text:style-name="T738">||</text:span><text:span text:style-name="T776">И</text:span><text:span text:style-name="T677">ₙ</text:span><text:span text:style-name="T738">|</text:span><text:span text:style-name="T749"> </text:span><text:span text:style-name="T750">-</text:span><text:span text:style-name="T781"> </text:span><text:span text:style-name="T750">dK</text:span><text:span text:style-name="T749">ₙ</text:span><text:span text:style-name="T738">|</text:span><text:span text:style-name="T776">И</text:span><text:span text:style-name="T677">ₙ</text:span><text:span text:style-name="T738">|</text:span><text:span text:style-name="T656"> != 0</text:span></text:p>
      <text:p text:style-name="P79"/>
      <text:p text:style-name="P241"><text:span text:style-name="T738">|</text:span><text:span text:style-name="T776">И</text:span><text:span text:style-name="T677">ₙ</text:span><text:span text:style-name="T738">|</text:span><text:span text:style-name="T656"> != 0</text:span></text:p>
      <text:p text:style-name="P241"><text:span text:style-name="T736">Тₙ</text:span><text:span text:style-name="T738">|</text:span><text:span text:style-name="T776">И</text:span><text:span text:style-name="T677">ₙ</text:span><text:span text:style-name="T738">|</text:span><text:span text:style-name="T756"> </text:span><text:span text:style-name="T754">-</text:span><text:span text:style-name="T690"> </text:span><text:span text:style-name="T736">Тₙ</text:span><text:span text:style-name="T698"> </text:span><text:span text:style-name="T757">+</text:span><text:span text:style-name="T690"> </text:span><text:span text:style-name="T697">1</text:span><text:span text:style-name="T698"> </text:span><text:span text:style-name="T754">-</text:span><text:span text:style-name="T690"> </text:span><text:span text:style-name="T696">2</text:span><text:span text:style-name="T750">dK</text:span><text:span text:style-name="T749">ₙ</text:span><text:span text:style-name="T696"> </text:span><text:span text:style-name="T656">!= 0</text:span></text:p>
      <text:p text:style-name="P242"><text:span text:style-name="T699">Aₙ|яₙₘ&lt;0|</text:span><text:span text:style-name="T738">|</text:span><text:span text:style-name="T776">И</text:span><text:span text:style-name="T677">ₙ</text:span><text:span text:style-name="T738">|</text:span><text:span text:style-name="T656"> + </text:span><text:span text:style-name="T747">d</text:span><text:span text:style-name="T699">Aₙ|яₙₘ&lt;0|</text:span><text:span text:style-name="T738">|</text:span><text:span text:style-name="T776">И</text:span><text:span text:style-name="T677">ₙ</text:span><text:span text:style-name="T738">|</text:span><text:span text:style-name="T656"> - |</text:span><text:span text:style-name="T700">И</text:span><text:span text:style-name="T699">ₙ</text:span><text:span text:style-name="T656">|</text:span><text:span text:style-name="T738">|</text:span><text:span text:style-name="T776">И</text:span><text:span text:style-name="T677">ₙ</text:span><text:span text:style-name="T738">|</text:span><text:span text:style-name="T656"> </text:span><text:span text:style-name="T692">+ </text:span><text:span text:style-name="T738">|</text:span><text:span text:style-name="T776">И</text:span><text:span text:style-name="T677">ₙ</text:span><text:span text:style-name="T738">|</text:span><text:span text:style-name="T692"> - обратный Кₙ</text:span><text:span text:style-name="T738">|</text:span><text:span text:style-name="T776">И</text:span><text:span text:style-name="T677">ₙ</text:span><text:span text:style-name="T738">|</text:span><text:span text:style-name="T692"> </text:span><text:span text:style-name="T781">+ </text:span><text:span text:style-name="T750">dK</text:span><text:span text:style-name="T749">ₙ</text:span><text:span text:style-name="T738">|</text:span><text:span text:style-name="T776">И</text:span><text:span text:style-name="T677">ₙ</text:span><text:span text:style-name="T738">|</text:span><text:span text:style-name="T749"> </text:span><text:span text:style-name="T690">+ </text:span><text:span text:style-name="T750">K</text:span><text:span text:style-name="T749">ₙ</text:span><text:span text:style-name="T738">|</text:span><text:span text:style-name="T776">И</text:span><text:span text:style-name="T677">ₙ</text:span><text:span text:style-name="T738">|</text:span><text:span text:style-name="T691"> </text:span><text:span text:style-name="T692">+ обратный Кₙ</text:span><text:span text:style-name="T738">|</text:span><text:span text:style-name="T776">И</text:span><text:span text:style-name="T677">ₙ</text:span><text:span text:style-name="T738">|</text:span><text:span text:style-name="T756"> </text:span><text:span text:style-name="T754">-</text:span><text:span text:style-name="T690"> </text:span><text:span text:style-name="T699">Aₙ|яₙₘ&lt;0|</text:span><text:span text:style-name="T656"> - </text:span><text:span text:style-name="T747">d</text:span><text:span text:style-name="T699">Aₙ|яₙₘ&lt;0|</text:span><text:span text:style-name="T656"> + |</text:span><text:span text:style-name="T700">И</text:span><text:span text:style-name="T699">ₙ</text:span><text:span text:style-name="T656">| </text:span><text:span text:style-name="T692">- 1</text:span><text:span text:style-name="T701"> +</text:span><text:span text:style-name="T692"> обратный Кₙ </text:span><text:span text:style-name="T694">-</text:span><text:span text:style-name="T781"> </text:span><text:span text:style-name="T750">dK</text:span><text:span text:style-name="T749">ₙ </text:span><text:span text:style-name="T690">- </text:span><text:span text:style-name="T750">K</text:span><text:span text:style-name="T749">ₙ</text:span><text:span text:style-name="T691"> </text:span><text:span text:style-name="T692">- обратный Кₙ</text:span><text:span text:style-name="T698"> </text:span><text:span text:style-name="T702">+</text:span><text:span text:style-name="T690"> </text:span><text:span text:style-name="T697">1</text:span><text:span text:style-name="T698"> </text:span><text:span text:style-name="T754">-</text:span><text:span text:style-name="T690"> </text:span><text:span text:style-name="T696">2</text:span><text:span text:style-name="T750">dK</text:span><text:span text:style-name="T749">ₙ</text:span><text:span text:style-name="T696"> </text:span><text:span text:style-name="T656">!= 0</text:span></text:p>
      <text:p text:style-name="P79"/>
      <text:p text:style-name="P158"><text:span text:style-name="T614">рₕ</text:span><text:span text:style-name="T615"> = </text:span><text:span text:style-name="T614">КₓКₕИₓИₕзₓ </text:span><text:span text:style-name="T616">+ </text:span><text:span text:style-name="T614">Кₕ</text:span></text:p>
      <text:p text:style-name="P232"><text:span text:style-name="T509">рₓ</text:span><text:span text:style-name="T510"> = </text:span><text:span text:style-name="T509">КₕКₓИₕИₓзₕ</text:span><text:span text:style-name="T512"> + </text:span><text:span text:style-name="T509">Кₓ</text:span></text:p>
      <text:p text:style-name="P232"><text:span text:style-name="T509">рₙ</text:span><text:span text:style-name="T510"> = </text:span><text:span text:style-name="T509">рₓ </text:span><text:span text:style-name="T516">+ </text:span><text:span text:style-name="T509">рₕ </text:span><text:span text:style-name="T516">= </text:span><text:span text:style-name="T509">КₓКₕИₓИₕзₓ </text:span><text:span text:style-name="T510">+ </text:span><text:span text:style-name="T509">Кₕ</text:span><text:span text:style-name="T517">К</text:span><text:span text:style-name="T509">ₓИₕИₓзₕ</text:span></text:p>
      <text:p text:style-name="P237"><text:span text:style-name="T561">рₙ</text:span><text:span text:style-name="T562"> </text:span><text:span text:style-name="T592">= зₙ </text:span><text:span text:style-name="T481">+ 1/Аₙ - |яₙₘ&lt;0|</text:span></text:p>
      <text:p text:style-name="P123"/>
      <text:p text:style-name="P159"><text:span text:style-name="T626">dAₙ</text:span><text:span text:style-name="T478"> += </text:span><text:span text:style-name="T626">рₙ</text:span><text:span text:style-name="T478">(</text:span><text:span text:style-name="T626">иₙₘ</text:span><text:span text:style-name="T478">, </text:span><text:span text:style-name="T626">зₙ</text:span><text:span text:style-name="T478">) + </text:span><text:span text:style-name="T626">|яₙ|</text:span><text:span text:style-name="T478"> + d</text:span><text:span text:style-name="T626">|яₙ|</text:span><text:span text:style-name="T478"> - </text:span><text:span text:style-name="T626">|яₙₘ&lt;0|</text:span><text:span text:style-name="T478"> + </text:span><text:span text:style-name="T626">Wₙ</text:span><text:span text:style-name="T478"> + </text:span><text:span text:style-name="T626">Qₙ </text:span><text:span text:style-name="T627">+ Тₙ</text:span></text:p>
      <text:p text:style-name="P116"/>
      <text:p text:style-name="P115">d<text:span text:style-name="T1">|яₙ|</text:span> <text:span text:style-name="T869">+</text:span>= - <text:span text:style-name="T1">зₙ</text:span></text:p>
      <text:p text:style-name="P122"><text:span text:style-name="T19">И`ₓ</text:span><text:span text:style-name="T119"> = </text:span><text:span text:style-name="T19">И`ₕ ,</text:span><text:span text:style-name="T119"> где х и</text:span><text:span text:style-name="T19"> h —</text:span><text:span text:style-name="T119"> случайные числа (в случайном количестве).</text:span></text:p>
      <text:p text:style-name="P122"><text:span text:style-name="T119">З</text:span><text:span text:style-name="T19">ₓ</text:span><text:span text:style-name="T119"> = З</text:span><text:span text:style-name="T19">ₕ ,</text:span><text:span text:style-name="T119"> где х и</text:span><text:span text:style-name="T19"> h —</text:span><text:span text:style-name="T119"> случайные числа (в случайном количестве). </text:span></text:p>
      <text:p text:style-name="P8"><text:span text:style-name="T17">J</text:span><text:span text:style-name="T177">ₙ</text:span><text:span text:style-name="T52"> = 0 </text:span></text:p>
      <text:p text:style-name="P115"><text:span text:style-name="T27">d</text:span><text:span text:style-name="T94">А</text:span><text:span text:style-name="T89">ₕ</text:span><text:span text:style-name="T94"> = </text:span><text:span text:style-name="T27">d</text:span><text:span text:style-name="T28">А</text:span><text:span text:style-name="T29">ₓ</text:span></text:p>
      <text:p text:style-name="P115"><text:span text:style-name="T30">tₙ </text:span><text:span text:style-name="T153">= 1/Кₙ</text:span></text:p>
      <text:p text:style-name="P48"><text:span text:style-name="T24">W</text:span><text:span text:style-name="T145">ₙ</text:span><text:span text:style-name="T24"> = </text:span><text:span text:style-name="T71">К</text:span><text:span text:style-name="T145">ₙ</text:span><text:span text:style-name="T24">|</text:span><text:span text:style-name="T138">И</text:span><text:span text:style-name="T145">ₙ</text:span><text:span text:style-name="T24">|</text:span></text:p>
      <text:p text:style-name="P136">|<text:span text:style-name="T146">я</text:span><text:span text:style-name="T111">ₓ</text:span><text:span text:style-name="T171">ₙ</text:span><text:span text:style-name="T138">|</text:span><text:span text:style-name="T71"> = 1/</text:span><text:span text:style-name="T152">К</text:span><text:span text:style-name="T108">ₓ</text:span></text:p>
      <text:p text:style-name="P136"><text:span text:style-name="T138">|</text:span><text:span text:style-name="T152">я</text:span><text:span text:style-name="T108">ₕ</text:span><text:span text:style-name="T171">ₙ</text:span><text:span text:style-name="T138">|</text:span><text:span text:style-name="T71"> = 1/</text:span><text:span text:style-name="T152">К</text:span><text:span text:style-name="T108">ₕ</text:span></text:p>
      <text:p text:style-name="P97"/>
      <text:p text:style-name="P82"><text:span text:style-name="T883">Попытка свести все формулы в одну</text:span>:</text:p>
      <text:p text:style-name="P156"><text:span text:style-name="T304">d|P|</text:span><text:span text:style-name="T306"> </text:span><text:span text:style-name="T307">+</text:span><text:span text:style-name="T306">= </text:span><text:span text:style-name="T303">|я_&lt;0|</text:span></text:p>
      <text:p text:style-name="P127">--</text:p>
      <text:p text:style-name="P233"><text:span text:style-name="T440">К</text:span><text:span text:style-name="T365">ₙ</text:span><text:span text:style-name="T366"> = </text:span><text:span text:style-name="T444">рₓ </text:span><text:span text:style-name="T445">-</text:span><text:span text:style-name="T446"> </text:span><text:span text:style-name="T447"><text:s/></text:span><text:span text:style-name="T444">рₕ</text:span><text:span text:style-name="T223"> </text:span><text:span text:style-name="T238">- </text:span><text:span text:style-name="T293">d</text:span><text:span text:style-name="T238">|И</text:span><text:span text:style-name="T365">ₙ</text:span><text:span text:style-name="T238">|</text:span></text:p>
      <text:p text:style-name="P141"/>
      <text:p text:style-name="P142">--</text:p>
      <text:p text:style-name="P6"><text:span text:style-name="T829">J</text:span><text:span text:style-name="T844">ₙ</text:span><text:span text:style-name="T829"> = 0</text:span></text:p>
      <text:p text:style-name="P74"><text:span text:style-name="T816">К</text:span><text:span text:style-name="T831">ₙ</text:span><text:span text:style-name="T832"> = </text:span><text:span text:style-name="T830">W</text:span><text:span text:style-name="T831">ₙ</text:span><text:span text:style-name="T832">/</text:span><text:span text:style-name="T830">|И</text:span><text:span text:style-name="T831">ₙ</text:span><text:span text:style-name="T830">|</text:span></text:p>
      <text:p text:style-name="P112"><text:span text:style-name="T27">d</text:span><text:span text:style-name="T94">А</text:span><text:span text:style-name="T89">ₕ</text:span><text:span text:style-name="T94"> = </text:span><text:span text:style-name="T27">d</text:span><text:span text:style-name="T28">А</text:span><text:span text:style-name="T29">ₓ</text:span><text:span text:style-name="T31"> ~&gt; </text:span><text:span text:style-name="T94">А</text:span><text:span text:style-name="T89">ₕ</text:span><text:span text:style-name="T94"> = </text:span><text:span text:style-name="T28">А</text:span><text:span text:style-name="T29">ₓ</text:span></text:p>
      <text:p text:style-name="P219"><text:span text:style-name="T481">1/А</text:span><text:span text:style-name="T509">ₕ</text:span><text:span text:style-name="T592"> =</text:span><text:span text:style-name="T595"> </text:span><text:span text:style-name="T592">Z</text:span><text:span text:style-name="T509">ₕ</text:span><text:span text:style-name="T592"> - |</text:span><text:span text:style-name="T595">И</text:span><text:span text:style-name="T509">ₕ</text:span><text:span text:style-name="T592">| - р</text:span><text:span text:style-name="T509">ₕ</text:span><text:span text:style-name="T528">_</text:span><text:span text:style-name="T494">самостоятельное</text:span><text:span text:style-name="T592"> - Т</text:span><text:span text:style-name="T509">ₕ</text:span></text:p>
      <text:p text:style-name="P219"><text:span text:style-name="T481">1/А</text:span><text:span text:style-name="T528">ₕ</text:span><text:span text:style-name="T592"> = Z</text:span><text:span text:style-name="T528">ₓ</text:span><text:span text:style-name="T592"> - |</text:span><text:span text:style-name="T595">И</text:span><text:span text:style-name="T528">ₓ</text:span><text:span text:style-name="T592">| - р</text:span><text:span text:style-name="T528">ₓ_</text:span><text:span text:style-name="T494">самостоятельное</text:span><text:span text:style-name="T565"> </text:span><text:span text:style-name="T592">- Т</text:span><text:span text:style-name="T528">ₓ</text:span></text:p>
      <text:p text:style-name="P219"/>
      <text:p text:style-name="P120"><text:span text:style-name="T172">|яₙₘ&lt;0|</text:span><text:span text:style-name="T42"> = зₙ - рₙ</text:span><text:span text:style-name="T43"> </text:span><text:span text:style-name="T172">+ <text:s/>1/Аₙ</text:span></text:p>
      <text:p text:style-name="P186"><text:span text:style-name="T297">|я</text:span><text:span text:style-name="T269">ₙₘ</text:span><text:span text:style-name="T297">&lt;0| = </text:span><text:span text:style-name="T298">обратный р</text:span><text:span text:style-name="T282">ₙ</text:span><text:span text:style-name="T297"> - </text:span><text:span text:style-name="T299">зₙ</text:span><text:span text:style-name="T297"> </text:span><text:span text:style-name="T300">- </text:span><text:span text:style-name="T283">d</text:span><text:span text:style-name="T297">|я</text:span><text:span text:style-name="T282">ₙ</text:span><text:span text:style-name="T297">|</text:span><text:span text:style-name="T301"> </text:span><text:span text:style-name="T297">+ </text:span><text:span text:style-name="T299">К</text:span><text:span text:style-name="T284">ₙ</text:span><text:span text:style-name="T285">|И</text:span><text:span text:style-name="T284">ₙ</text:span><text:span text:style-name="T285">|</text:span></text:p>
      <text:p text:style-name="P149"/>
      <text:p text:style-name="P234"><text:span text:style-name="T440">Тₙ = Aₙ</text:span><text:span text:style-name="T331">зₙ - </text:span><text:span text:style-name="T410">Aₙ</text:span><text:span text:style-name="T331">рₙ</text:span><text:span text:style-name="T402"> </text:span><text:span text:style-name="T440">+ </text:span><text:span text:style-name="T371">d</text:span><text:span text:style-name="T440">Aₙ</text:span><text:span text:style-name="T331">зₙ - </text:span><text:span text:style-name="T333">d</text:span><text:span text:style-name="T410">Aₙ </text:span><text:span text:style-name="T331">рₙ</text:span><text:span text:style-name="T332"> </text:span><text:span text:style-name="T378">+ <text:s/></text:span><text:span text:style-name="T333">d</text:span><text:span text:style-name="T410">Aₙ</text:span><text:span text:style-name="T378">/Аₙ</text:span><text:span text:style-name="T379"> </text:span><text:span text:style-name="T440">- |</text:span><text:span text:style-name="T441">И</text:span><text:span text:style-name="T440">ₙ| </text:span><text:span text:style-name="T403">+ </text:span><text:span text:style-name="T372">dK</text:span><text:span text:style-name="T373">ₙ </text:span><text:span text:style-name="T443">+ </text:span><text:span text:style-name="T372">K</text:span><text:span text:style-name="T373">ₙ</text:span><text:span text:style-name="T402"> </text:span><text:span text:style-name="T442">+ </text:span><text:span text:style-name="T404">2</text:span></text:p>
      <text:p text:style-name="P140"><text:span text:style-name="T866">З</text:span><text:span text:style-name="T19">ₓ</text:span><text:span text:style-name="T866"> = Зₕ </text:span><text:span text:style-name="T49">~&gt; d|Зₓ|</text:span><text:span text:style-name="T19"> = </text:span><text:span text:style-name="T49">d|</text:span><text:span text:style-name="T19">Зₕ</text:span><text:span text:style-name="T49">|</text:span></text:p>
      <text:p text:style-name="P139"><text:span text:style-name="T19">И`ₓ</text:span><text:span text:style-name="T866"> = </text:span><text:span text:style-name="T19">И`ₕ</text:span><text:span text:style-name="T186"> </text:span><text:span text:style-name="T50">~&gt; </text:span><text:span text:style-name="T19">Иₓ</text:span><text:span text:style-name="T866"> = </text:span><text:span text:style-name="T19">Иₕ</text:span></text:p>
      <text:p text:style-name="P221"><text:span text:style-name="T274">з</text:span><text:span text:style-name="T282">ₙ</text:span><text:span text:style-name="T229"> += - И</text:span><text:span text:style-name="T282">ₙ</text:span><text:span text:style-name="T229"> - р</text:span><text:span text:style-name="T282">ₙ</text:span></text:p>
      <text:p text:style-name="P221"><text:span text:style-name="T295">d</text:span><text:span text:style-name="T274">з</text:span><text:span text:style-name="T282">ₙ</text:span><text:span text:style-name="T229"> += - </text:span><text:span text:style-name="T230">И</text:span><text:span text:style-name="T282">ₙ</text:span><text:span text:style-name="T229"> - р</text:span><text:span text:style-name="T282">ₙ</text:span></text:p>
      <text:p text:style-name="P220"><text:span text:style-name="T223">d|З</text:span><text:span text:style-name="T282">ₙ</text:span><text:span text:style-name="T223">| = - </text:span><text:span text:style-name="T275">И</text:span><text:span text:style-name="T282">ₙ</text:span><text:span text:style-name="T223"> </text:span><text:span text:style-name="T239">+ </text:span><text:span text:style-name="T228">К</text:span><text:span text:style-name="T282">ₙ</text:span><text:span text:style-name="T223"> + з</text:span><text:span text:style-name="T282">ₙ</text:span><text:span text:style-name="T223"> - р</text:span><text:span text:style-name="T282">ₙ</text:span><text:span text:style-name="T223"> + о</text:span><text:span text:style-name="T282">ₙ</text:span><text:span text:style-name="T223"> - </text:span><text:span text:style-name="T276">И</text:span><text:span text:style-name="T268">ₙ</text:span><text:span text:style-name="T223"> - </text:span><text:span text:style-name="T231">обратный р</text:span><text:span text:style-name="T282">ₙ</text:span></text:p>
      <text:p text:style-name="P223"><text:span text:style-name="T344">R</text:span><text:span text:style-name="T331">ₙ</text:span><text:span text:style-name="T344"> </text:span><text:span text:style-name="T368">= </text:span><text:span text:style-name="T331">зₙ </text:span><text:span text:style-name="T341">-</text:span><text:span text:style-name="T410"> </text:span><text:span text:style-name="T331">рₙ</text:span></text:p>
      <text:p text:style-name="P235"><text:span text:style-name="T409">К</text:span><text:span text:style-name="T337">ₓ</text:span><text:span text:style-name="T412"> + з</text:span><text:span text:style-name="T337">ₓ</text:span><text:span text:style-name="T412"> + </text:span><text:span text:style-name="T406">рₕ</text:span><text:span text:style-name="T412"> </text:span><text:span text:style-name="T381">= </text:span><text:span text:style-name="T409">К</text:span><text:span text:style-name="T338">ₕ</text:span><text:span text:style-name="T381"> </text:span><text:span text:style-name="T384">+</text:span><text:span text:style-name="T381"> </text:span><text:span text:style-name="T383">з</text:span><text:span text:style-name="T382">ₕ</text:span><text:span text:style-name="T381"> + </text:span><text:span text:style-name="T406">рₓ</text:span><text:span text:style-name="T412"> </text:span></text:p>
      <text:p text:style-name="P236"><text:span text:style-name="T286">dKₙₘ</text:span><text:span text:style-name="T281">= </text:span><text:span text:style-name="T287">зₙ - рₙ </text:span><text:span text:style-name="T269">+ <text:s/>1/Аₙ</text:span><text:span text:style-name="T253"> -</text:span><text:span text:style-name="T254"> </text:span><text:span text:style-name="T288">L1 – L2 – </text:span><text:span text:style-name="T270">обратн</text:span><text:span text:style-name="T254">ый р</text:span><text:span text:style-name="T253">ₙ - </text:span><text:span text:style-name="T289">|</text:span><text:span text:style-name="T271">К</text:span><text:span text:style-name="T290">ₙ|</text:span><text:span text:style-name="T255"> </text:span><text:span text:style-name="T256">+ </text:span><text:span text:style-name="T291">|</text:span><text:span text:style-name="T257">И</text:span><text:span text:style-name="T290">ₙ|</text:span><text:span text:style-name="T255"> </text:span><text:span text:style-name="T258">+ </text:span><text:span text:style-name="T259">Т</text:span><text:span text:style-name="T253">ₙ</text:span><text:span text:style-name="T258">К</text:span><text:span text:style-name="T253">ₙ</text:span><text:span text:style-name="T292">|</text:span><text:span text:style-name="T272">И</text:span><text:span text:style-name="T253">ₙ</text:span><text:span text:style-name="T292">|</text:span></text:p>
      <text:p text:style-name="P76"><text:span text:style-name="T474">U</text:span><text:span text:style-name="T469">ₙ</text:span><text:span text:style-name="T474"> = </text:span><text:span text:style-name="T470">Б</text:span><text:span text:style-name="T319">ₙ</text:span><text:span text:style-name="T471">N</text:span><text:span text:style-name="T319">ₙ</text:span><text:span text:style-name="T473">k</text:span><text:span text:style-name="T461">2</text:span><text:span text:style-name="T462">3</text:span><text:span text:style-name="T319">ₙ</text:span><text:span text:style-name="T473">k</text:span><text:span text:style-name="T461">2</text:span><text:span text:style-name="T462">2</text:span><text:span text:style-name="T319">ₙ</text:span><text:span text:style-name="T473">k</text:span><text:span text:style-name="T461">2</text:span><text:span text:style-name="T463">1</text:span><text:span text:style-name="T319">ₙ</text:span><text:span text:style-name="T473">k</text:span><text:span text:style-name="T461">2</text:span><text:span text:style-name="T464">0</text:span><text:span text:style-name="T319">ₙ</text:span><text:span text:style-name="T473">k</text:span><text:span text:style-name="T472">1</text:span><text:span text:style-name="T465">9</text:span><text:span text:style-name="T319">ₙ</text:span><text:span text:style-name="T461">k1</text:span><text:span text:style-name="T466">8</text:span><text:span text:style-name="T319">ₙ</text:span><text:span text:style-name="T461">k1</text:span><text:span text:style-name="T466">7</text:span><text:span text:style-name="T319">ₙ</text:span><text:span text:style-name="T461">k1</text:span><text:span text:style-name="T466">6</text:span><text:span text:style-name="T319">ₙ</text:span><text:span text:style-name="T461">k1</text:span><text:span text:style-name="T466">5</text:span><text:span text:style-name="T319">ₙ</text:span><text:span text:style-name="T461">k1</text:span><text:span text:style-name="T466">4</text:span><text:span text:style-name="T319">ₙ</text:span><text:span text:style-name="T461">k13</text:span><text:span text:style-name="T319">ₙ</text:span><text:span text:style-name="T461">k12</text:span><text:span text:style-name="T319">ₙ</text:span><text:span text:style-name="T467">k</text:span><text:span text:style-name="T468">11</text:span><text:span text:style-name="T319">ₙ</text:span><text:span text:style-name="T467">k</text:span><text:span text:style-name="T468">10</text:span><text:span text:style-name="T319">ₙ</text:span><text:span text:style-name="T467">k</text:span><text:span text:style-name="T468">9</text:span><text:span text:style-name="T319">ₙ</text:span><text:span text:style-name="T467">k8</text:span><text:span text:style-name="T319">ₙ</text:span><text:span text:style-name="T467">k7</text:span><text:span text:style-name="T319">ₙ</text:span><text:span text:style-name="T467">k6</text:span><text:span text:style-name="T319">ₙ</text:span><text:span text:style-name="T467">k5</text:span><text:span text:style-name="T319">ₙ</text:span><text:span text:style-name="T467">k4</text:span><text:span text:style-name="T319">ₙ</text:span><text:span text:style-name="T467">k3</text:span><text:span text:style-name="T319">ₙ</text:span><text:span text:style-name="T467">k2</text:span><text:span text:style-name="T319">ₙ</text:span><text:span text:style-name="T467">k1</text:span><text:span text:style-name="T319">ₙ</text:span><text:span text:style-name="T467">k</text:span><text:span text:style-name="T319">ₙ</text:span><text:span text:style-name="T467">и'</text:span><text:span text:style-name="T319">ₙ</text:span><text:span text:style-name="T467">з</text:span><text:span text:style-name="T470">''</text:span><text:span text:style-name="T319">ₙ</text:span></text:p>
      <text:p text:style-name="P224"><text:span text:style-name="T683">Т</text:span><text:span text:style-name="T677">ₙ</text:span><text:span text:style-name="T682">К</text:span><text:span text:style-name="T677">ₙ</text:span><text:span text:style-name="T738">|</text:span><text:span text:style-name="T776">И</text:span><text:span text:style-name="T677">ₙ</text:span><text:span text:style-name="T738">|</text:span><text:span text:style-name="T740"> =</text:span><text:span text:style-name="T678"> </text:span><text:span text:style-name="T734">L1 + L2 + </text:span><text:span text:style-name="T774">обратн</text:span><text:span text:style-name="T678">ый р</text:span><text:span text:style-name="T677">ₙ </text:span><text:span text:style-name="T779">+</text:span><text:span text:style-name="T677"> </text:span><text:span text:style-name="T735">|</text:span><text:span text:style-name="T775">К</text:span><text:span text:style-name="T736">ₙ</text:span><text:span text:style-name="T735">|</text:span><text:span text:style-name="T740"> - Uₙ</text:span><text:span text:style-name="T741"> </text:span><text:span text:style-name="T716">- </text:span><text:span text:style-name="T640">количество решённых </text:span><text:span text:style-name="T659">з</text:span><text:span text:style-name="T660">ₙ</text:span><text:span text:style-name="T659"> </text:span><text:span text:style-name="T640">у</text:span><text:span text:style-name="T659"> я</text:span><text:span text:style-name="T660">ₙ</text:span><text:span text:style-name="T667"> </text:span><text:span text:style-name="T777">-</text:span><text:span text:style-name="T667"> </text:span><text:span text:style-name="T711">|</text:span><text:span text:style-name="T659">я</text:span><text:span text:style-name="T660">ₙ</text:span><text:span text:style-name="T711">|</text:span><text:span text:style-name="T651"> </text:span><text:span text:style-name="T768">-</text:span><text:span text:style-name="T765"> </text:span><text:span text:style-name="T344">R</text:span><text:span text:style-name="T331">ₙ</text:span><text:span text:style-name="T733"> </text:span><text:span text:style-name="T773">- 1/Аₙ</text:span><text:span text:style-name="T679"> </text:span><text:span text:style-name="T778">-</text:span><text:span text:style-name="T680"> </text:span><text:span text:style-name="T737">|</text:span><text:span text:style-name="T681">И</text:span><text:span text:style-name="T736">ₙ</text:span><text:span text:style-name="T737">|</text:span><text:span text:style-name="T739"> </text:span><text:span text:style-name="T765">-</text:span><text:span text:style-name="T650"> </text:span><text:span text:style-name="T727">|</text:span><text:span text:style-name="T673">обратны</text:span><text:span text:style-name="T771">й К</text:span><text:span text:style-name="T727">|</text:span></text:p>
      <text:p text:style-name="P225"><text:span text:style-name="T569">dAₙ</text:span><text:span text:style-name="T570"> </text:span><text:span text:style-name="T569">= </text:span><text:span text:style-name="T570">(2</text:span><text:span text:style-name="T569">d|яₙ|</text:span><text:span text:style-name="T335"> </text:span><text:span text:style-name="T411">+ </text:span><text:span text:style-name="T334">K</text:span><text:span text:style-name="T335">ₙ</text:span><text:span text:style-name="T571"> </text:span><text:span text:style-name="T380">+ </text:span><text:span text:style-name="T388">2</text:span><text:span text:style-name="T331">зₙ</text:span><text:span text:style-name="T332"> </text:span><text:span text:style-name="T345">– </text:span><text:span text:style-name="T385">обратн</text:span><text:span text:style-name="T414">ый р</text:span><text:span text:style-name="T413">ₙ </text:span><text:span text:style-name="T348">- Uₙ</text:span><text:span text:style-name="T349"> </text:span><text:span text:style-name="T369">- </text:span><text:span text:style-name="T435">количество решённых </text:span><text:span text:style-name="T417">з</text:span><text:span text:style-name="T418">ₙ</text:span><text:span text:style-name="T417"> </text:span><text:span text:style-name="T435">у</text:span><text:span text:style-name="T417"> я</text:span><text:span text:style-name="T418">ₙ</text:span><text:span text:style-name="T419"> </text:span><text:span text:style-name="T400">-</text:span><text:span text:style-name="T401"> </text:span><text:span text:style-name="T344">R</text:span><text:span text:style-name="T331">ₙ</text:span><text:span text:style-name="T332"> </text:span><text:span text:style-name="T389">-</text:span><text:span text:style-name="T415"> </text:span><text:span text:style-name="T347">|</text:span><text:span text:style-name="T416">И</text:span><text:span text:style-name="T330">ₙ</text:span><text:span text:style-name="T347">|</text:span><text:span text:style-name="T350"> </text:span><text:span text:style-name="T401">-</text:span><text:span text:style-name="T436"> </text:span><text:span text:style-name="T351">|</text:span><text:span text:style-name="T420">обратны</text:span><text:span text:style-name="T392">й К</text:span><text:span text:style-name="T351">|</text:span><text:span text:style-name="T336"> </text:span><text:span text:style-name="T569">+ Qₙ </text:span><text:span text:style-name="T572">+ </text:span><text:span text:style-name="T339">Aₙ</text:span><text:span text:style-name="T344">R</text:span><text:span text:style-name="T331">ₙ</text:span><text:span text:style-name="T410"> </text:span><text:span text:style-name="T421">+ </text:span><text:span text:style-name="T395">2</text:span><text:span text:style-name="T343">)/(1 </text:span><text:span text:style-name="T339">-</text:span><text:span text:style-name="T344"> R</text:span><text:span text:style-name="T331">ₙ</text:span><text:span text:style-name="T410"> </text:span><text:span text:style-name="T342">-</text:span><text:span text:style-name="T378"> <text:s/></text:span><text:span text:style-name="T333">1</text:span><text:span text:style-name="T378">/Аₙ</text:span><text:span text:style-name="T343">)</text:span></text:p>
      <text:p text:style-name="P153"/>
      <text:p text:style-name="P222"><text:span text:style-name="T509">рₕ</text:span><text:span text:style-name="T510"> = </text:span><text:span text:style-name="T556">КₓКₕИₕ</text:span><text:span text:style-name="T555">^2 </text:span><text:span text:style-name="T556">зₓ</text:span><text:span text:style-name="T509"> </text:span><text:span text:style-name="T512">+ </text:span><text:span text:style-name="T509">Кₕ</text:span><text:span text:style-name="T482"> = </text:span><text:span text:style-name="T483">КₓКₕИₓ</text:span><text:span text:style-name="T555">^2 </text:span><text:span text:style-name="T556">зₓ</text:span><text:span text:style-name="T509"> </text:span><text:span text:style-name="T512">+ </text:span><text:span text:style-name="T509">Кₕ</text:span></text:p>
      <text:p text:style-name="P222"><text:span text:style-name="T509">рₓ</text:span><text:span text:style-name="T510"> = </text:span><text:span text:style-name="T556">КₕКₓИₓ</text:span><text:span text:style-name="T555">^2</text:span><text:span text:style-name="T556">зₕ</text:span><text:span text:style-name="T512"> + </text:span><text:span text:style-name="T509">Кₓ</text:span><text:span text:style-name="T555"> = </text:span><text:span text:style-name="T556">КₕКₓИₕ</text:span><text:span text:style-name="T555">^2</text:span><text:span text:style-name="T556">зₕ</text:span><text:span text:style-name="T512"> + </text:span><text:span text:style-name="T509">Кₓ</text:span></text:p>
      <text:p text:style-name="P114"><text:span text:style-name="T89">рₙ</text:span><text:span text:style-name="T96"> = </text:span><text:span text:style-name="T89">рₓ </text:span><text:span text:style-name="T97">+ </text:span><text:span text:style-name="T96"><text:s/></text:span><text:span text:style-name="T89">рₕ</text:span></text:p>
      <text:p text:style-name="P148"/>
      <text:p text:style-name="P226"><text:span text:style-name="T329">d</text:span><text:span text:style-name="T408">|я</text:span><text:span text:style-name="T406">ₕ</text:span><text:span text:style-name="T408">| </text:span><text:span text:style-name="T592">= </text:span><text:span text:style-name="T553">d</text:span><text:span text:style-name="T592">Q</text:span><text:span text:style-name="T509">ₕ</text:span><text:span text:style-name="T592"> </text:span><text:span text:style-name="T596">- </text:span><text:span text:style-name="T553">d</text:span><text:span text:style-name="T554">L1</text:span><text:span text:style-name="T509">ₕ</text:span><text:span text:style-name="T554"> – </text:span><text:span text:style-name="T553">d</text:span><text:span text:style-name="T554">L2</text:span><text:span text:style-name="T509">ₕ</text:span><text:span text:style-name="T554"> </text:span><text:span text:style-name="T592">+ </text:span><text:span text:style-name="T553">d</text:span><text:span text:style-name="T592">э</text:span><text:span text:style-name="T509">ₕ</text:span><text:span text:style-name="T592"> </text:span><text:span text:style-name="T541">+ </text:span><text:span text:style-name="T579">d</text:span><text:span text:style-name="T529">р</text:span><text:span text:style-name="T528">ₕ</text:span><text:span text:style-name="T646"> </text:span><text:span text:style-name="T764">+ </text:span><text:span text:style-name="T715">d</text:span><text:span text:style-name="T770">К</text:span><text:span text:style-name="T668">ₕ</text:span><text:span text:style-name="T646"> + </text:span><text:span text:style-name="T715">d</text:span><text:span text:style-name="T721">N</text:span><text:span text:style-name="T668">ₕ</text:span><text:span text:style-name="T743"> ~&gt;</text:span><text:span text:style-name="T329"> </text:span><text:span text:style-name="T408">|я</text:span><text:span text:style-name="T406">ₕ</text:span><text:span text:style-name="T408">| </text:span><text:span text:style-name="T743">= Q</text:span><text:span text:style-name="T668">ₕ</text:span><text:span text:style-name="T743"> </text:span><text:span text:style-name="T722">- L1</text:span><text:span text:style-name="T668">ₕ</text:span><text:span text:style-name="T722"> – L2</text:span><text:span text:style-name="T668">ₕ</text:span><text:span text:style-name="T722"> </text:span><text:span text:style-name="T743">+ э</text:span><text:span text:style-name="T668">ₕ</text:span><text:span text:style-name="T743"> </text:span><text:span text:style-name="T655">+ </text:span><text:span text:style-name="T684">р</text:span><text:span text:style-name="T668">ₕ</text:span><text:span text:style-name="T646"> </text:span><text:span text:style-name="T764">+ </text:span><text:span text:style-name="T770">К</text:span><text:span text:style-name="T668">ₕ</text:span><text:span text:style-name="T646"> + </text:span><text:span text:style-name="T721">N</text:span><text:span text:style-name="T668">ₕ</text:span><text:span text:style-name="T743"> </text:span></text:p>
      <text:p text:style-name="P226"><text:span text:style-name="T329">d</text:span><text:span text:style-name="T408">|я</text:span><text:span text:style-name="T406">ₓ</text:span><text:span text:style-name="T408">| </text:span><text:span text:style-name="T527">= </text:span><text:span text:style-name="T568">d</text:span><text:span text:style-name="T527">Q</text:span><text:span text:style-name="T528">ₓ</text:span><text:span text:style-name="T527"> + </text:span><text:span text:style-name="T568">d</text:span><text:span text:style-name="T567">э</text:span><text:span text:style-name="T566">ₓ</text:span><text:span text:style-name="T527"> </text:span><text:span text:style-name="T541">+ </text:span><text:span text:style-name="T579">d</text:span><text:span text:style-name="T529">р</text:span><text:span text:style-name="T528">ₓ</text:span><text:span text:style-name="T646"> </text:span><text:span text:style-name="T764">+ </text:span><text:span text:style-name="T715">d</text:span><text:span text:style-name="T770">К</text:span><text:span text:style-name="T668">ₓ</text:span><text:span text:style-name="T646"> + </text:span><text:span text:style-name="T715">d</text:span><text:span text:style-name="T721">N</text:span><text:span text:style-name="T668">ₓ</text:span><text:span text:style-name="T669"> - </text:span><text:span text:style-name="T732">d</text:span><text:span text:style-name="T722">L</text:span><text:span text:style-name="T669">3</text:span><text:span text:style-name="T668">ₓ</text:span><text:span text:style-name="T743"> ~&gt; </text:span><text:span text:style-name="T408">|я</text:span><text:span text:style-name="T406">ₓ</text:span><text:span text:style-name="T408">| </text:span><text:span text:style-name="T685">= Q</text:span><text:span text:style-name="T668">ₓ</text:span><text:span text:style-name="T685"> + </text:span><text:span text:style-name="T744">э</text:span><text:span text:style-name="T742">ₓ</text:span><text:span text:style-name="T685"> </text:span><text:span text:style-name="T655">+ </text:span><text:span text:style-name="T684">р</text:span><text:span text:style-name="T668">ₓ</text:span><text:span text:style-name="T646"> </text:span><text:span text:style-name="T764">+ </text:span><text:span text:style-name="T770">К</text:span><text:span text:style-name="T668">ₓ</text:span><text:span text:style-name="T646"> + </text:span><text:span text:style-name="T721">N</text:span><text:span text:style-name="T668">ₓ</text:span><text:span text:style-name="T669"> - </text:span><text:span text:style-name="T722">L</text:span><text:span text:style-name="T669">3</text:span><text:span text:style-name="T668">ₓ</text:span></text:p>
      <text:p text:style-name="P77"/>
      <text:p text:style-name="P228"><text:span text:style-name="T528">Zₕ</text:span><text:span text:style-name="T565"> - Z</text:span><text:span text:style-name="T528">ₓ</text:span><text:span text:style-name="T495"> </text:span><text:span text:style-name="T528">- рₕ_</text:span><text:span text:style-name="T494">самостоятельное</text:span><text:span text:style-name="T528"> </text:span><text:span text:style-name="T565">+ р</text:span><text:span text:style-name="T528">ₓ_</text:span><text:span text:style-name="T494">самостоятельное</text:span><text:span text:style-name="T565"> + (</text:span><text:span text:style-name="T410">A</text:span><text:span text:style-name="T406">ₕ</text:span><text:span text:style-name="T331"> </text:span><text:span text:style-name="T339">+</text:span><text:span text:style-name="T352"> </text:span><text:span text:style-name="T336">2</text:span><text:span text:style-name="T394">d|я</text:span><text:span text:style-name="T387">ₕ</text:span><text:span text:style-name="T394">|</text:span><text:span text:style-name="T335"> </text:span><text:span text:style-name="T411">+ </text:span><text:span text:style-name="T427">2</text:span><text:span text:style-name="T334">K</text:span><text:span text:style-name="T387">ₕ</text:span><text:span text:style-name="T332"> </text:span><text:span text:style-name="T380">+ </text:span><text:span text:style-name="T331">з</text:span><text:span text:style-name="T387">ₕ</text:span><text:span text:style-name="T332"> </text:span><text:span text:style-name="T341">+</text:span><text:span text:style-name="T410"> </text:span><text:span text:style-name="T328">КₓКₕИₕ</text:span><text:span text:style-name="T357">^2 </text:span><text:span text:style-name="T427">(</text:span><text:span text:style-name="T328">зₓ</text:span><text:span text:style-name="T332"> </text:span><text:span text:style-name="T345">–</text:span><text:span text:style-name="T414"> </text:span><text:span text:style-name="T328">зₕ</text:span><text:span text:style-name="T427">)</text:span><text:span text:style-name="T419"> </text:span><text:span text:style-name="T359">-</text:span><text:span text:style-name="T419"> </text:span><text:span text:style-name="T406">Кₓ</text:span><text:span text:style-name="T413"> </text:span><text:span text:style-name="T348">- U</text:span><text:span text:style-name="T387">ₕ</text:span><text:span text:style-name="T349"> - </text:span><text:span text:style-name="T417">количество решённых з</text:span><text:span text:style-name="T387">ₕ</text:span><text:span text:style-name="T417"> у я</text:span><text:span text:style-name="T387">ₕ</text:span><text:span text:style-name="T419"> </text:span><text:span text:style-name="T389">-</text:span><text:span text:style-name="T415"> </text:span><text:span text:style-name="T347">|</text:span><text:span text:style-name="T416">И</text:span><text:span text:style-name="T387">ₕ</text:span><text:span text:style-name="T347">|</text:span><text:span text:style-name="T350"> </text:span><text:span text:style-name="T392">-</text:span><text:span text:style-name="T420"> </text:span><text:span text:style-name="T351">|</text:span><text:span text:style-name="T392">К</text:span><text:span text:style-name="T406">ₓ</text:span><text:span text:style-name="T351">|</text:span><text:span text:style-name="T336"> </text:span><text:span text:style-name="T394">+ Q</text:span><text:span text:style-name="T387">ₕ</text:span><text:span text:style-name="T410"> </text:span><text:span text:style-name="T421">+ </text:span><text:span text:style-name="T396">1</text:span><text:span text:style-name="T343">)</text:span><text:span text:style-name="T331"> </text:span><text:span text:style-name="T353">* </text:span><text:span text:style-name="T340">(</text:span><text:span text:style-name="T331">з</text:span><text:span text:style-name="T406">ₓ</text:span><text:span text:style-name="T331"> - </text:span><text:span text:style-name="T423">з</text:span><text:span text:style-name="T406">ₕ</text:span><text:span text:style-name="T331"> </text:span><text:span text:style-name="T428">+</text:span><text:span text:style-name="T410"> </text:span><text:span text:style-name="T328">КₕКₓИₕ</text:span><text:span text:style-name="T357">^</text:span><text:span text:style-name="T426">2</text:span><text:span text:style-name="T427">(</text:span><text:span text:style-name="T328">зₓ</text:span><text:span text:style-name="T427"> - </text:span><text:span text:style-name="T406">зₕ</text:span><text:span text:style-name="T427">)</text:span><text:span text:style-name="T406"> </text:span><text:span text:style-name="T359">-</text:span><text:span text:style-name="T419"> </text:span><text:span text:style-name="T406">Кₓ</text:span><text:span text:style-name="T423"> </text:span><text:span text:style-name="T419">+ </text:span><text:span text:style-name="T406">Кₕ</text:span><text:span text:style-name="T331">)</text:span><text:span text:style-name="T353">/</text:span><text:span text:style-name="T343">(1 </text:span><text:span text:style-name="T339">-</text:span><text:span text:style-name="T344"> </text:span><text:span text:style-name="T397">з</text:span><text:span text:style-name="T406">ₕ</text:span><text:span text:style-name="T397"> </text:span><text:span text:style-name="T341">+</text:span><text:span text:style-name="T410"> </text:span><text:span text:style-name="T328">КₓКₕИₕ</text:span><text:span text:style-name="T357">^2 </text:span><text:span text:style-name="T328">зₓ</text:span><text:span text:style-name="T406"> </text:span><text:span text:style-name="T419">+ </text:span><text:span text:style-name="T406">Кₕ</text:span><text:span text:style-name="T410"> </text:span><text:span text:style-name="T342">-</text:span><text:span text:style-name="T378"> <text:s/></text:span><text:span text:style-name="T333">1</text:span><text:span text:style-name="T378">/А</text:span><text:span text:style-name="T387">ₕ</text:span><text:span text:style-name="T343">)</text:span><text:span text:style-name="T423"> </text:span><text:span text:style-name="T354"><text:s/></text:span><text:span text:style-name="T348">+ U</text:span><text:span text:style-name="T406">ₕ</text:span><text:span text:style-name="T354"> </text:span><text:span text:style-name="T391">+</text:span><text:span text:style-name="T419"> </text:span><text:span text:style-name="T354">Q</text:span><text:span text:style-name="T406">ₕ</text:span><text:span text:style-name="T354"> + э</text:span><text:span text:style-name="T406">ₕ</text:span><text:span text:style-name="T354"> </text:span><text:span text:style-name="T433">+ </text:span><text:span text:style-name="T328">КₓКₕИₕ</text:span><text:span text:style-name="T357">^2 </text:span><text:span text:style-name="T427">(</text:span><text:span text:style-name="T328">зₓ</text:span><text:span text:style-name="T427"> </text:span><text:span text:style-name="T433">- </text:span><text:span text:style-name="T328">зₕ</text:span><text:span text:style-name="T427">)</text:span><text:span text:style-name="T406"> </text:span><text:span text:style-name="T419">+ </text:span><text:span text:style-name="T406">Кₕ</text:span><text:span text:style-name="T356"> </text:span><text:span text:style-name="T390">-</text:span><text:span text:style-name="T413"> </text:span><text:span text:style-name="T346">|</text:span><text:span text:style-name="T386">К</text:span><text:span text:style-name="T406">ₕ</text:span><text:span text:style-name="T346">|</text:span><text:span text:style-name="T434"> </text:span><text:span text:style-name="T348">- U</text:span><text:span text:style-name="T406">ₓ</text:span><text:span text:style-name="T354"> </text:span><text:span text:style-name="T391">-</text:span><text:span text:style-name="T419"> </text:span><text:span text:style-name="T424">Q</text:span><text:span text:style-name="T406">ₓ</text:span><text:span text:style-name="T424"> - </text:span><text:span text:style-name="T355">э</text:span><text:span text:style-name="T328">ₓ</text:span><text:span text:style-name="T424"> </text:span><text:span text:style-name="T358">-</text:span><text:span text:style-name="T359"> </text:span><text:span text:style-name="T406">Кₓ</text:span><text:span text:style-name="T434"> </text:span><text:span text:style-name="T392">+</text:span><text:span text:style-name="T420"> </text:span><text:span text:style-name="T351">|</text:span><text:span text:style-name="T392">К</text:span><text:span text:style-name="T406">ₓ</text:span><text:span text:style-name="T351">|</text:span><text:span text:style-name="T356"> </text:span><text:span text:style-name="T434">- </text:span><text:span text:style-name="T327">N</text:span><text:span text:style-name="T406">ₓ</text:span><text:span text:style-name="T354"> </text:span><text:span text:style-name="T326">- L1</text:span><text:span text:style-name="T406">ₕ</text:span><text:span text:style-name="T326"> – L2</text:span><text:span text:style-name="T406">ₕ</text:span><text:span text:style-name="T326"> </text:span><text:span text:style-name="T425">+ </text:span><text:span text:style-name="T326">L</text:span><text:span text:style-name="T425">3</text:span><text:span text:style-name="T406">ₓ</text:span><text:span text:style-name="T356"> </text:span><text:span text:style-name="T434">+ </text:span><text:span text:style-name="T327">N</text:span><text:span text:style-name="T406">ₕ</text:span><text:span text:style-name="T422"> </text:span><text:span text:style-name="T393"><text:s/></text:span><text:span text:style-name="T349">+ </text:span><text:span text:style-name="T417">количество решённых з</text:span><text:span text:style-name="T406">ₕ</text:span><text:span text:style-name="T417"> у я</text:span><text:span text:style-name="T406">ₕ</text:span><text:span text:style-name="T419"> </text:span><text:span text:style-name="T349">- </text:span><text:span text:style-name="T417">количество решённых з</text:span><text:span text:style-name="T406">ₓ</text:span><text:span text:style-name="T417"> у я</text:span><text:span text:style-name="T406">ₓ</text:span><text:span text:style-name="T419"> </text:span><text:span text:style-name="T354"><text:s/></text:span><text:span text:style-name="T565">= 0</text:span></text:p>
      <text:p text:style-name="P78"/>
      <text:p text:style-name="P230"><text:span text:style-name="T575">- </text:span><text:span text:style-name="T406">Кₕ</text:span><text:span text:style-name="T429">(</text:span><text:span text:style-name="T427">2</text:span><text:span text:style-name="T429">+ </text:span><text:span text:style-name="T328">КₓИₕ</text:span><text:span text:style-name="T357">^2 </text:span><text:span text:style-name="T427">(</text:span><text:span text:style-name="T328">зₓ</text:span><text:span text:style-name="T332"> </text:span><text:span text:style-name="T345">–</text:span><text:span text:style-name="T414"> </text:span><text:span text:style-name="T328">зₕ</text:span><text:span text:style-name="T427">)</text:span><text:span text:style-name="T429">)</text:span><text:span text:style-name="T575"> </text:span></text:p>
      <text:p text:style-name="P230"><text:span text:style-name="T536">- </text:span><text:span text:style-name="T360">(</text:span><text:span text:style-name="T406">Кₕ</text:span><text:span text:style-name="T429">(</text:span><text:span text:style-name="T427">2</text:span><text:span text:style-name="T429">+ </text:span><text:span text:style-name="T328">КₓИₕ</text:span><text:span text:style-name="T357">^2 </text:span><text:span text:style-name="T427">(</text:span><text:span text:style-name="T328">зₓ</text:span><text:span text:style-name="T332"> </text:span><text:span text:style-name="T345">–</text:span><text:span text:style-name="T414"> </text:span><text:span text:style-name="T328">зₕ</text:span><text:span text:style-name="T427">)</text:span><text:span text:style-name="T429">)</text:span><text:span text:style-name="T332"> </text:span><text:span text:style-name="T380">+ </text:span><text:span text:style-name="T331">з</text:span><text:span text:style-name="T387">ₕ</text:span><text:span text:style-name="T419"> </text:span><text:span text:style-name="T359">-</text:span><text:span text:style-name="T419"> </text:span><text:span text:style-name="T406">Кₓ</text:span><text:span text:style-name="T413"> </text:span><text:span text:style-name="T348">- U</text:span><text:span text:style-name="T387">ₕ</text:span><text:span text:style-name="T349"> - </text:span><text:span text:style-name="T417">количество решённых з</text:span><text:span text:style-name="T387">ₕ</text:span><text:span text:style-name="T417"> у я</text:span><text:span text:style-name="T387">ₕ</text:span><text:span text:style-name="T419"> </text:span><text:span text:style-name="T389">-</text:span><text:span text:style-name="T415"> </text:span><text:span text:style-name="T347">|</text:span><text:span text:style-name="T416">И</text:span><text:span text:style-name="T387">ₕ</text:span><text:span text:style-name="T347">|</text:span><text:span text:style-name="T350"> </text:span><text:span text:style-name="T392">-</text:span><text:span text:style-name="T420"> </text:span><text:span text:style-name="T351">|</text:span><text:span text:style-name="T392">К</text:span><text:span text:style-name="T406">ₓ</text:span><text:span text:style-name="T351">|</text:span><text:span text:style-name="T336"> </text:span><text:span text:style-name="T394">+ Q</text:span><text:span text:style-name="T387">ₕ</text:span><text:span text:style-name="T410"> </text:span><text:span text:style-name="T421">+ </text:span><text:span text:style-name="T396">1</text:span><text:span text:style-name="T429"> + </text:span><text:span text:style-name="T410">A</text:span><text:span text:style-name="T406">ₕ</text:span><text:span text:style-name="T331"> </text:span><text:span text:style-name="T339">+</text:span><text:span text:style-name="T352"> </text:span><text:span text:style-name="T336">2</text:span><text:span text:style-name="T394">d|я</text:span><text:span text:style-name="T387">ₕ</text:span><text:span text:style-name="T394">|</text:span><text:span text:style-name="T343">)</text:span><text:span text:style-name="T430"> </text:span></text:p>
      <text:p text:style-name="P230"><text:span text:style-name="T361"><text:s/>/ (</text:span><text:span text:style-name="T406">Кₕ</text:span><text:span text:style-name="T429">(</text:span><text:span text:style-name="T406">КₓИₕ</text:span><text:span text:style-name="T357">^</text:span><text:span text:style-name="T426">2</text:span><text:span text:style-name="T427">(</text:span><text:span text:style-name="T328">зₓ</text:span><text:span text:style-name="T427"> - </text:span><text:span text:style-name="T406">зₕ</text:span><text:span text:style-name="T427">)</text:span><text:span text:style-name="T429"> </text:span><text:span text:style-name="T419">+ </text:span><text:span text:style-name="T406">1</text:span><text:span text:style-name="T429">) + </text:span><text:span text:style-name="T343">1 </text:span><text:span text:style-name="T339">-</text:span><text:span text:style-name="T344"> </text:span><text:span text:style-name="T397">з</text:span><text:span text:style-name="T406">ₕ</text:span><text:span text:style-name="T397"> </text:span><text:span text:style-name="T342">-</text:span><text:span text:style-name="T378"> <text:s/></text:span><text:span text:style-name="T333">1</text:span><text:span text:style-name="T378">/А</text:span><text:span text:style-name="T387">ₕ</text:span><text:span text:style-name="T361">)</text:span><text:span text:style-name="T536"> </text:span></text:p>
      <text:p text:style-name="P230"><text:span text:style-name="T429">- </text:span><text:span text:style-name="T406">Кₕ</text:span><text:span text:style-name="T429">(</text:span><text:span text:style-name="T328">КₓИₕ</text:span><text:span text:style-name="T357">^2 </text:span><text:span text:style-name="T427">(</text:span><text:span text:style-name="T328">зₓ</text:span><text:span text:style-name="T427"> </text:span><text:span text:style-name="T433">- </text:span><text:span text:style-name="T328">зₕ</text:span><text:span text:style-name="T427">)</text:span><text:span text:style-name="T406"> </text:span><text:span text:style-name="T419">+ </text:span><text:span text:style-name="T406">1</text:span><text:span text:style-name="T429">)</text:span><text:span text:style-name="T363">/</text:span><text:span text:style-name="T362">(</text:span><text:span text:style-name="T331">з</text:span><text:span text:style-name="T406">ₓ</text:span><text:span text:style-name="T361"> </text:span><text:span text:style-name="T359">-</text:span><text:span text:style-name="T419"> </text:span><text:span text:style-name="T406">Кₓ</text:span><text:span text:style-name="T423"> </text:span><text:span text:style-name="T361">- </text:span><text:span text:style-name="T343">1</text:span><text:span text:style-name="T397"> </text:span><text:span text:style-name="T342">+</text:span><text:span text:style-name="T378"> </text:span><text:span text:style-name="T333">1</text:span><text:span text:style-name="T378">/А</text:span><text:span text:style-name="T387">ₕ</text:span><text:span text:style-name="T361">)</text:span><text:span text:style-name="T356"> </text:span></text:p>
      <text:p text:style-name="P230"><text:span text:style-name="T536">= </text:span><text:span text:style-name="T576">(</text:span><text:span text:style-name="T528">Zₕ</text:span><text:span text:style-name="T565"> - Z</text:span><text:span text:style-name="T528">ₓ</text:span><text:span text:style-name="T495"> </text:span><text:span text:style-name="T528">- рₕ_</text:span><text:span text:style-name="T494">самостоятельное</text:span><text:span text:style-name="T528"> </text:span><text:span text:style-name="T565">+ р</text:span><text:span text:style-name="T528">ₓ_</text:span><text:span text:style-name="T494">самостоятельное</text:span><text:span text:style-name="T565"> </text:span><text:span text:style-name="T354"><text:s/></text:span><text:span text:style-name="T348">+ U</text:span><text:span text:style-name="T406">ₕ</text:span><text:span text:style-name="T354"> </text:span><text:span text:style-name="T391">+</text:span><text:span text:style-name="T419"> </text:span><text:span text:style-name="T354">Q</text:span><text:span text:style-name="T406">ₕ</text:span><text:span text:style-name="T354"> + э</text:span><text:span text:style-name="T406">ₕ</text:span><text:span text:style-name="T434"> </text:span><text:span text:style-name="T348">- U</text:span><text:span text:style-name="T406">ₓ</text:span><text:span text:style-name="T354"> </text:span><text:span text:style-name="T391">-</text:span><text:span text:style-name="T419"> </text:span><text:span text:style-name="T424">Q</text:span><text:span text:style-name="T406">ₓ</text:span><text:span text:style-name="T424"> - </text:span><text:span text:style-name="T355">э</text:span><text:span text:style-name="T328">ₓ</text:span><text:span text:style-name="T424"> </text:span><text:span text:style-name="T358">-</text:span><text:span text:style-name="T359"> </text:span><text:span text:style-name="T406">Кₓ</text:span><text:span text:style-name="T434"> </text:span><text:span text:style-name="T392">+</text:span><text:span text:style-name="T420"> </text:span><text:span text:style-name="T351">|</text:span><text:span text:style-name="T392">К</text:span><text:span text:style-name="T406">ₓ</text:span><text:span text:style-name="T351">|</text:span><text:span text:style-name="T356"> </text:span><text:span text:style-name="T434">- </text:span><text:span text:style-name="T327">N</text:span><text:span text:style-name="T406">ₓ</text:span><text:span text:style-name="T354"> </text:span><text:span text:style-name="T326">- L1</text:span><text:span text:style-name="T406">ₕ</text:span><text:span text:style-name="T326"> – L2</text:span><text:span text:style-name="T406">ₕ</text:span><text:span text:style-name="T326"> </text:span><text:span text:style-name="T425">+ </text:span><text:span text:style-name="T326">L</text:span><text:span text:style-name="T425">3</text:span><text:span text:style-name="T406">ₓ</text:span><text:span text:style-name="T356"> </text:span><text:span text:style-name="T434">+ </text:span><text:span text:style-name="T327">N</text:span><text:span text:style-name="T406">ₕ</text:span><text:span text:style-name="T422"> </text:span><text:span text:style-name="T393"><text:s/></text:span><text:span text:style-name="T349">+ </text:span><text:span text:style-name="T417">количество решённых з</text:span><text:span text:style-name="T406">ₕ</text:span><text:span text:style-name="T417"> у я</text:span><text:span text:style-name="T406">ₕ</text:span><text:span text:style-name="T419"> </text:span><text:span text:style-name="T349">- </text:span><text:span text:style-name="T417">количество решённых з</text:span><text:span text:style-name="T406">ₓ</text:span><text:span text:style-name="T417"> у я</text:span><text:span text:style-name="T406">ₓ</text:span><text:span text:style-name="T361"> </text:span><text:span text:style-name="T334">+</text:span><text:span text:style-name="T380"> </text:span><text:span text:style-name="T331">з</text:span><text:span text:style-name="T387">ₕ</text:span><text:span text:style-name="T419"> </text:span><text:span text:style-name="T359">-</text:span><text:span text:style-name="T419"> </text:span><text:span text:style-name="T406">Кₓ</text:span><text:span text:style-name="T413"> </text:span><text:span text:style-name="T348">- U</text:span><text:span text:style-name="T387">ₕ</text:span><text:span text:style-name="T349"> - </text:span><text:span text:style-name="T417">количество решённых з</text:span><text:span text:style-name="T387">ₕ</text:span><text:span text:style-name="T417"> у я</text:span><text:span text:style-name="T387">ₕ</text:span><text:span text:style-name="T419"> </text:span><text:span text:style-name="T389">-</text:span><text:span text:style-name="T415"> </text:span><text:span text:style-name="T347">|</text:span><text:span text:style-name="T416">И</text:span><text:span text:style-name="T387">ₕ</text:span><text:span text:style-name="T347">|</text:span><text:span text:style-name="T350"> </text:span><text:span text:style-name="T392">-</text:span><text:span text:style-name="T420"> </text:span><text:span text:style-name="T351">|</text:span><text:span text:style-name="T392">К</text:span><text:span text:style-name="T406">ₓ</text:span><text:span text:style-name="T351">|</text:span><text:span text:style-name="T336"> </text:span><text:span text:style-name="T394">+ Q</text:span><text:span text:style-name="T387">ₕ</text:span><text:span text:style-name="T410"> </text:span><text:span text:style-name="T335">+</text:span><text:span text:style-name="T396">1</text:span><text:span text:style-name="T429"> + </text:span><text:span text:style-name="T410">A</text:span><text:span text:style-name="T406">ₕ</text:span><text:span text:style-name="T331"> </text:span><text:span text:style-name="T339">+</text:span><text:span text:style-name="T352"> </text:span><text:span text:style-name="T336">2</text:span><text:span text:style-name="T394">d|я</text:span><text:span text:style-name="T387">ₕ</text:span><text:span text:style-name="T394">|</text:span><text:span text:style-name="T363"> -</text:span><text:span text:style-name="T413"> </text:span><text:span text:style-name="T346">|</text:span><text:span text:style-name="T386">К</text:span><text:span text:style-name="T406">ₕ</text:span><text:span text:style-name="T346">|</text:span><text:span text:style-name="T363">)</text:span></text:p>
      <text:p text:style-name="P230"><text:span text:style-name="T363">/ </text:span><text:span text:style-name="T362">(</text:span><text:span text:style-name="T331">з</text:span><text:span text:style-name="T406">ₓ</text:span><text:span text:style-name="T361"> </text:span><text:span text:style-name="T359">-</text:span><text:span text:style-name="T419"> </text:span><text:span text:style-name="T406">Кₓ</text:span><text:span text:style-name="T423"> </text:span><text:span text:style-name="T361">- </text:span><text:span text:style-name="T343">1</text:span><text:span text:style-name="T397"> </text:span><text:span text:style-name="T342">+</text:span><text:span text:style-name="T378"> </text:span><text:span text:style-name="T333">1</text:span><text:span text:style-name="T378">/А</text:span><text:span text:style-name="T387">ₕ</text:span><text:span text:style-name="T361">)</text:span></text:p>
      <text:p text:style-name="P150"/>
      <text:p text:style-name="P230"><text:span text:style-name="T406">Кₕ</text:span><text:span text:style-name="T328">КₓИₕ</text:span><text:span text:style-name="T357">^2 </text:span><text:span text:style-name="T427">(</text:span><text:span text:style-name="T328">зₓ</text:span><text:span text:style-name="T332"> </text:span><text:span text:style-name="T345">–</text:span><text:span text:style-name="T414"> </text:span><text:span text:style-name="T328">зₕ</text:span><text:span text:style-name="T427">)</text:span><text:span text:style-name="T363"> + </text:span><text:span text:style-name="T427">2</text:span><text:span text:style-name="T406">Кₕ</text:span><text:span text:style-name="T332"> </text:span><text:span text:style-name="T380">+ </text:span><text:span text:style-name="T331">з</text:span><text:span text:style-name="T387">ₕ</text:span><text:span text:style-name="T419"> </text:span><text:span text:style-name="T359">-</text:span><text:span text:style-name="T419"> </text:span><text:span text:style-name="T406">Кₓ</text:span><text:span text:style-name="T413"> </text:span><text:span text:style-name="T348">- U</text:span><text:span text:style-name="T387">ₕ</text:span><text:span text:style-name="T349"> - </text:span><text:span text:style-name="T364">к</text:span><text:span text:style-name="T363">-</text:span><text:span text:style-name="T364">во</text:span><text:span text:style-name="T417"> </text:span><text:span text:style-name="T364">реш</text:span><text:span text:style-name="T363"> </text:span><text:span text:style-name="T364">з</text:span><text:span text:style-name="T328">ₕ</text:span><text:span text:style-name="T417"> у я</text:span><text:span text:style-name="T387">ₕ</text:span><text:span text:style-name="T419"> </text:span><text:span text:style-name="T389">-</text:span><text:span text:style-name="T415"> </text:span><text:span text:style-name="T347">|</text:span><text:span text:style-name="T416">И</text:span><text:span text:style-name="T387">ₕ</text:span><text:span text:style-name="T347">|</text:span><text:span text:style-name="T350"> </text:span><text:span text:style-name="T392">-</text:span><text:span text:style-name="T420"> </text:span><text:span text:style-name="T351">|</text:span><text:span text:style-name="T392">К</text:span><text:span text:style-name="T406">ₓ</text:span><text:span text:style-name="T351">|</text:span><text:span text:style-name="T336"> </text:span><text:span text:style-name="T394">+ Q</text:span><text:span text:style-name="T387">ₕ</text:span><text:span text:style-name="T410"> </text:span><text:span text:style-name="T421">+ </text:span><text:span text:style-name="T476">1</text:span><text:span text:style-name="T477"> </text:span><text:span text:style-name="T429">+ </text:span><text:span text:style-name="T410">A</text:span><text:span text:style-name="T406">ₕ</text:span><text:span text:style-name="T331"> </text:span><text:span text:style-name="T339">+</text:span><text:span text:style-name="T352"> </text:span><text:span text:style-name="T336">2</text:span><text:span text:style-name="T394">d|я</text:span><text:span text:style-name="T387">ₕ</text:span><text:span text:style-name="T394">|</text:span><text:span text:style-name="T343">)</text:span><text:span text:style-name="T361"> | (</text:span><text:span text:style-name="T406">КₕКₓИₕ</text:span><text:span text:style-name="T357">^</text:span><text:span text:style-name="T426">2</text:span><text:span text:style-name="T427">(</text:span><text:span text:style-name="T328">зₓ</text:span><text:span text:style-name="T427"> - </text:span><text:span text:style-name="T406">зₕ</text:span><text:span text:style-name="T427">)</text:span><text:span text:style-name="T429"> </text:span><text:span text:style-name="T419">+ </text:span><text:span text:style-name="T406">Кₕ</text:span><text:span text:style-name="T429"> + </text:span><text:span text:style-name="T343">1 - </text:span><text:span text:style-name="T397">з</text:span><text:span text:style-name="T406">ₕ</text:span><text:span text:style-name="T397"> </text:span><text:span text:style-name="T342">-</text:span><text:span text:style-name="T378"> <text:s/></text:span><text:span text:style-name="T333">1</text:span><text:span text:style-name="T378">/А</text:span><text:span text:style-name="T387">ₕ</text:span><text:span text:style-name="T361">)</text:span><text:span text:style-name="T431"> </text:span></text:p>
      <text:p text:style-name="P229"><text:span text:style-name="T406">КₕКₓИₕ</text:span><text:span text:style-name="T451">^</text:span><text:span text:style-name="T426">2</text:span><text:span text:style-name="T427">(</text:span><text:span text:style-name="T452">зₓ</text:span><text:span text:style-name="T427"> - </text:span><text:span text:style-name="T406">зₕ</text:span><text:span text:style-name="T427">)</text:span><text:span text:style-name="T429"> </text:span><text:span text:style-name="T419">+ </text:span><text:span text:style-name="T406">Кₕ</text:span><text:span text:style-name="T429"> + </text:span><text:span text:style-name="T475">1 </text:span><text:span text:style-name="T453">- </text:span><text:span text:style-name="T397">з</text:span><text:span text:style-name="T406">ₕ</text:span><text:span text:style-name="T397"> </text:span><text:span text:style-name="T454">-</text:span><text:span text:style-name="T378"> <text:s/></text:span><text:span text:style-name="T455">1</text:span><text:span text:style-name="T378">/А</text:span><text:span text:style-name="T387">ₕ</text:span><text:span text:style-name="T450"> <text:s text:c="92"/></text:span><text:span text:style-name="T456">1</text:span></text:p>
      <text:p text:style-name="P151">0 + <text:s/><text:span text:style-name="T111">Кₕ</text:span> + 2<text:span text:style-name="T189">з</text:span><text:span text:style-name="T111">ₕ</text:span> <text:span text:style-name="T123"><text:s/></text:span><text:span text:style-name="T873">-</text:span><text:span text:style-name="T123"> </text:span><text:span text:style-name="T111">Кₓ</text:span><text:span text:style-name="T125"> </text:span><text:span text:style-name="T874">- U</text:span><text:span text:style-name="T190">ₕ</text:span><text:span text:style-name="T875"> - к</text:span>-<text:span text:style-name="T876">во</text:span><text:span text:style-name="T126"> </text:span><text:span text:style-name="T876">реш</text:span> <text:span text:style-name="T876">зₕ</text:span><text:span text:style-name="T126"> у я</text:span><text:span text:style-name="T190">ₕ</text:span><text:span text:style-name="T123"> </text:span><text:span text:style-name="T191">-</text:span><text:span text:style-name="T127"> </text:span><text:span text:style-name="T877">|</text:span><text:span text:style-name="T128">И</text:span><text:span text:style-name="T190">ₕ</text:span><text:span text:style-name="T877">| </text:span><text:span text:style-name="T192">-</text:span><text:span text:style-name="T129"> </text:span><text:span text:style-name="T878">|</text:span><text:span text:style-name="T192">К</text:span><text:span text:style-name="T111">ₓ</text:span><text:span text:style-name="T878">| </text:span><text:span text:style-name="T193">+ Q</text:span><text:span text:style-name="T190">ₕ</text:span><text:span text:style-name="T130"> </text:span><text:span text:style-name="T120">+ </text:span><text:span text:style-name="T130">A</text:span><text:span text:style-name="T111">ₕ</text:span><text:span text:style-name="T872"> + 2</text:span><text:span text:style-name="T193">d|я</text:span><text:span text:style-name="T190">ₕ</text:span><text:span text:style-name="T193">|</text:span> + <text:span text:style-name="T189"><text:s/></text:span><text:span text:style-name="T881">1</text:span><text:span text:style-name="T188">/А</text:span><text:span text:style-name="T190">ₕ</text:span> <text:s text:c="3"/></text:p>
      <text:p text:style-name="P151"/>
      <text:p text:style-name="P152">1 + (<text:span text:style-name="T111">Кₕ</text:span><text:span text:style-name="T882"> + 2</text:span><text:span text:style-name="T189">з</text:span><text:span text:style-name="T111">ₕ</text:span><text:span text:style-name="T882"> </text:span><text:span text:style-name="T123"><text:s/></text:span><text:span text:style-name="T873">-</text:span><text:span text:style-name="T123"> </text:span><text:span text:style-name="T111">Кₓ</text:span><text:span text:style-name="T125"> </text:span><text:span text:style-name="T874">- U</text:span><text:span text:style-name="T190">ₕ</text:span><text:span text:style-name="T875"> - к-во</text:span><text:span text:style-name="T126"> </text:span><text:span text:style-name="T876">реш зₕ</text:span><text:span text:style-name="T126"> у я</text:span><text:span text:style-name="T190">ₕ</text:span><text:span text:style-name="T123"> </text:span><text:span text:style-name="T191">-</text:span><text:span text:style-name="T127"> </text:span><text:span text:style-name="T877">|</text:span><text:span text:style-name="T128">И</text:span><text:span text:style-name="T190">ₕ</text:span><text:span text:style-name="T877">| </text:span><text:span text:style-name="T192">-</text:span><text:span text:style-name="T129"> </text:span><text:span text:style-name="T878">|</text:span><text:span text:style-name="T192">К</text:span><text:span text:style-name="T111">ₓ</text:span><text:span text:style-name="T878">| </text:span><text:span text:style-name="T193">+ Q</text:span><text:span text:style-name="T190">ₕ</text:span><text:span text:style-name="T130"> </text:span><text:span text:style-name="T120">+ </text:span><text:span text:style-name="T130">A</text:span><text:span text:style-name="T111">ₕ</text:span><text:span text:style-name="T872"> + 2</text:span><text:span text:style-name="T193">d|я</text:span><text:span text:style-name="T190">ₕ</text:span><text:span text:style-name="T193">|</text:span><text:span text:style-name="T872"> + </text:span><text:span text:style-name="T189"><text:s/></text:span><text:span text:style-name="T881">1</text:span><text:span text:style-name="T188">/А</text:span><text:span text:style-name="T190">ₕ</text:span>)<text:span text:style-name="T858"> <text:s/></text:span>/ <text:span text:style-name="T870">(</text:span><text:span text:style-name="T111">КₕКₓИₕ</text:span><text:span text:style-name="T871">^</text:span><text:span text:style-name="T121">2</text:span><text:span text:style-name="T122">(</text:span><text:span text:style-name="T858">зₓ</text:span><text:span text:style-name="T122"> - </text:span><text:span text:style-name="T111">зₕ</text:span><text:span text:style-name="T122">)</text:span><text:span text:style-name="T120"> </text:span><text:span text:style-name="T123">+ </text:span><text:span text:style-name="T111">Кₕ</text:span><text:span text:style-name="T120"> + </text:span><text:span text:style-name="T880">1 - </text:span><text:span text:style-name="T189">з</text:span><text:span text:style-name="T111">ₕ</text:span><text:span text:style-name="T189"> </text:span><text:span text:style-name="T881">-</text:span><text:span text:style-name="T188"> <text:s/></text:span><text:span text:style-name="T879">1</text:span><text:span text:style-name="T188">/А</text:span><text:span text:style-name="T190">ₕ</text:span><text:span text:style-name="T870">)</text:span><text:span text:style-name="T124"> </text:span></text:p>
      <text:p text:style-name="P147"/>
      <text:p text:style-name="P77"/>
      <text:p text:style-name="P98"><text:span text:style-name="T30">tₙ </text:span><text:span text:style-name="T153">= 1/Кₙ</text:span></text:p>
      <text:p text:style-name="P134">|<text:span text:style-name="T146">я</text:span><text:span text:style-name="T111">ₓ</text:span><text:span text:style-name="T171">ₙ</text:span><text:span text:style-name="T138">|</text:span><text:span text:style-name="T71"> = 1/</text:span><text:span text:style-name="T152">К</text:span><text:span text:style-name="T108">ₓ</text:span></text:p>
      <text:p text:style-name="P134"><text:span text:style-name="T138">|</text:span><text:span text:style-name="T152">я</text:span><text:span text:style-name="T108">ₕ</text:span><text:span text:style-name="T171">ₙ</text:span><text:span text:style-name="T138">|</text:span><text:span text:style-name="T71"> = 1/</text:span><text:span text:style-name="T152">К</text:span><text:span text:style-name="T108">ₕ</text:span></text:p>
      <text:p text:style-name="P10"/>
      <text:p text:style-name="P67">Временно в "долгий ящик":</text:p>
      <text:p text:style-name="P52"><text:span text:style-name="T112">как пометить </text:span><text:span text:style-name="T853">ситуаци</text:span><text:span text:style-name="T112">ю</text:span><text:span text:style-name="T853"> когда сам </text:span><text:span text:style-name="T6">я</text:span><text:span text:style-name="T89">ₓ </text:span><text:span text:style-name="T143">решает свой </text:span><text:span text:style-name="T139">р</text:span><text:span text:style-name="T89">ₓ </text:span><text:span text:style-name="T143">а не жд</text:span><text:span text:style-name="T110">ёт обмена</text:span><text:span text:style-name="T138">?</text:span></text:p>
      <text:p text:style-name="P12"><text:span text:style-name="T138">это вроде как значит что х может быть равен </text:span><text:span text:style-name="T24">h</text:span><text:span text:style-name="T152"> (но может и не б</text:span><text:span text:style-name="T138">ыть, и мне важно знать равен или не равен - потому я в формулах пока не могу заменить все </text:span><text:span text:style-name="T24">h</text:span><text:span text:style-name="T138"> на х или убрать пометку </text:span><text:span text:style-name="T24">h</text:span><text:span text:style-name="T138">_самостоятельнй).</text:span></text:p>
      <text:p text:style-name="P13"><text:span text:style-name="T138">так. </text:span><text:span text:style-name="T24">h</text:span><text:span text:style-name="T152"> решает свою з. твои действия.</text:span></text:p>
      <text:p text:style-name="P215"><text:span text:style-name="T489">ну если он решит его как з</text:span><text:span text:style-name="T578">'</text:span><text:span text:style-name="T489"> то в принципе посрать. ему ж прийд</text:span><text:span text:style-name="T545">ёт от мира в любом случае... после решения </text:span><text:span text:style-name="T489">з</text:span><text:span text:style-name="T578">'</text:span><text:span text:style-name="T489">.</text:span></text:p>
      <text:p text:style-name="P213"><text:span text:style-name="T604">в</text:span><text:span text:style-name="T603">ерно мыслишь. и?</text:span></text:p>
      <text:p text:style-name="P2">и...</text:p>
      <text:p text:style-name="P70">бля ну не знаю.</text:p>
      <text:p text:style-name="P1">так. решает своё З сам. и ... получает от мира не обратные услуги а ... потребности.</text:p>
      <text:p text:style-name="P1">эм... <text:s/>мне почему-то теперь кажется, что обратные услуги это инстансы <text:span text:style-name="T146">з</text:span><text:span text:style-name="T10">'.</text:span></text:p>
      <text:p text:style-name="P68">мол если есть обратн<text:span text:style-name="T53">ые услуги значит я не до конца понял о чём речь.</text:span></text:p>
      <text:p text:style-name="P69"><text:span text:style-name="T53">наконец-то... ты видел. обратная услуга рано или поздно упирается в том что ты делаешь коэффициенты за двоих. и ... от других тебе приходят только части их </text:span><text:span text:style-name="T10">|</text:span>я<text:span text:style-name="T10">|</text:span> и <text:span text:style-name="T10">L3</text:span>, котор<text:span text:style-name="T53">ые ты адаптируешь под свои нужды.</text:span></text:p>
      <text:p text:style-name="P71">хеллоу.</text:p>
      <text:p text:style-name="P71">хай.</text:p>
      <text:p text:style-name="P71">как жизнь?</text:p>
      <text:p text:style-name="P71">хз. нейтрально. наблюдаю в окно как рагули апгрейдят машин<text:span text:style-name="T53">ы. слушаю звуки молотков и перфораторов. все что-то делают. одна мать хуи пинает и ноет. и все мои бляди.</text:span></text:p>
      <text:p text:style-name="P3">ок........... уже не хочешь делать работу за двоих?</text:p>
      <text:p text:style-name="P71"><text:span text:style-name="T53">слушай я не знаю. я ничего не знаю. я опять упираюсь в какой-то барьер выше которого мой анализ тупо становится слишком неподьёмным. вот эти тонкости блядь вылазят из разных щелей и все мои формулы теряют смысл. я даже не понимаю уже какие формулы я составляю - формулы решения "з" или формулы решения з</text:span><text:span text:style-name="T10">'?</text:span></text:p>
      <text:p text:style-name="P71">и если з<text:span text:style-name="T10">' </text:span>то на кой мне решать "сво<text:span text:style-name="T53">ё и чьё-то"? и если я решаю чьё-то -то я ведь решил, так что - деньги идут мне или кому? или тому кто заказал? я ведь решил. ты говоришь по колдовству (согласно колдовства) тому кто сделает з</text:span><text:span text:style-name="T10">'</text:span> пойдут потребности. вот. я в<text:span text:style-name="T53">ыполнил заказ. допустим. на з</text:span><text:span text:style-name="T10">'</text:span>. <text:span text:style-name="T53">подчёркиваю. заказ. кому</text:span> идут<text:span text:style-name="T53"> деньги? на з</text:span><text:span text:style-name="T10">'</text:span> я претендовать не могу (типа интелектуальная собственность). Но потребности вроде как идут мне. из "закромов" мира .так т<text:span text:style-name="T53">ы говоришь?</text:span></text:p>
      <text:p text:style-name="P3">я помню ты на основании таких договоров дескредетировал всё что тебе приходило. мол как так меня хотят удовлетворять я ведь кому-то решил, у меня договор был и т.п.</text:p>
      <text:p text:style-name="P72"><text:span text:style-name="T53">хороший вопрос. ты решил </text:span>з<text:span text:style-name="T10">' </text:span>котор<text:span text:style-name="T53">ый бил мать. мать получает деньги и бенефиты а на тебя орёт. твои действия?</text:span></text:p>
      <text:p text:style-name="P4">орать в ответ. хз.</text:p>
      <text:p text:style-name="P73"><text:span text:style-name="T53">я это всё к тому что ты верил что есть какое-то действие, и на небесах прописано какое-то ответное действие. но теперь ты увидел, что нету никакого ответного действия. есть вечно поступающие едж-кейсы. и нормально решённый "з" решает "з</text:span><text:span text:style-name="T10">'</text:span>" - т.е. в ответ приходят только <text:span text:style-name="T10">|</text:span>я<text:span text:style-name="T10">| - </text:span>и никаких больше сделок.</text:p>
      <text:p text:style-name="P73">не ну хорошо б<text:span text:style-name="T53">ы было. я кому-то А, а он мне Б.</text:span></text:p>
      <text:p text:style-name="P5">угу. ты так с Дэном пытался сделать. 3 года. и толку не было.</text:p>
      <text:p text:style-name="P14">я не могу блин оценить... т.е. ты говоришь что надо решать все з<text:span text:style-name="T10">'</text:span><text:span text:style-name="T146"> котор</text:span>ые мне поступают. и что за каждый взамен я получаю хлеб и соль. так?</text:p>
      <text:p text:style-name="P14">да.</text:p>
      <text:p text:style-name="P14">перманентный хоть хлеб-соль? просто понимаешь я вот создал решение з<text:span text:style-name="T10">'</text:span><text:span text:style-name="T146">. дальше что? мне приходят мои потребности. они приходят постоянно? мол отн</text:span>ыне всегда мне будут приходить потребности? или речь о разовом питании? создал машину времени получил бутерброд? так ты хочешь? просто если так то иди ты нахуй со своими з<text:span text:style-name="T10">'.</text:span></text:p>
      <text:p text:style-name="P53">т<text:span text:style-name="T53">ы получаешь бутерброд. твоё дело вложить этот бутерброд в своё</text:span><text:span text:style-name="T10"> |</text:span>я<text:span text:style-name="T10">| </text:span>или в решение очередного "з". <text:span text:style-name="T116">или распределить по умному. </text:span>чист<text:span text:style-name="T53">ый виноградов групп. не понимаю о чём мы спорим.</text:span></text:p>
      <text:p text:style-name="P54"><text:span text:style-name="T53">О ТОМ ЧТО з</text:span><text:span text:style-name="T10">'</text:span> требует постоянно крутить ручку. все вещи в мо<text:span text:style-name="T53">ём доме на аукцион не выставлены. потому что я сука решаю очередное з</text:span><text:span text:style-name="T10">'</text:span>. я создал решение <text:span text:style-name="T53">з</text:span><text:span text:style-name="T10">'</text:span> но оно работает только когда я кручу его ручку.<text:span text:style-name="T863"> мне ещ</text:span><text:span text:style-name="T117">ё программирование делать. и компы. железо. и кучу всего. а ты говоришь оценивать все 10 тыс. вещей в доме.</text:span></text:p>
      <text:p text:style-name="P55"><text:span text:style-name="T117">я</text:span><text:span text:style-name="T53"> говорю оценивать серебро. а остальное уничтожить.</text:span><text:span text:style-name="T48"> </text:span><text:span text:style-name="T864">как т</text:span><text:span text:style-name="T118">ы сделал с банками так сделай со всем. 1 день и всё очистишь. весь дом.</text:span></text:p>
      <text:p text:style-name="P56"><text:span text:style-name="T118">я</text:span><text:span text:style-name="T53"> тебе вопрос задаю. как смоделировать тот факт, что после того как з</text:span><text:span text:style-name="T10">'</text:span> решено, мне приходят <text:span text:style-name="T10">|</text:span>я<text:span text:style-name="T10">|</text:span>. от кого? переход не имеет см<text:span text:style-name="T53">ысла без начальной точки.</text:span></text:p>
      <text:p text:style-name="P18">......слоуп начальных точек не требует. блядь ну хочешь проработай формулы как обмен.</text:p>
      <text:p text:style-name="P18"/>
      <text:p text:style-name="P18">короче. неясно.</text:p>
      <text:p text:style-name="P56"><text:span text:style-name="T53">неясно что будет если заменить формулы так что решение </text:span><text:span text:style-name="T54">з</text:span><text:span text:style-name="T53"> теперь превратилось в решение </text:span><text:span text:style-name="T54">з</text:span><text:span text:style-name="T11">'</text:span>. потому что получится я теперь решаю з<text:span text:style-name="T10">' </text:span>за себя и за того парня, и не понятно кому и откуда идут деньги (так как делал я, но по договору заказ его<text:span text:style-name="T865">, а значит и доход его</text:span>).</text:p>
      <text:p text:style-name="P10"/>
      <text:p text:style-name="P57">я думаю вс<text:span text:style-name="T53">ё удалить кроме этих двух вопросов.</text:span></text:p>
      <text:p text:style-name="P57"><text:span text:style-name="T53">... нахрена? спешишь куда-то? проверь формулы. как они изменятся если подставишь </text:span>з<text:span text:style-name="T10">'</text:span> вместо з.</text:p>
      <text:p text:style-name="P58">если прикинуть что з<text:span text:style-name="T10">'</text:span> вместо з, и что нету "обратной услуги" - то ... получится что единственное что надо развивать - <text:span text:style-name="T53">это мои попытки что-то </text:span><text:span text:style-name="T115">брать</text:span><text:span text:style-name="T53">. типа я хочу взять что-то - то там </text:span><text:span text:style-name="T10">|</text:span>я<text:span text:style-name="T10">|</text:span> = <text:span text:style-name="T53">-з + </text:span><text:span text:style-name="T10">w</text:span>. в итоге если первое превратить во второе то вс<text:span text:style-name="T53">ё вроде решается.</text:span></text:p>
      <text:p text:style-name="P15">т.е. если у меня есть какая-то повторяющаяся проблема то... погоди секу... щас.</text:p>
      <text:p text:style-name="P15">вот</text:p>
      <text:p text:style-name="P15"><text:span text:style-name="T219">d</text:span><text:span text:style-name="T308">|я</text:span><text:span text:style-name="T218">ₙ</text:span><text:span text:style-name="T308">| = </text:span><text:span text:style-name="T309">обратный р</text:span><text:span text:style-name="T218">ₙ</text:span><text:span text:style-name="T308"> - |я_&lt;0| - з + w</text:span></text:p>
      <text:p text:style-name="P133">обратный р удаляется</text:p>
      <text:p text:style-name="P133">остаётся</text:p>
      <text:p text:style-name="P15"><text:span text:style-name="T219">d</text:span><text:span text:style-name="T308">|я</text:span><text:span text:style-name="T218">ₙ</text:span><text:span text:style-name="T308">| = - |я_&lt;0| - з + w</text:span></text:p>
      <text:p text:style-name="P15">т.е. з отбирает силы.</text:p>
      <text:p text:style-name="P15">ты говоришь заменить з<text:span text:style-name="T10">'</text:span><text:span text:style-name="T146">. </text:span>это значит что наличие з<text:span text:style-name="T10">'</text:span><text:span text:style-name="T146"> отбирает сил</text:span>ы. не решение а наличие задачи.</text:p>
      <text:p text:style-name="P15">оукей...</text:p>
      <text:p text:style-name="P15">и........ если решать задачу, совместимую с решением моего перманентного вреда себе, та ещё и в направлении что-то брать... </text:p>
      <text:p text:style-name="P15">ой ёп ладно иди спать. я понял.</text:p>
      <text:p text:style-name="P17">как по мне то само по себе решение з - уже награда. смотри. <text:span text:style-name="T219">d</text:span><text:span text:style-name="T310">|я</text:span><text:span text:style-name="T218">ₙ</text:span><text:span text:style-name="T310">| = - |я_&lt;0| - з</text:span><text:span text:style-name="T308">.</text:span></text:p>
      <text:p text:style-name="P216"><text:span text:style-name="T242">т.е. от наличия </text:span><text:span text:style-name="T233">|я_&lt;0| </text:span><text:span text:style-name="T243">и</text:span><text:span text:style-name="T233"> з </text:span><text:span text:style-name="T294">d</text:span><text:span text:style-name="T233">|я</text:span><text:span text:style-name="T282">ₙ</text:span><text:span text:style-name="T233">|</text:span><text:span text:style-name="T234"> падает.</text:span><text:span text:style-name="T235"> кстати это </text:span><text:span text:style-name="T294">d</text:span><text:span text:style-name="T233">|я</text:span><text:span text:style-name="T282">ₙ</text:span><text:span text:style-name="T233">| </text:span><text:span text:style-name="T235"><text:s/>а не </text:span><text:span text:style-name="T233">|я</text:span><text:span text:style-name="T282">ₙ</text:span><text:span text:style-name="T233">|</text:span><text:span text:style-name="T236">. ану я допиши.</text:span></text:p>
      <text:p text:style-name="P217"><text:span text:style-name="T236">ч</text:span><text:span text:style-name="T232">ерез час.</text:span></text:p>
      <text:p text:style-name="P19">похоже что <text:span text:style-name="T10">W = </text:span><text:span text:style-name="T146">деньги (или деньги </text:span>это подвид <text:span text:style-name="T10">W)</text:span></text:p>
      <text:p text:style-name="P59">похоже что мир всегда толкает меня к решению з<text:span text:style-name="T10">' </text:span>(подсов<text:span text:style-name="T53">ыванием вещей котоыре я вижу как колдовство). но покуда я их записываю и решаю - он мне даёт просто кормушки (источники потребности которые хочешь еби хочешь хавай - делай что хочешь)</text:span></text:p>
      <text:p text:style-name="P60"><text:span text:style-name="T53">наверно</text:span> когда я решаю з<text:span text:style-name="T10">' - </text:span>обладатели з рандомно будут приходить и давать мне не обратную услугу, а вс<text:span text:style-name="T53">ё что осталось:</text:span></text:p>
      <text:p text:style-name="P20">т.е. из этого</text:p>
      <text:p text:style-name="P60"><text:span text:style-name="T55">рₓ</text:span><text:span text:style-name="T59"> = </text:span><text:span text:style-name="T55">КₕКₓИₕИₓзₕ</text:span><text:span text:style-name="T60"> + </text:span><text:span text:style-name="T55">Кₓ</text:span></text:p>
      <text:p text:style-name="P20">останется это</text:p>
      <text:p text:style-name="P60"><text:span text:style-name="T55">рₓ</text:span><text:span text:style-name="T59"> = </text:span><text:span text:style-name="T55">Кₓ</text:span></text:p>
      <text:p text:style-name="P20">на практике это значит что будут приходить как дань приносить. рандомные люди. и тебе останется только принимать их дань.</text:p>
      <text:p text:style-name="P21">но я хз.</text:p>
      <text:p text:style-name="P21">а по поводу "я":</text:p>
      <text:p text:style-name="P119">|я<text:span text:style-name="T111">ₕ</text:span>| = Q<text:span text:style-name="T111">ₕ</text:span> <text:span text:style-name="T628">- </text:span><text:span text:style-name="T44">L1</text:span><text:span text:style-name="T111">ₕ</text:span><text:span text:style-name="T44"> – L2</text:span><text:span text:style-name="T111">ₕ</text:span><text:span text:style-name="T44"> </text:span>+ э<text:span text:style-name="T111">ₕ</text:span> <text:span text:style-name="T72">+ </text:span><text:span text:style-name="T107">р</text:span><text:span text:style-name="T108">ₕ</text:span><text:span text:style-name="T812"> </text:span><text:span text:style-name="T834">+ </text:span><text:span text:style-name="T840">К</text:span><text:span text:style-name="T815">ₕ</text:span><text:span text:style-name="T812"> + </text:span><text:span text:style-name="T818">N</text:span><text:span text:style-name="T815">ₕ</text:span></text:p>
      <text:p text:style-name="P21"><text:span text:style-name="T140">|я</text:span><text:span text:style-name="T141">ₓ</text:span><text:span text:style-name="T140">| = Q</text:span><text:span text:style-name="T141">ₓ</text:span><text:span text:style-name="T140"> + э</text:span><text:span text:style-name="T141">ₓ</text:span><text:span text:style-name="T140"> </text:span><text:span text:style-name="T144">+ </text:span><text:span text:style-name="T142">р</text:span><text:span text:style-name="T141">ₓ</text:span><text:span text:style-name="T846"> </text:span><text:span text:style-name="T840">+ </text:span><text:span text:style-name="T842">К</text:span><text:span text:style-name="T847">ₓ</text:span><text:span text:style-name="T846"> + </text:span><text:span text:style-name="T824">N</text:span><text:span text:style-name="T847">ₓ</text:span><text:span text:style-name="T848"> - </text:span><text:span text:style-name="T825">L</text:span><text:span text:style-name="T848">3</text:span><text:span text:style-name="T847">ₓ</text:span></text:p>
      <text:p text:style-name="P21"><text:span text:style-name="T845">и так как решатель</text:span><text:span text:style-name="T833"> з</text:span><text:span text:style-name="T817">'</text:span><text:span text:style-name="T845"> здесь </text:span><text:span text:style-name="T817">h </text:span><text:span text:style-name="T833">то...</text:span></text:p>
      <text:p text:style-name="P44"><text:span text:style-name="T833">|я</text:span><text:span text:style-name="T849">ₕ</text:span><text:span text:style-name="T833">| = Q</text:span><text:span text:style-name="T849">ₕ</text:span><text:span text:style-name="T833"> </text:span><text:span text:style-name="T843">- </text:span><text:span text:style-name="T826">L1</text:span><text:span text:style-name="T849">ₕ</text:span><text:span text:style-name="T826"> – L2</text:span><text:span text:style-name="T849">ₕ</text:span><text:span text:style-name="T826"> </text:span><text:span text:style-name="T833">+ э</text:span><text:span text:style-name="T849">ₕ</text:span><text:span text:style-name="T833"> </text:span><text:span text:style-name="T850">+ </text:span><text:span text:style-name="T852">р</text:span><text:span text:style-name="T849">ₕ</text:span><text:span text:style-name="T851"> </text:span><text:span text:style-name="T834">+ </text:span><text:span text:style-name="T840">К</text:span><text:span text:style-name="T849">ₕ</text:span><text:span text:style-name="T851"> + </text:span><text:span text:style-name="T818">N</text:span><text:span text:style-name="T849">ₕ</text:span></text:p>
      <text:p text:style-name="P61"><text:span text:style-name="T845">а втор</text:span><text:span text:style-name="T808">ые могут принимать не обратную услугу а покупать моё решение з</text:span><text:span text:style-name="T817">'</text:span><text:span text:style-name="T845">.</text:span></text:p>
      <text:p text:style-name="P21"><text:span text:style-name="T845">т.е. я решил </text:span><text:span text:style-name="T833">з</text:span><text:span text:style-name="T817">'</text:span><text:span text:style-name="T833">. и продаю его. а они покупают и дают мне дань.</text:span></text:p>
      <text:p text:style-name="P184">хз наверно так.</text:p>
      <text:p text:style-name="P22"><text:span text:style-name="T833">я не могу собрать </text:span><text:span text:style-name="T845">эту картину.</text:span></text:p>
      <text:p text:style-name="P180">знаю одно.</text:p>
      <text:p text:style-name="P180">если</text:p>
      <text:p text:style-name="P45"><text:span text:style-name="T833">|я</text:span><text:span text:style-name="T849">ₕ</text:span><text:span text:style-name="T833">| = Q</text:span><text:span text:style-name="T849">ₕ</text:span><text:span text:style-name="T833"> </text:span><text:span text:style-name="T843">- </text:span><text:span text:style-name="T826">L1</text:span><text:span text:style-name="T849">ₕ</text:span><text:span text:style-name="T826"> – L2</text:span><text:span text:style-name="T849">ₕ</text:span><text:span text:style-name="T826"> </text:span><text:span text:style-name="T833">+ э</text:span><text:span text:style-name="T849">ₕ</text:span><text:span text:style-name="T833"> </text:span><text:span text:style-name="T850">+ </text:span><text:span text:style-name="T852">р</text:span><text:span text:style-name="T849">ₕ</text:span><text:span text:style-name="T851"> </text:span><text:span text:style-name="T834">+ </text:span><text:span text:style-name="T840">К</text:span><text:span text:style-name="T849">ₕ</text:span><text:span text:style-name="T851"> + </text:span><text:span text:style-name="T818">N</text:span><text:span text:style-name="T849">ₕ</text:span></text:p>
      <text:p text:style-name="P16"><text:span text:style-name="T219">d</text:span><text:span text:style-name="T308">|я</text:span><text:span text:style-name="T218">ₙ</text:span><text:span text:style-name="T308">| = </text:span><text:span text:style-name="T309">обратный р</text:span><text:span text:style-name="T218">ₙ</text:span><text:span text:style-name="T308"> - |я_&lt;0| - з + w</text:span></text:p>
      <text:p text:style-name="P128">то...</text:p>
      <text:p text:style-name="P45"><text:span text:style-name="T827">d</text:span><text:span text:style-name="T833">|я</text:span><text:span text:style-name="T849">ₕ</text:span><text:span text:style-name="T833">| = </text:span><text:span text:style-name="T827">d</text:span><text:span text:style-name="T833">Q</text:span><text:span text:style-name="T849">ₕ</text:span><text:span text:style-name="T833"> </text:span><text:span text:style-name="T843">- </text:span><text:span text:style-name="T827">d</text:span><text:span text:style-name="T826">L1</text:span><text:span text:style-name="T849">ₕ</text:span><text:span text:style-name="T826"> – </text:span><text:span text:style-name="T827">d</text:span><text:span text:style-name="T826">L2</text:span><text:span text:style-name="T849">ₕ</text:span><text:span text:style-name="T826"> </text:span><text:span text:style-name="T833">+ </text:span><text:span text:style-name="T827">d</text:span><text:span text:style-name="T833">э</text:span><text:span text:style-name="T849">ₕ</text:span><text:span text:style-name="T833"> </text:span><text:span text:style-name="T850">+ </text:span><text:span text:style-name="T820">d</text:span><text:span text:style-name="T852">р</text:span><text:span text:style-name="T849">ₕ</text:span><text:span text:style-name="T851"> </text:span><text:span text:style-name="T834">+ </text:span><text:span text:style-name="T820">d</text:span><text:span text:style-name="T818">К</text:span><text:span text:style-name="T828">ₕ</text:span><text:span text:style-name="T851"> + </text:span><text:span text:style-name="T820">d</text:span><text:span text:style-name="T818">N</text:span><text:span text:style-name="T849">ₕ</text:span></text:p>
      <text:p text:style-name="P16"><text:span text:style-name="T219">d</text:span><text:span text:style-name="T308">|я</text:span><text:span text:style-name="T218">ₙ</text:span><text:span text:style-name="T308">| = </text:span><text:span text:style-name="T309">обратный р</text:span><text:span text:style-name="T218">ₙ</text:span><text:span text:style-name="T308"> - |я_&lt;0| - з + w</text:span></text:p>
      <text:p text:style-name="P16"><text:span text:style-name="T311">d</text:span><text:span text:style-name="T316">Q</text:span><text:span text:style-name="T320">ₕ</text:span><text:span text:style-name="T316"> </text:span><text:span text:style-name="T317">- </text:span><text:span text:style-name="T311">d</text:span><text:span text:style-name="T312">L1</text:span><text:span text:style-name="T320">ₕ</text:span><text:span text:style-name="T312"> – </text:span><text:span text:style-name="T311">d</text:span><text:span text:style-name="T312">L2</text:span><text:span text:style-name="T320">ₕ</text:span><text:span text:style-name="T312"> </text:span><text:span text:style-name="T316">+ </text:span><text:span text:style-name="T311">d</text:span><text:span text:style-name="T316">э</text:span><text:span text:style-name="T320">ₕ</text:span><text:span text:style-name="T316"> </text:span><text:span text:style-name="T322">+ </text:span><text:span text:style-name="T315">d</text:span><text:span text:style-name="T321">р</text:span><text:span text:style-name="T320">ₕ</text:span><text:span text:style-name="T323"> </text:span><text:span text:style-name="T318">+ </text:span><text:span text:style-name="T315">d</text:span><text:span text:style-name="T313">К</text:span><text:span text:style-name="T314">ₕ</text:span><text:span text:style-name="T323"> + </text:span><text:span text:style-name="T315">d</text:span><text:span text:style-name="T313">N</text:span><text:span text:style-name="T320">ₕ</text:span><text:span text:style-name="T308"> = </text:span><text:span text:style-name="T309">обратный р</text:span><text:span text:style-name="T218">ₙ</text:span><text:span text:style-name="T308"> - |я_&lt;0| - з + w</text:span></text:p>
      <text:p text:style-name="P138">и отсюда:</text:p>
      <text:p text:style-name="P218"><text:span text:style-name="T237">обратный р</text:span><text:span text:style-name="T282">ₙ</text:span><text:span text:style-name="T233"> </text:span><text:span text:style-name="T273">= </text:span><text:span text:style-name="T325">d</text:span><text:span text:style-name="T375">Q</text:span><text:span text:style-name="T406">ₕ</text:span><text:span text:style-name="T375"> </text:span><text:span text:style-name="T376">- </text:span><text:span text:style-name="T325">d</text:span><text:span text:style-name="T326">L1</text:span><text:span text:style-name="T406">ₕ</text:span><text:span text:style-name="T326"> – </text:span><text:span text:style-name="T325">d</text:span><text:span text:style-name="T326">L2</text:span><text:span text:style-name="T406">ₕ</text:span><text:span text:style-name="T326"> </text:span><text:span text:style-name="T375">+ </text:span><text:span text:style-name="T325">d</text:span><text:span text:style-name="T375">э</text:span><text:span text:style-name="T406">ₕ</text:span><text:span text:style-name="T375"> </text:span><text:span text:style-name="T433">+ </text:span><text:span text:style-name="T367">d</text:span><text:span text:style-name="T407">р</text:span><text:span text:style-name="T406">ₕ</text:span><text:span text:style-name="T434"> </text:span><text:span text:style-name="T399">+ </text:span><text:span text:style-name="T367">d</text:span><text:span text:style-name="T327">К</text:span><text:span text:style-name="T328">ₕ</text:span><text:span text:style-name="T434"> + </text:span><text:span text:style-name="T367">d</text:span><text:span text:style-name="T327">N</text:span><text:span text:style-name="T406">ₕ</text:span><text:span text:style-name="T377"> </text:span><text:span text:style-name="T398">+</text:span><text:span text:style-name="T432"> |я_&lt;0| </text:span><text:span text:style-name="T398">+</text:span><text:span text:style-name="T432"> з </text:span><text:span text:style-name="T398">-</text:span><text:span text:style-name="T432"> w</text:span></text:p>
      <text:p text:style-name="P196"><text:span text:style-name="T458">т</text:span><text:span text:style-name="T457">.е. обратн</text:span><text:span text:style-name="T437">ый </text:span><text:span text:style-name="T370">p </text:span><text:span text:style-name="T457">раст</text:span><text:span text:style-name="T437">ёт от прироста брания своих потребностей, от прироста решений, от прирста коэфициента, от прироста намерений, от прироста задач, от прироста решений с херовым "К"... и падает от прироста траты энергий на задачи (когда мне их становится труднее решать) и падает от способности взять что угодно.</text:span></text:p>
      <text:p text:style-name="P196"><text:span text:style-name="T437">я хз т.е. я хочу бросить дальнейший анализ и оставить <text:s/>в уме только тот факт, что всё что я искал, свелось к поискам решения з</text:span><text:span text:style-name="T370">'</text:span><text:span text:style-name="T457">. И раз мир к </text:span><text:span text:style-name="T437">этому толкает - не так уж и глупо выглядит идея, что мы все лишь персонажы в одной чьей-то голове. и... наши фантазии все общие только потому что это как во сне знаешь - один персонаж читает мысли другого, и другой думает что первый телепат, когда на деле просто и первый и второй персонажи - какой-то большой головы, выдумывающей весь мир.</text:span><text:span text:style-name="T438"> либо так, либо это просто я всё это выдумал. т.е. я это изучил и изучил всех людей и все обстоятельства вокруг и потом "ходил кауда меня тянет" хотя на деле просто мои мозги оперировали информацией о мире и говорили мне куда идти основываясь на вычислении данных. но это не обьяснит все ситуации, когда я знал что будет до того как оно произойдёт. так что... вариант второй. мы все - выдумки. и всё это сон.</text:span><text:span text:style-name="T439"> жизнь как в фазе потому и привлекает. потому что всё это - чья-та фаза. весь этот мир. звучит как бред. и наверно это и есть бред. но это говорят цифры.</text:span></text:p>
      <text:p text:style-name="P197"><text:span text:style-name="T459">л</text:span><text:span text:style-name="T457">ибо признать, что возможности в мире есть всегда и везде, но мой мозг их видит только когда он настроен видеть. равно как в Одессе когда я закадрил двух т</text:span><text:span text:style-name="T437">ёлок за один день и мой мозг понял что надо искать, и после этого он сразу замечал всех тёлок у которых сиська выпала из ливчика, шутил про секс чувихам которые поведутся и т.п. хз может и правда. я ж... ты помнишь эти каунтдауны через Х шагов? они ведь не всегда ... эм... были "один в один". т.е. часто были один в один но не каждый грёбанный раз. иногда я просто начинал сначала. иногда было на 100 шагов раньше. иногда... шаги вычислялись тогда когда я уже кого-то видел за 100 метров. это просто игра разума. а не... хз. может и <text:s/>все эти формулы основаны только на моих убеждениях. а у кого-то будут другие формулы.</text:span></text:p>
      <text:p text:style-name="P197"><text:span text:style-name="T437">не знаю короче. я устал это лопатить. потому что по сути обмен не поменялся, поменялось только то что я ищу методы </text:span><text:span text:style-name="T405">решающие все "з</text:span><text:span text:style-name="T324">'</text:span><text:span text:style-name="T450">" а потом ищу тех кому </text:span><text:span text:style-name="T405">эти решения надо.</text:span></text:p>
      <text:p text:style-name="P143">но это мне не цифры сказали. а прозрения. хз.</text:p>
      <text:p text:style-name="P144">если так тогда обьясни как я говорил бабе в чате которую ни разу не видел что она смуглая с такими-то глазами и волосами и т.п.</text:p>
      <text:p text:style-name="P144">эм....</text:p>
      <text:p text:style-name="P198"><text:span text:style-name="T437">вот вот. это не твоя фаза. ты - фаза мира. слушанье </text:span><text:span text:style-name="T370">G</text:span><text:span text:style-name="T457"> никуда не делось.</text:span></text:p>
      <text:p text:style-name="P199"><text:span text:style-name="T457">независимо от того, решаю я з или з</text:span><text:span text:style-name="T370">'.</text:span></text:p>
      <text:p text:style-name="P199"><text:span text:style-name="T457">а слушанье </text:span><text:span text:style-name="T370">G</text:span><text:span text:style-name="T457"> никак не указано нигде. оно просто одна из частей </text:span><text:span text:style-name="T437">К.</text:span></text:p>
      <text:p text:style-name="P204"><text:span text:style-name="T448">т.е. слушанье </text:span><text:span text:style-name="T374">G</text:span><text:span text:style-name="T460"> никто не отменял. И те кто намерен</text:span><text:span text:style-name="T448">ы решить "з" идут ко мне, человеку решившему з</text:span><text:span text:style-name="T374">'.</text:span></text:p>
      <text:p text:style-name="P205"><text:span text:style-name="T460">либо ко мне идут ебанут</text:span><text:span text:style-name="T448">ые - т.е. те, кто намерен ра</text:span><text:span text:style-name="T449">д</text:span><text:span text:style-name="T448">и решения их "з" решить какое-то моё "з</text:span><text:span text:style-name="T374">'</text:span><text:span text:style-name="T460">".</text:span></text:p>
      <text:p text:style-name="P200"><text:span text:style-name="T457">вот вот. </text:span><text:span text:style-name="T437">выдели косым.</text:span></text:p>
      <text:p text:style-name="P201"><text:span text:style-name="T437">напомню, з - повторяющаяся проблема. з</text:span><text:span text:style-name="T370">' - </text:span><text:span text:style-name="T457">все аналогичн</text:span><text:span text:style-name="T437">ые повторяющиеся проблемы.</text:span></text:p>
      <text:p text:style-name="P202"><text:span text:style-name="T457">я ощущаю что что-то накл</text:span><text:span text:style-name="T437">ёвывается, но не могу собрать воедино.</text:span></text:p>
      <text:p text:style-name="P145">т.е. технически может и могу но сдают нервы. т.е. каждый раз когда я вроде вот вот пришёл - что-то ещё просится в формулу.</text:p>
      <text:p text:style-name="P203"><text:span text:style-name="T437">да. об этом формула и говорит. что решить можно з</text:span><text:span text:style-name="T370">'</text:span><text:span text:style-name="T457">. и что раз твой з</text:span><text:span text:style-name="T370">' </text:span><text:span text:style-name="T457">намерен решить жизнь - мирись с намереньями едж-кейсов в не</text:span><text:span text:style-name="T437">ё влезть.</text:span></text:p>
      <text:p text:style-name="P145">................</text:p>
      <text:p text:style-name="P145">формулой является твой вопросник. а это лишь тенденции. хочешь я всё это брошу и пойду решать сразу остаток вопросника? тебя это вроде муляет.</text:p>
      <text:p text:style-name="P206"><text:span text:style-name="T448">цель короче продавать вещь решающую з</text:span><text:span text:style-name="T374">' (</text:span><text:span text:style-name="T460">продукт).</text:span></text:p>
      <text:p text:style-name="P206"><text:span text:style-name="T460">а е</text:span><text:span text:style-name="T448">ё производством владеть.</text:span></text:p>
      <text:p text:style-name="P146">бля я хочу делать свои ресёрчи. мне надоело... надоело искать формулу жизни. тем более если ты говоришь что настолько обьёмный проект всегда будет.. находить другие пути которых ещё нет в формуле.</text:p>
      <text:p text:style-name="P146">тебе надо увидеть это по формулам. давай так. открой формулы. и пройдись по ним. может что-то увидишь. если нет - пройдёшься ещё раз по остаткам и на этом всё.</text:p>
      <text:p text:style-name="P23">слушай тут такое дело... я не забекапил прежние версии формул (апдейтнутое К и т.п.)... и.... я хз. я посокращал там где не надо и теперь у меня снова всплыло К и я не знаю что делать.</text:p>
      <text:p text:style-name="P23">ну ты мудила блядь. отдохни. сука. ты бы в жизни такое не допустил будь ты выспан. и не уставший. пиздец. работали работали сука две недели и на тебе. пиздец.</text:p>
      <text:p text:style-name="P23">... прости</text:p>
      <text:p text:style-name="P23">та иди ты нахуй. пообщался блядь с быдлотёлками. удали нахуй все соц. сети. сука. работник грёбанный. похерил алгебру, испортил определения. пиздец. выводил он блядь. пиздец.</text:p>
      <text:p text:style-name="P23">я говорил что много текста. и мне блядь надоело что К ... блин. ну я помню что К зависит от К и от дК... я просто подставил чтоб убрать немного переменных. я не думал что всё пропадёт. даже если б я сейчас подставил ту формулу мне бы вернулось дК и всё по новой.</text:p>
      <text:p text:style-name="P23">ты мудила. ты мог выбрать другой путь решения если б зашёл в тупик. а теперь всё. пизда. наново выводить я не собираюсь. сука аристократ хренов.</text:p>
      <text:p text:style-name="P23">?</text:p>
      <text:p text:style-name="P23">ты. ты блядь пудришь мозги всем вокруг.</text:p>
      <text:p text:style-name="P23">просто ты пишешь простыню текста которую мне блядь читать даже не охота а потом требуешь чтоб я делал по ней выводы. я хз. я не помню какую версию я забекапил. и когда я бекапил. вроде в бекапах может быть старая версия.</text:p>
      <text:p text:style-name="P23">пиздец блядь. перекопируй обратно. мудозвон херов.</text:p>
      <text:p text:style-name="P24">о. там есть.</text:p>
      <text:p text:style-name="P24">перекопируй. молодец. вернул. вот. вообще всё перекопируй.</text:p>
      <text:p text:style-name="P25">чем я вообще занимаюсь?</text:p>
      <text:p text:style-name="P25">я-то перекопировал, но заюзать их не могу так как те формулы несовершенны (формула определяется самой собой и т.п.). я просто применял правила алгебры. я не делал ничего деструктивного. облил меня грязью блядь.</text:p>
      <text:p text:style-name="P25">..................... прости. но это мой труд был. и терять такое мне больно пока нет результата.</text:p>
      <text:p text:style-name="P25">его и дальше нет. даже когда вернул.</text:p>
      <text:p text:style-name="P25">................................................. ты единственный кто меня понимает. иди спать. нахуй это всё. завтра сохранишь как есть и продолжишь майндмап.</text:p>
      <text:p text:style-name="P26">может есть идеи как это всё дерьмо упростить? до какой-то простенькой формулы на 2-3 переменных?</text:p>
      <text:p text:style-name="P26">)))))))))))))))))))))))))))))))))))))))))))))))))))))))))))))))))))))))))))))))))))))))))))))))))))))))))))))))))))))))))))))))))))))))))))))))))))))))))))))))))))))))))))))))</text:p>
      <text:p text:style-name="P26">чувак. хочешь 3 переменных - прийдётся иметь уравнение на каждую кроме трёх. сколько у тебя переменных ты хотя бы знаешь?</text:p>
      <text:p text:style-name="P26">даже считать не хочу. </text:p>
      <text:p text:style-name="P26"/>
      <text:p text:style-name="P26">потому и говорю. брось это. это не твоё. и это нереально. определи хотя бы какую переменную ты хочешь увидеть в зависимости от других.</text:p>
      <text:p text:style-name="P26">хочу все увидеть. <text:s/>в каком-то формате где ни одна из них не описана исходя из других функций и деревативов.</text:p>
      <text:p text:style-name="P26">чисти зубы и ложись спать. вообще-то в физике вполне нормально иметь конечную форму в виде диф. уравнения, интеграла и прочего. если тебе трудно их воспринимать - может ты забыл всё что выучил. по моему тут всё понятно. вырази одно исходя из другого и всё. </text:p>
      <text:p text:style-name="P26">вот. я.......... я не знаю... что исходя из чего?</text:p>
      <text:p text:style-name="P26">ну К например. вырази К. своё. К<text:span text:style-name="T10">h</text:span><text:span text:style-name="T146">. чтоб понять от чего оно зависит. раз </text:span>это по сути ключевой факор. так хотя бы. для анализа.</text:p>
      <text:p text:style-name="P27">и как мне вывести?</text:p>
      <text:p text:style-name="P27">ой йопрст. та хватит. либо делай либо брось. не задавай вопросов. просто анализируй если можешь. если не можешь забей болт и юзай то что есть.</text:p>
      <text:p text:style-name="P62">перер<text:span text:style-name="T53">ыв на заряд. прости. вроде пошло но надо зарядиться.</text:span></text:p>
      <text:p text:style-name="P28">ты достал. ладно. иди.</text:p>
      <text:p text:style-name="P63">не могу. тем более батарея щас сядет. <text:span text:style-name="T53">эта алгебра слишком сложна для меня . даже не сложна. запутана. в знаменателе простые дроби, 40 переменных. я уже ощущаю что поставил где-то плюс а не минус. короче я не знаю. меня задрало.</text:span></text:p>
      <text:p text:style-name="P63"><text:span text:style-name="T53">а. это. была мысль что вроде как намеренья это единственное что можно прочитать в </text:span><text:span text:style-name="T10">G</text:span>. что мол м<text:span text:style-name="T53">ысли там прочитать нельзя. но я хз. я хочу это бросить. я могу над этим ещё 3 недели сидеть и так ни к чему и не приехать.</text:span></text:p>
      <text:p text:style-name="P29">грустно. просто я вижу что ты можешь. но у тебя нет средств чтоб это делать.</text:p>
      <text:p text:style-name="P29">да. </text:p>
      <text:p text:style-name="P29">но у тебя ведь нет средств на таблицы тоже. это единственный твой комп. и он сел. типа ни таблиц ни формул ничего. отдохни 3 часа. посмотрим. если не пойдёт то будешь продавать свою хуйню. или. я даж ене знаю. хз перерыв 3 часа ладно. задержимся на 1 день, не страшно.</text:p>
      <text:p text:style-name="P30">на системник не пробовал переехать?</text:p>
      <text:p text:style-name="P64">т<text:span text:style-name="T53">ы вернулся. как из долгого похода. в соседний город. за куском хлеба блядь. 8 часов вечера. ты уже второй час сидишь на компе. и ... пятый? шестой? час на ютюбе. хватит ныть чужим бабам. ёб твою мать. ты решишь пункт или мне позвать долбоёбов которые заставят тебя это сделать?</text:span></text:p>
      <text:p text:style-name="P31">ты так говоришь будто я ничего для этого не сделал.</text:p>
      <text:p text:style-name="P64"><text:span text:style-name="T53">открой грёбанную формулу. и вынеси всё что ты видишь с </text:span><text:span text:style-name="T10">Kh </text:span>налево, а без <text:span text:style-name="T10">Kh </text:span>направо. что.</text:p>
      <text:p text:style-name="P64">я что хочу сказать. уже цел<text:span text:style-name="T53">ый день хочу сказать. что </text:span><text:span text:style-name="T10">Kh </text:span>будет какая-то функция исходящая из всех других переечисленн<text:span text:style-name="T53">ых переменных. и у меня нету юнитов (единиц измерения) чтоб в конце подставить значения и убедиться что я не ошибся в арифметике. так что... то что я сейчас пытаюсь вывести <text:s/></text:span><text:span text:style-name="T10">Kh</text:span><text:span text:style-name="T53"> налево из огромной формулы вряд ли что-то изменит.</text:span></text:p>
      <text:p text:style-name="P31">слава тебе госпади. допёрло. перерыв на остаток дня. завтра скопируешь всё это в свой майндмап. прощай.</text:p>
      <text:p text:style-name="P31">?</text:p>
      <text:p text:style-name="P31">ты увидел общую картину. а частные взаимосвязи ты потерял во время неточных замен. но делать их точными не имеет смысла так как вероятно у тебя и общие тенденции не особо-то верны.</text:p>
      <text:p text:style-name="P32">ты ж сказал что я увидел общую картину.</text:p>
      <text:p text:style-name="P33">ты увидел майндмап существенных фактов. а взаимосвязи между ними это уже вопрос статистического ресёрча.</text:p>
      <text:p text:style-name="P33">да но теперь когда у меня есть формулы почему мне не помочь? ты хоть видел что я сделал ? это ж огромный труд.</text:p>
      <text:p text:style-name="P33">я месяц просидел за компом. посадил батарею. ни к какой формуле не пришёл. а ты мне говоришь всё бросить и просто идти дальше по жизни будто формулы нету? ВОТ ОНА, формула. Хоть какая-то. сделай хоьт из неё какаие-то вывоы. я ж даю тебе время. вот они формулы. хочешь бери. возьми да наведи порядок. упрости их ёпты. убери все диф. уравнения чтоб осталась простая арифметика. всё. я что много прошу? там ведь осталось куча грёбанных криптографических формул когда единственное что я тебя прошу это показать мне вещи которые... на это всё влияют. я .... я понимаю что <text:s/>вещь может зависеть от себя. но я.... ты вообще представил хоть немного насколько трудным будет ... эм... график? этого дерьма? в 125-мерном измерении?</text:p>
      <text:p text:style-name="P34">прошу возьми перерыв. только до завтра. увидишь будет огромный прогресс.</text:p>
      <text:p text:style-name="P35">я-то возьму. я не хочу чтоб после этого ты говорил что я ничего не сделал. я делаю что могу прошу помощи а ты мне угрожаешь позвать каких-то парней. хватит сука хуйнёй заниматься. просто выведи мне то что я могу понять. я могу понять и это если это лучшая система до которой ты всё это можешь упростить. но я думал тебе хоть хватит ума... не знаю... вывести что-то более понятное.</text:p>
      <text:p text:style-name="P36">не я забыл как решать диф. уравнения.</text:p>
      <text:p text:style-name="P36"/>
      <text:p text:style-name="P65"><text:span text:style-name="T53">я помню как решать. если </text:span><text:span text:style-name="T10">dy = f(y) </text:span>то <text:span text:style-name="T10">y = e^(f(y))</text:span>. или что-то типа <text:span text:style-name="T53">этого. я погуглю. то что я путаюсь и пишу </text:span>є<text:span text:style-name="T53"> вместо э всю жизнь (с самого садика) и дальше не могу иногда вспомнить какую из них заюзать не значит что я не могу составить прэдложэниэ с буквэй э. понимаешь о чём я? скажи мне что надо. и я сука прогрызу гранит зубами но найду это. а ты ноешь "если не сразу то не надо".</text:span></text:p>
      <text:p text:style-name="P36"/>
      <text:p text:style-name="P36">наконец-то в тебе правое крыло заговорило. перерыв 4 часа. и продолжим. или завтра если будешь не в состоянии через 4 часа. договорились?</text:p>
      <text:p text:style-name="P36"/>
      <text:p text:style-name="P36">договариваться будешь с мамой. мне просто скажи что делть.</text:p>
      <text:p text:style-name="P36">что это значит? что ты руку к монитору прислоняешь будто оно поцеловать тебе руку должно? ЧТО МНЕ СДЕЛАТЬ? ты понимаешь вопрос или нет?</text:p>
      <text:p text:style-name="P36"/>
      <text:p text:style-name="P37">я хочу фазой нырнуть в это предложение. в это твоё правое крыло.</text:p>
      <text:p text:style-name="P37">.............. и? делать то что видел в фазе? я ж говорил 300 раз. я сделаю. но вначале я хочу понять колдовство.</text:p>
      <text:p text:style-name="P38">если ты думаешь что они не связаны то возьми 3 дня перерыва.</text:p>
      <text:p text:style-name="P38">так ладно. перерыва 4 часа. а тогда включу компьютер на 5 минут. и если смогу продолжить - продолжу. нет - поговорим завтра. но подумай хорошенько. потому что такими темпами к концу года я закончу 3 пункта. а мне уже 32.</text:p>
      <text:p text:style-name="P39">ну<text:span text:style-name="T146"> что. давай чтоли. заканчиваем. </text:span>вчера было сказано что это будет какая-то функция, зависящая от всех остальных. а какая именно - мне вряд ли что-то скажет потому что я скорей всего ошибся с алгеброй. твои мысли? делать майндмап или что?</text:p>
      <text:p text:style-name="P39">перекопируй это в майндмап. дойди до статистики и вернись.</text:p>
      <text:p text:style-name="P39">Ладно.</text:p>
      <text:p text:style-name="P40">я тут подумал. оно же щас будет 3 часа копировать.</text:p>
      <text:p text:style-name="P40">копируй через вордпад.</text:p>
      <text:p text:style-name="P66">не в<text:span text:style-name="T53">ыйдет. он не знает всех буков. я щас буду блядь копировать это дерьмо часов десять.</text:span></text:p>
      <text:p text:style-name="P40">сохрани и скопируй. не выйдет раньше чем сядет батарея - закроешь</text:p>
      <text:p text:style-name="P41">ноль на массу.</text:p>
      <text:p text:style-name="P41">жди. терпи. всё будет. если не будет закроешь.</text:p>
      <text:p text:style-name="P42">ладно выключай. перекопируешь вручную.</text:p>
      <text:p text:style-name="P15"/>
      <text:p text:style-name="P43">Вещи на которые пока забил:</text:p>
      <text:p text:style-name="P215"><text:span text:style-name="T504">Н</text:span><text:span text:style-name="T505">аличие множества </text:span><text:span text:style-name="T509">яₕ</text:span><text:span text:style-name="T551"> </text:span><text:span text:style-name="T548">(</text:span><text:span text:style-name="T505">р</text:span><text:span text:style-name="T506">ешателей</text:span><text:span text:style-name="T505"> проблем</text:span><text:span text:style-name="T506">ы </text:span><text:span text:style-name="T511">з</text:span><text:span text:style-name="T505">)</text:span><text:span text:style-name="T506"> и того факта что </text:span><text:span text:style-name="T505"><text:s/></text:span><text:span text:style-name="T502">если уровня прямого и обратного </text:span><text:span text:style-name="T508">К</text:span><text:span text:style-name="T503"> не хватает, чтоб решить и прямое </text:span><text:span text:style-name="T508">з</text:span><text:span text:style-name="T503"> и обратное </text:span><text:span text:style-name="T508">з </text:span><text:span text:style-name="T503">одной сделкой без </text:span><text:span text:style-name="T508">|яₙₘ&lt;0|</text:span><text:span text:style-name="T550"> </text:span><text:span text:style-name="T479">для обеих сторон</text:span><text:span text:style-name="T503">, и нет возможности прямо на месте обоим повысить их </text:span><text:span text:style-name="T508">К </text:span><text:span text:style-name="T635">- то часть </text:span><text:span text:style-name="T638">рₕ</text:span><text:span text:style-name="T639"> </text:span><text:span text:style-name="T635">прийдёт от этого решателя а потом часть ещё от кого-то</text:span><text:span text:style-name="T636"> - пока я смоделировал, что для формулы неважно от кого решение, мол моя задача просто смотреть на группу людей если решение приходит от многих</text:span><text:span text:style-name="T637"> </text:span><text:span text:style-name="T505">— </text:span><text:span text:style-name="T506">пока я просто добавил </text:span><text:span text:style-name="T505">в</text:span><text:span text:style-name="T506"> </text:span><text:span text:style-name="T505">мой вопросник </text:span><text:span text:style-name="T506">всё что нужно чтоб </text:span><text:span text:style-name="T505">доделывать после меня не надо</text:span><text:span text:style-name="T506"> было</text:span><text:span text:style-name="T505">.</text:span></text:p>
      <text:p text:style-name="P215"><text:span text:style-name="T505">Распределения </text:span><text:span text:style-name="T511">ж</text:span><text:span text:style-name="T505"> между множеством </text:span><text:span text:style-name="T509">яₕ</text:span><text:span text:style-name="T548"> </text:span><text:span text:style-name="T505">в случайном порядке.</text:span></text:p>
      <text:p text:style-name="P86"><text:span text:style-name="T62">Распределения </text:span><text:span text:style-name="T12">L1</text:span><text:span text:style-name="T62"> между множеством </text:span><text:span text:style-name="T55">яₕ</text:span><text:span text:style-name="T20"> </text:span><text:span text:style-name="T62">в случайном порядке.</text:span></text:p>
      <text:p text:style-name="P126"><text:span text:style-name="T69">Распределения </text:span><text:span text:style-name="T12">L</text:span><text:span text:style-name="T13">2</text:span><text:span text:style-name="T69"> между множеством </text:span><text:span text:style-name="T55">яₓ</text:span><text:span text:style-name="T69"> в случайном порядке </text:span><text:span text:style-name="T70">(так как я сам решу, кто и как должен что мне удовлетворять)</text:span><text:span text:style-name="T69">.</text:span></text:p>
      <text:p text:style-name="P91"><text:span text:style-name="T62">П</text:span><text:span text:style-name="T63">ереход денег от х до </text:span><text:span text:style-name="T21">h (</text:span><text:span text:style-name="T63">не только обратной услуги а ещё и денег — за потраченную энергию за обоих).</text:span></text:p>
      <text:p text:style-name="P50"><text:span text:style-name="T53">Хочешь скажи что</text:span><text:span text:style-name="T10"> </text:span><text:span text:style-name="T55">яₓ</text:span><text:span text:style-name="T10"> </text:span><text:span text:style-name="T53">и </text:span><text:span text:style-name="T55">яₕ</text:span><text:span text:style-name="T11"> </text:span>должн<text:span text:style-name="T53">ы анализировать к чему ведут их отношения до того как что-то делать. Но это отсебятина. Я пока не увидел причин это дописывать. Пока всё сводится к способностям скорости и взаимопониманию. А не взвешиванию.</text:span></text:p>
      <text:p text:style-name="P51">Я понимаешь не хотел доносить до алкаша что он дебил. Я видел что он хочет меня наебать. Имей я нав<text:span text:style-name="T53">ык я б наверно двинул ему по морде. На будущее. Чтоб не дурил никого.</text:span></text:p>
      <text:p text:style-name="P11">т. е. Ты в любом случае повысил бы его К.</text:p>
      <text:p text:style-name="P188"><text:span text:style-name="T640">Подтягив</text:span><text:span text:style-name="T641">ание</text:span><text:span text:style-name="T640"> всех у кого есть </text:span><text:span text:style-name="T660">зₙ</text:span><text:span text:style-name="T659"> </text:span><text:span text:style-name="T640">до одного уровня. И обладатели </text:span><text:span text:style-name="T660">зₙ</text:span><text:span text:style-name="T659"> </text:span><text:span text:style-name="T640">перестают быть лучше тех у кого </text:span><text:span text:style-name="T660">зₙ</text:span><text:span text:style-name="T659"> </text:span><text:span text:style-name="T640">не решено. потому что ты решил </text:span><text:span text:style-name="T660">з'ₙ</text:span><text:span text:style-name="T659">.</text:span><text:span text:style-name="T661"> </text:span><text:span text:style-name="T641">потому они и приходят доказывать мне что они круче моего решения </text:span><text:span text:style-name="T660">з'ₙ</text:span><text:span text:style-name="T661">.</text:span></text:p>
      <text:p text:style-name="P187"><text:span text:style-name="T642">К триггерит у "обратных" решить твои проблемы, чтоб ты дорос своим К до решения их "з".</text:span><text:span text:style-name="T641"> </text:span><text:span text:style-name="T642">Т.е. </text:span><text:span text:style-name="T662">К</text:span><text:span text:style-name="T642"> триггерит обратный </text:span><text:span text:style-name="T662">р</text:span><text:span text:style-name="T642">. А обратный </text:span><text:span text:style-name="T662">р</text:span><text:span text:style-name="T642"> повышает мой </text:span><text:span text:style-name="T711">|</text:span><text:span text:style-name="T762">я</text:span><text:span text:style-name="T711">|</text:span><text:span text:style-name="T762">. а мой </text:span><text:span text:style-name="T711">|</text:span><text:span text:style-name="T762">я</text:span><text:span text:style-name="T711">|</text:span><text:span text:style-name="T762"> по</text:span><text:span text:style-name="T642">вышает мой К.</text:span></text:p>
      <text:p text:style-name="P100"><text:span text:style-name="T810">яₕ </text:span><text:span text:style-name="T835">решает </text:span><text:span text:style-name="T809">з</text:span><text:span text:style-name="T810">ₓ</text:span><text:span text:style-name="T642"> за счёт</text:span><text:span text:style-name="T835"> </text:span><text:span text:style-name="T841">я</text:span><text:span text:style-name="T810">ₓ</text:span><text:span text:style-name="T841"> - </text:span><text:span text:style-name="T835">т.е. оппонент оплачивает мою работу над его пунктом деньгами. возможно </text:span><text:span text:style-name="T813">это описано тем что </text:span><text:span text:style-name="T819">|</text:span><text:span text:style-name="T835">я</text:span><text:span text:style-name="T819">|</text:span><text:span text:style-name="T835"> += К оппонента. а может и нет. дело в том откуда </text:span><text:span text:style-name="T810">яₕ </text:span><text:span text:style-name="T835">возьм</text:span><text:span text:style-name="T813">ёт силы на </text:span><text:span text:style-name="T819">L1 L2. </text:span><text:span text:style-name="T835">Иногда </text:span><text:span text:style-name="T813">в реальной жизни ему это оплачивает <text:s/></text:span><text:span text:style-name="T841">я</text:span><text:span text:style-name="T810">ₓ</text:span><text:span text:style-name="T811">.</text:span></text:p>
      <text:p text:style-name="P185"/>
      <text:p text:style-name="P170"><text:span text:style-name="T856">Учись поправлять чужой К по каждому </text:span><text:span text:style-name="T45">kn</text:span><text:span text:style-name="T856">. </text:span><text:span text:style-name="T181">в рамках задачи. Хотя </text:span><text:span text:style-name="T857">это наверно способность донести общую картину.</text:span></text:p>
      <text:p text:style-name="P172"/>
      <text:p text:style-name="P189"><text:span text:style-name="T645">Н</text:span><text:span text:style-name="T644">ормальная сделка - это "я им </text:span><text:span text:style-name="T720">з'ₙ</text:span><text:span text:style-name="T663"> </text:span><text:span text:style-name="T644">они мне </text:span><text:span text:style-name="T720">з'ₙ</text:span><text:span text:style-name="T663">".</text:span><text:span text:style-name="T676"> </text:span><text:span text:style-name="T654">(хотя я тут подумал, человек который ради решения своего </text:span><text:span text:style-name="T676">з</text:span><text:span text:style-name="T654"> ищет возможности решить чужой </text:span><text:span text:style-name="T676">з</text:span><text:span text:style-name="T731">'</text:span><text:span text:style-name="T714"> - </text:span><text:span text:style-name="T767">ебанут</text:span><text:span text:style-name="T654">ый по меркам гештальта по крайней мере).</text:span></text:p>
      <text:p text:style-name="P190"><text:span text:style-name="T644">Херовая сделка - это "я им </text:span><text:span text:style-name="T664">з'ₙ</text:span><text:span text:style-name="T663"> - </text:span><text:span text:style-name="T644">они мне </text:span><text:span text:style-name="T720">зₙ</text:span><text:span text:style-name="T663"> + </text:span><text:span text:style-name="T712">|</text:span><text:span text:style-name="T763">я</text:span><text:span text:style-name="T712">|</text:span><text:span text:style-name="T644">"</text:span><text:span text:style-name="T643"> или </text:span><text:span text:style-name="T644"><text:s/>"я им </text:span><text:span text:style-name="T664">з'ₙ</text:span><text:span text:style-name="T663"> - </text:span><text:span text:style-name="T644">они мне </text:span><text:span text:style-name="T720">зₙ</text:span><text:span text:style-name="T663"> + </text:span><text:span text:style-name="T643">деньги + запрет решать свои </text:span><text:span text:style-name="T664">з'ₙ</text:span><text:span text:style-name="T665"> </text:span><text:span text:style-name="T643">и требование чтоб я тратил деньги только на </text:span><text:span text:style-name="T712">|</text:span><text:span text:style-name="T763">я</text:span><text:span text:style-name="T712">|</text:span><text:span text:style-name="T644">"</text:span><text:span text:style-name="T643"> или <text:s/></text:span><text:span text:style-name="T644">"я им </text:span><text:span text:style-name="T664">з'ₙ</text:span><text:span text:style-name="T663"> - </text:span><text:span text:style-name="T644">они мне </text:span><text:span text:style-name="T720">зₙ</text:span><text:span text:style-name="T663"> + </text:span><text:span text:style-name="T643">деньги которых хватит только на повышение </text:span><text:span text:style-name="T712">|</text:span><text:span text:style-name="T763">я</text:span><text:span text:style-name="T712">|</text:span><text:span text:style-name="T643"> + запрет повышать за эти деньги мой К к решению своего </text:span><text:span text:style-name="T664">з'ₙ</text:span><text:span text:style-name="T665"> </text:span><text:span text:style-name="T643">(мол работай над нашими задачами нас не волнует твоя личная жизнь)</text:span><text:span text:style-name="T644">"</text:span></text:p>
      <text:p text:style-name="P189"><text:span text:style-name="T644">К</text:span><text:span text:style-name="T763">оличество денег раст</text:span><text:span text:style-name="T644">ёт только если решается затрагивающий меня </text:span><text:span text:style-name="T664">з'ₙ</text:span><text:span text:style-name="T663">.</text:span><text:span text:style-name="T666"> </text:span></text:p>
      <text:p text:style-name="P190"><text:span text:style-name="T644">Переписав формулы под <text:s/></text:span><text:span text:style-name="T664">з'ₙ</text:span><text:span text:style-name="T663"> </text:span><text:span text:style-name="T644">ты увидишь что</text:span><text:span text:style-name="T643"> во время каждой сделки ты обязан решить своё</text:span><text:span text:style-name="T644"> </text:span><text:span text:style-name="T664">з'ₙ</text:span><text:span text:style-name="T665"> </text:span><text:span text:style-name="T643">и их </text:span><text:span text:style-name="T644"><text:s/></text:span><text:span text:style-name="T664">з'ₙ</text:span><text:span text:style-name="T665">.</text:span><text:span text:style-name="T643"> и это будет твоя полная картина.</text:span></text:p>
      <text:p text:style-name="P171"/>
      <text:p text:style-name="P192"><text:span text:style-name="T641">Просто помечу, что частью </text:span><text:span text:style-name="T661">жₙ</text:span><text:span text:style-name="T641"> может БЫТЬ непосредственный контакт между «</text:span><text:span text:style-name="T661">я₁</text:span><text:span text:style-name="T641">» и «</text:span><text:span text:style-name="T661">я₂</text:span><text:span text:style-name="T641">» (напр. секс), а может и НЕ БЫТЬ (напр. Кто-то потеряет перчатки, кошелёк, а я найду, или я создам проект А нужный кому-то, а кто-то создаст проект Б нужный мне). Наличие контакта полностью зависит от типа </text:span><text:span text:style-name="T661">жₙ</text:span><text:span text:style-name="T641"> (и потребности которую </text:span><text:span text:style-name="T661">жₙ</text:span><text:span text:style-name="T641"> удовлетворяет).</text:span></text:p>
      <text:p text:style-name="P171"/>
      <text:p text:style-name="P193"><text:span text:style-name="T707">Р</text:span><text:span text:style-name="T708">ечь о том, чтоб увидеть в </text:span><text:span text:style-name="T761">G</text:span><text:span text:style-name="T787"> </text:span><text:span text:style-name="T708">чьи-то </text:span><text:span text:style-name="T787">намеренья решать какие-то проблем</text:span><text:span text:style-name="T708">ы (чьи-то </text:span><text:span text:style-name="T710">з</text:span><text:span text:style-name="T708">). решаешь их самостоятельно как </text:span><text:span text:style-name="T788">з</text:span><text:span text:style-name="T761">'</text:span><text:span text:style-name="T787"> (без контакта</text:span><text:span text:style-name="T708"> с теми чьи это намеренья</text:span><text:span text:style-name="T787">)</text:span><text:span text:style-name="T708">, </text:span><text:span text:style-name="T787">и взамен </text:span><text:span text:style-name="T708">мне </text:span><text:span text:style-name="T787">приходят потребности.</text:span><text:span text:style-name="T709"> (можешь это удалить в принципе, я оставляю просто на память).</text:span></text:p>
      <text:p text:style-name="P174"/>
      <text:p text:style-name="P207"><text:span text:style-name="T647">"</text:span><text:span text:style-name="T648">Колдовать"</text:span><text:span text:style-name="T647"> значит </text:span><text:span text:style-name="T648">"решать </text:span><text:span text:style-name="T670">з</text:span><text:span text:style-name="T723">`</text:span><text:span text:style-name="T648"> за себя и за партнёра, и подтягивать коеффициенты обоих". и приходить в качестве колдовства вначале будет </text:span><text:span text:style-name="T647">"</text:span><text:span text:style-name="T648">то что надо для решения </text:span><text:span text:style-name="T670">з</text:span><text:span text:style-name="T723">'</text:span><text:span text:style-name="T647">"</text:span><text:span text:style-name="T649">, потом </text:span><text:span text:style-name="T647">"</text:span><text:span text:style-name="T649">толчки решать </text:span><text:span text:style-name="T671">з</text:span><text:span text:style-name="T724">'</text:span><text:span text:style-name="T647">"</text:span><text:span text:style-name="T649">,</text:span><text:span text:style-name="T648"> а потом - </text:span><text:span text:style-name="T647">"</text:span><text:span text:style-name="T648">удовлетворение потребностей".</text:span></text:p>
      <text:p text:style-name="P176"/>
      <text:p text:style-name="P195"><text:span text:style-name="T719">Q</text:span><text:span text:style-name="T789"> </text:span><text:span text:style-name="T703">это "решать </text:span><text:span text:style-name="T658">р</text:span><text:span text:style-name="T703"> с низким </text:span><text:span text:style-name="T719">K</text:span><text:span text:style-name="T758"> </text:span><text:span text:style-name="T789">но </text:span><text:span text:style-name="T703">перекидывать </text:span><text:span text:style-name="T658">J</text:span><text:span text:style-name="T703"> на кого-то (крайних, козлов отпущения, как в бюрократии делают когда херовое системное решение, а </text:span><text:span text:style-name="T704">расстреливают за него </text:span><text:span text:style-name="T703">исполнител</text:span><text:span text:style-name="T704">ей</text:span><text:span text:style-name="T703"> а не автор</text:span><text:span text:style-name="T704">а</text:span><text:span text:style-name="T703">).</text:span></text:p>
      <text:p text:style-name="P175"/>
      <text:p text:style-name="P214"><text:span text:style-name="T653">Бабло это ресурс. Для пополнения</text:span><text:span text:style-name="T675"> </text:span><text:span text:style-name="T730">|</text:span><text:span text:style-name="T772">я</text:span><text:span text:style-name="T730">| </text:span><text:span text:style-name="T766">там где решишь </text:span><text:span text:style-name="T653">нужным</text:span><text:span text:style-name="T766">.</text:span></text:p>
      <text:p text:style-name="P175"/>
      <text:p text:style-name="P194"><text:span text:style-name="T705">Откусывать значит брать </text:span><text:span text:style-name="T672">L3</text:span><text:span text:style-name="T705">? Или </text:span><text:span text:style-name="T725">|</text:span><text:span text:style-name="T793">я</text:span><text:span text:style-name="T725">|</text:span><text:span text:style-name="T790">?</text:span><text:span text:style-name="T759"> </text:span><text:span text:style-name="T790">или </text:span><text:span text:style-name="T791">заставлять потратить </text:span><text:span text:style-name="T672">L3</text:span><text:span text:style-name="T705"> </text:span><text:span text:style-name="T791">но не тратить своих </text:span><text:span text:style-name="T672">L</text:span><text:span text:style-name="T794">1</text:span><text:span text:style-name="T672"> L</text:span><text:span text:style-name="T794">2</text:span><text:span text:style-name="T791">? или </text:span><text:span text:style-name="T790">что?</text:span><text:span text:style-name="T792"> каая-то тут <text:s/>тенденция наклюнулась (когда я рассмотрел в качестве "решателя моих проблем" корову которую я сьем потому что </text:span><text:span text:style-name="T706">это от неё единственная польза, и что может быть для неё это как раз таки </text:span><text:span text:style-name="T726">J</text:span><text:span text:style-name="T760"> - </text:span><text:span text:style-name="T792">ущерб от того что она решить обратное </text:span><text:span text:style-name="T795">К</text:span><text:span text:style-name="T792"> не может, но... я ещ</text:span><text:span text:style-name="T706">ё думаю.</text:span></text:p>
      <text:p text:style-name="P177"/>
      <text:p text:style-name="P178">То<text:span text:style-name="T146">, какие </text:span><text:span text:style-name="T175">К</text:span><text:span text:style-name="T146"> у меня хорошие (под что у меня хорошо заточен</text:span>ы <text:span text:style-name="T1">К</text:span>) определяет, какие <text:span text:style-name="T1">з</text:span><text:span text:style-name="T11">`</text:span><text:span text:style-name="T175"> </text:span><text:span text:style-name="T146">будут проситься, чтоб я под них доучился и их решил.</text:span></text:p>
      <text:p text:style-name="P179"/>
      <text:p text:style-name="P210"><text:span text:style-name="T487">П</text:span><text:span text:style-name="T542">онимание, какие </text:span><text:span text:style-name="T487">знания</text:span><text:span text:style-name="T542"> в </text:span><text:span text:style-name="T530">И</text:span><text:span text:style-name="T542"> и </text:span><text:span text:style-name="T530">К</text:span><text:span text:style-name="T542"> оппонента настолько развиты, что </text:span><text:span text:style-name="T563">G</text:span><text:span text:style-name="T487"> ему да</text:span><text:span text:style-name="T542">ёт </text:span><text:span text:style-name="T530">з</text:span><text:span text:style-name="T490"> </text:span><text:span text:style-name="T487">для того чтоб он решил какое-то </text:span><text:span text:style-name="T530">з</text:span><text:span text:style-name="T563">'</text:span><text:span text:style-name="T487">.</text:span></text:p>
      <text:p text:style-name="P183">У<text:span text:style-name="T53"> оппонента развит </text:span><text:span text:style-name="T54">И</text:span><text:span text:style-name="T53"> и </text:span><text:span text:style-name="T54">К</text:span><text:span text:style-name="T53">, </text:span><text:span text:style-name="T11">G</text:span> ему да<text:span text:style-name="T53">ёт какое-то <text:s/></text:span><text:span text:style-name="T58">з</text:span><text:span text:style-name="T53">, а он даёт мне решать это </text:span><text:span text:style-name="T58">з</text:span><text:span text:style-name="T54"> </text:span><text:span text:style-name="T53">и взамен решает мне какое-то </text:span><text:span text:style-name="T54">обратное </text:span><text:span text:style-name="T58">з</text:span><text:span text:style-name="T54">. </text:span><text:span text:style-name="T53">вместо того чтоб решать </text:span>свой <text:span text:style-name="T54">з</text:span><text:span text:style-name="T11">'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5T23:19:23.478000000</meta:creation-date>
    <dc:date>2020-04-04T20:13:10.471000000</dc:date>
    <meta:editing-duration>P3DT22H27M25S</meta:editing-duration>
    <meta:editing-cycles>1159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389" meta:word-count="6707" meta:character-count="35459" meta:non-whitespace-character-count="28944"/>
  </office:meta>
</office:document-meta>
</file>